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5647a387a010" style:family="table" style:master-page-name="ta-mp-0x5647a387a010">
      <style:table-properties table:display="true" style:writing-mode="lr-tb"/>
    </style:style>
    <style:style style:name="ta-0x5647a387a200" style:family="table" style:master-page-name="ta-mp-0x5647a387a200">
      <style:table-properties table:display="true" style:writing-mode="lr-tb"/>
    </style:style>
    <style:style style:name="ta-0x5647a387a3f0" style:family="table" style:master-page-name="ta-mp-0x5647a387a3f0">
      <style:table-properties table:display="true" style:writing-mode="lr-tb"/>
    </style:style>
    <style:style style:name="ta-0x5647a387a5e0" style:family="table" style:master-page-name="ta-mp-0x5647a387a5e0">
      <style:table-properties table:display="true" style:writing-mode="lr-tb"/>
    </style:style>
    <style:style style:name="ta-0x5647a387a7d0" style:family="table" style:master-page-name="ta-mp-0x5647a387a7d0">
      <style:table-properties table:display="true" style:writing-mode="lr-tb"/>
    </style:style>
    <style:style style:name="ta-0x5647a387a9c0" style:family="table" style:master-page-name="ta-mp-0x5647a387a9c0">
      <style:table-properties table:display="true" style:writing-mode="lr-tb"/>
    </style:style>
    <style:style style:name="ta-0x5647a387abb0" style:family="table" style:master-page-name="ta-mp-0x5647a387abb0">
      <style:table-properties table:display="true" style:writing-mode="lr-tb"/>
    </style:style>
    <style:style style:name="ta-0x5647a387ada0" style:family="table" style:master-page-name="ta-mp-0x5647a387ada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5647a38297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c7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98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a4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a7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d4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99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9a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9f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9b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a6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cf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9d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b1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b680" style:family="table-cell" style:data-style-name="General">
      <style:table-cell-properties fo:background-color="#ff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a8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b3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be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d240" style:family="table-cell" style:data-style-name="General">
      <style:table-cell-properties fo:background-color="#ff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a9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cc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c2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af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bf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9e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ce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bb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c0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c3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b0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a088" style:family="table-cell" style:data-style-name="General">
      <style:table-cell-properties fo:background-color="#ff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ac18" style:family="table-cell" style:data-style-name="General">
      <style:table-cell-properties fo:background-color="#ff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47a382d3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COL-3" style:family="table-column">
      <style:table-column-properties style:column-width="105.00pt" style:use-optimal-column-width="true"/>
    </style:style>
    <style:style style:name="ACOL-4" style:family="table-column">
      <style:table-column-properties style:column-width="131.25pt" style:use-optimal-column-width="true"/>
    </style:style>
    <style:style style:name="ACOL-5" style:family="table-column">
      <style:table-column-properties style:column-width="123.00pt" style:use-optimal-column-width="true"/>
    </style:style>
    <style:style style:name="ACOL-6" style:family="table-column">
      <style:table-column-properties style:column-width="96.75pt" style:use-optimal-column-width="true"/>
    </style:style>
    <style:style style:name="ACOL-7" style:family="table-column">
      <style:table-column-properties style:column-width="77.25pt" style:use-optimal-column-width="true"/>
    </style:style>
    <style:style style:name="ACOL-8" style:family="table-column">
      <style:table-column-properties style:column-width="75.00pt" style:use-optimal-column-width="true"/>
    </style:style>
    <style:style style:name="ACOL-9" style:family="table-column">
      <style:table-column-properties style:column-width="69.00pt" style:use-optimal-column-width="true"/>
    </style:style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Global" table:style-name="ta-0x5647a387a010" table:print="true">
        <office:forms form:automatic-focus="false" form:apply-design-mode="false">
          <form:form/>
        </office:forms>
        <table:table-column table:style-name="ACOL-1" table:number-columns-repeated="3"/>
        <table:table-column table:style-name="ACOL-0" table:number-columns-repeated="125"/>
        <table:table-row table:style-name="AROW-1">
          <table:table-cell table:style-name="Gnumeric-default"/>
          <table:table-cell table:style-name="Gnumeric-default" office:value-type="string">
            <text:p>a</text:p>
          </table:table-cell>
          <table:table-cell table:style-name="Gnumeric-default" office:value-type="string">
            <text:p>d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-0.01" office:value-type="float" office:value="-0.01">
            <text:p>−0.01</text:p>
          </table:table-cell>
          <table:table-cell table:style-name="Gnumeric-default" table:formula="of:=[.B2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2]" office:value-type="float" office:value="-0.01">
            <text:p>−0.01</text:p>
          </table:table-cell>
          <table:table-cell table:style-name="Gnumeric-default" table:formula="of:=[.B3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3]" office:value-type="float" office:value="-0.01">
            <text:p>−0.01</text:p>
          </table:table-cell>
          <table:table-cell table:style-name="Gnumeric-default" table:formula="of:=[.B4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4]" office:value-type="float" office:value="-0.01">
            <text:p>−0.01</text:p>
          </table:table-cell>
          <table:table-cell table:style-name="Gnumeric-default" table:formula="of:=[.B5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5]" office:value-type="float" office:value="-0.01">
            <text:p>−0.01</text:p>
          </table:table-cell>
          <table:table-cell table:style-name="Gnumeric-default" table:formula="of:=[.B6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6]" office:value-type="float" office:value="-0.01">
            <text:p>−0.01</text:p>
          </table:table-cell>
          <table:table-cell table:style-name="Gnumeric-default" table:formula="of:=[.B7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7]" office:value-type="float" office:value="-0.01">
            <text:p>−0.01</text:p>
          </table:table-cell>
          <table:table-cell table:style-name="Gnumeric-default" table:formula="of:=[.B8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8]" office:value-type="float" office:value="-0.01">
            <text:p>−0.01</text:p>
          </table:table-cell>
          <table:table-cell table:style-name="Gnumeric-default" table:formula="of:=[.B9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9]" office:value-type="float" office:value="-0.01">
            <text:p>−0.01</text:p>
          </table:table-cell>
          <table:table-cell table:style-name="Gnumeric-default" table:formula="of:=[.B10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10]" office:value-type="float" office:value="-0.01">
            <text:p>−0.01</text:p>
          </table:table-cell>
          <table:table-cell table:style-name="Gnumeric-default" table:formula="of:=[.B11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11]" office:value-type="float" office:value="-0.01">
            <text:p>−0.01</text:p>
          </table:table-cell>
          <table:table-cell table:style-name="Gnumeric-default" table:formula="of:=[.B12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12]" office:value-type="float" office:value="-0.01">
            <text:p>−0.01</text:p>
          </table:table-cell>
          <table:table-cell table:style-name="Gnumeric-default" table:formula="of:=[.B13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13]" office:value-type="float" office:value="-0.01">
            <text:p>−0.01</text:p>
          </table:table-cell>
          <table:table-cell table:style-name="Gnumeric-default" table:formula="of:=[.B14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14]" office:value-type="float" office:value="-0.01">
            <text:p>−0.01</text:p>
          </table:table-cell>
          <table:table-cell table:style-name="Gnumeric-default" table:formula="of:=[.B15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15]" office:value-type="float" office:value="-0.01">
            <text:p>−0.01</text:p>
          </table:table-cell>
          <table:table-cell table:style-name="Gnumeric-default" table:formula="of:=[.B16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16]" office:value-type="float" office:value="-0.01">
            <text:p>−0.01</text:p>
          </table:table-cell>
          <table:table-cell table:style-name="Gnumeric-default" table:formula="of:=[.B17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17]" office:value-type="float" office:value="-0.01">
            <text:p>−0.01</text:p>
          </table:table-cell>
          <table:table-cell table:style-name="Gnumeric-default" table:formula="of:=[.B18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18]" office:value-type="float" office:value="-0.01">
            <text:p>−0.01</text:p>
          </table:table-cell>
          <table:table-cell table:style-name="Gnumeric-default" table:formula="of:=[.B19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19]" office:value-type="float" office:value="-0.01">
            <text:p>−0.01</text:p>
          </table:table-cell>
          <table:table-cell table:style-name="Gnumeric-default" table:formula="of:=[.B20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20]" office:value-type="float" office:value="-0.01">
            <text:p>−0.01</text:p>
          </table:table-cell>
          <table:table-cell table:style-name="Gnumeric-default" table:formula="of:=[.B21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21]" office:value-type="float" office:value="-0.01">
            <text:p>−0.01</text:p>
          </table:table-cell>
          <table:table-cell table:style-name="Gnumeric-default" table:formula="of:=[.B22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22]" office:value-type="float" office:value="-0.01">
            <text:p>−0.01</text:p>
          </table:table-cell>
          <table:table-cell table:style-name="Gnumeric-default" table:formula="of:=[.B23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23]" office:value-type="float" office:value="-0.01">
            <text:p>−0.01</text:p>
          </table:table-cell>
          <table:table-cell table:style-name="Gnumeric-default" table:formula="of:=[.B24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24]" office:value-type="float" office:value="-0.01">
            <text:p>−0.01</text:p>
          </table:table-cell>
          <table:table-cell table:style-name="Gnumeric-default" table:formula="of:=[.B25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25]" office:value-type="float" office:value="-0.01">
            <text:p>−0.01</text:p>
          </table:table-cell>
          <table:table-cell table:style-name="Gnumeric-default" table:formula="of:=[.B26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26]" office:value-type="float" office:value="-0.01">
            <text:p>−0.01</text:p>
          </table:table-cell>
          <table:table-cell table:style-name="Gnumeric-default" table:formula="of:=[.B27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27]" office:value-type="float" office:value="-0.01">
            <text:p>−0.01</text:p>
          </table:table-cell>
          <table:table-cell table:style-name="Gnumeric-default" table:formula="of:=[.B28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28]" office:value-type="float" office:value="-0.01">
            <text:p>−0.01</text:p>
          </table:table-cell>
          <table:table-cell table:style-name="Gnumeric-default" table:formula="of:=[.B29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29]" office:value-type="float" office:value="-0.01">
            <text:p>−0.01</text:p>
          </table:table-cell>
          <table:table-cell table:style-name="Gnumeric-default" table:formula="of:=[.B30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30]" office:value-type="float" office:value="-0.01">
            <text:p>−0.01</text:p>
          </table:table-cell>
          <table:table-cell table:style-name="Gnumeric-default" table:formula="of:=[.B31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/>
          <table:table-cell table:style-name="Gnumeric-default" table:formula="of:=[.B31]" office:value-type="float" office:value="-0.01">
            <text:p>−0.01</text:p>
          </table:table-cell>
          <table:table-cell table:style-name="Gnumeric-default" table:formula="of:=[.B32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table:formula="of:=[.B32]" office:value-type="float" office:value="-0.01">
            <text:p>−0.01</text:p>
          </table:table-cell>
          <table:table-cell table:style-name="Gnumeric-default" table:formula="of:=[.B33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table:formula="of:=[.B33]" office:value-type="float" office:value="-0.01">
            <text:p>−0.01</text:p>
          </table:table-cell>
          <table:table-cell table:style-name="Gnumeric-default" table:formula="of:=[.B34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table:formula="of:=[.B34]" office:value-type="float" office:value="-0.01">
            <text:p>−0.01</text:p>
          </table:table-cell>
          <table:table-cell table:style-name="Gnumeric-default" table:formula="of:=[.B35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table:formula="of:=[.B35]" office:value-type="float" office:value="-0.01">
            <text:p>−0.01</text:p>
          </table:table-cell>
          <table:table-cell table:style-name="Gnumeric-default" table:formula="of:=[.B36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table:formula="of:=[.B36]" office:value-type="float" office:value="-0.01">
            <text:p>−0.01</text:p>
          </table:table-cell>
          <table:table-cell table:style-name="Gnumeric-default" table:formula="of:=[.B37]" office:value-type="float" office:value="-0.01">
            <text:p>−0.01</text:p>
          </table:table-cell>
          <table:table-cell table:number-columns-repeated="125" table:style-name="Gnumeric-default"/>
        </table:table-row>
        <table:table-row table:style-name="AROW-0" table:number-rows-repeated="91">
          <table:table-cell table:number-columns-repeated="128"/>
        </table:table-row>
        <table:named-expressions>
          <table:named-expression table:name="Print_Area" table:expression="of:=#REF!" table:base-cell-address="$'Global'.$A$1"/>
          <table:named-expression table:name="Sheet_Title" table:expression="of:=&quot;Global&quot;" table:base-cell-address="$'Global'.$A$1"/>
        </table:named-expressions>
        <gnm:selections gnm:cursor-col="1" gnm:cursor-row="34">
          <gnm:selection gnm:start-col="1" gnm:start-row="34" gnm:end-col="1" gnm:end-row="34"/>
        </gnm:selections>
      </table:table>
      <table:table table:name="Beta" table:style-name="ta-0x5647a387a200" table:print="true">
        <office:forms form:automatic-focus="false" form:apply-design-mode="false">
          <form:form/>
        </office:forms>
        <table:table-column table:default-cell-style-name="ACE-0x5647a3829870" table:style-name="ACOL-0"/>
        <table:table-column table:default-cell-style-name="ACE-0x5647a3829870" table:style-name="ACOL-3"/>
        <table:table-column table:default-cell-style-name="ACE-0x5647a3829870" table:style-name="ACOL-4" table:number-columns-repeated="2"/>
        <table:table-column table:default-cell-style-name="ACE-0x5647a3829870" table:style-name="ACOL-3"/>
        <table:table-column table:default-cell-style-name="ACE-0x5647a3829870" table:style-name="ACOL-4" table:number-columns-repeated="9"/>
        <table:table-column table:default-cell-style-name="ACE-0x5647a382a778" table:style-name="ACOL-4"/>
        <table:table-column table:default-cell-style-name="ACE-0x5647a3829870" table:style-name="ACOL-5"/>
        <table:table-column table:default-cell-style-name="ACE-0x5647a3829870" table:style-name="ACOL-0" table:number-columns-repeated="112"/>
        <table:table-row table:style-name="AROW-1">
          <table:table-cell table:style-name="ACE-0x5647a3829870"/>
          <table:table-cell table:style-name="ACE-0x5647a3829870" office:value-type="string">
            <text:p>alpha</text:p>
          </table:table-cell>
          <table:table-cell table:style-name="ACE-0x5647a3829870" office:value-type="float" office:value="1">
            <text:p>1</text:p>
          </table:table-cell>
          <table:table-cell table:style-name="ACE-0x5647a3829870" table:formula="of:=[.C1]+1" office:value-type="float" office:value="2">
            <text:p>2</text:p>
          </table:table-cell>
          <table:table-cell table:style-name="ACE-0x5647a3829870" table:formula="of:=[.D1]+1" office:value-type="float" office:value="3">
            <text:p>3</text:p>
          </table:table-cell>
          <table:table-cell table:style-name="ACE-0x5647a3829870" table:formula="of:=[.E1]+1" office:value-type="float" office:value="4">
            <text:p>4</text:p>
          </table:table-cell>
          <table:table-cell table:style-name="ACE-0x5647a3829870" table:formula="of:=[.F1]+1" office:value-type="float" office:value="5">
            <text:p>5</text:p>
          </table:table-cell>
          <table:table-cell table:style-name="ACE-0x5647a3829870" table:formula="of:=[.G1]+1" office:value-type="float" office:value="6">
            <text:p>6</text:p>
          </table:table-cell>
          <table:table-cell table:style-name="ACE-0x5647a3829870" table:formula="of:=[.H1]+1" office:value-type="float" office:value="7">
            <text:p>7</text:p>
          </table:table-cell>
          <table:table-cell table:style-name="ACE-0x5647a3829870" table:formula="of:=[.I1]+1" office:value-type="float" office:value="8">
            <text:p>8</text:p>
          </table:table-cell>
          <table:table-cell table:style-name="ACE-0x5647a3829870" table:formula="of:=[.J1]+1" office:value-type="float" office:value="9">
            <text:p>9</text:p>
          </table:table-cell>
          <table:table-cell table:style-name="ACE-0x5647a3829870" table:formula="of:=[.K1]+1" office:value-type="float" office:value="10">
            <text:p>10</text:p>
          </table:table-cell>
          <table:table-cell table:style-name="ACE-0x5647a3829870" table:formula="of:=[.L1]+1" office:value-type="float" office:value="11">
            <text:p>11</text:p>
          </table:table-cell>
          <table:table-cell table:style-name="ACE-0x5647a3829870" table:formula="of:=[.M1]+1" office:value-type="float" office:value="12">
            <text:p>12</text:p>
          </table:table-cell>
          <table:table-cell table:style-name="ACE-0x5647a382a778" office:value-type="string">
            <text:p>Sum</text:p>
          </table:table-cell>
          <table:table-cell table:style-name="ACE-0x5647a3829870" office:value-type="string">
            <text:p>Sum^2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office:value-type="float" office:value="0">
            <text:p>0</text:p>
          </table:table-cell>
          <table:table-cell table:style-name="ACE-0x5647a382c7d8" table:formula="of:=-[$'Global'.B2]+(1-2*[$'M'.N2])*[$'Global'.C2]" office:value-type="float" office:value="0.00166666666666667">
            <text:p>0.00166666666667</text:p>
          </table:table-cell>
          <table:table-cell table:style-name="ACE-0x5647a382c7d8" table:formula="of:=[.$B2]*([$'M'.B2]-2*[$'M'.$N2])" office:value-type="float" office:value="-0.000277777777777778">
            <text:p>−0.00027777777778</text:p>
          </table:table-cell>
          <table:table-cell table:style-name="ACE-0x5647a382c7d8" table:formula="of:=[.$B2]*([$'M'.C2]-2*[$'M'.$N2])" office:value-type="float" office:value="0.00138888888888889">
            <text:p>0.00138888888889</text:p>
          </table:table-cell>
          <table:table-cell table:style-name="ACE-0x5647a382c7d8" table:formula="of:=[.$B2]*([$'M'.D2]-2*[$'M'.$N2])" office:value-type="float" office:value="-0.000277777777777778">
            <text:p>−0.00027777777778</text:p>
          </table:table-cell>
          <table:table-cell table:style-name="ACE-0x5647a382c7d8" table:formula="of:=[.$B2]*([$'M'.E2]-2*[$'M'.$N2])" office:value-type="float" office:value="-0.000277777777777778">
            <text:p>−0.00027777777778</text:p>
          </table:table-cell>
          <table:table-cell table:style-name="ACE-0x5647a382c7d8" table:formula="of:=[.$B2]*([$'M'.F2]-2*[$'M'.$N2])" office:value-type="float" office:value="-0.000277777777777778">
            <text:p>−0.00027777777778</text:p>
          </table:table-cell>
          <table:table-cell table:style-name="ACE-0x5647a382c7d8" table:formula="of:=[.$B2]*([$'M'.G2]-2*[$'M'.$N2])" office:value-type="float" office:value="-0.000277777777777778">
            <text:p>−0.00027777777778</text:p>
          </table:table-cell>
          <table:table-cell table:style-name="ACE-0x5647a382c7d8" table:formula="of:=[.$B2]*([$'M'.H2]-2*[$'M'.$N2])" office:value-type="float" office:value="-0.000277777777777778">
            <text:p>−0.00027777777778</text:p>
          </table:table-cell>
          <table:table-cell table:style-name="ACE-0x5647a382c7d8" table:formula="of:=[.$B2]*([$'M'.I2]-2*[$'M'.$N2])" office:value-type="float" office:value="0.00138888888888889">
            <text:p>0.00138888888889</text:p>
          </table:table-cell>
          <table:table-cell table:style-name="ACE-0x5647a382c7d8" table:formula="of:=[.$B2]*([$'M'.J2]-2*[$'M'.$N2])" office:value-type="float" office:value="-0.000277777777777778">
            <text:p>−0.00027777777778</text:p>
          </table:table-cell>
          <table:table-cell table:style-name="ACE-0x5647a382c7d8" table:formula="of:=[.$B2]*([$'M'.K2]-2*[$'M'.$N2])" office:value-type="float" office:value="-0.000277777777777778">
            <text:p>−0.00027777777778</text:p>
          </table:table-cell>
          <table:table-cell table:style-name="ACE-0x5647a382c7d8" table:formula="of:=[.$B2]*([$'M'.L2]-2*[$'M'.$N2])" office:value-type="float" office:value="-0.000277777777777778">
            <text:p>−0.00027777777778</text:p>
          </table:table-cell>
          <table:table-cell table:style-name="ACE-0x5647a382c7d8" table:formula="of:=[.$B2]*([$'M'.M2]-2*[$'M'.$N2])" office:value-type="float" office:value="-0.000277777777777778">
            <text:p>−0.00027777777778</text:p>
          </table:table-cell>
          <table:table-cell table:style-name="ACE-0x5647a382d490" table:formula="of:=SUM([.C2:.N2])" office:value-type="float" office:value="0">
            <text:p>0</text:p>
          </table:table-cell>
          <table:table-cell table:style-name="ACE-0x5647a382c7d8" table:formula="of:=SUMSQ([.C2:.N2])/12" office:value-type="float" office:value="3.85802469135803e-07">
            <text:p>3.85802469135803E−07</text:p>
          </table:table-cell>
          <table:table-cell table:number-columns-repeated="112" table:style-name="ACE-0x5647a382c7d8"/>
        </table:table-row>
        <table:table-row table:style-name="AROW-2">
          <table:table-cell table:style-name="ACE-0x5647a382c7d8" table:formula="of:=[.A2]+1" office:value-type="float" office:value="1">
            <text:p>1</text:p>
          </table:table-cell>
          <table:table-cell table:style-name="ACE-0x5647a382c7d8" table:formula="of:=-[$'Global'.B3]+(1-2*[$'M'.N3])*[$'Global'.C3]" office:value-type="float" office:value="0.015">
            <text:p>0.015</text:p>
          </table:table-cell>
          <table:table-cell table:style-name="ACE-0x5647a382c7d8" table:formula="of:=[.$B3]*([$'M'.B3]-2*[$'M'.$N3])" office:value-type="float" office:value="-0.0075">
            <text:p>−0.0075</text:p>
          </table:table-cell>
          <table:table-cell table:style-name="ACE-0x5647a382c7d8" table:formula="of:=[.$B3]*([$'M'.C3]-2*[$'M'.$N3])" office:value-type="float" office:value="0.0075">
            <text:p>0.0075</text:p>
          </table:table-cell>
          <table:table-cell table:style-name="ACE-0x5647a382c7d8" table:formula="of:=[.$B3]*([$'M'.D3]-2*[$'M'.$N3])" office:value-type="float" office:value="0.0075">
            <text:p>0.0075</text:p>
          </table:table-cell>
          <table:table-cell table:style-name="ACE-0x5647a382c7d8" table:formula="of:=[.$B3]*([$'M'.E3]-2*[$'M'.$N3])" office:value-type="float" office:value="0.0075">
            <text:p>0.0075</text:p>
          </table:table-cell>
          <table:table-cell table:style-name="ACE-0x5647a382c7d8" table:formula="of:=[.$B3]*([$'M'.F3]-2*[$'M'.$N3])" office:value-type="float" office:value="-0.0225">
            <text:p>−0.0225</text:p>
          </table:table-cell>
          <table:table-cell table:style-name="ACE-0x5647a382c7d8" table:formula="of:=[.$B3]*([$'M'.G3]-2*[$'M'.$N3])" office:value-type="float" office:value="-0.0075">
            <text:p>−0.0075</text:p>
          </table:table-cell>
          <table:table-cell table:style-name="ACE-0x5647a382c7d8" table:formula="of:=[.$B3]*([$'M'.H3]-2*[$'M'.$N3])" office:value-type="float" office:value="-0.0075">
            <text:p>−0.0075</text:p>
          </table:table-cell>
          <table:table-cell table:style-name="ACE-0x5647a382c7d8" table:formula="of:=[.$B3]*([$'M'.I3]-2*[$'M'.$N3])" office:value-type="float" office:value="0.0075">
            <text:p>0.0075</text:p>
          </table:table-cell>
          <table:table-cell table:style-name="ACE-0x5647a382c7d8" table:formula="of:=[.$B3]*([$'M'.J3]-2*[$'M'.$N3])" office:value-type="float" office:value="0.0075">
            <text:p>0.0075</text:p>
          </table:table-cell>
          <table:table-cell table:style-name="ACE-0x5647a382c7d8" table:formula="of:=[.$B3]*([$'M'.K3]-2*[$'M'.$N3])" office:value-type="float" office:value="0.0075">
            <text:p>0.0075</text:p>
          </table:table-cell>
          <table:table-cell table:style-name="ACE-0x5647a382c7d8" table:formula="of:=[.$B3]*([$'M'.L3]-2*[$'M'.$N3])" office:value-type="float" office:value="-0.0075">
            <text:p>−0.0075</text:p>
          </table:table-cell>
          <table:table-cell table:style-name="ACE-0x5647a382c7d8" table:formula="of:=[.$B3]*([$'M'.M3]-2*[$'M'.$N3])" office:value-type="float" office:value="0.0075">
            <text:p>0.0075</text:p>
          </table:table-cell>
          <table:table-cell table:style-name="ACE-0x5647a382d490" table:formula="of:=SUM([.C3:.N3])" office:value-type="float" office:value="0">
            <text:p>0</text:p>
          </table:table-cell>
          <table:table-cell table:style-name="ACE-0x5647a382c7d8" table:formula="of:=SUMSQ([.C3:.N3])/12" office:value-type="float" office:value="9.375e-05">
            <text:p>9.375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3]+1" office:value-type="float" office:value="2">
            <text:p>2</text:p>
          </table:table-cell>
          <table:table-cell table:style-name="ACE-0x5647a382c7d8" table:formula="of:=-[$'Global'.B4]+(1-2*[$'M'.N4])*[$'Global'.C4]" office:value-type="float" office:value="0.01">
            <text:p>0.01</text:p>
          </table:table-cell>
          <table:table-cell table:style-name="ACE-0x5647a382c7d8" table:formula="of:=[.$B4]*([$'M'.B4]-2*[$'M'.$N4])" office:value-type="float" office:value="0">
            <text:p>0</text:p>
          </table:table-cell>
          <table:table-cell table:style-name="ACE-0x5647a382c7d8" table:formula="of:=[.$B4]*([$'M'.C4]-2*[$'M'.$N4])" office:value-type="float" office:value="0.01">
            <text:p>0.01</text:p>
          </table:table-cell>
          <table:table-cell table:style-name="ACE-0x5647a382c7d8" table:formula="of:=[.$B4]*([$'M'.D4]-2*[$'M'.$N4])" office:value-type="float" office:value="-0.01">
            <text:p>−0.01</text:p>
          </table:table-cell>
          <table:table-cell table:style-name="ACE-0x5647a382c7d8" table:formula="of:=[.$B4]*([$'M'.E4]-2*[$'M'.$N4])" office:value-type="float" office:value="0.01">
            <text:p>0.01</text:p>
          </table:table-cell>
          <table:table-cell table:style-name="ACE-0x5647a382c7d8" table:formula="of:=[.$B4]*([$'M'.F4]-2*[$'M'.$N4])" office:value-type="float" office:value="0">
            <text:p>0</text:p>
          </table:table-cell>
          <table:table-cell table:style-name="ACE-0x5647a382c7d8" table:formula="of:=[.$B4]*([$'M'.G4]-2*[$'M'.$N4])" office:value-type="float" office:value="-0.01">
            <text:p>−0.01</text:p>
          </table:table-cell>
          <table:table-cell table:style-name="ACE-0x5647a382c7d8" table:formula="of:=[.$B4]*([$'M'.H4]-2*[$'M'.$N4])" office:value-type="float" office:value="-0.01">
            <text:p>−0.01</text:p>
          </table:table-cell>
          <table:table-cell table:style-name="ACE-0x5647a382c7d8" table:formula="of:=[.$B4]*([$'M'.I4]-2*[$'M'.$N4])" office:value-type="float" office:value="0.01">
            <text:p>0.01</text:p>
          </table:table-cell>
          <table:table-cell table:style-name="ACE-0x5647a382c7d8" table:formula="of:=[.$B4]*([$'M'.J4]-2*[$'M'.$N4])" office:value-type="float" office:value="-0.01">
            <text:p>−0.01</text:p>
          </table:table-cell>
          <table:table-cell table:style-name="ACE-0x5647a382c7d8" table:formula="of:=[.$B4]*([$'M'.K4]-2*[$'M'.$N4])" office:value-type="float" office:value="0">
            <text:p>0</text:p>
          </table:table-cell>
          <table:table-cell table:style-name="ACE-0x5647a382c7d8" table:formula="of:=[.$B4]*([$'M'.L4]-2*[$'M'.$N4])" office:value-type="float" office:value="0.01">
            <text:p>0.01</text:p>
          </table:table-cell>
          <table:table-cell table:style-name="ACE-0x5647a382c7d8" table:formula="of:=[.$B4]*([$'M'.M4]-2*[$'M'.$N4])" office:value-type="float" office:value="0">
            <text:p>0</text:p>
          </table:table-cell>
          <table:table-cell table:style-name="ACE-0x5647a382d490" table:formula="of:=SUM([.C4:.N4])" office:value-type="float" office:value="0">
            <text:p>0</text:p>
          </table:table-cell>
          <table:table-cell table:style-name="ACE-0x5647a382c7d8" table:formula="of:=SUMSQ([.C4:.N4])/12" office:value-type="float" office:value="6.66666666666667e-05">
            <text:p>6.66666666666667E−05</text:p>
          </table:table-cell>
          <table:table-cell table:number-columns-repeated="112" table:style-name="ACE-0x5647a382c7d8"/>
        </table:table-row>
        <table:table-row table:style-name="AROW-2">
          <table:table-cell table:style-name="ACE-0x5647a382c7d8" table:formula="of:=[.A4]+1" office:value-type="float" office:value="3">
            <text:p>3</text:p>
          </table:table-cell>
          <table:table-cell table:style-name="ACE-0x5647a382c7d8" table:formula="of:=-[$'Global'.B5]+(1-2*[$'M'.N5])*[$'Global'.C5]" office:value-type="float" office:value="0.00333333333333333">
            <text:p>0.00333333333333</text:p>
          </table:table-cell>
          <table:table-cell table:style-name="ACE-0x5647a382c7d8" table:formula="of:=[.$B5]*([$'M'.B5]-2*[$'M'.$N5])" office:value-type="float" office:value="0.00222222222222222">
            <text:p>0.00222222222222</text:p>
          </table:table-cell>
          <table:table-cell table:style-name="ACE-0x5647a382c7d8" table:formula="of:=[.$B5]*([$'M'.C5]-2*[$'M'.$N5])" office:value-type="float" office:value="-0.00111111111111111">
            <text:p>−0.00111111111111</text:p>
          </table:table-cell>
          <table:table-cell table:style-name="ACE-0x5647a382c7d8" table:formula="of:=[.$B5]*([$'M'.D5]-2*[$'M'.$N5])" office:value-type="float" office:value="-0.00111111111111111">
            <text:p>−0.00111111111111</text:p>
          </table:table-cell>
          <table:table-cell table:style-name="ACE-0x5647a382c7d8" table:formula="of:=[.$B5]*([$'M'.E5]-2*[$'M'.$N5])" office:value-type="float" office:value="0.00222222222222222">
            <text:p>0.00222222222222</text:p>
          </table:table-cell>
          <table:table-cell table:style-name="ACE-0x5647a382c7d8" table:formula="of:=[.$B5]*([$'M'.F5]-2*[$'M'.$N5])" office:value-type="float" office:value="-0.00111111111111111">
            <text:p>−0.00111111111111</text:p>
          </table:table-cell>
          <table:table-cell table:style-name="ACE-0x5647a382c7d8" table:formula="of:=[.$B5]*([$'M'.G5]-2*[$'M'.$N5])" office:value-type="float" office:value="-0.00111111111111111">
            <text:p>−0.00111111111111</text:p>
          </table:table-cell>
          <table:table-cell table:style-name="ACE-0x5647a382c7d8" table:formula="of:=[.$B5]*([$'M'.H5]-2*[$'M'.$N5])" office:value-type="float" office:value="0.00222222222222222">
            <text:p>0.00222222222222</text:p>
          </table:table-cell>
          <table:table-cell table:style-name="ACE-0x5647a382c7d8" table:formula="of:=[.$B5]*([$'M'.I5]-2*[$'M'.$N5])" office:value-type="float" office:value="-0.00111111111111111">
            <text:p>−0.00111111111111</text:p>
          </table:table-cell>
          <table:table-cell table:style-name="ACE-0x5647a382c7d8" table:formula="of:=[.$B5]*([$'M'.J5]-2*[$'M'.$N5])" office:value-type="float" office:value="-0.00111111111111111">
            <text:p>−0.00111111111111</text:p>
          </table:table-cell>
          <table:table-cell table:style-name="ACE-0x5647a382c7d8" table:formula="of:=[.$B5]*([$'M'.K5]-2*[$'M'.$N5])" office:value-type="float" office:value="0.00222222222222222">
            <text:p>0.00222222222222</text:p>
          </table:table-cell>
          <table:table-cell table:style-name="ACE-0x5647a382c7d8" table:formula="of:=[.$B5]*([$'M'.L5]-2*[$'M'.$N5])" office:value-type="float" office:value="-0.00111111111111111">
            <text:p>−0.00111111111111</text:p>
          </table:table-cell>
          <table:table-cell table:style-name="ACE-0x5647a382c7d8" table:formula="of:=[.$B5]*([$'M'.M5]-2*[$'M'.$N5])" office:value-type="float" office:value="-0.00111111111111111">
            <text:p>−0.00111111111111</text:p>
          </table:table-cell>
          <table:table-cell table:style-name="ACE-0x5647a382d490" table:formula="of:=SUM([.C5:.N5])" office:value-type="float" office:value="1.73472347597681e-18">
            <text:p>1.73472347597681E−18</text:p>
          </table:table-cell>
          <table:table-cell table:style-name="ACE-0x5647a382c7d8" table:formula="of:=SUMSQ([.C5:.N5])/12" office:value-type="float" office:value="2.46913580246913e-06">
            <text:p>2.46913580246913E−06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5]+1" office:value-type="float" office:value="4">
            <text:p>4</text:p>
          </table:table-cell>
          <table:table-cell table:style-name="ACE-0x5647a382c7d8" table:formula="of:=-[$'Global'.B6]+(1-2*[$'M'.N6])*[$'Global'.C6]" office:value-type="float" office:value="0.02">
            <text:p>0.02</text:p>
          </table:table-cell>
          <table:table-cell table:style-name="ACE-0x5647a382c7d8" table:formula="of:=[.$B6]*([$'M'.B6]-2*[$'M'.$N6])" office:value-type="float" office:value="0">
            <text:p>0</text:p>
          </table:table-cell>
          <table:table-cell table:style-name="ACE-0x5647a382c7d8" table:formula="of:=[.$B6]*([$'M'.C6]-2*[$'M'.$N6])" office:value-type="float" office:value="0">
            <text:p>0</text:p>
          </table:table-cell>
          <table:table-cell table:style-name="ACE-0x5647a382c7d8" table:formula="of:=[.$B6]*([$'M'.D6]-2*[$'M'.$N6])" office:value-type="float" office:value="0">
            <text:p>0</text:p>
          </table:table-cell>
          <table:table-cell table:style-name="ACE-0x5647a382c7d8" table:formula="of:=[.$B6]*([$'M'.E6]-2*[$'M'.$N6])" office:value-type="float" office:value="0">
            <text:p>0</text:p>
          </table:table-cell>
          <table:table-cell table:style-name="ACE-0x5647a382c7d8" table:formula="of:=[.$B6]*([$'M'.F6]-2*[$'M'.$N6])" office:value-type="float" office:value="0">
            <text:p>0</text:p>
          </table:table-cell>
          <table:table-cell table:style-name="ACE-0x5647a382c7d8" table:formula="of:=[.$B6]*([$'M'.G6]-2*[$'M'.$N6])" office:value-type="float" office:value="0">
            <text:p>0</text:p>
          </table:table-cell>
          <table:table-cell table:style-name="ACE-0x5647a382c7d8" table:formula="of:=[.$B6]*([$'M'.H6]-2*[$'M'.$N6])" office:value-type="float" office:value="0">
            <text:p>0</text:p>
          </table:table-cell>
          <table:table-cell table:style-name="ACE-0x5647a382c7d8" table:formula="of:=[.$B6]*([$'M'.I6]-2*[$'M'.$N6])" office:value-type="float" office:value="0">
            <text:p>0</text:p>
          </table:table-cell>
          <table:table-cell table:style-name="ACE-0x5647a382c7d8" table:formula="of:=[.$B6]*([$'M'.J6]-2*[$'M'.$N6])" office:value-type="float" office:value="0">
            <text:p>0</text:p>
          </table:table-cell>
          <table:table-cell table:style-name="ACE-0x5647a382c7d8" table:formula="of:=[.$B6]*([$'M'.K6]-2*[$'M'.$N6])" office:value-type="float" office:value="0">
            <text:p>0</text:p>
          </table:table-cell>
          <table:table-cell table:style-name="ACE-0x5647a382c7d8" table:formula="of:=[.$B6]*([$'M'.L6]-2*[$'M'.$N6])" office:value-type="float" office:value="0">
            <text:p>0</text:p>
          </table:table-cell>
          <table:table-cell table:style-name="ACE-0x5647a382c7d8" table:formula="of:=[.$B6]*([$'M'.M6]-2*[$'M'.$N6])" office:value-type="float" office:value="0">
            <text:p>0</text:p>
          </table:table-cell>
          <table:table-cell table:style-name="ACE-0x5647a382d490" table:formula="of:=SUM([.C6:.N6])" office:value-type="float" office:value="0">
            <text:p>0</text:p>
          </table:table-cell>
          <table:table-cell table:style-name="ACE-0x5647a382c7d8" table:formula="of:=SUMSQ([.C6:.N6])/12" office:value-type="float" office:value="0">
            <text:p>0</text:p>
          </table:table-cell>
          <table:table-cell table:number-columns-repeated="112" table:style-name="ACE-0x5647a382c7d8"/>
        </table:table-row>
        <table:table-row table:style-name="AROW-2">
          <table:table-cell table:style-name="ACE-0x5647a382c7d8" table:formula="of:=[.A6]+1" office:value-type="float" office:value="5">
            <text:p>5</text:p>
          </table:table-cell>
          <table:table-cell table:style-name="ACE-0x5647a382c7d8" table:formula="of:=-[$'Global'.B7]+(1-2*[$'M'.N7])*[$'Global'.C7]" office:value-type="float" office:value="0.0175">
            <text:p>0.0175</text:p>
          </table:table-cell>
          <table:table-cell table:style-name="ACE-0x5647a382c7d8" table:formula="of:=[.$B7]*([$'M'.B7]-2*[$'M'.$N7])" office:value-type="float" office:value="0.004375">
            <text:p>0.004375</text:p>
          </table:table-cell>
          <table:table-cell table:style-name="ACE-0x5647a382c7d8" table:formula="of:=[.$B7]*([$'M'.C7]-2*[$'M'.$N7])" office:value-type="float" office:value="0.004375">
            <text:p>0.004375</text:p>
          </table:table-cell>
          <table:table-cell table:style-name="ACE-0x5647a382c7d8" table:formula="of:=[.$B7]*([$'M'.D7]-2*[$'M'.$N7])" office:value-type="float" office:value="0.004375">
            <text:p>0.004375</text:p>
          </table:table-cell>
          <table:table-cell table:style-name="ACE-0x5647a382c7d8" table:formula="of:=[.$B7]*([$'M'.E7]-2*[$'M'.$N7])" office:value-type="float" office:value="0.004375">
            <text:p>0.004375</text:p>
          </table:table-cell>
          <table:table-cell table:style-name="ACE-0x5647a382c7d8" table:formula="of:=[.$B7]*([$'M'.F7]-2*[$'M'.$N7])" office:value-type="float" office:value="0.004375">
            <text:p>0.004375</text:p>
          </table:table-cell>
          <table:table-cell table:style-name="ACE-0x5647a382c7d8" table:formula="of:=[.$B7]*([$'M'.G7]-2*[$'M'.$N7])" office:value-type="float" office:value="-0.030625">
            <text:p>−0.030625</text:p>
          </table:table-cell>
          <table:table-cell table:style-name="ACE-0x5647a382c7d8" table:formula="of:=[.$B7]*([$'M'.H7]-2*[$'M'.$N7])" office:value-type="float" office:value="0.004375">
            <text:p>0.004375</text:p>
          </table:table-cell>
          <table:table-cell table:style-name="ACE-0x5647a382c7d8" table:formula="of:=[.$B7]*([$'M'.I7]-2*[$'M'.$N7])" office:value-type="float" office:value="0.004375">
            <text:p>0.004375</text:p>
          </table:table-cell>
          <table:table-cell table:style-name="ACE-0x5647a382c7d8" table:formula="of:=[.$B7]*([$'M'.J7]-2*[$'M'.$N7])" office:value-type="float" office:value="0.004375">
            <text:p>0.004375</text:p>
          </table:table-cell>
          <table:table-cell table:style-name="ACE-0x5647a382c7d8" table:formula="of:=[.$B7]*([$'M'.K7]-2*[$'M'.$N7])" office:value-type="float" office:value="0.004375">
            <text:p>0.004375</text:p>
          </table:table-cell>
          <table:table-cell table:style-name="ACE-0x5647a382c7d8" table:formula="of:=[.$B7]*([$'M'.L7]-2*[$'M'.$N7])" office:value-type="float" office:value="0.004375">
            <text:p>0.004375</text:p>
          </table:table-cell>
          <table:table-cell table:style-name="ACE-0x5647a382c7d8" table:formula="of:=[.$B7]*([$'M'.M7]-2*[$'M'.$N7])" office:value-type="float" office:value="-0.013125">
            <text:p>−0.013125</text:p>
          </table:table-cell>
          <table:table-cell table:style-name="ACE-0x5647a382d490" table:formula="of:=SUM([.C7:.N7])" office:value-type="float" office:value="0">
            <text:p>0</text:p>
          </table:table-cell>
          <table:table-cell table:style-name="ACE-0x5647a382c7d8" table:formula="of:=SUMSQ([.C7:.N7])/12" office:value-type="float" office:value="0.000108463541666667">
            <text:p>0.00010846354167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7]+1" office:value-type="float" office:value="6">
            <text:p>6</text:p>
          </table:table-cell>
          <table:table-cell table:style-name="ACE-0x5647a382c7d8" table:formula="of:=-[$'Global'.B8]+(1-2*[$'M'.N8])*[$'Global'.C8]" office:value-type="float" office:value="0.02">
            <text:p>0.02</text:p>
          </table:table-cell>
          <table:table-cell table:style-name="ACE-0x5647a382c7d8" table:formula="of:=[.$B8]*([$'M'.B8]-2*[$'M'.$N8])" office:value-type="float" office:value="0">
            <text:p>0</text:p>
          </table:table-cell>
          <table:table-cell table:style-name="ACE-0x5647a382c7d8" table:formula="of:=[.$B8]*([$'M'.C8]-2*[$'M'.$N8])" office:value-type="float" office:value="0">
            <text:p>0</text:p>
          </table:table-cell>
          <table:table-cell table:style-name="ACE-0x5647a382c7d8" table:formula="of:=[.$B8]*([$'M'.D8]-2*[$'M'.$N8])" office:value-type="float" office:value="0">
            <text:p>0</text:p>
          </table:table-cell>
          <table:table-cell table:style-name="ACE-0x5647a382c7d8" table:formula="of:=[.$B8]*([$'M'.E8]-2*[$'M'.$N8])" office:value-type="float" office:value="0">
            <text:p>0</text:p>
          </table:table-cell>
          <table:table-cell table:style-name="ACE-0x5647a382c7d8" table:formula="of:=[.$B8]*([$'M'.F8]-2*[$'M'.$N8])" office:value-type="float" office:value="0">
            <text:p>0</text:p>
          </table:table-cell>
          <table:table-cell table:style-name="ACE-0x5647a382c7d8" table:formula="of:=[.$B8]*([$'M'.G8]-2*[$'M'.$N8])" office:value-type="float" office:value="0">
            <text:p>0</text:p>
          </table:table-cell>
          <table:table-cell table:style-name="ACE-0x5647a382c7d8" table:formula="of:=[.$B8]*([$'M'.H8]-2*[$'M'.$N8])" office:value-type="float" office:value="0">
            <text:p>0</text:p>
          </table:table-cell>
          <table:table-cell table:style-name="ACE-0x5647a382c7d8" table:formula="of:=[.$B8]*([$'M'.I8]-2*[$'M'.$N8])" office:value-type="float" office:value="0">
            <text:p>0</text:p>
          </table:table-cell>
          <table:table-cell table:style-name="ACE-0x5647a382c7d8" table:formula="of:=[.$B8]*([$'M'.J8]-2*[$'M'.$N8])" office:value-type="float" office:value="0">
            <text:p>0</text:p>
          </table:table-cell>
          <table:table-cell table:style-name="ACE-0x5647a382c7d8" table:formula="of:=[.$B8]*([$'M'.K8]-2*[$'M'.$N8])" office:value-type="float" office:value="0">
            <text:p>0</text:p>
          </table:table-cell>
          <table:table-cell table:style-name="ACE-0x5647a382c7d8" table:formula="of:=[.$B8]*([$'M'.L8]-2*[$'M'.$N8])" office:value-type="float" office:value="0">
            <text:p>0</text:p>
          </table:table-cell>
          <table:table-cell table:style-name="ACE-0x5647a382c7d8" table:formula="of:=[.$B8]*([$'M'.M8]-2*[$'M'.$N8])" office:value-type="float" office:value="0">
            <text:p>0</text:p>
          </table:table-cell>
          <table:table-cell table:style-name="ACE-0x5647a382d490" table:formula="of:=SUM([.C8:.N8])" office:value-type="float" office:value="0">
            <text:p>0</text:p>
          </table:table-cell>
          <table:table-cell table:style-name="ACE-0x5647a382c7d8" table:formula="of:=SUMSQ([.C8:.N8])/12" office:value-type="float" office:value="0">
            <text:p>0</text:p>
          </table:table-cell>
          <table:table-cell table:number-columns-repeated="112" table:style-name="ACE-0x5647a382a400"/>
        </table:table-row>
        <table:table-row table:style-name="AROW-2">
          <table:table-cell table:style-name="ACE-0x5647a382c7d8" table:formula="of:=[.A8]+1" office:value-type="float" office:value="7">
            <text:p>7</text:p>
          </table:table-cell>
          <table:table-cell table:style-name="ACE-0x5647a382c7d8" table:formula="of:=-[$'Global'.B9]+(1-2*[$'M'.N9])*[$'Global'.C9]" office:value-type="float" office:value="0.005">
            <text:p>0.005</text:p>
          </table:table-cell>
          <table:table-cell table:style-name="ACE-0x5647a382c7d8" table:formula="of:=[.$B9]*([$'M'.B9]-2*[$'M'.$N9])" office:value-type="float" office:value="0.0025">
            <text:p>0.0025</text:p>
          </table:table-cell>
          <table:table-cell table:style-name="ACE-0x5647a382c7d8" table:formula="of:=[.$B9]*([$'M'.C9]-2*[$'M'.$N9])" office:value-type="float" office:value="0.0025">
            <text:p>0.0025</text:p>
          </table:table-cell>
          <table:table-cell table:style-name="ACE-0x5647a382c7d8" table:formula="of:=[.$B9]*([$'M'.D9]-2*[$'M'.$N9])" office:value-type="float" office:value="-0.0025">
            <text:p>−0.0025</text:p>
          </table:table-cell>
          <table:table-cell table:style-name="ACE-0x5647a382c7d8" table:formula="of:=[.$B9]*([$'M'.E9]-2*[$'M'.$N9])" office:value-type="float" office:value="-0.0025">
            <text:p>−0.0025</text:p>
          </table:table-cell>
          <table:table-cell table:style-name="ACE-0x5647a382c7d8" table:formula="of:=[.$B9]*([$'M'.F9]-2*[$'M'.$N9])" office:value-type="float" office:value="0.0025">
            <text:p>0.0025</text:p>
          </table:table-cell>
          <table:table-cell table:style-name="ACE-0x5647a382c7d8" table:formula="of:=[.$B9]*([$'M'.G9]-2*[$'M'.$N9])" office:value-type="float" office:value="0.0025">
            <text:p>0.0025</text:p>
          </table:table-cell>
          <table:table-cell table:style-name="ACE-0x5647a382c7d8" table:formula="of:=[.$B9]*([$'M'.H9]-2*[$'M'.$N9])" office:value-type="float" office:value="-0.0025">
            <text:p>−0.0025</text:p>
          </table:table-cell>
          <table:table-cell table:style-name="ACE-0x5647a382c7d8" table:formula="of:=[.$B9]*([$'M'.I9]-2*[$'M'.$N9])" office:value-type="float" office:value="0.0075">
            <text:p>0.0075</text:p>
          </table:table-cell>
          <table:table-cell table:style-name="ACE-0x5647a382c7d8" table:formula="of:=[.$B9]*([$'M'.J9]-2*[$'M'.$N9])" office:value-type="float" office:value="-0.0025">
            <text:p>−0.0025</text:p>
          </table:table-cell>
          <table:table-cell table:style-name="ACE-0x5647a382c7d8" table:formula="of:=[.$B9]*([$'M'.K9]-2*[$'M'.$N9])" office:value-type="float" office:value="-0.0025">
            <text:p>−0.0025</text:p>
          </table:table-cell>
          <table:table-cell table:style-name="ACE-0x5647a382c7d8" table:formula="of:=[.$B9]*([$'M'.L9]-2*[$'M'.$N9])" office:value-type="float" office:value="-0.0025">
            <text:p>−0.0025</text:p>
          </table:table-cell>
          <table:table-cell table:style-name="ACE-0x5647a382c7d8" table:formula="of:=[.$B9]*([$'M'.M9]-2*[$'M'.$N9])" office:value-type="float" office:value="-0.0025">
            <text:p>−0.0025</text:p>
          </table:table-cell>
          <table:table-cell table:style-name="ACE-0x5647a382d490" table:formula="of:=SUM([.C9:.N9])" office:value-type="float" office:value="-4.33680868994202e-19">
            <text:p>−4.33680868994202E−19</text:p>
          </table:table-cell>
          <table:table-cell table:style-name="ACE-0x5647a382c7d8" table:formula="of:=SUMSQ([.C9:.N9])/12" office:value-type="float" office:value="1.04166666666667e-05">
            <text:p>1.04166666666667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9]+1" office:value-type="float" office:value="8">
            <text:p>8</text:p>
          </table:table-cell>
          <table:table-cell table:style-name="ACE-0x5647a382c7d8" table:formula="of:=-[$'Global'.B10]+(1-2*[$'M'.N10])*[$'Global'.C10]" office:value-type="float" office:value="0.015">
            <text:p>0.015</text:p>
          </table:table-cell>
          <table:table-cell table:style-name="ACE-0x5647a382c7d8" table:formula="of:=[.$B10]*([$'M'.B10]-2*[$'M'.$N10])" office:value-type="float" office:value="-0.0075">
            <text:p>−0.0075</text:p>
          </table:table-cell>
          <table:table-cell table:style-name="ACE-0x5647a382c7d8" table:formula="of:=[.$B10]*([$'M'.C10]-2*[$'M'.$N10])" office:value-type="float" office:value="-0.0225">
            <text:p>−0.0225</text:p>
          </table:table-cell>
          <table:table-cell table:style-name="ACE-0x5647a382c7d8" table:formula="of:=[.$B10]*([$'M'.D10]-2*[$'M'.$N10])" office:value-type="float" office:value="0.0075">
            <text:p>0.0075</text:p>
          </table:table-cell>
          <table:table-cell table:style-name="ACE-0x5647a382c7d8" table:formula="of:=[.$B10]*([$'M'.E10]-2*[$'M'.$N10])" office:value-type="float" office:value="0.0075">
            <text:p>0.0075</text:p>
          </table:table-cell>
          <table:table-cell table:style-name="ACE-0x5647a382c7d8" table:formula="of:=[.$B10]*([$'M'.F10]-2*[$'M'.$N10])" office:value-type="float" office:value="-0.0075">
            <text:p>−0.0075</text:p>
          </table:table-cell>
          <table:table-cell table:style-name="ACE-0x5647a382c7d8" table:formula="of:=[.$B10]*([$'M'.G10]-2*[$'M'.$N10])" office:value-type="float" office:value="0.0075">
            <text:p>0.0075</text:p>
          </table:table-cell>
          <table:table-cell table:style-name="ACE-0x5647a382c7d8" table:formula="of:=[.$B10]*([$'M'.H10]-2*[$'M'.$N10])" office:value-type="float" office:value="0.0075">
            <text:p>0.0075</text:p>
          </table:table-cell>
          <table:table-cell table:style-name="ACE-0x5647a382c7d8" table:formula="of:=[.$B10]*([$'M'.I10]-2*[$'M'.$N10])" office:value-type="float" office:value="-0.0225">
            <text:p>−0.0225</text:p>
          </table:table-cell>
          <table:table-cell table:style-name="ACE-0x5647a382c7d8" table:formula="of:=[.$B10]*([$'M'.J10]-2*[$'M'.$N10])" office:value-type="float" office:value="0.0075">
            <text:p>0.0075</text:p>
          </table:table-cell>
          <table:table-cell table:style-name="ACE-0x5647a382c7d8" table:formula="of:=[.$B10]*([$'M'.K10]-2*[$'M'.$N10])" office:value-type="float" office:value="0.0075">
            <text:p>0.0075</text:p>
          </table:table-cell>
          <table:table-cell table:style-name="ACE-0x5647a382c7d8" table:formula="of:=[.$B10]*([$'M'.L10]-2*[$'M'.$N10])" office:value-type="float" office:value="0.0075">
            <text:p>0.0075</text:p>
          </table:table-cell>
          <table:table-cell table:style-name="ACE-0x5647a382c7d8" table:formula="of:=[.$B10]*([$'M'.M10]-2*[$'M'.$N10])" office:value-type="float" office:value="0.0075">
            <text:p>0.0075</text:p>
          </table:table-cell>
          <table:table-cell table:style-name="ACE-0x5647a382d490" table:formula="of:=SUM([.C10:.N10])" office:value-type="float" office:value="0">
            <text:p>0</text:p>
          </table:table-cell>
          <table:table-cell table:style-name="ACE-0x5647a382c7d8" table:formula="of:=SUMSQ([.C10:.N10])/12" office:value-type="float" office:value="0.00013125">
            <text:p>0.0001312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10]+1" office:value-type="float" office:value="9">
            <text:p>9</text:p>
          </table:table-cell>
          <table:table-cell table:style-name="ACE-0x5647a382c7d8" table:formula="of:=-[$'Global'.B11]+(1-2*[$'M'.N11])*[$'Global'.C11]" office:value-type="float" office:value="0.02">
            <text:p>0.02</text:p>
          </table:table-cell>
          <table:table-cell table:style-name="ACE-0x5647a382c7d8" table:formula="of:=[.$B11]*([$'M'.B11]-2*[$'M'.$N11])" office:value-type="float" office:value="0">
            <text:p>0</text:p>
          </table:table-cell>
          <table:table-cell table:style-name="ACE-0x5647a382c7d8" table:formula="of:=[.$B11]*([$'M'.C11]-2*[$'M'.$N11])" office:value-type="float" office:value="0">
            <text:p>0</text:p>
          </table:table-cell>
          <table:table-cell table:style-name="ACE-0x5647a382c7d8" table:formula="of:=[.$B11]*([$'M'.D11]-2*[$'M'.$N11])" office:value-type="float" office:value="0">
            <text:p>0</text:p>
          </table:table-cell>
          <table:table-cell table:style-name="ACE-0x5647a382c7d8" table:formula="of:=[.$B11]*([$'M'.E11]-2*[$'M'.$N11])" office:value-type="float" office:value="0">
            <text:p>0</text:p>
          </table:table-cell>
          <table:table-cell table:style-name="ACE-0x5647a382c7d8" table:formula="of:=[.$B11]*([$'M'.F11]-2*[$'M'.$N11])" office:value-type="float" office:value="0">
            <text:p>0</text:p>
          </table:table-cell>
          <table:table-cell table:style-name="ACE-0x5647a382c7d8" table:formula="of:=[.$B11]*([$'M'.G11]-2*[$'M'.$N11])" office:value-type="float" office:value="0">
            <text:p>0</text:p>
          </table:table-cell>
          <table:table-cell table:style-name="ACE-0x5647a382c7d8" table:formula="of:=[.$B11]*([$'M'.H11]-2*[$'M'.$N11])" office:value-type="float" office:value="0">
            <text:p>0</text:p>
          </table:table-cell>
          <table:table-cell table:style-name="ACE-0x5647a382c7d8" table:formula="of:=[.$B11]*([$'M'.I11]-2*[$'M'.$N11])" office:value-type="float" office:value="0">
            <text:p>0</text:p>
          </table:table-cell>
          <table:table-cell table:style-name="ACE-0x5647a382c7d8" table:formula="of:=[.$B11]*([$'M'.J11]-2*[$'M'.$N11])" office:value-type="float" office:value="0">
            <text:p>0</text:p>
          </table:table-cell>
          <table:table-cell table:style-name="ACE-0x5647a382c7d8" table:formula="of:=[.$B11]*([$'M'.K11]-2*[$'M'.$N11])" office:value-type="float" office:value="0">
            <text:p>0</text:p>
          </table:table-cell>
          <table:table-cell table:style-name="ACE-0x5647a382c7d8" table:formula="of:=[.$B11]*([$'M'.L11]-2*[$'M'.$N11])" office:value-type="float" office:value="0">
            <text:p>0</text:p>
          </table:table-cell>
          <table:table-cell table:style-name="ACE-0x5647a382c7d8" table:formula="of:=[.$B11]*([$'M'.M11]-2*[$'M'.$N11])" office:value-type="float" office:value="0">
            <text:p>0</text:p>
          </table:table-cell>
          <table:table-cell table:style-name="ACE-0x5647a382d490" table:formula="of:=SUM([.C11:.N11])" office:value-type="float" office:value="0">
            <text:p>0</text:p>
          </table:table-cell>
          <table:table-cell table:style-name="ACE-0x5647a382c7d8" table:formula="of:=SUMSQ([.C11:.N11])/12" office:value-type="float" office:value="0">
            <text:p>0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11]+1" office:value-type="float" office:value="10">
            <text:p>10</text:p>
          </table:table-cell>
          <table:table-cell table:style-name="ACE-0x5647a382c7d8" table:formula="of:=-[$'Global'.B12]+(1-2*[$'M'.N12])*[$'Global'.C12]" office:value-type="float" office:value="0.00666666666666667">
            <text:p>0.00666666666667</text:p>
          </table:table-cell>
          <table:table-cell table:style-name="ACE-0x5647a382c7d8" table:formula="of:=[.$B12]*([$'M'.B12]-2*[$'M'.$N12])" office:value-type="float" office:value="0.00222222222222222">
            <text:p>0.00222222222222</text:p>
          </table:table-cell>
          <table:table-cell table:style-name="ACE-0x5647a382c7d8" table:formula="of:=[.$B12]*([$'M'.C12]-2*[$'M'.$N12])" office:value-type="float" office:value="-0.00444444444444444">
            <text:p>−0.00444444444444</text:p>
          </table:table-cell>
          <table:table-cell table:style-name="ACE-0x5647a382c7d8" table:formula="of:=[.$B12]*([$'M'.D12]-2*[$'M'.$N12])" office:value-type="float" office:value="0.00222222222222222">
            <text:p>0.00222222222222</text:p>
          </table:table-cell>
          <table:table-cell table:style-name="ACE-0x5647a382c7d8" table:formula="of:=[.$B12]*([$'M'.E12]-2*[$'M'.$N12])" office:value-type="float" office:value="-0.00444444444444444">
            <text:p>−0.00444444444444</text:p>
          </table:table-cell>
          <table:table-cell table:style-name="ACE-0x5647a382c7d8" table:formula="of:=[.$B12]*([$'M'.F12]-2*[$'M'.$N12])" office:value-type="float" office:value="0.00222222222222222">
            <text:p>0.00222222222222</text:p>
          </table:table-cell>
          <table:table-cell table:style-name="ACE-0x5647a382c7d8" table:formula="of:=[.$B12]*([$'M'.G12]-2*[$'M'.$N12])" office:value-type="float" office:value="0.00222222222222222">
            <text:p>0.00222222222222</text:p>
          </table:table-cell>
          <table:table-cell table:style-name="ACE-0x5647a382c7d8" table:formula="of:=[.$B12]*([$'M'.H12]-2*[$'M'.$N12])" office:value-type="float" office:value="0.00222222222222222">
            <text:p>0.00222222222222</text:p>
          </table:table-cell>
          <table:table-cell table:style-name="ACE-0x5647a382c7d8" table:formula="of:=[.$B12]*([$'M'.I12]-2*[$'M'.$N12])" office:value-type="float" office:value="-0.00444444444444444">
            <text:p>−0.00444444444444</text:p>
          </table:table-cell>
          <table:table-cell table:style-name="ACE-0x5647a382c7d8" table:formula="of:=[.$B12]*([$'M'.J12]-2*[$'M'.$N12])" office:value-type="float" office:value="0.00222222222222222">
            <text:p>0.00222222222222</text:p>
          </table:table-cell>
          <table:table-cell table:style-name="ACE-0x5647a382c7d8" table:formula="of:=[.$B12]*([$'M'.K12]-2*[$'M'.$N12])" office:value-type="float" office:value="-0.00444444444444444">
            <text:p>−0.00444444444444</text:p>
          </table:table-cell>
          <table:table-cell table:style-name="ACE-0x5647a382c7d8" table:formula="of:=[.$B12]*([$'M'.L12]-2*[$'M'.$N12])" office:value-type="float" office:value="0.00222222222222222">
            <text:p>0.00222222222222</text:p>
          </table:table-cell>
          <table:table-cell table:style-name="ACE-0x5647a382c7d8" table:formula="of:=[.$B12]*([$'M'.M12]-2*[$'M'.$N12])" office:value-type="float" office:value="0.00222222222222222">
            <text:p>0.00222222222222</text:p>
          </table:table-cell>
          <table:table-cell table:style-name="ACE-0x5647a382d490" table:formula="of:=SUM([.C12:.N12])" office:value-type="float" office:value="3.46944695195361e-18">
            <text:p>3.46944695195361E−18</text:p>
          </table:table-cell>
          <table:table-cell table:style-name="ACE-0x5647a382c7d8" table:formula="of:=SUMSQ([.C12:.N12])/12" office:value-type="float" office:value="9.87654320987654e-06">
            <text:p>9.87654320987654E−06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12]+1" office:value-type="float" office:value="11">
            <text:p>11</text:p>
          </table:table-cell>
          <table:table-cell table:style-name="ACE-0x5647a382c7d8" table:formula="of:=-[$'Global'.B13]+(1-2*[$'M'.N13])*[$'Global'.C13]" office:value-type="float" office:value="0.0175">
            <text:p>0.0175</text:p>
          </table:table-cell>
          <table:table-cell table:style-name="ACE-0x5647a382c7d8" table:formula="of:=[.$B13]*([$'M'.B13]-2*[$'M'.$N13])" office:value-type="float" office:value="0.004375">
            <text:p>0.004375</text:p>
          </table:table-cell>
          <table:table-cell table:style-name="ACE-0x5647a382c7d8" table:formula="of:=[.$B13]*([$'M'.C13]-2*[$'M'.$N13])" office:value-type="float" office:value="0.004375">
            <text:p>0.004375</text:p>
          </table:table-cell>
          <table:table-cell table:style-name="ACE-0x5647a382c7d8" table:formula="of:=[.$B13]*([$'M'.D13]-2*[$'M'.$N13])" office:value-type="float" office:value="-0.013125">
            <text:p>−0.013125</text:p>
          </table:table-cell>
          <table:table-cell table:style-name="ACE-0x5647a382c7d8" table:formula="of:=[.$B13]*([$'M'.E13]-2*[$'M'.$N13])" office:value-type="float" office:value="0.004375">
            <text:p>0.004375</text:p>
          </table:table-cell>
          <table:table-cell table:style-name="ACE-0x5647a382c7d8" table:formula="of:=[.$B13]*([$'M'.F13]-2*[$'M'.$N13])" office:value-type="float" office:value="-0.013125">
            <text:p>−0.013125</text:p>
          </table:table-cell>
          <table:table-cell table:style-name="ACE-0x5647a382c7d8" table:formula="of:=[.$B13]*([$'M'.G13]-2*[$'M'.$N13])" office:value-type="float" office:value="0.004375">
            <text:p>0.004375</text:p>
          </table:table-cell>
          <table:table-cell table:style-name="ACE-0x5647a382c7d8" table:formula="of:=[.$B13]*([$'M'.H13]-2*[$'M'.$N13])" office:value-type="float" office:value="0.004375">
            <text:p>0.004375</text:p>
          </table:table-cell>
          <table:table-cell table:style-name="ACE-0x5647a382c7d8" table:formula="of:=[.$B13]*([$'M'.I13]-2*[$'M'.$N13])" office:value-type="float" office:value="0.004375">
            <text:p>0.004375</text:p>
          </table:table-cell>
          <table:table-cell table:style-name="ACE-0x5647a382c7d8" table:formula="of:=[.$B13]*([$'M'.J13]-2*[$'M'.$N13])" office:value-type="float" office:value="0.004375">
            <text:p>0.004375</text:p>
          </table:table-cell>
          <table:table-cell table:style-name="ACE-0x5647a382c7d8" table:formula="of:=[.$B13]*([$'M'.K13]-2*[$'M'.$N13])" office:value-type="float" office:value="0.004375">
            <text:p>0.004375</text:p>
          </table:table-cell>
          <table:table-cell table:style-name="ACE-0x5647a382c7d8" table:formula="of:=[.$B13]*([$'M'.L13]-2*[$'M'.$N13])" office:value-type="float" office:value="0.004375">
            <text:p>0.004375</text:p>
          </table:table-cell>
          <table:table-cell table:style-name="ACE-0x5647a382c7d8" table:formula="of:=[.$B13]*([$'M'.M13]-2*[$'M'.$N13])" office:value-type="float" office:value="-0.013125">
            <text:p>−0.013125</text:p>
          </table:table-cell>
          <table:table-cell table:style-name="ACE-0x5647a382d490" table:formula="of:=SUM([.C13:.N13])" office:value-type="float" office:value="0">
            <text:p>0</text:p>
          </table:table-cell>
          <table:table-cell table:style-name="ACE-0x5647a382c7d8" table:formula="of:=SUMSQ([.C13:.N13])/12" office:value-type="float" office:value="5.7421875e-05">
            <text:p>5.7421875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13]+1" office:value-type="float" office:value="12">
            <text:p>12</text:p>
          </table:table-cell>
          <table:table-cell table:style-name="ACE-0x5647a382c7d8" table:formula="of:=-[$'Global'.B14]+(1-2*[$'M'.N14])*[$'Global'.C14]" office:value-type="float" office:value="0.0108333333333333">
            <text:p>0.01083333333333</text:p>
          </table:table-cell>
          <table:table-cell table:style-name="ACE-0x5647a382c7d8" table:formula="of:=[.$B14]*([$'M'.B14]-2*[$'M'.$N14])" office:value-type="float" office:value="-0.000902777777777777">
            <text:p>−0.00090277777778</text:p>
          </table:table-cell>
          <table:table-cell table:style-name="ACE-0x5647a382c7d8" table:formula="of:=[.$B14]*([$'M'.C14]-2*[$'M'.$N14])" office:value-type="float" office:value="-0.0117361111111111">
            <text:p>−0.01173611111111</text:p>
          </table:table-cell>
          <table:table-cell table:style-name="ACE-0x5647a382c7d8" table:formula="of:=[.$B14]*([$'M'.D14]-2*[$'M'.$N14])" office:value-type="float" office:value="0.00993055555555556">
            <text:p>0.00993055555556</text:p>
          </table:table-cell>
          <table:table-cell table:style-name="ACE-0x5647a382c7d8" table:formula="of:=[.$B14]*([$'M'.E14]-2*[$'M'.$N14])" office:value-type="float" office:value="-0.0117361111111111">
            <text:p>−0.01173611111111</text:p>
          </table:table-cell>
          <table:table-cell table:style-name="ACE-0x5647a382c7d8" table:formula="of:=[.$B14]*([$'M'.F14]-2*[$'M'.$N14])" office:value-type="float" office:value="-0.000902777777777777">
            <text:p>−0.00090277777778</text:p>
          </table:table-cell>
          <table:table-cell table:style-name="ACE-0x5647a382c7d8" table:formula="of:=[.$B14]*([$'M'.G14]-2*[$'M'.$N14])" office:value-type="float" office:value="-0.0117361111111111">
            <text:p>−0.01173611111111</text:p>
          </table:table-cell>
          <table:table-cell table:style-name="ACE-0x5647a382c7d8" table:formula="of:=[.$B14]*([$'M'.H14]-2*[$'M'.$N14])" office:value-type="float" office:value="0.00993055555555556">
            <text:p>0.00993055555556</text:p>
          </table:table-cell>
          <table:table-cell table:style-name="ACE-0x5647a382c7d8" table:formula="of:=[.$B14]*([$'M'.I14]-2*[$'M'.$N14])" office:value-type="float" office:value="0.00993055555555556">
            <text:p>0.00993055555556</text:p>
          </table:table-cell>
          <table:table-cell table:style-name="ACE-0x5647a382c7d8" table:formula="of:=[.$B14]*([$'M'.J14]-2*[$'M'.$N14])" office:value-type="float" office:value="0.00993055555555556">
            <text:p>0.00993055555556</text:p>
          </table:table-cell>
          <table:table-cell table:style-name="ACE-0x5647a382c7d8" table:formula="of:=[.$B14]*([$'M'.K14]-2*[$'M'.$N14])" office:value-type="float" office:value="-0.000902777777777777">
            <text:p>−0.00090277777778</text:p>
          </table:table-cell>
          <table:table-cell table:style-name="ACE-0x5647a382c7d8" table:formula="of:=[.$B14]*([$'M'.L14]-2*[$'M'.$N14])" office:value-type="float" office:value="-0.0117361111111111">
            <text:p>−0.01173611111111</text:p>
          </table:table-cell>
          <table:table-cell table:style-name="ACE-0x5647a382c7d8" table:formula="of:=[.$B14]*([$'M'.M14]-2*[$'M'.$N14])" office:value-type="float" office:value="0.00993055555555556">
            <text:p>0.00993055555556</text:p>
          </table:table-cell>
          <table:table-cell table:style-name="ACE-0x5647a382d490" table:formula="of:=SUM([.C14:.N14])" office:value-type="float" office:value="1.29020058525775e-17">
            <text:p>1.29020058525775E−17</text:p>
          </table:table-cell>
          <table:table-cell table:style-name="ACE-0x5647a382c7d8" table:formula="of:=SUMSQ([.C14:.N14])/12" office:value-type="float" office:value="8.72058256172839e-05">
            <text:p>8.72058256172839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14]+1" office:value-type="float" office:value="13">
            <text:p>13</text:p>
          </table:table-cell>
          <table:table-cell table:style-name="ACE-0x5647a382c7d8" table:formula="of:=-[$'Global'.B15]+(1-2*[$'M'.N15])*[$'Global'.C15]" office:value-type="float" office:value="0.02">
            <text:p>0.02</text:p>
          </table:table-cell>
          <table:table-cell table:style-name="ACE-0x5647a382c7d8" table:formula="of:=[.$B15]*([$'M'.B15]-2*[$'M'.$N15])" office:value-type="float" office:value="0">
            <text:p>0</text:p>
          </table:table-cell>
          <table:table-cell table:style-name="ACE-0x5647a382c7d8" table:formula="of:=[.$B15]*([$'M'.C15]-2*[$'M'.$N15])" office:value-type="float" office:value="0">
            <text:p>0</text:p>
          </table:table-cell>
          <table:table-cell table:style-name="ACE-0x5647a382c7d8" table:formula="of:=[.$B15]*([$'M'.D15]-2*[$'M'.$N15])" office:value-type="float" office:value="0">
            <text:p>0</text:p>
          </table:table-cell>
          <table:table-cell table:style-name="ACE-0x5647a382c7d8" table:formula="of:=[.$B15]*([$'M'.E15]-2*[$'M'.$N15])" office:value-type="float" office:value="0">
            <text:p>0</text:p>
          </table:table-cell>
          <table:table-cell table:style-name="ACE-0x5647a382c7d8" table:formula="of:=[.$B15]*([$'M'.F15]-2*[$'M'.$N15])" office:value-type="float" office:value="0">
            <text:p>0</text:p>
          </table:table-cell>
          <table:table-cell table:style-name="ACE-0x5647a382c7d8" table:formula="of:=[.$B15]*([$'M'.G15]-2*[$'M'.$N15])" office:value-type="float" office:value="0">
            <text:p>0</text:p>
          </table:table-cell>
          <table:table-cell table:style-name="ACE-0x5647a382c7d8" table:formula="of:=[.$B15]*([$'M'.H15]-2*[$'M'.$N15])" office:value-type="float" office:value="0">
            <text:p>0</text:p>
          </table:table-cell>
          <table:table-cell table:style-name="ACE-0x5647a382c7d8" table:formula="of:=[.$B15]*([$'M'.I15]-2*[$'M'.$N15])" office:value-type="float" office:value="0">
            <text:p>0</text:p>
          </table:table-cell>
          <table:table-cell table:style-name="ACE-0x5647a382c7d8" table:formula="of:=[.$B15]*([$'M'.J15]-2*[$'M'.$N15])" office:value-type="float" office:value="0">
            <text:p>0</text:p>
          </table:table-cell>
          <table:table-cell table:style-name="ACE-0x5647a382c7d8" table:formula="of:=[.$B15]*([$'M'.K15]-2*[$'M'.$N15])" office:value-type="float" office:value="0">
            <text:p>0</text:p>
          </table:table-cell>
          <table:table-cell table:style-name="ACE-0x5647a382c7d8" table:formula="of:=[.$B15]*([$'M'.L15]-2*[$'M'.$N15])" office:value-type="float" office:value="0">
            <text:p>0</text:p>
          </table:table-cell>
          <table:table-cell table:style-name="ACE-0x5647a382c7d8" table:formula="of:=[.$B15]*([$'M'.M15]-2*[$'M'.$N15])" office:value-type="float" office:value="0">
            <text:p>0</text:p>
          </table:table-cell>
          <table:table-cell table:style-name="ACE-0x5647a382d490" table:formula="of:=SUM([.C15:.N15])" office:value-type="float" office:value="0">
            <text:p>0</text:p>
          </table:table-cell>
          <table:table-cell table:style-name="ACE-0x5647a382c7d8" table:formula="of:=SUMSQ([.C15:.N15])/12" office:value-type="float" office:value="0">
            <text:p>0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15]+1" office:value-type="float" office:value="14">
            <text:p>14</text:p>
          </table:table-cell>
          <table:table-cell table:style-name="ACE-0x5647a382c7d8" table:formula="of:=-[$'Global'.B16]+(1-2*[$'M'.N16])*[$'Global'.C16]" office:value-type="float" office:value="0.0183333333333333">
            <text:p>0.01833333333333</text:p>
          </table:table-cell>
          <table:table-cell table:style-name="ACE-0x5647a382c7d8" table:formula="of:=[.$B16]*([$'M'.B16]-2*[$'M'.$N16])" office:value-type="float" office:value="0.00305555555555556">
            <text:p>0.00305555555556</text:p>
          </table:table-cell>
          <table:table-cell table:style-name="ACE-0x5647a382c7d8" table:formula="of:=[.$B16]*([$'M'.C16]-2*[$'M'.$N16])" office:value-type="float" office:value="0.00305555555555556">
            <text:p>0.00305555555556</text:p>
          </table:table-cell>
          <table:table-cell table:style-name="ACE-0x5647a382c7d8" table:formula="of:=[.$B16]*([$'M'.D16]-2*[$'M'.$N16])" office:value-type="float" office:value="0.00305555555555556">
            <text:p>0.00305555555556</text:p>
          </table:table-cell>
          <table:table-cell table:style-name="ACE-0x5647a382c7d8" table:formula="of:=[.$B16]*([$'M'.E16]-2*[$'M'.$N16])" office:value-type="float" office:value="0.00305555555555556">
            <text:p>0.00305555555556</text:p>
          </table:table-cell>
          <table:table-cell table:style-name="ACE-0x5647a382c7d8" table:formula="of:=[.$B16]*([$'M'.F16]-2*[$'M'.$N16])" office:value-type="float" office:value="0.00305555555555556">
            <text:p>0.00305555555556</text:p>
          </table:table-cell>
          <table:table-cell table:style-name="ACE-0x5647a382c7d8" table:formula="of:=[.$B16]*([$'M'.G16]-2*[$'M'.$N16])" office:value-type="float" office:value="0.00305555555555556">
            <text:p>0.00305555555556</text:p>
          </table:table-cell>
          <table:table-cell table:style-name="ACE-0x5647a382c7d8" table:formula="of:=[.$B16]*([$'M'.H16]-2*[$'M'.$N16])" office:value-type="float" office:value="-0.0152777777777778">
            <text:p>−0.01527777777778</text:p>
          </table:table-cell>
          <table:table-cell table:style-name="ACE-0x5647a382c7d8" table:formula="of:=[.$B16]*([$'M'.I16]-2*[$'M'.$N16])" office:value-type="float" office:value="0.00305555555555556">
            <text:p>0.00305555555556</text:p>
          </table:table-cell>
          <table:table-cell table:style-name="ACE-0x5647a382c7d8" table:formula="of:=[.$B16]*([$'M'.J16]-2*[$'M'.$N16])" office:value-type="float" office:value="0.00305555555555556">
            <text:p>0.00305555555556</text:p>
          </table:table-cell>
          <table:table-cell table:style-name="ACE-0x5647a382c7d8" table:formula="of:=[.$B16]*([$'M'.K16]-2*[$'M'.$N16])" office:value-type="float" office:value="0.00305555555555556">
            <text:p>0.00305555555556</text:p>
          </table:table-cell>
          <table:table-cell table:style-name="ACE-0x5647a382c7d8" table:formula="of:=[.$B16]*([$'M'.L16]-2*[$'M'.$N16])" office:value-type="float" office:value="-0.0152777777777778">
            <text:p>−0.01527777777778</text:p>
          </table:table-cell>
          <table:table-cell table:style-name="ACE-0x5647a382c7d8" table:formula="of:=[.$B16]*([$'M'.M16]-2*[$'M'.$N16])" office:value-type="float" office:value="0.00305555555555556">
            <text:p>0.00305555555556</text:p>
          </table:table-cell>
          <table:table-cell table:style-name="ACE-0x5647a382d490" table:formula="of:=SUM([.C16:.N16])" office:value-type="float" office:value="1.56125112837913e-17">
            <text:p>1.56125112837913E−17</text:p>
          </table:table-cell>
          <table:table-cell table:style-name="ACE-0x5647a382c7d8" table:formula="of:=SUMSQ([.C16:.N16])/12" office:value-type="float" office:value="4.66820987654321e-05">
            <text:p>4.66820987654321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16]+1" office:value-type="float" office:value="15">
            <text:p>15</text:p>
          </table:table-cell>
          <table:table-cell table:style-name="ACE-0x5647a382c7d8" table:formula="of:=-[$'Global'.B17]+(1-2*[$'M'.N17])*[$'Global'.C17]" office:value-type="float" office:value="0.02">
            <text:p>0.02</text:p>
          </table:table-cell>
          <table:table-cell table:style-name="ACE-0x5647a382c7d8" table:formula="of:=[.$B17]*([$'M'.B17]-2*[$'M'.$N17])" office:value-type="float" office:value="0">
            <text:p>0</text:p>
          </table:table-cell>
          <table:table-cell table:style-name="ACE-0x5647a382c7d8" table:formula="of:=[.$B17]*([$'M'.C17]-2*[$'M'.$N17])" office:value-type="float" office:value="0">
            <text:p>0</text:p>
          </table:table-cell>
          <table:table-cell table:style-name="ACE-0x5647a382c7d8" table:formula="of:=[.$B17]*([$'M'.D17]-2*[$'M'.$N17])" office:value-type="float" office:value="0">
            <text:p>0</text:p>
          </table:table-cell>
          <table:table-cell table:style-name="ACE-0x5647a382c7d8" table:formula="of:=[.$B17]*([$'M'.E17]-2*[$'M'.$N17])" office:value-type="float" office:value="0">
            <text:p>0</text:p>
          </table:table-cell>
          <table:table-cell table:style-name="ACE-0x5647a382c7d8" table:formula="of:=[.$B17]*([$'M'.F17]-2*[$'M'.$N17])" office:value-type="float" office:value="0">
            <text:p>0</text:p>
          </table:table-cell>
          <table:table-cell table:style-name="ACE-0x5647a382c7d8" table:formula="of:=[.$B17]*([$'M'.G17]-2*[$'M'.$N17])" office:value-type="float" office:value="0">
            <text:p>0</text:p>
          </table:table-cell>
          <table:table-cell table:style-name="ACE-0x5647a382c7d8" table:formula="of:=[.$B17]*([$'M'.H17]-2*[$'M'.$N17])" office:value-type="float" office:value="0">
            <text:p>0</text:p>
          </table:table-cell>
          <table:table-cell table:style-name="ACE-0x5647a382c7d8" table:formula="of:=[.$B17]*([$'M'.I17]-2*[$'M'.$N17])" office:value-type="float" office:value="0">
            <text:p>0</text:p>
          </table:table-cell>
          <table:table-cell table:style-name="ACE-0x5647a382c7d8" table:formula="of:=[.$B17]*([$'M'.J17]-2*[$'M'.$N17])" office:value-type="float" office:value="0">
            <text:p>0</text:p>
          </table:table-cell>
          <table:table-cell table:style-name="ACE-0x5647a382c7d8" table:formula="of:=[.$B17]*([$'M'.K17]-2*[$'M'.$N17])" office:value-type="float" office:value="0">
            <text:p>0</text:p>
          </table:table-cell>
          <table:table-cell table:style-name="ACE-0x5647a382c7d8" table:formula="of:=[.$B17]*([$'M'.L17]-2*[$'M'.$N17])" office:value-type="float" office:value="0">
            <text:p>0</text:p>
          </table:table-cell>
          <table:table-cell table:style-name="ACE-0x5647a382c7d8" table:formula="of:=[.$B17]*([$'M'.M17]-2*[$'M'.$N17])" office:value-type="float" office:value="0">
            <text:p>0</text:p>
          </table:table-cell>
          <table:table-cell table:style-name="ACE-0x5647a382d490" table:formula="of:=SUM([.C17:.N17])" office:value-type="float" office:value="0">
            <text:p>0</text:p>
          </table:table-cell>
          <table:table-cell table:style-name="ACE-0x5647a382c7d8" table:formula="of:=SUMSQ([.C17:.N17])/12" office:value-type="float" office:value="0">
            <text:p>0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17]+1" office:value-type="float" office:value="16">
            <text:p>16</text:p>
          </table:table-cell>
          <table:table-cell table:style-name="ACE-0x5647a382c7d8" table:formula="of:=-[$'Global'.B18]+(1-2*[$'M'.N18])*[$'Global'.C18]" office:value-type="float" office:value="0">
            <text:p>0</text:p>
          </table:table-cell>
          <table:table-cell table:style-name="ACE-0x5647a382c7d8" table:formula="of:=[.$B18]*([$'M'.B18]-2*[$'M'.$N18])" office:value-type="float" office:value="0">
            <text:p>0</text:p>
          </table:table-cell>
          <table:table-cell table:style-name="ACE-0x5647a382c7d8" table:formula="of:=[.$B18]*([$'M'.C18]-2*[$'M'.$N18])" office:value-type="float" office:value="0">
            <text:p>0</text:p>
          </table:table-cell>
          <table:table-cell table:style-name="ACE-0x5647a382c7d8" table:formula="of:=[.$B18]*([$'M'.D18]-2*[$'M'.$N18])" office:value-type="float" office:value="0">
            <text:p>0</text:p>
          </table:table-cell>
          <table:table-cell table:style-name="ACE-0x5647a382c7d8" table:formula="of:=[.$B18]*([$'M'.E18]-2*[$'M'.$N18])" office:value-type="float" office:value="0">
            <text:p>0</text:p>
          </table:table-cell>
          <table:table-cell table:style-name="ACE-0x5647a382c7d8" table:formula="of:=[.$B18]*([$'M'.F18]-2*[$'M'.$N18])" office:value-type="float" office:value="0">
            <text:p>0</text:p>
          </table:table-cell>
          <table:table-cell table:style-name="ACE-0x5647a382c7d8" table:formula="of:=[.$B18]*([$'M'.G18]-2*[$'M'.$N18])" office:value-type="float" office:value="0">
            <text:p>0</text:p>
          </table:table-cell>
          <table:table-cell table:style-name="ACE-0x5647a382c7d8" table:formula="of:=[.$B18]*([$'M'.H18]-2*[$'M'.$N18])" office:value-type="float" office:value="0">
            <text:p>0</text:p>
          </table:table-cell>
          <table:table-cell table:style-name="ACE-0x5647a382c7d8" table:formula="of:=[.$B18]*([$'M'.I18]-2*[$'M'.$N18])" office:value-type="float" office:value="0">
            <text:p>0</text:p>
          </table:table-cell>
          <table:table-cell table:style-name="ACE-0x5647a382c7d8" table:formula="of:=[.$B18]*([$'M'.J18]-2*[$'M'.$N18])" office:value-type="float" office:value="0">
            <text:p>0</text:p>
          </table:table-cell>
          <table:table-cell table:style-name="ACE-0x5647a382c7d8" table:formula="of:=[.$B18]*([$'M'.K18]-2*[$'M'.$N18])" office:value-type="float" office:value="0">
            <text:p>0</text:p>
          </table:table-cell>
          <table:table-cell table:style-name="ACE-0x5647a382c7d8" table:formula="of:=[.$B18]*([$'M'.L18]-2*[$'M'.$N18])" office:value-type="float" office:value="0">
            <text:p>0</text:p>
          </table:table-cell>
          <table:table-cell table:style-name="ACE-0x5647a382c7d8" table:formula="of:=[.$B18]*([$'M'.M18]-2*[$'M'.$N18])" office:value-type="float" office:value="0">
            <text:p>0</text:p>
          </table:table-cell>
          <table:table-cell table:style-name="ACE-0x5647a382d490" table:formula="of:=SUM([.C18:.N18])" office:value-type="float" office:value="0">
            <text:p>0</text:p>
          </table:table-cell>
          <table:table-cell table:style-name="ACE-0x5647a382c7d8" table:formula="of:=SUMSQ([.C18:.N18])/12" office:value-type="float" office:value="0">
            <text:p>0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18]+1" office:value-type="float" office:value="17">
            <text:p>17</text:p>
          </table:table-cell>
          <table:table-cell table:style-name="ACE-0x5647a382c7d8" table:formula="of:=-[$'Global'.B19]+(1-2*[$'M'.N19])*[$'Global'.C19]" office:value-type="float" office:value="0.0075">
            <text:p>0.0075</text:p>
          </table:table-cell>
          <table:table-cell table:style-name="ACE-0x5647a382c7d8" table:formula="of:=[.$B19]*([$'M'.B19]-2*[$'M'.$N19])" office:value-type="float" office:value="0.001875">
            <text:p>0.001875</text:p>
          </table:table-cell>
          <table:table-cell table:style-name="ACE-0x5647a382c7d8" table:formula="of:=[.$B19]*([$'M'.C19]-2*[$'M'.$N19])" office:value-type="float" office:value="-0.005625">
            <text:p>−0.005625</text:p>
          </table:table-cell>
          <table:table-cell table:style-name="ACE-0x5647a382c7d8" table:formula="of:=[.$B19]*([$'M'.D19]-2*[$'M'.$N19])" office:value-type="float" office:value="0.001875">
            <text:p>0.001875</text:p>
          </table:table-cell>
          <table:table-cell table:style-name="ACE-0x5647a382c7d8" table:formula="of:=[.$B19]*([$'M'.E19]-2*[$'M'.$N19])" office:value-type="float" office:value="-0.005625">
            <text:p>−0.005625</text:p>
          </table:table-cell>
          <table:table-cell table:style-name="ACE-0x5647a382c7d8" table:formula="of:=[.$B19]*([$'M'.F19]-2*[$'M'.$N19])" office:value-type="float" office:value="0.001875">
            <text:p>0.001875</text:p>
          </table:table-cell>
          <table:table-cell table:style-name="ACE-0x5647a382c7d8" table:formula="of:=[.$B19]*([$'M'.G19]-2*[$'M'.$N19])" office:value-type="float" office:value="0.001875">
            <text:p>0.001875</text:p>
          </table:table-cell>
          <table:table-cell table:style-name="ACE-0x5647a382c7d8" table:formula="of:=[.$B19]*([$'M'.H19]-2*[$'M'.$N19])" office:value-type="float" office:value="0.009375">
            <text:p>0.009375</text:p>
          </table:table-cell>
          <table:table-cell table:style-name="ACE-0x5647a382c7d8" table:formula="of:=[.$B19]*([$'M'.I19]-2*[$'M'.$N19])" office:value-type="float" office:value="-0.005625">
            <text:p>−0.005625</text:p>
          </table:table-cell>
          <table:table-cell table:style-name="ACE-0x5647a382c7d8" table:formula="of:=[.$B19]*([$'M'.J19]-2*[$'M'.$N19])" office:value-type="float" office:value="0.001875">
            <text:p>0.001875</text:p>
          </table:table-cell>
          <table:table-cell table:style-name="ACE-0x5647a382c7d8" table:formula="of:=[.$B19]*([$'M'.K19]-2*[$'M'.$N19])" office:value-type="float" office:value="0.001875">
            <text:p>0.001875</text:p>
          </table:table-cell>
          <table:table-cell table:style-name="ACE-0x5647a382c7d8" table:formula="of:=[.$B19]*([$'M'.L19]-2*[$'M'.$N19])" office:value-type="float" office:value="-0.005625">
            <text:p>−0.005625</text:p>
          </table:table-cell>
          <table:table-cell table:style-name="ACE-0x5647a382c7d8" table:formula="of:=[.$B19]*([$'M'.M19]-2*[$'M'.$N19])" office:value-type="float" office:value="0.001875">
            <text:p>0.001875</text:p>
          </table:table-cell>
          <table:table-cell table:style-name="ACE-0x5647a382d490" table:formula="of:=SUM([.C19:.N19])" office:value-type="float" office:value="0">
            <text:p>0</text:p>
          </table:table-cell>
          <table:table-cell table:style-name="ACE-0x5647a382c7d8" table:formula="of:=SUMSQ([.C19:.N19])/12" office:value-type="float" office:value="1.9921875e-05">
            <text:p>1.9921875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19]+1" office:value-type="float" office:value="18">
            <text:p>18</text:p>
          </table:table-cell>
          <table:table-cell table:style-name="ACE-0x5647a382c7d8" table:formula="of:=-[$'Global'.B20]+(1-2*[$'M'.N20])*[$'Global'.C20]" office:value-type="float" office:value="0.00666666666666667">
            <text:p>0.00666666666667</text:p>
          </table:table-cell>
          <table:table-cell table:style-name="ACE-0x5647a382c7d8" table:formula="of:=[.$B20]*([$'M'.B20]-2*[$'M'.$N20])" office:value-type="float" office:value="-0.00444444444444444">
            <text:p>−0.00444444444444</text:p>
          </table:table-cell>
          <table:table-cell table:style-name="ACE-0x5647a382c7d8" table:formula="of:=[.$B20]*([$'M'.C20]-2*[$'M'.$N20])" office:value-type="float" office:value="0.00222222222222222">
            <text:p>0.00222222222222</text:p>
          </table:table-cell>
          <table:table-cell table:style-name="ACE-0x5647a382c7d8" table:formula="of:=[.$B20]*([$'M'.D20]-2*[$'M'.$N20])" office:value-type="float" office:value="-0.00444444444444444">
            <text:p>−0.00444444444444</text:p>
          </table:table-cell>
          <table:table-cell table:style-name="ACE-0x5647a382c7d8" table:formula="of:=[.$B20]*([$'M'.E20]-2*[$'M'.$N20])" office:value-type="float" office:value="0.00222222222222222">
            <text:p>0.00222222222222</text:p>
          </table:table-cell>
          <table:table-cell table:style-name="ACE-0x5647a382c7d8" table:formula="of:=[.$B20]*([$'M'.F20]-2*[$'M'.$N20])" office:value-type="float" office:value="-0.00444444444444444">
            <text:p>−0.00444444444444</text:p>
          </table:table-cell>
          <table:table-cell table:style-name="ACE-0x5647a382c7d8" table:formula="of:=[.$B20]*([$'M'.G20]-2*[$'M'.$N20])" office:value-type="float" office:value="0.00222222222222222">
            <text:p>0.00222222222222</text:p>
          </table:table-cell>
          <table:table-cell table:style-name="ACE-0x5647a382c7d8" table:formula="of:=[.$B20]*([$'M'.H20]-2*[$'M'.$N20])" office:value-type="float" office:value="0.00888888888888889">
            <text:p>0.00888888888889</text:p>
          </table:table-cell>
          <table:table-cell table:style-name="ACE-0x5647a382c7d8" table:formula="of:=[.$B20]*([$'M'.I20]-2*[$'M'.$N20])" office:value-type="float" office:value="0.00222222222222222">
            <text:p>0.00222222222222</text:p>
          </table:table-cell>
          <table:table-cell table:style-name="ACE-0x5647a382c7d8" table:formula="of:=[.$B20]*([$'M'.J20]-2*[$'M'.$N20])" office:value-type="float" office:value="0.00222222222222222">
            <text:p>0.00222222222222</text:p>
          </table:table-cell>
          <table:table-cell table:style-name="ACE-0x5647a382c7d8" table:formula="of:=[.$B20]*([$'M'.K20]-2*[$'M'.$N20])" office:value-type="float" office:value="-0.00444444444444444">
            <text:p>−0.00444444444444</text:p>
          </table:table-cell>
          <table:table-cell table:style-name="ACE-0x5647a382c7d8" table:formula="of:=[.$B20]*([$'M'.L20]-2*[$'M'.$N20])" office:value-type="float" office:value="0.00222222222222222">
            <text:p>0.00222222222222</text:p>
          </table:table-cell>
          <table:table-cell table:style-name="ACE-0x5647a382c7d8" table:formula="of:=[.$B20]*([$'M'.M20]-2*[$'M'.$N20])" office:value-type="float" office:value="-0.00444444444444444">
            <text:p>−0.00444444444444</text:p>
          </table:table-cell>
          <table:table-cell table:style-name="ACE-0x5647a382d490" table:formula="of:=SUM([.C20:.N20])" office:value-type="float" office:value="4.33680868994202e-18">
            <text:p>4.33680868994202E−18</text:p>
          </table:table-cell>
          <table:table-cell table:style-name="ACE-0x5647a382c7d8" table:formula="of:=SUMSQ([.C20:.N20])/12" office:value-type="float" office:value="1.72839506172839e-05">
            <text:p>1.72839506172839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20]+1" office:value-type="float" office:value="19">
            <text:p>19</text:p>
          </table:table-cell>
          <table:table-cell table:style-name="ACE-0x5647a382c7d8" table:formula="of:=-[$'Global'.B21]+(1-2*[$'M'.N21])*[$'Global'.C21]" office:value-type="float" office:value="0.0116666666666667">
            <text:p>0.01166666666667</text:p>
          </table:table-cell>
          <table:table-cell table:style-name="ACE-0x5647a382c7d8" table:formula="of:=[.$B21]*([$'M'.B21]-2*[$'M'.$N21])" office:value-type="float" office:value="-0.00194444444444445">
            <text:p>−0.00194444444444</text:p>
          </table:table-cell>
          <table:table-cell table:style-name="ACE-0x5647a382c7d8" table:formula="of:=[.$B21]*([$'M'.C21]-2*[$'M'.$N21])" office:value-type="float" office:value="0.00972222222222222">
            <text:p>0.00972222222222</text:p>
          </table:table-cell>
          <table:table-cell table:style-name="ACE-0x5647a382c7d8" table:formula="of:=[.$B21]*([$'M'.D21]-2*[$'M'.$N21])" office:value-type="float" office:value="-0.00194444444444445">
            <text:p>−0.00194444444444</text:p>
          </table:table-cell>
          <table:table-cell table:style-name="ACE-0x5647a382c7d8" table:formula="of:=[.$B21]*([$'M'.E21]-2*[$'M'.$N21])" office:value-type="float" office:value="0.00972222222222222">
            <text:p>0.00972222222222</text:p>
          </table:table-cell>
          <table:table-cell table:style-name="ACE-0x5647a382c7d8" table:formula="of:=[.$B21]*([$'M'.F21]-2*[$'M'.$N21])" office:value-type="float" office:value="-0.00194444444444445">
            <text:p>−0.00194444444444</text:p>
          </table:table-cell>
          <table:table-cell table:style-name="ACE-0x5647a382c7d8" table:formula="of:=[.$B21]*([$'M'.G21]-2*[$'M'.$N21])" office:value-type="float" office:value="-0.00194444444444445">
            <text:p>−0.00194444444444</text:p>
          </table:table-cell>
          <table:table-cell table:style-name="ACE-0x5647a382c7d8" table:formula="of:=[.$B21]*([$'M'.H21]-2*[$'M'.$N21])" office:value-type="float" office:value="-0.0136111111111111">
            <text:p>−0.01361111111111</text:p>
          </table:table-cell>
          <table:table-cell table:style-name="ACE-0x5647a382c7d8" table:formula="of:=[.$B21]*([$'M'.I21]-2*[$'M'.$N21])" office:value-type="float" office:value="0.00972222222222222">
            <text:p>0.00972222222222</text:p>
          </table:table-cell>
          <table:table-cell table:style-name="ACE-0x5647a382c7d8" table:formula="of:=[.$B21]*([$'M'.J21]-2*[$'M'.$N21])" office:value-type="float" office:value="-0.0136111111111111">
            <text:p>−0.01361111111111</text:p>
          </table:table-cell>
          <table:table-cell table:style-name="ACE-0x5647a382c7d8" table:formula="of:=[.$B21]*([$'M'.K21]-2*[$'M'.$N21])" office:value-type="float" office:value="-0.00194444444444445">
            <text:p>−0.00194444444444</text:p>
          </table:table-cell>
          <table:table-cell table:style-name="ACE-0x5647a382c7d8" table:formula="of:=[.$B21]*([$'M'.L21]-2*[$'M'.$N21])" office:value-type="float" office:value="0.00972222222222222">
            <text:p>0.00972222222222</text:p>
          </table:table-cell>
          <table:table-cell table:style-name="ACE-0x5647a382c7d8" table:formula="of:=[.$B21]*([$'M'.M21]-2*[$'M'.$N21])" office:value-type="float" office:value="-0.00194444444444445">
            <text:p>−0.00194444444444</text:p>
          </table:table-cell>
          <table:table-cell table:style-name="ACE-0x5647a382d490" table:formula="of:=SUM([.C21:.N21])" office:value-type="float" office:value="-7.37257477290143e-18">
            <text:p>−7.37257477290143E−18</text:p>
          </table:table-cell>
          <table:table-cell table:style-name="ACE-0x5647a382c7d8" table:formula="of:=SUMSQ([.C21:.N21])/12" office:value-type="float" office:value="6.42746913580247e-05">
            <text:p>6.42746913580247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21]+1" office:value-type="float" office:value="20">
            <text:p>20</text:p>
          </table:table-cell>
          <table:table-cell table:style-name="ACE-0x5647a382c7d8" table:formula="of:=-[$'Global'.B22]+(1-2*[$'M'.N22])*[$'Global'.C22]" office:value-type="float" office:value="0">
            <text:p>0</text:p>
          </table:table-cell>
          <table:table-cell table:style-name="ACE-0x5647a382c7d8" table:formula="of:=[.$B22]*([$'M'.B22]-2*[$'M'.$N22])" office:value-type="float" office:value="0">
            <text:p>0</text:p>
          </table:table-cell>
          <table:table-cell table:style-name="ACE-0x5647a382c7d8" table:formula="of:=[.$B22]*([$'M'.C22]-2*[$'M'.$N22])" office:value-type="float" office:value="0">
            <text:p>0</text:p>
          </table:table-cell>
          <table:table-cell table:style-name="ACE-0x5647a382c7d8" table:formula="of:=[.$B22]*([$'M'.D22]-2*[$'M'.$N22])" office:value-type="float" office:value="0">
            <text:p>0</text:p>
          </table:table-cell>
          <table:table-cell table:style-name="ACE-0x5647a382c7d8" table:formula="of:=[.$B22]*([$'M'.E22]-2*[$'M'.$N22])" office:value-type="float" office:value="0">
            <text:p>0</text:p>
          </table:table-cell>
          <table:table-cell table:style-name="ACE-0x5647a382c7d8" table:formula="of:=[.$B22]*([$'M'.F22]-2*[$'M'.$N22])" office:value-type="float" office:value="0">
            <text:p>0</text:p>
          </table:table-cell>
          <table:table-cell table:style-name="ACE-0x5647a382c7d8" table:formula="of:=[.$B22]*([$'M'.G22]-2*[$'M'.$N22])" office:value-type="float" office:value="0">
            <text:p>0</text:p>
          </table:table-cell>
          <table:table-cell table:style-name="ACE-0x5647a382c7d8" table:formula="of:=[.$B22]*([$'M'.H22]-2*[$'M'.$N22])" office:value-type="float" office:value="0">
            <text:p>0</text:p>
          </table:table-cell>
          <table:table-cell table:style-name="ACE-0x5647a382c7d8" table:formula="of:=[.$B22]*([$'M'.I22]-2*[$'M'.$N22])" office:value-type="float" office:value="0">
            <text:p>0</text:p>
          </table:table-cell>
          <table:table-cell table:style-name="ACE-0x5647a382c7d8" table:formula="of:=[.$B22]*([$'M'.J22]-2*[$'M'.$N22])" office:value-type="float" office:value="0">
            <text:p>0</text:p>
          </table:table-cell>
          <table:table-cell table:style-name="ACE-0x5647a382c7d8" table:formula="of:=[.$B22]*([$'M'.K22]-2*[$'M'.$N22])" office:value-type="float" office:value="0">
            <text:p>0</text:p>
          </table:table-cell>
          <table:table-cell table:style-name="ACE-0x5647a382c7d8" table:formula="of:=[.$B22]*([$'M'.L22]-2*[$'M'.$N22])" office:value-type="float" office:value="0">
            <text:p>0</text:p>
          </table:table-cell>
          <table:table-cell table:style-name="ACE-0x5647a382c7d8" table:formula="of:=[.$B22]*([$'M'.M22]-2*[$'M'.$N22])" office:value-type="float" office:value="0">
            <text:p>0</text:p>
          </table:table-cell>
          <table:table-cell table:style-name="ACE-0x5647a382d490" table:formula="of:=SUM([.C22:.N22])" office:value-type="float" office:value="0">
            <text:p>0</text:p>
          </table:table-cell>
          <table:table-cell table:style-name="ACE-0x5647a382c7d8" table:formula="of:=SUMSQ([.C22:.N22])/12" office:value-type="float" office:value="0">
            <text:p>0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22]+1" office:value-type="float" office:value="21">
            <text:p>21</text:p>
          </table:table-cell>
          <table:table-cell table:style-name="ACE-0x5647a382c7d8" table:formula="of:=-[$'Global'.B23]+(1-2*[$'M'.N23])*[$'Global'.C23]" office:value-type="float" office:value="0.015">
            <text:p>0.015</text:p>
          </table:table-cell>
          <table:table-cell table:style-name="ACE-0x5647a382c7d8" table:formula="of:=[.$B23]*([$'M'.B23]-2*[$'M'.$N23])" office:value-type="float" office:value="-0.0075">
            <text:p>−0.0075</text:p>
          </table:table-cell>
          <table:table-cell table:style-name="ACE-0x5647a382c7d8" table:formula="of:=[.$B23]*([$'M'.C23]-2*[$'M'.$N23])" office:value-type="float" office:value="-0.0075">
            <text:p>−0.0075</text:p>
          </table:table-cell>
          <table:table-cell table:style-name="ACE-0x5647a382c7d8" table:formula="of:=[.$B23]*([$'M'.D23]-2*[$'M'.$N23])" office:value-type="float" office:value="0.0075">
            <text:p>0.0075</text:p>
          </table:table-cell>
          <table:table-cell table:style-name="ACE-0x5647a382c7d8" table:formula="of:=[.$B23]*([$'M'.E23]-2*[$'M'.$N23])" office:value-type="float" office:value="0.0075">
            <text:p>0.0075</text:p>
          </table:table-cell>
          <table:table-cell table:style-name="ACE-0x5647a382c7d8" table:formula="of:=[.$B23]*([$'M'.F23]-2*[$'M'.$N23])" office:value-type="float" office:value="0.0075">
            <text:p>0.0075</text:p>
          </table:table-cell>
          <table:table-cell table:style-name="ACE-0x5647a382c7d8" table:formula="of:=[.$B23]*([$'M'.G23]-2*[$'M'.$N23])" office:value-type="float" office:value="-0.0075">
            <text:p>−0.0075</text:p>
          </table:table-cell>
          <table:table-cell table:style-name="ACE-0x5647a382c7d8" table:formula="of:=[.$B23]*([$'M'.H23]-2*[$'M'.$N23])" office:value-type="float" office:value="0.0075">
            <text:p>0.0075</text:p>
          </table:table-cell>
          <table:table-cell table:style-name="ACE-0x5647a382c7d8" table:formula="of:=[.$B23]*([$'M'.I23]-2*[$'M'.$N23])" office:value-type="float" office:value="-0.0225">
            <text:p>−0.0225</text:p>
          </table:table-cell>
          <table:table-cell table:style-name="ACE-0x5647a382c7d8" table:formula="of:=[.$B23]*([$'M'.J23]-2*[$'M'.$N23])" office:value-type="float" office:value="0.0075">
            <text:p>0.0075</text:p>
          </table:table-cell>
          <table:table-cell table:style-name="ACE-0x5647a382c7d8" table:formula="of:=[.$B23]*([$'M'.K23]-2*[$'M'.$N23])" office:value-type="float" office:value="0.0075">
            <text:p>0.0075</text:p>
          </table:table-cell>
          <table:table-cell table:style-name="ACE-0x5647a382c7d8" table:formula="of:=[.$B23]*([$'M'.L23]-2*[$'M'.$N23])" office:value-type="float" office:value="-0.0075">
            <text:p>−0.0075</text:p>
          </table:table-cell>
          <table:table-cell table:style-name="ACE-0x5647a382c7d8" table:formula="of:=[.$B23]*([$'M'.M23]-2*[$'M'.$N23])" office:value-type="float" office:value="0.0075">
            <text:p>0.0075</text:p>
          </table:table-cell>
          <table:table-cell table:style-name="ACE-0x5647a382d490" table:formula="of:=SUM([.C23:.N23])" office:value-type="float" office:value="0">
            <text:p>0</text:p>
          </table:table-cell>
          <table:table-cell table:style-name="ACE-0x5647a382c7d8" table:formula="of:=SUMSQ([.C23:.N23])/12" office:value-type="float" office:value="9.375e-05">
            <text:p>9.375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23]+1" office:value-type="float" office:value="22">
            <text:p>22</text:p>
          </table:table-cell>
          <table:table-cell table:style-name="ACE-0x5647a382c7d8" table:formula="of:=-[$'Global'.B24]+(1-2*[$'M'.N24])*[$'Global'.C24]" office:value-type="float" office:value="0.02">
            <text:p>0.02</text:p>
          </table:table-cell>
          <table:table-cell table:style-name="ACE-0x5647a382c7d8" table:formula="of:=[.$B24]*([$'M'.B24]-2*[$'M'.$N24])" office:value-type="float" office:value="0">
            <text:p>0</text:p>
          </table:table-cell>
          <table:table-cell table:style-name="ACE-0x5647a382c7d8" table:formula="of:=[.$B24]*([$'M'.C24]-2*[$'M'.$N24])" office:value-type="float" office:value="0">
            <text:p>0</text:p>
          </table:table-cell>
          <table:table-cell table:style-name="ACE-0x5647a382c7d8" table:formula="of:=[.$B24]*([$'M'.D24]-2*[$'M'.$N24])" office:value-type="float" office:value="0">
            <text:p>0</text:p>
          </table:table-cell>
          <table:table-cell table:style-name="ACE-0x5647a382c7d8" table:formula="of:=[.$B24]*([$'M'.E24]-2*[$'M'.$N24])" office:value-type="float" office:value="0">
            <text:p>0</text:p>
          </table:table-cell>
          <table:table-cell table:style-name="ACE-0x5647a382c7d8" table:formula="of:=[.$B24]*([$'M'.F24]-2*[$'M'.$N24])" office:value-type="float" office:value="0">
            <text:p>0</text:p>
          </table:table-cell>
          <table:table-cell table:style-name="ACE-0x5647a382c7d8" table:formula="of:=[.$B24]*([$'M'.G24]-2*[$'M'.$N24])" office:value-type="float" office:value="0">
            <text:p>0</text:p>
          </table:table-cell>
          <table:table-cell table:style-name="ACE-0x5647a382c7d8" table:formula="of:=[.$B24]*([$'M'.H24]-2*[$'M'.$N24])" office:value-type="float" office:value="0">
            <text:p>0</text:p>
          </table:table-cell>
          <table:table-cell table:style-name="ACE-0x5647a382c7d8" table:formula="of:=[.$B24]*([$'M'.I24]-2*[$'M'.$N24])" office:value-type="float" office:value="0">
            <text:p>0</text:p>
          </table:table-cell>
          <table:table-cell table:style-name="ACE-0x5647a382c7d8" table:formula="of:=[.$B24]*([$'M'.J24]-2*[$'M'.$N24])" office:value-type="float" office:value="0">
            <text:p>0</text:p>
          </table:table-cell>
          <table:table-cell table:style-name="ACE-0x5647a382c7d8" table:formula="of:=[.$B24]*([$'M'.K24]-2*[$'M'.$N24])" office:value-type="float" office:value="0">
            <text:p>0</text:p>
          </table:table-cell>
          <table:table-cell table:style-name="ACE-0x5647a382c7d8" table:formula="of:=[.$B24]*([$'M'.L24]-2*[$'M'.$N24])" office:value-type="float" office:value="0">
            <text:p>0</text:p>
          </table:table-cell>
          <table:table-cell table:style-name="ACE-0x5647a382c7d8" table:formula="of:=[.$B24]*([$'M'.M24]-2*[$'M'.$N24])" office:value-type="float" office:value="0">
            <text:p>0</text:p>
          </table:table-cell>
          <table:table-cell table:style-name="ACE-0x5647a382d490" table:formula="of:=SUM([.C24:.N24])" office:value-type="float" office:value="0">
            <text:p>0</text:p>
          </table:table-cell>
          <table:table-cell table:style-name="ACE-0x5647a382c7d8" table:formula="of:=SUMSQ([.C24:.N24])/12" office:value-type="float" office:value="0">
            <text:p>0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24]+1" office:value-type="float" office:value="23">
            <text:p>23</text:p>
          </table:table-cell>
          <table:table-cell table:style-name="ACE-0x5647a382c7d8" table:formula="of:=-[$'Global'.B25]+(1-2*[$'M'.N25])*[$'Global'.C25]" office:value-type="float" office:value="0.0125">
            <text:p>0.0125</text:p>
          </table:table-cell>
          <table:table-cell table:style-name="ACE-0x5647a382c7d8" table:formula="of:=[.$B25]*([$'M'.B25]-2*[$'M'.$N25])" office:value-type="float" office:value="-0.003125">
            <text:p>−0.003125</text:p>
          </table:table-cell>
          <table:table-cell table:style-name="ACE-0x5647a382c7d8" table:formula="of:=[.$B25]*([$'M'.C25]-2*[$'M'.$N25])" office:value-type="float" office:value="0.009375">
            <text:p>0.009375</text:p>
          </table:table-cell>
          <table:table-cell table:style-name="ACE-0x5647a382c7d8" table:formula="of:=[.$B25]*([$'M'.D25]-2*[$'M'.$N25])" office:value-type="float" office:value="-0.003125">
            <text:p>−0.003125</text:p>
          </table:table-cell>
          <table:table-cell table:style-name="ACE-0x5647a382c7d8" table:formula="of:=[.$B25]*([$'M'.E25]-2*[$'M'.$N25])" office:value-type="float" office:value="-0.003125">
            <text:p>−0.003125</text:p>
          </table:table-cell>
          <table:table-cell table:style-name="ACE-0x5647a382c7d8" table:formula="of:=[.$B25]*([$'M'.F25]-2*[$'M'.$N25])" office:value-type="float" office:value="-0.003125">
            <text:p>−0.003125</text:p>
          </table:table-cell>
          <table:table-cell table:style-name="ACE-0x5647a382c7d8" table:formula="of:=[.$B25]*([$'M'.G25]-2*[$'M'.$N25])" office:value-type="float" office:value="0.009375">
            <text:p>0.009375</text:p>
          </table:table-cell>
          <table:table-cell table:style-name="ACE-0x5647a382c7d8" table:formula="of:=[.$B25]*([$'M'.H25]-2*[$'M'.$N25])" office:value-type="float" office:value="-0.003125">
            <text:p>−0.003125</text:p>
          </table:table-cell>
          <table:table-cell table:style-name="ACE-0x5647a382c7d8" table:formula="of:=[.$B25]*([$'M'.I25]-2*[$'M'.$N25])" office:value-type="float" office:value="0.009375">
            <text:p>0.009375</text:p>
          </table:table-cell>
          <table:table-cell table:style-name="ACE-0x5647a382c7d8" table:formula="of:=[.$B25]*([$'M'.J25]-2*[$'M'.$N25])" office:value-type="float" office:value="-0.003125">
            <text:p>−0.003125</text:p>
          </table:table-cell>
          <table:table-cell table:style-name="ACE-0x5647a382c7d8" table:formula="of:=[.$B25]*([$'M'.K25]-2*[$'M'.$N25])" office:value-type="float" office:value="-0.003125">
            <text:p>−0.003125</text:p>
          </table:table-cell>
          <table:table-cell table:style-name="ACE-0x5647a382c7d8" table:formula="of:=[.$B25]*([$'M'.L25]-2*[$'M'.$N25])" office:value-type="float" office:value="-0.003125">
            <text:p>−0.003125</text:p>
          </table:table-cell>
          <table:table-cell table:style-name="ACE-0x5647a382c7d8" table:formula="of:=[.$B25]*([$'M'.M25]-2*[$'M'.$N25])" office:value-type="float" office:value="-0.003125">
            <text:p>−0.003125</text:p>
          </table:table-cell>
          <table:table-cell table:style-name="ACE-0x5647a382d490" table:formula="of:=SUM([.C25:.N25])" office:value-type="float" office:value="2.60208521396521e-18">
            <text:p>2.60208521396521E−18</text:p>
          </table:table-cell>
          <table:table-cell table:style-name="ACE-0x5647a382c7d8" table:formula="of:=SUMSQ([.C25:.N25])/12" office:value-type="float" office:value="2.9296875e-05">
            <text:p>2.9296875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25]+1" office:value-type="float" office:value="24">
            <text:p>24</text:p>
          </table:table-cell>
          <table:table-cell table:style-name="ACE-0x5647a382c7d8" table:formula="of:=-[$'Global'.B26]+(1-2*[$'M'.N26])*[$'Global'.C26]" office:value-type="float" office:value="0.0025">
            <text:p>0.0025</text:p>
          </table:table-cell>
          <table:table-cell table:style-name="ACE-0x5647a382c7d8" table:formula="of:=[.$B26]*([$'M'.B26]-2*[$'M'.$N26])" office:value-type="float" office:value="-0.000625">
            <text:p>−0.000625</text:p>
          </table:table-cell>
          <table:table-cell table:style-name="ACE-0x5647a382c7d8" table:formula="of:=[.$B26]*([$'M'.C26]-2*[$'M'.$N26])" office:value-type="float" office:value="0.001875">
            <text:p>0.001875</text:p>
          </table:table-cell>
          <table:table-cell table:style-name="ACE-0x5647a382c7d8" table:formula="of:=[.$B26]*([$'M'.D26]-2*[$'M'.$N26])" office:value-type="float" office:value="-0.000625">
            <text:p>−0.000625</text:p>
          </table:table-cell>
          <table:table-cell table:style-name="ACE-0x5647a382c7d8" table:formula="of:=[.$B26]*([$'M'.E26]-2*[$'M'.$N26])" office:value-type="float" office:value="0.001875">
            <text:p>0.001875</text:p>
          </table:table-cell>
          <table:table-cell table:style-name="ACE-0x5647a382c7d8" table:formula="of:=[.$B26]*([$'M'.F26]-2*[$'M'.$N26])" office:value-type="float" office:value="-0.000625">
            <text:p>−0.000625</text:p>
          </table:table-cell>
          <table:table-cell table:style-name="ACE-0x5647a382c7d8" table:formula="of:=[.$B26]*([$'M'.G26]-2*[$'M'.$N26])" office:value-type="float" office:value="0.001875">
            <text:p>0.001875</text:p>
          </table:table-cell>
          <table:table-cell table:style-name="ACE-0x5647a382c7d8" table:formula="of:=[.$B26]*([$'M'.H26]-2*[$'M'.$N26])" office:value-type="float" office:value="-0.000625">
            <text:p>−0.000625</text:p>
          </table:table-cell>
          <table:table-cell table:style-name="ACE-0x5647a382c7d8" table:formula="of:=[.$B26]*([$'M'.I26]-2*[$'M'.$N26])" office:value-type="float" office:value="-0.000625">
            <text:p>−0.000625</text:p>
          </table:table-cell>
          <table:table-cell table:style-name="ACE-0x5647a382c7d8" table:formula="of:=[.$B26]*([$'M'.J26]-2*[$'M'.$N26])" office:value-type="float" office:value="-0.000625">
            <text:p>−0.000625</text:p>
          </table:table-cell>
          <table:table-cell table:style-name="ACE-0x5647a382c7d8" table:formula="of:=[.$B26]*([$'M'.K26]-2*[$'M'.$N26])" office:value-type="float" office:value="-0.000625">
            <text:p>−0.000625</text:p>
          </table:table-cell>
          <table:table-cell table:style-name="ACE-0x5647a382c7d8" table:formula="of:=[.$B26]*([$'M'.L26]-2*[$'M'.$N26])" office:value-type="float" office:value="-0.000625">
            <text:p>−0.000625</text:p>
          </table:table-cell>
          <table:table-cell table:style-name="ACE-0x5647a382c7d8" table:formula="of:=[.$B26]*([$'M'.M26]-2*[$'M'.$N26])" office:value-type="float" office:value="-0.000625">
            <text:p>−0.000625</text:p>
          </table:table-cell>
          <table:table-cell table:style-name="ACE-0x5647a382d490" table:formula="of:=SUM([.C26:.N26])" office:value-type="float" office:value="0">
            <text:p>0</text:p>
          </table:table-cell>
          <table:table-cell table:style-name="ACE-0x5647a382c7d8" table:formula="of:=SUMSQ([.C26:.N26])/12" office:value-type="float" office:value="1.171875e-06">
            <text:p>1.171875E−06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26]+1" office:value-type="float" office:value="25">
            <text:p>25</text:p>
          </table:table-cell>
          <table:table-cell table:style-name="ACE-0x5647a382c7d8" table:formula="of:=-[$'Global'.B27]+(1-2*[$'M'.N27])*[$'Global'.C27]" office:value-type="float" office:value="0.01">
            <text:p>0.01</text:p>
          </table:table-cell>
          <table:table-cell table:style-name="ACE-0x5647a382c7d8" table:formula="of:=[.$B27]*([$'M'.B27]-2*[$'M'.$N27])" office:value-type="float" office:value="0">
            <text:p>0</text:p>
          </table:table-cell>
          <table:table-cell table:style-name="ACE-0x5647a382c7d8" table:formula="of:=[.$B27]*([$'M'.C27]-2*[$'M'.$N27])" office:value-type="float" office:value="0.01">
            <text:p>0.01</text:p>
          </table:table-cell>
          <table:table-cell table:style-name="ACE-0x5647a382c7d8" table:formula="of:=[.$B27]*([$'M'.D27]-2*[$'M'.$N27])" office:value-type="float" office:value="0">
            <text:p>0</text:p>
          </table:table-cell>
          <table:table-cell table:style-name="ACE-0x5647a382c7d8" table:formula="of:=[.$B27]*([$'M'.E27]-2*[$'M'.$N27])" office:value-type="float" office:value="0.01">
            <text:p>0.01</text:p>
          </table:table-cell>
          <table:table-cell table:style-name="ACE-0x5647a382c7d8" table:formula="of:=[.$B27]*([$'M'.F27]-2*[$'M'.$N27])" office:value-type="float" office:value="0.01">
            <text:p>0.01</text:p>
          </table:table-cell>
          <table:table-cell table:style-name="ACE-0x5647a382c7d8" table:formula="of:=[.$B27]*([$'M'.G27]-2*[$'M'.$N27])" office:value-type="float" office:value="0">
            <text:p>0</text:p>
          </table:table-cell>
          <table:table-cell table:style-name="ACE-0x5647a382c7d8" table:formula="of:=[.$B27]*([$'M'.H27]-2*[$'M'.$N27])" office:value-type="float" office:value="-0.01">
            <text:p>−0.01</text:p>
          </table:table-cell>
          <table:table-cell table:style-name="ACE-0x5647a382c7d8" table:formula="of:=[.$B27]*([$'M'.I27]-2*[$'M'.$N27])" office:value-type="float" office:value="-0.01">
            <text:p>−0.01</text:p>
          </table:table-cell>
          <table:table-cell table:style-name="ACE-0x5647a382c7d8" table:formula="of:=[.$B27]*([$'M'.J27]-2*[$'M'.$N27])" office:value-type="float" office:value="-0.01">
            <text:p>−0.01</text:p>
          </table:table-cell>
          <table:table-cell table:style-name="ACE-0x5647a382c7d8" table:formula="of:=[.$B27]*([$'M'.K27]-2*[$'M'.$N27])" office:value-type="float" office:value="0">
            <text:p>0</text:p>
          </table:table-cell>
          <table:table-cell table:style-name="ACE-0x5647a382c7d8" table:formula="of:=[.$B27]*([$'M'.L27]-2*[$'M'.$N27])" office:value-type="float" office:value="0">
            <text:p>0</text:p>
          </table:table-cell>
          <table:table-cell table:style-name="ACE-0x5647a382c7d8" table:formula="of:=[.$B27]*([$'M'.M27]-2*[$'M'.$N27])" office:value-type="float" office:value="0">
            <text:p>0</text:p>
          </table:table-cell>
          <table:table-cell table:style-name="ACE-0x5647a382d490" table:formula="of:=SUM([.C27:.N27])" office:value-type="float" office:value="0">
            <text:p>0</text:p>
          </table:table-cell>
          <table:table-cell table:style-name="ACE-0x5647a382c7d8" table:formula="of:=SUMSQ([.C27:.N27])/12" office:value-type="float" office:value="5e-05">
            <text:p>5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27]+1" office:value-type="float" office:value="26">
            <text:p>26</text:p>
          </table:table-cell>
          <table:table-cell table:style-name="ACE-0x5647a382c7d8" table:formula="of:=-[$'Global'.B28]+(1-2*[$'M'.N28])*[$'Global'.C28]" office:value-type="float" office:value="0.0108333333333333">
            <text:p>0.01083333333333</text:p>
          </table:table-cell>
          <table:table-cell table:style-name="ACE-0x5647a382c7d8" table:formula="of:=[.$B28]*([$'M'.B28]-2*[$'M'.$N28])" office:value-type="float" office:value="0.00993055555555556">
            <text:p>0.00993055555556</text:p>
          </table:table-cell>
          <table:table-cell table:style-name="ACE-0x5647a382c7d8" table:formula="of:=[.$B28]*([$'M'.C28]-2*[$'M'.$N28])" office:value-type="float" office:value="-0.0117361111111111">
            <text:p>−0.01173611111111</text:p>
          </table:table-cell>
          <table:table-cell table:style-name="ACE-0x5647a382c7d8" table:formula="of:=[.$B28]*([$'M'.D28]-2*[$'M'.$N28])" office:value-type="float" office:value="-0.000902777777777777">
            <text:p>−0.00090277777778</text:p>
          </table:table-cell>
          <table:table-cell table:style-name="ACE-0x5647a382c7d8" table:formula="of:=[.$B28]*([$'M'.E28]-2*[$'M'.$N28])" office:value-type="float" office:value="0.00993055555555556">
            <text:p>0.00993055555556</text:p>
          </table:table-cell>
          <table:table-cell table:style-name="ACE-0x5647a382c7d8" table:formula="of:=[.$B28]*([$'M'.F28]-2*[$'M'.$N28])" office:value-type="float" office:value="-0.000902777777777777">
            <text:p>−0.00090277777778</text:p>
          </table:table-cell>
          <table:table-cell table:style-name="ACE-0x5647a382c7d8" table:formula="of:=[.$B28]*([$'M'.G28]-2*[$'M'.$N28])" office:value-type="float" office:value="-0.0117361111111111">
            <text:p>−0.01173611111111</text:p>
          </table:table-cell>
          <table:table-cell table:style-name="ACE-0x5647a382c7d8" table:formula="of:=[.$B28]*([$'M'.H28]-2*[$'M'.$N28])" office:value-type="float" office:value="-0.0117361111111111">
            <text:p>−0.01173611111111</text:p>
          </table:table-cell>
          <table:table-cell table:style-name="ACE-0x5647a382c7d8" table:formula="of:=[.$B28]*([$'M'.I28]-2*[$'M'.$N28])" office:value-type="float" office:value="0.00993055555555556">
            <text:p>0.00993055555556</text:p>
          </table:table-cell>
          <table:table-cell table:style-name="ACE-0x5647a382c7d8" table:formula="of:=[.$B28]*([$'M'.J28]-2*[$'M'.$N28])" office:value-type="float" office:value="-0.000902777777777777">
            <text:p>−0.00090277777778</text:p>
          </table:table-cell>
          <table:table-cell table:style-name="ACE-0x5647a382c7d8" table:formula="of:=[.$B28]*([$'M'.K28]-2*[$'M'.$N28])" office:value-type="float" office:value="-0.000902777777777777">
            <text:p>−0.00090277777778</text:p>
          </table:table-cell>
          <table:table-cell table:style-name="ACE-0x5647a382c7d8" table:formula="of:=[.$B28]*([$'M'.L28]-2*[$'M'.$N28])" office:value-type="float" office:value="0.00993055555555556">
            <text:p>0.00993055555556</text:p>
          </table:table-cell>
          <table:table-cell table:style-name="ACE-0x5647a382c7d8" table:formula="of:=[.$B28]*([$'M'.M28]-2*[$'M'.$N28])" office:value-type="float" office:value="-0.000902777777777777">
            <text:p>−0.00090277777778</text:p>
          </table:table-cell>
          <table:table-cell table:style-name="ACE-0x5647a382d490" table:formula="of:=SUM([.C28:.N28])" office:value-type="float" office:value="1.22514845490862e-17">
            <text:p>1.22514845490862E−17</text:p>
          </table:table-cell>
          <table:table-cell table:style-name="ACE-0x5647a382c7d8" table:formula="of:=SUMSQ([.C28:.N28])/12" office:value-type="float" office:value="6.76456404320988e-05">
            <text:p>6.76456404320988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28]+1" office:value-type="float" office:value="27">
            <text:p>27</text:p>
          </table:table-cell>
          <table:table-cell table:style-name="ACE-0x5647a382c7d8" table:formula="of:=-[$'Global'.B29]+(1-2*[$'M'.N29])*[$'Global'.C29]" office:value-type="float" office:value="0.00583333333333333">
            <text:p>0.00583333333333</text:p>
          </table:table-cell>
          <table:table-cell table:style-name="ACE-0x5647a382c7d8" table:formula="of:=[.$B29]*([$'M'.B29]-2*[$'M'.$N29])" office:value-type="float" office:value="0.00826388888888889">
            <text:p>0.00826388888889</text:p>
          </table:table-cell>
          <table:table-cell table:style-name="ACE-0x5647a382c7d8" table:formula="of:=[.$B29]*([$'M'.C29]-2*[$'M'.$N29])" office:value-type="float" office:value="-0.00340277777777778">
            <text:p>−0.00340277777778</text:p>
          </table:table-cell>
          <table:table-cell table:style-name="ACE-0x5647a382c7d8" table:formula="of:=[.$B29]*([$'M'.D29]-2*[$'M'.$N29])" office:value-type="float" office:value="0.00243055555555556">
            <text:p>0.00243055555556</text:p>
          </table:table-cell>
          <table:table-cell table:style-name="ACE-0x5647a382c7d8" table:formula="of:=[.$B29]*([$'M'.E29]-2*[$'M'.$N29])" office:value-type="float" office:value="-0.00340277777777778">
            <text:p>−0.00340277777778</text:p>
          </table:table-cell>
          <table:table-cell table:style-name="ACE-0x5647a382c7d8" table:formula="of:=[.$B29]*([$'M'.F29]-2*[$'M'.$N29])" office:value-type="float" office:value="0.00243055555555556">
            <text:p>0.00243055555556</text:p>
          </table:table-cell>
          <table:table-cell table:style-name="ACE-0x5647a382c7d8" table:formula="of:=[.$B29]*([$'M'.G29]-2*[$'M'.$N29])" office:value-type="float" office:value="-0.00340277777777778">
            <text:p>−0.00340277777778</text:p>
          </table:table-cell>
          <table:table-cell table:style-name="ACE-0x5647a382c7d8" table:formula="of:=[.$B29]*([$'M'.H29]-2*[$'M'.$N29])" office:value-type="float" office:value="-0.00340277777777778">
            <text:p>−0.00340277777778</text:p>
          </table:table-cell>
          <table:table-cell table:style-name="ACE-0x5647a382c7d8" table:formula="of:=[.$B29]*([$'M'.I29]-2*[$'M'.$N29])" office:value-type="float" office:value="0.00826388888888889">
            <text:p>0.00826388888889</text:p>
          </table:table-cell>
          <table:table-cell table:style-name="ACE-0x5647a382c7d8" table:formula="of:=[.$B29]*([$'M'.J29]-2*[$'M'.$N29])" office:value-type="float" office:value="-0.00340277777777778">
            <text:p>−0.00340277777778</text:p>
          </table:table-cell>
          <table:table-cell table:style-name="ACE-0x5647a382c7d8" table:formula="of:=[.$B29]*([$'M'.K29]-2*[$'M'.$N29])" office:value-type="float" office:value="-0.00340277777777778">
            <text:p>−0.00340277777778</text:p>
          </table:table-cell>
          <table:table-cell table:style-name="ACE-0x5647a382c7d8" table:formula="of:=[.$B29]*([$'M'.L29]-2*[$'M'.$N29])" office:value-type="float" office:value="-0.00340277777777778">
            <text:p>−0.00340277777778</text:p>
          </table:table-cell>
          <table:table-cell table:style-name="ACE-0x5647a382c7d8" table:formula="of:=[.$B29]*([$'M'.M29]-2*[$'M'.$N29])" office:value-type="float" office:value="0.00243055555555556">
            <text:p>0.00243055555556</text:p>
          </table:table-cell>
          <table:table-cell table:style-name="ACE-0x5647a382d490" table:formula="of:=SUM([.C29:.N29])" office:value-type="float" office:value="-2.60208521396521e-18">
            <text:p>−2.60208521396521E−18</text:p>
          </table:table-cell>
          <table:table-cell table:style-name="ACE-0x5647a382c7d8" table:formula="of:=SUMSQ([.C29:.N29])/12" office:value-type="float" office:value="1.96132330246914e-05">
            <text:p>1.96132330246914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29]+1" office:value-type="float" office:value="28">
            <text:p>28</text:p>
          </table:table-cell>
          <table:table-cell table:style-name="ACE-0x5647a382c7d8" table:formula="of:=-[$'Global'.B30]+(1-2*[$'M'.N30])*[$'Global'.C30]" office:value-type="float" office:value="0.0125">
            <text:p>0.0125</text:p>
          </table:table-cell>
          <table:table-cell table:style-name="ACE-0x5647a382c7d8" table:formula="of:=[.$B30]*([$'M'.B30]-2*[$'M'.$N30])" office:value-type="float" office:value="-0.003125">
            <text:p>−0.003125</text:p>
          </table:table-cell>
          <table:table-cell table:style-name="ACE-0x5647a382c7d8" table:formula="of:=[.$B30]*([$'M'.C30]-2*[$'M'.$N30])" office:value-type="float" office:value="0.009375">
            <text:p>0.009375</text:p>
          </table:table-cell>
          <table:table-cell table:style-name="ACE-0x5647a382c7d8" table:formula="of:=[.$B30]*([$'M'.D30]-2*[$'M'.$N30])" office:value-type="float" office:value="-0.003125">
            <text:p>−0.003125</text:p>
          </table:table-cell>
          <table:table-cell table:style-name="ACE-0x5647a382c7d8" table:formula="of:=[.$B30]*([$'M'.E30]-2*[$'M'.$N30])" office:value-type="float" office:value="0.009375">
            <text:p>0.009375</text:p>
          </table:table-cell>
          <table:table-cell table:style-name="ACE-0x5647a382c7d8" table:formula="of:=[.$B30]*([$'M'.F30]-2*[$'M'.$N30])" office:value-type="float" office:value="-0.003125">
            <text:p>−0.003125</text:p>
          </table:table-cell>
          <table:table-cell table:style-name="ACE-0x5647a382c7d8" table:formula="of:=[.$B30]*([$'M'.G30]-2*[$'M'.$N30])" office:value-type="float" office:value="0.009375">
            <text:p>0.009375</text:p>
          </table:table-cell>
          <table:table-cell table:style-name="ACE-0x5647a382c7d8" table:formula="of:=[.$B30]*([$'M'.H30]-2*[$'M'.$N30])" office:value-type="float" office:value="-0.003125">
            <text:p>−0.003125</text:p>
          </table:table-cell>
          <table:table-cell table:style-name="ACE-0x5647a382c7d8" table:formula="of:=[.$B30]*([$'M'.I30]-2*[$'M'.$N30])" office:value-type="float" office:value="-0.015625">
            <text:p>−0.015625</text:p>
          </table:table-cell>
          <table:table-cell table:style-name="ACE-0x5647a382c7d8" table:formula="of:=[.$B30]*([$'M'.J30]-2*[$'M'.$N30])" office:value-type="float" office:value="0.009375">
            <text:p>0.009375</text:p>
          </table:table-cell>
          <table:table-cell table:style-name="ACE-0x5647a382c7d8" table:formula="of:=[.$B30]*([$'M'.K30]-2*[$'M'.$N30])" office:value-type="float" office:value="-0.003125">
            <text:p>−0.003125</text:p>
          </table:table-cell>
          <table:table-cell table:style-name="ACE-0x5647a382c7d8" table:formula="of:=[.$B30]*([$'M'.L30]-2*[$'M'.$N30])" office:value-type="float" office:value="-0.003125">
            <text:p>−0.003125</text:p>
          </table:table-cell>
          <table:table-cell table:style-name="ACE-0x5647a382c7d8" table:formula="of:=[.$B30]*([$'M'.M30]-2*[$'M'.$N30])" office:value-type="float" office:value="-0.003125">
            <text:p>−0.003125</text:p>
          </table:table-cell>
          <table:table-cell table:style-name="ACE-0x5647a382d490" table:formula="of:=SUM([.C30:.N30])" office:value-type="float" office:value="4.33680868994202e-18">
            <text:p>4.33680868994202E−18</text:p>
          </table:table-cell>
          <table:table-cell table:style-name="ACE-0x5647a382c7d8" table:formula="of:=SUMSQ([.C30:.N30])/12" office:value-type="float" office:value="5.53385416666667e-05">
            <text:p>5.53385416666667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30]+1" office:value-type="float" office:value="29">
            <text:p>29</text:p>
          </table:table-cell>
          <table:table-cell table:style-name="ACE-0x5647a382c7d8" table:formula="of:=-[$'Global'.B31]+(1-2*[$'M'.N31])*[$'Global'.C31]" office:value-type="float" office:value="0.0183333333333333">
            <text:p>0.01833333333333</text:p>
          </table:table-cell>
          <table:table-cell table:style-name="ACE-0x5647a382c7d8" table:formula="of:=[.$B31]*([$'M'.B31]-2*[$'M'.$N31])" office:value-type="float" office:value="0.00305555555555556">
            <text:p>0.00305555555556</text:p>
          </table:table-cell>
          <table:table-cell table:style-name="ACE-0x5647a382c7d8" table:formula="of:=[.$B31]*([$'M'.C31]-2*[$'M'.$N31])" office:value-type="float" office:value="0.00305555555555556">
            <text:p>0.00305555555556</text:p>
          </table:table-cell>
          <table:table-cell table:style-name="ACE-0x5647a382c7d8" table:formula="of:=[.$B31]*([$'M'.D31]-2*[$'M'.$N31])" office:value-type="float" office:value="0.00305555555555556">
            <text:p>0.00305555555556</text:p>
          </table:table-cell>
          <table:table-cell table:style-name="ACE-0x5647a382c7d8" table:formula="of:=[.$B31]*([$'M'.E31]-2*[$'M'.$N31])" office:value-type="float" office:value="-0.0152777777777778">
            <text:p>−0.01527777777778</text:p>
          </table:table-cell>
          <table:table-cell table:style-name="ACE-0x5647a382c7d8" table:formula="of:=[.$B31]*([$'M'.F31]-2*[$'M'.$N31])" office:value-type="float" office:value="0.00305555555555556">
            <text:p>0.00305555555556</text:p>
          </table:table-cell>
          <table:table-cell table:style-name="ACE-0x5647a382c7d8" table:formula="of:=[.$B31]*([$'M'.G31]-2*[$'M'.$N31])" office:value-type="float" office:value="0.00305555555555556">
            <text:p>0.00305555555556</text:p>
          </table:table-cell>
          <table:table-cell table:style-name="ACE-0x5647a382c7d8" table:formula="of:=[.$B31]*([$'M'.H31]-2*[$'M'.$N31])" office:value-type="float" office:value="0.00305555555555556">
            <text:p>0.00305555555556</text:p>
          </table:table-cell>
          <table:table-cell table:style-name="ACE-0x5647a382c7d8" table:formula="of:=[.$B31]*([$'M'.I31]-2*[$'M'.$N31])" office:value-type="float" office:value="-0.0152777777777778">
            <text:p>−0.01527777777778</text:p>
          </table:table-cell>
          <table:table-cell table:style-name="ACE-0x5647a382c7d8" table:formula="of:=[.$B31]*([$'M'.J31]-2*[$'M'.$N31])" office:value-type="float" office:value="0.00305555555555556">
            <text:p>0.00305555555556</text:p>
          </table:table-cell>
          <table:table-cell table:style-name="ACE-0x5647a382c7d8" table:formula="of:=[.$B31]*([$'M'.K31]-2*[$'M'.$N31])" office:value-type="float" office:value="0.00305555555555556">
            <text:p>0.00305555555556</text:p>
          </table:table-cell>
          <table:table-cell table:style-name="ACE-0x5647a382c7d8" table:formula="of:=[.$B31]*([$'M'.L31]-2*[$'M'.$N31])" office:value-type="float" office:value="0.00305555555555556">
            <text:p>0.00305555555556</text:p>
          </table:table-cell>
          <table:table-cell table:style-name="ACE-0x5647a382c7d8" table:formula="of:=[.$B31]*([$'M'.M31]-2*[$'M'.$N31])" office:value-type="float" office:value="0.00305555555555556">
            <text:p>0.00305555555556</text:p>
          </table:table-cell>
          <table:table-cell table:style-name="ACE-0x5647a382d490" table:formula="of:=SUM([.C31:.N31])" office:value-type="float" office:value="1.56125112837913e-17">
            <text:p>1.56125112837913E−17</text:p>
          </table:table-cell>
          <table:table-cell table:style-name="ACE-0x5647a382c7d8" table:formula="of:=SUMSQ([.C31:.N31])/12" office:value-type="float" office:value="4.66820987654321e-05">
            <text:p>4.66820987654321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31]+1" office:value-type="float" office:value="30">
            <text:p>30</text:p>
          </table:table-cell>
          <table:table-cell table:style-name="ACE-0x5647a382c7d8" table:formula="of:=-[$'Global'.B32]+(1-2*[$'M'.N32])*[$'Global'.C32]" office:value-type="float" office:value="0.02">
            <text:p>0.02</text:p>
          </table:table-cell>
          <table:table-cell table:style-name="ACE-0x5647a382c7d8" table:formula="of:=[.$B32]*([$'M'.B32]-2*[$'M'.$N32])" office:value-type="float" office:value="0">
            <text:p>0</text:p>
          </table:table-cell>
          <table:table-cell table:style-name="ACE-0x5647a382c7d8" table:formula="of:=[.$B32]*([$'M'.C32]-2*[$'M'.$N32])" office:value-type="float" office:value="0">
            <text:p>0</text:p>
          </table:table-cell>
          <table:table-cell table:style-name="ACE-0x5647a382c7d8" table:formula="of:=[.$B32]*([$'M'.D32]-2*[$'M'.$N32])" office:value-type="float" office:value="0">
            <text:p>0</text:p>
          </table:table-cell>
          <table:table-cell table:style-name="ACE-0x5647a382c7d8" table:formula="of:=[.$B32]*([$'M'.E32]-2*[$'M'.$N32])" office:value-type="float" office:value="0">
            <text:p>0</text:p>
          </table:table-cell>
          <table:table-cell table:style-name="ACE-0x5647a382c7d8" table:formula="of:=[.$B32]*([$'M'.F32]-2*[$'M'.$N32])" office:value-type="float" office:value="0">
            <text:p>0</text:p>
          </table:table-cell>
          <table:table-cell table:style-name="ACE-0x5647a382c7d8" table:formula="of:=[.$B32]*([$'M'.G32]-2*[$'M'.$N32])" office:value-type="float" office:value="0">
            <text:p>0</text:p>
          </table:table-cell>
          <table:table-cell table:style-name="ACE-0x5647a382c7d8" table:formula="of:=[.$B32]*([$'M'.H32]-2*[$'M'.$N32])" office:value-type="float" office:value="0">
            <text:p>0</text:p>
          </table:table-cell>
          <table:table-cell table:style-name="ACE-0x5647a382c7d8" table:formula="of:=[.$B32]*([$'M'.I32]-2*[$'M'.$N32])" office:value-type="float" office:value="0">
            <text:p>0</text:p>
          </table:table-cell>
          <table:table-cell table:style-name="ACE-0x5647a382c7d8" table:formula="of:=[.$B32]*([$'M'.J32]-2*[$'M'.$N32])" office:value-type="float" office:value="0">
            <text:p>0</text:p>
          </table:table-cell>
          <table:table-cell table:style-name="ACE-0x5647a382c7d8" table:formula="of:=[.$B32]*([$'M'.K32]-2*[$'M'.$N32])" office:value-type="float" office:value="0">
            <text:p>0</text:p>
          </table:table-cell>
          <table:table-cell table:style-name="ACE-0x5647a382c7d8" table:formula="of:=[.$B32]*([$'M'.L32]-2*[$'M'.$N32])" office:value-type="float" office:value="0">
            <text:p>0</text:p>
          </table:table-cell>
          <table:table-cell table:style-name="ACE-0x5647a382c7d8" table:formula="of:=[.$B32]*([$'M'.M32]-2*[$'M'.$N32])" office:value-type="float" office:value="0">
            <text:p>0</text:p>
          </table:table-cell>
          <table:table-cell table:style-name="ACE-0x5647a382d490" table:formula="of:=SUM([.C32:.N32])" office:value-type="float" office:value="0">
            <text:p>0</text:p>
          </table:table-cell>
          <table:table-cell table:style-name="ACE-0x5647a382c7d8" table:formula="of:=SUMSQ([.C32:.N32])/12" office:value-type="float" office:value="0">
            <text:p>0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c7d8" table:formula="of:=[.A32]+1" office:value-type="float" office:value="31">
            <text:p>31</text:p>
          </table:table-cell>
          <table:table-cell table:style-name="ACE-0x5647a382c7d8" table:formula="of:=-[$'Global'.B33]+(1-2*[$'M'.N33])*[$'Global'.C33]" office:value-type="float" office:value="0.00916666666666667">
            <text:p>0.00916666666667</text:p>
          </table:table-cell>
          <table:table-cell table:style-name="ACE-0x5647a382c7d8" table:formula="of:=[.$B33]*([$'M'.B33]-2*[$'M'.$N33])" office:value-type="float" office:value="0.000763888888888889">
            <text:p>0.00076388888889</text:p>
          </table:table-cell>
          <table:table-cell table:style-name="ACE-0x5647a382c7d8" table:formula="of:=[.$B33]*([$'M'.C33]-2*[$'M'.$N33])" office:value-type="float" office:value="0.00993055555555556">
            <text:p>0.00993055555556</text:p>
          </table:table-cell>
          <table:table-cell table:style-name="ACE-0x5647a382c7d8" table:formula="of:=[.$B33]*([$'M'.D33]-2*[$'M'.$N33])" office:value-type="float" office:value="-0.00840277777777778">
            <text:p>−0.00840277777778</text:p>
          </table:table-cell>
          <table:table-cell table:style-name="ACE-0x5647a382c7d8" table:formula="of:=[.$B33]*([$'M'.E33]-2*[$'M'.$N33])" office:value-type="float" office:value="0.000763888888888889">
            <text:p>0.00076388888889</text:p>
          </table:table-cell>
          <table:table-cell table:style-name="ACE-0x5647a382c7d8" table:formula="of:=[.$B33]*([$'M'.F33]-2*[$'M'.$N33])" office:value-type="float" office:value="0.000763888888888889">
            <text:p>0.00076388888889</text:p>
          </table:table-cell>
          <table:table-cell table:style-name="ACE-0x5647a382c7d8" table:formula="of:=[.$B33]*([$'M'.G33]-2*[$'M'.$N33])" office:value-type="float" office:value="0.00993055555555556">
            <text:p>0.00993055555556</text:p>
          </table:table-cell>
          <table:table-cell table:style-name="ACE-0x5647a382c7d8" table:formula="of:=[.$B33]*([$'M'.H33]-2*[$'M'.$N33])" office:value-type="float" office:value="0.000763888888888889">
            <text:p>0.00076388888889</text:p>
          </table:table-cell>
          <table:table-cell table:style-name="ACE-0x5647a382c7d8" table:formula="of:=[.$B33]*([$'M'.I33]-2*[$'M'.$N33])" office:value-type="float" office:value="0.000763888888888889">
            <text:p>0.00076388888889</text:p>
          </table:table-cell>
          <table:table-cell table:style-name="ACE-0x5647a382c7d8" table:formula="of:=[.$B33]*([$'M'.J33]-2*[$'M'.$N33])" office:value-type="float" office:value="-0.00840277777777778">
            <text:p>−0.00840277777778</text:p>
          </table:table-cell>
          <table:table-cell table:style-name="ACE-0x5647a382c7d8" table:formula="of:=[.$B33]*([$'M'.K33]-2*[$'M'.$N33])" office:value-type="float" office:value="0.000763888888888889">
            <text:p>0.00076388888889</text:p>
          </table:table-cell>
          <table:table-cell table:style-name="ACE-0x5647a382c7d8" table:formula="of:=[.$B33]*([$'M'.L33]-2*[$'M'.$N33])" office:value-type="float" office:value="0.000763888888888889">
            <text:p>0.00076388888889</text:p>
          </table:table-cell>
          <table:table-cell table:style-name="ACE-0x5647a382c7d8" table:formula="of:=[.$B33]*([$'M'.M33]-2*[$'M'.$N33])" office:value-type="float" office:value="-0.00840277777777778">
            <text:p>−0.00840277777778</text:p>
          </table:table-cell>
          <table:table-cell table:style-name="ACE-0x5647a382d490" table:formula="of:=SUM([.C33:.N33])" office:value-type="float" office:value="4.55364912443912e-18">
            <text:p>4.55364912443912E−18</text:p>
          </table:table-cell>
          <table:table-cell table:style-name="ACE-0x5647a382c7d8" table:formula="of:=SUMSQ([.C33:.N33])/12" office:value-type="float" office:value="3.44280478395062e-05">
            <text:p>3.44280478395062E−05</text:p>
          </table:table-cell>
          <table:table-cell table:number-columns-repeated="112" table:style-name="ACE-0x5647a3829870"/>
        </table:table-row>
        <table:table-row table:style-name="AROW-2">
          <table:table-cell table:style-name="ACE-0x5647a382a400"/>
          <table:table-cell table:number-columns-repeated="13" table:style-name="ACE-0x5647a3829870"/>
          <table:table-cell table:style-name="ACE-0x5647a382a778"/>
          <table:table-cell table:number-columns-repeated="113" table:style-name="ACE-0x5647a3829870"/>
        </table:table-row>
        <table:table-row table:style-name="AROW-2">
          <table:table-cell table:number-columns-repeated="2" table:style-name="ACE-0x5647a3829870"/>
          <table:table-cell table:style-name="ACE-0x5647a3829870" table:formula="of:=COVAR([.C2:.C33];[.D2:.D33])/VAR([.C2:.N33])" office:value-type="float" office:value="-0.0089879743615204">
            <text:p>−0.00898797436152</text:p>
          </table:table-cell>
          <table:table-cell table:number-columns-repeated="11" table:style-name="ACE-0x5647a3829870"/>
          <table:table-cell table:style-name="ACE-0x5647a382a778"/>
          <table:table-cell table:number-columns-repeated="113" table:style-name="ACE-0x5647a3829870"/>
        </table:table-row>
        <table:table-row table:style-name="AROW-1" table:number-rows-repeated="1048541">
          <table:table-cell table:number-columns-repeated="128"/>
        </table:table-row>
        <table:named-expressions>
          <table:named-expression table:name="Print_Area" table:expression="of:=#REF!" table:base-cell-address="$'Beta'.$A$1"/>
          <table:named-expression table:name="Sheet_Title" table:expression="of:=&quot;Beta&quot;" table:base-cell-address="$'Beta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Delta" table:style-name="ta-0x5647a387a3f0" table:print="true">
        <office:forms form:automatic-focus="false" form:apply-design-mode="false">
          <form:form/>
        </office:forms>
        <table:table-column table:default-cell-style-name="ACE-0x5647a3829998" table:style-name="ACOL-6"/>
        <table:table-column table:default-cell-style-name="ACE-0x5647a3829998" table:style-name="ACOL-1" table:number-columns-repeated="12"/>
        <table:table-column table:default-cell-style-name="ACE-0x5647a3829998" table:style-name="ACOL-0" table:number-columns-repeated="115"/>
        <table:table-row table:style-name="AROW-2">
          <table:table-cell table:style-name="ACE-0x5647a3829998" office:value-type="string">
            <text:p>mean D</text:p>
          </table:table-cell>
          <table:table-cell table:style-name="ACE-0x5647a3829998" office:value-type="float" office:value="1">
            <text:p>1</text:p>
          </table:table-cell>
          <table:table-cell table:style-name="ACE-0x5647a3829998" table:formula="of:=[.B1]+1" office:value-type="float" office:value="2">
            <text:p>2</text:p>
          </table:table-cell>
          <table:table-cell table:style-name="ACE-0x5647a3829998" table:formula="of:=[.C1]+1" office:value-type="float" office:value="3">
            <text:p>3</text:p>
          </table:table-cell>
          <table:table-cell table:style-name="ACE-0x5647a3829998" table:formula="of:=[.D1]+1" office:value-type="float" office:value="4">
            <text:p>4</text:p>
          </table:table-cell>
          <table:table-cell table:style-name="ACE-0x5647a3829998" table:formula="of:=[.E1]+1" office:value-type="float" office:value="5">
            <text:p>5</text:p>
          </table:table-cell>
          <table:table-cell table:style-name="ACE-0x5647a3829998" table:formula="of:=[.F1]+1" office:value-type="float" office:value="6">
            <text:p>6</text:p>
          </table:table-cell>
          <table:table-cell table:style-name="ACE-0x5647a3829998" table:formula="of:=[.G1]+1" office:value-type="float" office:value="7">
            <text:p>7</text:p>
          </table:table-cell>
          <table:table-cell table:style-name="ACE-0x5647a3829998" table:formula="of:=[.H1]+1" office:value-type="float" office:value="8">
            <text:p>8</text:p>
          </table:table-cell>
          <table:table-cell table:style-name="ACE-0x5647a3829998" table:formula="of:=[.I1]+1" office:value-type="float" office:value="9">
            <text:p>9</text:p>
          </table:table-cell>
          <table:table-cell table:style-name="ACE-0x5647a3829998" table:formula="of:=[.J1]+1" office:value-type="float" office:value="10">
            <text:p>10</text:p>
          </table:table-cell>
          <table:table-cell table:style-name="ACE-0x5647a3829998" table:formula="of:=[.K1]+1" office:value-type="float" office:value="11">
            <text:p>11</text:p>
          </table:table-cell>
          <table:table-cell table:style-name="ACE-0x5647a3829998" table:formula="of:=[.L1]+1" office:value-type="float" office:value="12">
            <text:p>12</text:p>
          </table:table-cell>
          <table:table-cell table:number-columns-repeated="115" table:style-name="ACE-0x5647a3829998"/>
        </table:table-row>
        <table:table-row table:style-name="AROW-2">
          <table:table-cell table:style-name="ACE-0x5647a3829998" office:value-type="float" office:value="1">
            <text:p>1</text:p>
          </table:table-cell>
          <table:table-cell table:style-name="ACE-0x5647a3829998" table:formula="of:=2*[$'Global'.$C2]*([$'M1'.B2]-[.$A2])*([$'M2'.B2]-[.$A2])" office:value-type="float" office:value="-0.02">
            <text:p>−0.02</text:p>
          </table:table-cell>
          <table:table-cell table:style-name="ACE-0x5647a3829998" table:formula="of:=2*[$'Global'.$C2]*([$'M1'.C2]-[.$A2])*([$'M2'.C2]-[.$A2])" office:value-type="float" office:value="-0">
            <text:p>0</text:p>
          </table:table-cell>
          <table:table-cell table:style-name="ACE-0x5647a3829998" table:formula="of:=2*[$'Global'.$C2]*([$'M1'.D2]-[.$A2])*([$'M2'.D2]-[.$A2])" office:value-type="float" office:value="-0.02">
            <text:p>−0.02</text:p>
          </table:table-cell>
          <table:table-cell table:style-name="ACE-0x5647a3829998" table:formula="of:=2*[$'Global'.$C2]*([$'M1'.E2]-[.$A2])*([$'M2'.E2]-[.$A2])" office:value-type="float" office:value="-0.02">
            <text:p>−0.02</text:p>
          </table:table-cell>
          <table:table-cell table:style-name="ACE-0x5647a3829998" table:formula="of:=2*[$'Global'.$C2]*([$'M1'.F2]-[.$A2])*([$'M2'.F2]-[.$A2])" office:value-type="float" office:value="-0.02">
            <text:p>−0.02</text:p>
          </table:table-cell>
          <table:table-cell table:style-name="ACE-0x5647a3829998" table:formula="of:=2*[$'Global'.$C2]*([$'M1'.G2]-[.$A2])*([$'M2'.G2]-[.$A2])" office:value-type="float" office:value="-0.02">
            <text:p>−0.02</text:p>
          </table:table-cell>
          <table:table-cell table:style-name="ACE-0x5647a3829998" table:formula="of:=2*[$'Global'.$C2]*([$'M1'.H2]-[.$A2])*([$'M2'.H2]-[.$A2])" office:value-type="float" office:value="-0.02">
            <text:p>−0.02</text:p>
          </table:table-cell>
          <table:table-cell table:style-name="ACE-0x5647a3829998" table:formula="of:=2*[$'Global'.$C2]*([$'M1'.I2]-[.$A2])*([$'M2'.I2]-[.$A2])" office:value-type="float" office:value="0">
            <text:p>0</text:p>
          </table:table-cell>
          <table:table-cell table:style-name="ACE-0x5647a3829998" table:formula="of:=2*[$'Global'.$C2]*([$'M1'.J2]-[.$A2])*([$'M2'.J2]-[.$A2])" office:value-type="float" office:value="-0.02">
            <text:p>−0.02</text:p>
          </table:table-cell>
          <table:table-cell table:style-name="ACE-0x5647a3829998" table:formula="of:=2*[$'Global'.$C2]*([$'M1'.K2]-[.$A2])*([$'M2'.K2]-[.$A2])" office:value-type="float" office:value="-0.02">
            <text:p>−0.02</text:p>
          </table:table-cell>
          <table:table-cell table:style-name="ACE-0x5647a3829998" table:formula="of:=2*[$'Global'.$C2]*([$'M1'.L2]-[.$A2])*([$'M2'.L2]-[.$A2])" office:value-type="float" office:value="-0.02">
            <text:p>−0.02</text:p>
          </table:table-cell>
          <table:table-cell table:style-name="ACE-0x5647a3829998" table:formula="of:=2*[$'Global'.$C2]*([$'M1'.M2]-[.$A2])*([$'M2'.M2]-[.$A2])" office:value-type="float" office:value="-0.02">
            <text:p>−0.02</text:p>
          </table:table-cell>
          <table:table-cell table:number-columns-repeated="115" table:style-name="ACE-0x5647a3829998"/>
        </table:table-row>
        <table:table-row table:style-name="AROW-1" table:number-rows-repeated="126">
          <table:table-cell table:number-columns-repeated="128"/>
        </table:table-row>
        <table:named-expressions>
          <table:named-expression table:name="Print_Area" table:expression="of:=#REF!" table:base-cell-address="$'Delta'.$A$1"/>
          <table:named-expression table:name="Sheet_Title" table:expression="of:=&quot;Delta&quot;" table:base-cell-address="$'Del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M1" table:style-name="ta-0x5647a387a5e0" table:print="true">
        <office:forms form:automatic-focus="false" form:apply-design-mode="false">
          <form:form/>
        </office:forms>
        <table:table-column table:default-cell-style-name="ACE-0x5647a3829ac0" table:style-name="ACOL-0"/>
        <table:table-column table:default-cell-style-name="ACE-0x5647a3829ac0" table:style-name="ACOL-1" table:number-columns-repeated="12"/>
        <table:table-column table:default-cell-style-name="ACE-0x5647a3829ac0" table:style-name="ACOL-0" table:number-columns-repeated="115"/>
        <table:table-row table:style-name="AROW-1">
          <table:table-cell table:style-name="ACE-0x5647a3829ac0"/>
          <table:table-cell table:style-name="ACE-0x5647a3829ac0" office:value-type="float" office:value="1">
            <text:p>1</text:p>
          </table:table-cell>
          <table:table-cell table:style-name="ACE-0x5647a3829ac0" table:formula="of:=[.B1]+1" office:value-type="float" office:value="2">
            <text:p>2</text:p>
          </table:table-cell>
          <table:table-cell table:style-name="ACE-0x5647a3829ac0" table:formula="of:=[.C1]+1" office:value-type="float" office:value="3">
            <text:p>3</text:p>
          </table:table-cell>
          <table:table-cell table:style-name="ACE-0x5647a3829ac0" table:formula="of:=[.D1]+1" office:value-type="float" office:value="4">
            <text:p>4</text:p>
          </table:table-cell>
          <table:table-cell table:style-name="ACE-0x5647a3829ac0" table:formula="of:=[.E1]+1" office:value-type="float" office:value="5">
            <text:p>5</text:p>
          </table:table-cell>
          <table:table-cell table:style-name="ACE-0x5647a3829ac0" table:formula="of:=[.F1]+1" office:value-type="float" office:value="6">
            <text:p>6</text:p>
          </table:table-cell>
          <table:table-cell table:style-name="ACE-0x5647a3829ac0" table:formula="of:=[.G1]+1" office:value-type="float" office:value="7">
            <text:p>7</text:p>
          </table:table-cell>
          <table:table-cell table:style-name="ACE-0x5647a3829ac0" table:formula="of:=[.H1]+1" office:value-type="float" office:value="8">
            <text:p>8</text:p>
          </table:table-cell>
          <table:table-cell table:style-name="ACE-0x5647a3829ac0" table:formula="of:=[.I1]+1" office:value-type="float" office:value="9">
            <text:p>9</text:p>
          </table:table-cell>
          <table:table-cell table:style-name="ACE-0x5647a3829ac0" table:formula="of:=[.J1]+1" office:value-type="float" office:value="10">
            <text:p>10</text:p>
          </table:table-cell>
          <table:table-cell table:style-name="ACE-0x5647a3829ac0" table:formula="of:=[.K1]+1" office:value-type="float" office:value="11">
            <text:p>11</text:p>
          </table:table-cell>
          <table:table-cell table:style-name="ACE-0x5647a3829ac0" table:formula="of:=[.L1]+1" office:value-type="float" office:value="12">
            <text:p>12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office:value-type="float" office:value="0">
            <text:p>0</text:p>
          </table:table-cell>
          <table:table-cell table:style-name="ACE-0x5647a3829ac0" table:formula="of:=[$'source'.B2]" office:value-type="float" office:value="0">
            <text:p>0</text:p>
          </table:table-cell>
          <table:table-cell table:style-name="ACE-0x5647a3829ac0" table:formula="of:=[$'source'.D2]" office:value-type="float" office:value="0">
            <text:p>0</text:p>
          </table:table-cell>
          <table:table-cell table:style-name="ACE-0x5647a3829ac0" table:formula="of:=[$'source'.F2]" office:value-type="float" office:value="0">
            <text:p>0</text:p>
          </table:table-cell>
          <table:table-cell table:style-name="ACE-0x5647a3829ac0" table:formula="of:=[$'source'.H2]" office:value-type="float" office:value="0">
            <text:p>0</text:p>
          </table:table-cell>
          <table:table-cell table:style-name="ACE-0x5647a3829ac0" table:formula="of:=[$'source'.J2]" office:value-type="float" office:value="0">
            <text:p>0</text:p>
          </table:table-cell>
          <table:table-cell table:style-name="ACE-0x5647a3829ac0" table:formula="of:=[$'source'.L2]" office:value-type="float" office:value="0">
            <text:p>0</text:p>
          </table:table-cell>
          <table:table-cell table:style-name="ACE-0x5647a3829ac0" table:formula="of:=[$'source'.N2]" office:value-type="float" office:value="0">
            <text:p>0</text:p>
          </table:table-cell>
          <table:table-cell table:style-name="ACE-0x5647a3829ac0" table:formula="of:=[$'source'.P2]" office:value-type="float" office:value="0">
            <text:p>0</text:p>
          </table:table-cell>
          <table:table-cell table:style-name="ACE-0x5647a3829ac0" table:formula="of:=[$'source'.R2]" office:value-type="float" office:value="0">
            <text:p>0</text:p>
          </table:table-cell>
          <table:table-cell table:style-name="ACE-0x5647a3829ac0" table:formula="of:=[$'source'.T2]" office:value-type="float" office:value="0">
            <text:p>0</text:p>
          </table:table-cell>
          <table:table-cell table:style-name="ACE-0x5647a3829ac0" table:formula="of:=[$'source'.V2]" office:value-type="float" office:value="0">
            <text:p>0</text:p>
          </table:table-cell>
          <table:table-cell table:style-name="ACE-0x5647a3829ac0" table:formula="of:=[$'source'.X2]" office:value-type="float" office:value="0">
            <text:p>0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2]+1" office:value-type="float" office:value="1">
            <text:p>1</text:p>
          </table:table-cell>
          <table:table-cell table:style-name="ACE-0x5647a3829ac0" table:formula="of:=[$'source'.B3]" office:value-type="float" office:value="1">
            <text:p>1</text:p>
          </table:table-cell>
          <table:table-cell table:style-name="ACE-0x5647a3829ac0" table:formula="of:=[$'source'.D3]" office:value-type="float" office:value="1">
            <text:p>1</text:p>
          </table:table-cell>
          <table:table-cell table:style-name="ACE-0x5647a3829ac0" table:formula="of:=[$'source'.F3]" office:value-type="float" office:value="1">
            <text:p>1</text:p>
          </table:table-cell>
          <table:table-cell table:style-name="ACE-0x5647a3829ac0" table:formula="of:=[$'source'.H3]" office:value-type="float" office:value="1">
            <text:p>1</text:p>
          </table:table-cell>
          <table:table-cell table:style-name="ACE-0x5647a3829ac0" table:formula="of:=[$'source'.J3]" office:value-type="float" office:value="0">
            <text:p>0</text:p>
          </table:table-cell>
          <table:table-cell table:style-name="ACE-0x5647a3829ac0" table:formula="of:=[$'source'.L3]" office:value-type="float" office:value="1">
            <text:p>1</text:p>
          </table:table-cell>
          <table:table-cell table:style-name="ACE-0x5647a3829ac0" table:formula="of:=[$'source'.N3]" office:value-type="float" office:value="0">
            <text:p>0</text:p>
          </table:table-cell>
          <table:table-cell table:style-name="ACE-0x5647a3829ac0" table:formula="of:=[$'source'.P3]" office:value-type="float" office:value="1">
            <text:p>1</text:p>
          </table:table-cell>
          <table:table-cell table:style-name="ACE-0x5647a3829ac0" table:formula="of:=[$'source'.R3]" office:value-type="float" office:value="1">
            <text:p>1</text:p>
          </table:table-cell>
          <table:table-cell table:style-name="ACE-0x5647a3829ac0" table:formula="of:=[$'source'.T3]" office:value-type="float" office:value="1">
            <text:p>1</text:p>
          </table:table-cell>
          <table:table-cell table:style-name="ACE-0x5647a3829ac0" table:formula="of:=[$'source'.V3]" office:value-type="float" office:value="0">
            <text:p>0</text:p>
          </table:table-cell>
          <table:table-cell table:style-name="ACE-0x5647a3829ac0" table:formula="of:=[$'source'.X3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3]+1" office:value-type="float" office:value="2">
            <text:p>2</text:p>
          </table:table-cell>
          <table:table-cell table:style-name="ACE-0x5647a3829ac0" table:formula="of:=[$'source'.B4]" office:value-type="float" office:value="1">
            <text:p>1</text:p>
          </table:table-cell>
          <table:table-cell table:style-name="ACE-0x5647a3829ac0" table:formula="of:=[$'source'.D4]" office:value-type="float" office:value="1">
            <text:p>1</text:p>
          </table:table-cell>
          <table:table-cell table:style-name="ACE-0x5647a3829ac0" table:formula="of:=[$'source'.F4]" office:value-type="float" office:value="0">
            <text:p>0</text:p>
          </table:table-cell>
          <table:table-cell table:style-name="ACE-0x5647a3829ac0" table:formula="of:=[$'source'.H4]" office:value-type="float" office:value="1">
            <text:p>1</text:p>
          </table:table-cell>
          <table:table-cell table:style-name="ACE-0x5647a3829ac0" table:formula="of:=[$'source'.J4]" office:value-type="float" office:value="0">
            <text:p>0</text:p>
          </table:table-cell>
          <table:table-cell table:style-name="ACE-0x5647a3829ac0" table:formula="of:=[$'source'.L4]" office:value-type="float" office:value="0">
            <text:p>0</text:p>
          </table:table-cell>
          <table:table-cell table:style-name="ACE-0x5647a3829ac0" table:formula="of:=[$'source'.N4]" office:value-type="float" office:value="0">
            <text:p>0</text:p>
          </table:table-cell>
          <table:table-cell table:style-name="ACE-0x5647a3829ac0" table:formula="of:=[$'source'.P4]" office:value-type="float" office:value="1">
            <text:p>1</text:p>
          </table:table-cell>
          <table:table-cell table:style-name="ACE-0x5647a3829ac0" table:formula="of:=[$'source'.R4]" office:value-type="float" office:value="0">
            <text:p>0</text:p>
          </table:table-cell>
          <table:table-cell table:style-name="ACE-0x5647a3829ac0" table:formula="of:=[$'source'.T4]" office:value-type="float" office:value="0">
            <text:p>0</text:p>
          </table:table-cell>
          <table:table-cell table:style-name="ACE-0x5647a3829ac0" table:formula="of:=[$'source'.V4]" office:value-type="float" office:value="1">
            <text:p>1</text:p>
          </table:table-cell>
          <table:table-cell table:style-name="ACE-0x5647a3829ac0" table:formula="of:=[$'source'.X4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4]+1" office:value-type="float" office:value="3">
            <text:p>3</text:p>
          </table:table-cell>
          <table:table-cell table:style-name="ACE-0x5647a3829ac0" table:formula="of:=[$'source'.B5]" office:value-type="float" office:value="1">
            <text:p>1</text:p>
          </table:table-cell>
          <table:table-cell table:style-name="ACE-0x5647a3829ac0" table:formula="of:=[$'source'.D5]" office:value-type="float" office:value="0">
            <text:p>0</text:p>
          </table:table-cell>
          <table:table-cell table:style-name="ACE-0x5647a3829ac0" table:formula="of:=[$'source'.F5]" office:value-type="float" office:value="0">
            <text:p>0</text:p>
          </table:table-cell>
          <table:table-cell table:style-name="ACE-0x5647a3829ac0" table:formula="of:=[$'source'.H5]" office:value-type="float" office:value="1">
            <text:p>1</text:p>
          </table:table-cell>
          <table:table-cell table:style-name="ACE-0x5647a3829ac0" table:formula="of:=[$'source'.J5]" office:value-type="float" office:value="0">
            <text:p>0</text:p>
          </table:table-cell>
          <table:table-cell table:style-name="ACE-0x5647a3829ac0" table:formula="of:=[$'source'.L5]" office:value-type="float" office:value="0">
            <text:p>0</text:p>
          </table:table-cell>
          <table:table-cell table:style-name="ACE-0x5647a3829ac0" table:formula="of:=[$'source'.N5]" office:value-type="float" office:value="1">
            <text:p>1</text:p>
          </table:table-cell>
          <table:table-cell table:style-name="ACE-0x5647a3829ac0" table:formula="of:=[$'source'.P5]" office:value-type="float" office:value="0">
            <text:p>0</text:p>
          </table:table-cell>
          <table:table-cell table:style-name="ACE-0x5647a3829ac0" table:formula="of:=[$'source'.R5]" office:value-type="float" office:value="0">
            <text:p>0</text:p>
          </table:table-cell>
          <table:table-cell table:style-name="ACE-0x5647a3829ac0" table:formula="of:=[$'source'.T5]" office:value-type="float" office:value="0">
            <text:p>0</text:p>
          </table:table-cell>
          <table:table-cell table:style-name="ACE-0x5647a3829ac0" table:formula="of:=[$'source'.V5]" office:value-type="float" office:value="0">
            <text:p>0</text:p>
          </table:table-cell>
          <table:table-cell table:style-name="ACE-0x5647a3829ac0" table:formula="of:=[$'source'.X5]" office:value-type="float" office:value="0">
            <text:p>0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5]+1" office:value-type="float" office:value="4">
            <text:p>4</text:p>
          </table:table-cell>
          <table:table-cell table:style-name="ACE-0x5647a3829ac0" table:formula="of:=[$'source'.B6]" office:value-type="float" office:value="1">
            <text:p>1</text:p>
          </table:table-cell>
          <table:table-cell table:style-name="ACE-0x5647a3829ac0" table:formula="of:=[$'source'.D6]" office:value-type="float" office:value="1">
            <text:p>1</text:p>
          </table:table-cell>
          <table:table-cell table:style-name="ACE-0x5647a3829ac0" table:formula="of:=[$'source'.F6]" office:value-type="float" office:value="1">
            <text:p>1</text:p>
          </table:table-cell>
          <table:table-cell table:style-name="ACE-0x5647a3829ac0" table:formula="of:=[$'source'.H6]" office:value-type="float" office:value="1">
            <text:p>1</text:p>
          </table:table-cell>
          <table:table-cell table:style-name="ACE-0x5647a3829ac0" table:formula="of:=[$'source'.J6]" office:value-type="float" office:value="1">
            <text:p>1</text:p>
          </table:table-cell>
          <table:table-cell table:style-name="ACE-0x5647a3829ac0" table:formula="of:=[$'source'.L6]" office:value-type="float" office:value="1">
            <text:p>1</text:p>
          </table:table-cell>
          <table:table-cell table:style-name="ACE-0x5647a3829ac0" table:formula="of:=[$'source'.N6]" office:value-type="float" office:value="1">
            <text:p>1</text:p>
          </table:table-cell>
          <table:table-cell table:style-name="ACE-0x5647a3829ac0" table:formula="of:=[$'source'.P6]" office:value-type="float" office:value="1">
            <text:p>1</text:p>
          </table:table-cell>
          <table:table-cell table:style-name="ACE-0x5647a3829ac0" table:formula="of:=[$'source'.R6]" office:value-type="float" office:value="1">
            <text:p>1</text:p>
          </table:table-cell>
          <table:table-cell table:style-name="ACE-0x5647a3829ac0" table:formula="of:=[$'source'.T6]" office:value-type="float" office:value="1">
            <text:p>1</text:p>
          </table:table-cell>
          <table:table-cell table:style-name="ACE-0x5647a3829ac0" table:formula="of:=[$'source'.V6]" office:value-type="float" office:value="1">
            <text:p>1</text:p>
          </table:table-cell>
          <table:table-cell table:style-name="ACE-0x5647a3829ac0" table:formula="of:=[$'source'.X6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6]+1" office:value-type="float" office:value="5">
            <text:p>5</text:p>
          </table:table-cell>
          <table:table-cell table:style-name="ACE-0x5647a3829ac0" table:formula="of:=[$'source'.B7]" office:value-type="float" office:value="1">
            <text:p>1</text:p>
          </table:table-cell>
          <table:table-cell table:style-name="ACE-0x5647a3829ac0" table:formula="of:=[$'source'.D7]" office:value-type="float" office:value="1">
            <text:p>1</text:p>
          </table:table-cell>
          <table:table-cell table:style-name="ACE-0x5647a3829ac0" table:formula="of:=[$'source'.F7]" office:value-type="float" office:value="1">
            <text:p>1</text:p>
          </table:table-cell>
          <table:table-cell table:style-name="ACE-0x5647a3829ac0" table:formula="of:=[$'source'.H7]" office:value-type="float" office:value="1">
            <text:p>1</text:p>
          </table:table-cell>
          <table:table-cell table:style-name="ACE-0x5647a3829ac0" table:formula="of:=[$'source'.J7]" office:value-type="float" office:value="1">
            <text:p>1</text:p>
          </table:table-cell>
          <table:table-cell table:style-name="ACE-0x5647a3829ac0" table:formula="of:=[$'source'.L7]" office:value-type="float" office:value="0">
            <text:p>0</text:p>
          </table:table-cell>
          <table:table-cell table:style-name="ACE-0x5647a3829ac0" table:formula="of:=[$'source'.N7]" office:value-type="float" office:value="1">
            <text:p>1</text:p>
          </table:table-cell>
          <table:table-cell table:style-name="ACE-0x5647a3829ac0" table:formula="of:=[$'source'.P7]" office:value-type="float" office:value="1">
            <text:p>1</text:p>
          </table:table-cell>
          <table:table-cell table:style-name="ACE-0x5647a3829ac0" table:formula="of:=[$'source'.R7]" office:value-type="float" office:value="1">
            <text:p>1</text:p>
          </table:table-cell>
          <table:table-cell table:style-name="ACE-0x5647a3829ac0" table:formula="of:=[$'source'.T7]" office:value-type="float" office:value="1">
            <text:p>1</text:p>
          </table:table-cell>
          <table:table-cell table:style-name="ACE-0x5647a3829ac0" table:formula="of:=[$'source'.V7]" office:value-type="float" office:value="1">
            <text:p>1</text:p>
          </table:table-cell>
          <table:table-cell table:style-name="ACE-0x5647a3829ac0" table:formula="of:=[$'source'.X7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f60" table:formula="of:=[.A7]+1" office:value-type="float" office:value="6">
            <text:p>6</text:p>
          </table:table-cell>
          <table:table-cell table:style-name="ACE-0x5647a3829ac0" table:formula="of:=[$'source'.B8]" office:value-type="float" office:value="1">
            <text:p>1</text:p>
          </table:table-cell>
          <table:table-cell table:style-name="ACE-0x5647a3829ac0" table:formula="of:=[$'source'.D8]" office:value-type="float" office:value="1">
            <text:p>1</text:p>
          </table:table-cell>
          <table:table-cell table:style-name="ACE-0x5647a3829ac0" table:formula="of:=[$'source'.F8]" office:value-type="float" office:value="1">
            <text:p>1</text:p>
          </table:table-cell>
          <table:table-cell table:style-name="ACE-0x5647a3829ac0" table:formula="of:=[$'source'.H8]" office:value-type="float" office:value="1">
            <text:p>1</text:p>
          </table:table-cell>
          <table:table-cell table:style-name="ACE-0x5647a3829ac0" table:formula="of:=[$'source'.J8]" office:value-type="float" office:value="1">
            <text:p>1</text:p>
          </table:table-cell>
          <table:table-cell table:style-name="ACE-0x5647a3829ac0" table:formula="of:=[$'source'.L8]" office:value-type="float" office:value="1">
            <text:p>1</text:p>
          </table:table-cell>
          <table:table-cell table:style-name="ACE-0x5647a3829ac0" table:formula="of:=[$'source'.N8]" office:value-type="float" office:value="1">
            <text:p>1</text:p>
          </table:table-cell>
          <table:table-cell table:style-name="ACE-0x5647a3829ac0" table:formula="of:=[$'source'.P8]" office:value-type="float" office:value="1">
            <text:p>1</text:p>
          </table:table-cell>
          <table:table-cell table:style-name="ACE-0x5647a3829ac0" table:formula="of:=[$'source'.R8]" office:value-type="float" office:value="1">
            <text:p>1</text:p>
          </table:table-cell>
          <table:table-cell table:style-name="ACE-0x5647a3829ac0" table:formula="of:=[$'source'.T8]" office:value-type="float" office:value="1">
            <text:p>1</text:p>
          </table:table-cell>
          <table:table-cell table:style-name="ACE-0x5647a3829ac0" table:formula="of:=[$'source'.V8]" office:value-type="float" office:value="1">
            <text:p>1</text:p>
          </table:table-cell>
          <table:table-cell table:style-name="ACE-0x5647a3829ac0" table:formula="of:=[$'source'.X8]" office:value-type="float" office:value="1">
            <text:p>1</text:p>
          </table:table-cell>
          <table:table-cell table:number-columns-repeated="115" table:style-name="ACE-0x5647a3829f60"/>
        </table:table-row>
        <table:table-row table:style-name="AROW-2">
          <table:table-cell table:style-name="ACE-0x5647a3829ac0" table:formula="of:=[.A8]+1" office:value-type="float" office:value="7">
            <text:p>7</text:p>
          </table:table-cell>
          <table:table-cell table:style-name="ACE-0x5647a3829ac0" table:formula="of:=[$'source'.B9]" office:value-type="float" office:value="0">
            <text:p>0</text:p>
          </table:table-cell>
          <table:table-cell table:style-name="ACE-0x5647a3829ac0" table:formula="of:=[$'source'.D9]" office:value-type="float" office:value="1">
            <text:p>1</text:p>
          </table:table-cell>
          <table:table-cell table:style-name="ACE-0x5647a3829ac0" table:formula="of:=[$'source'.F9]" office:value-type="float" office:value="0">
            <text:p>0</text:p>
          </table:table-cell>
          <table:table-cell table:style-name="ACE-0x5647a3829ac0" table:formula="of:=[$'source'.H9]" office:value-type="float" office:value="0">
            <text:p>0</text:p>
          </table:table-cell>
          <table:table-cell table:style-name="ACE-0x5647a3829ac0" table:formula="of:=[$'source'.J9]" office:value-type="float" office:value="0">
            <text:p>0</text:p>
          </table:table-cell>
          <table:table-cell table:style-name="ACE-0x5647a3829ac0" table:formula="of:=[$'source'.L9]" office:value-type="float" office:value="0">
            <text:p>0</text:p>
          </table:table-cell>
          <table:table-cell table:style-name="ACE-0x5647a3829ac0" table:formula="of:=[$'source'.N9]" office:value-type="float" office:value="0">
            <text:p>0</text:p>
          </table:table-cell>
          <table:table-cell table:style-name="ACE-0x5647a3829ac0" table:formula="of:=[$'source'.P9]" office:value-type="float" office:value="1">
            <text:p>1</text:p>
          </table:table-cell>
          <table:table-cell table:style-name="ACE-0x5647a3829ac0" table:formula="of:=[$'source'.R9]" office:value-type="float" office:value="0">
            <text:p>0</text:p>
          </table:table-cell>
          <table:table-cell table:style-name="ACE-0x5647a3829ac0" table:formula="of:=[$'source'.T9]" office:value-type="float" office:value="0">
            <text:p>0</text:p>
          </table:table-cell>
          <table:table-cell table:style-name="ACE-0x5647a3829ac0" table:formula="of:=[$'source'.V9]" office:value-type="float" office:value="0">
            <text:p>0</text:p>
          </table:table-cell>
          <table:table-cell table:style-name="ACE-0x5647a3829ac0" table:formula="of:=[$'source'.X9]" office:value-type="float" office:value="0">
            <text:p>0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9]+1" office:value-type="float" office:value="8">
            <text:p>8</text:p>
          </table:table-cell>
          <table:table-cell table:style-name="ACE-0x5647a3829ac0" table:formula="of:=[$'source'.B10]" office:value-type="float" office:value="1">
            <text:p>1</text:p>
          </table:table-cell>
          <table:table-cell table:style-name="ACE-0x5647a3829ac0" table:formula="of:=[$'source'.D10]" office:value-type="float" office:value="0">
            <text:p>0</text:p>
          </table:table-cell>
          <table:table-cell table:style-name="ACE-0x5647a3829ac0" table:formula="of:=[$'source'.F10]" office:value-type="float" office:value="1">
            <text:p>1</text:p>
          </table:table-cell>
          <table:table-cell table:style-name="ACE-0x5647a3829ac0" table:formula="of:=[$'source'.H10]" office:value-type="float" office:value="1">
            <text:p>1</text:p>
          </table:table-cell>
          <table:table-cell table:style-name="ACE-0x5647a3829ac0" table:formula="of:=[$'source'.J10]" office:value-type="float" office:value="1">
            <text:p>1</text:p>
          </table:table-cell>
          <table:table-cell table:style-name="ACE-0x5647a3829ac0" table:formula="of:=[$'source'.L10]" office:value-type="float" office:value="1">
            <text:p>1</text:p>
          </table:table-cell>
          <table:table-cell table:style-name="ACE-0x5647a3829ac0" table:formula="of:=[$'source'.N10]" office:value-type="float" office:value="1">
            <text:p>1</text:p>
          </table:table-cell>
          <table:table-cell table:style-name="ACE-0x5647a3829ac0" table:formula="of:=[$'source'.P10]" office:value-type="float" office:value="0">
            <text:p>0</text:p>
          </table:table-cell>
          <table:table-cell table:style-name="ACE-0x5647a3829ac0" table:formula="of:=[$'source'.R10]" office:value-type="float" office:value="1">
            <text:p>1</text:p>
          </table:table-cell>
          <table:table-cell table:style-name="ACE-0x5647a3829ac0" table:formula="of:=[$'source'.T10]" office:value-type="float" office:value="1">
            <text:p>1</text:p>
          </table:table-cell>
          <table:table-cell table:style-name="ACE-0x5647a3829ac0" table:formula="of:=[$'source'.V10]" office:value-type="float" office:value="1">
            <text:p>1</text:p>
          </table:table-cell>
          <table:table-cell table:style-name="ACE-0x5647a3829ac0" table:formula="of:=[$'source'.X10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10]+1" office:value-type="float" office:value="9">
            <text:p>9</text:p>
          </table:table-cell>
          <table:table-cell table:style-name="ACE-0x5647a3829ac0" table:formula="of:=[$'source'.B11]" office:value-type="float" office:value="1">
            <text:p>1</text:p>
          </table:table-cell>
          <table:table-cell table:style-name="ACE-0x5647a3829ac0" table:formula="of:=[$'source'.D11]" office:value-type="float" office:value="1">
            <text:p>1</text:p>
          </table:table-cell>
          <table:table-cell table:style-name="ACE-0x5647a3829ac0" table:formula="of:=[$'source'.F11]" office:value-type="float" office:value="1">
            <text:p>1</text:p>
          </table:table-cell>
          <table:table-cell table:style-name="ACE-0x5647a3829ac0" table:formula="of:=[$'source'.H11]" office:value-type="float" office:value="1">
            <text:p>1</text:p>
          </table:table-cell>
          <table:table-cell table:style-name="ACE-0x5647a3829ac0" table:formula="of:=[$'source'.J11]" office:value-type="float" office:value="1">
            <text:p>1</text:p>
          </table:table-cell>
          <table:table-cell table:style-name="ACE-0x5647a3829ac0" table:formula="of:=[$'source'.L11]" office:value-type="float" office:value="1">
            <text:p>1</text:p>
          </table:table-cell>
          <table:table-cell table:style-name="ACE-0x5647a3829ac0" table:formula="of:=[$'source'.N11]" office:value-type="float" office:value="1">
            <text:p>1</text:p>
          </table:table-cell>
          <table:table-cell table:style-name="ACE-0x5647a3829ac0" table:formula="of:=[$'source'.P11]" office:value-type="float" office:value="1">
            <text:p>1</text:p>
          </table:table-cell>
          <table:table-cell table:style-name="ACE-0x5647a3829ac0" table:formula="of:=[$'source'.R11]" office:value-type="float" office:value="1">
            <text:p>1</text:p>
          </table:table-cell>
          <table:table-cell table:style-name="ACE-0x5647a3829ac0" table:formula="of:=[$'source'.T11]" office:value-type="float" office:value="1">
            <text:p>1</text:p>
          </table:table-cell>
          <table:table-cell table:style-name="ACE-0x5647a3829ac0" table:formula="of:=[$'source'.V11]" office:value-type="float" office:value="1">
            <text:p>1</text:p>
          </table:table-cell>
          <table:table-cell table:style-name="ACE-0x5647a3829ac0" table:formula="of:=[$'source'.X11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11]+1" office:value-type="float" office:value="10">
            <text:p>10</text:p>
          </table:table-cell>
          <table:table-cell table:style-name="ACE-0x5647a3829ac0" table:formula="of:=[$'source'.B12]" office:value-type="float" office:value="0">
            <text:p>0</text:p>
          </table:table-cell>
          <table:table-cell table:style-name="ACE-0x5647a3829ac0" table:formula="of:=[$'source'.D12]" office:value-type="float" office:value="0">
            <text:p>0</text:p>
          </table:table-cell>
          <table:table-cell table:style-name="ACE-0x5647a3829ac0" table:formula="of:=[$'source'.F12]" office:value-type="float" office:value="1">
            <text:p>1</text:p>
          </table:table-cell>
          <table:table-cell table:style-name="ACE-0x5647a3829ac0" table:formula="of:=[$'source'.H12]" office:value-type="float" office:value="0">
            <text:p>0</text:p>
          </table:table-cell>
          <table:table-cell table:style-name="ACE-0x5647a3829ac0" table:formula="of:=[$'source'.J12]" office:value-type="float" office:value="0">
            <text:p>0</text:p>
          </table:table-cell>
          <table:table-cell table:style-name="ACE-0x5647a3829ac0" table:formula="of:=[$'source'.L12]" office:value-type="float" office:value="0">
            <text:p>0</text:p>
          </table:table-cell>
          <table:table-cell table:style-name="ACE-0x5647a3829ac0" table:formula="of:=[$'source'.N12]" office:value-type="float" office:value="1">
            <text:p>1</text:p>
          </table:table-cell>
          <table:table-cell table:style-name="ACE-0x5647a3829ac0" table:formula="of:=[$'source'.P12]" office:value-type="float" office:value="0">
            <text:p>0</text:p>
          </table:table-cell>
          <table:table-cell table:style-name="ACE-0x5647a3829ac0" table:formula="of:=[$'source'.R12]" office:value-type="float" office:value="1">
            <text:p>1</text:p>
          </table:table-cell>
          <table:table-cell table:style-name="ACE-0x5647a3829ac0" table:formula="of:=[$'source'.T12]" office:value-type="float" office:value="0">
            <text:p>0</text:p>
          </table:table-cell>
          <table:table-cell table:style-name="ACE-0x5647a3829ac0" table:formula="of:=[$'source'.V12]" office:value-type="float" office:value="1">
            <text:p>1</text:p>
          </table:table-cell>
          <table:table-cell table:style-name="ACE-0x5647a3829ac0" table:formula="of:=[$'source'.X12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12]+1" office:value-type="float" office:value="11">
            <text:p>11</text:p>
          </table:table-cell>
          <table:table-cell table:style-name="ACE-0x5647a3829ac0" table:formula="of:=[$'source'.B13]" office:value-type="float" office:value="1">
            <text:p>1</text:p>
          </table:table-cell>
          <table:table-cell table:style-name="ACE-0x5647a3829ac0" table:formula="of:=[$'source'.D13]" office:value-type="float" office:value="1">
            <text:p>1</text:p>
          </table:table-cell>
          <table:table-cell table:style-name="ACE-0x5647a3829ac0" table:formula="of:=[$'source'.F13]" office:value-type="float" office:value="1">
            <text:p>1</text:p>
          </table:table-cell>
          <table:table-cell table:style-name="ACE-0x5647a3829ac0" table:formula="of:=[$'source'.H13]" office:value-type="float" office:value="1">
            <text:p>1</text:p>
          </table:table-cell>
          <table:table-cell table:style-name="ACE-0x5647a3829ac0" table:formula="of:=[$'source'.J13]" office:value-type="float" office:value="0">
            <text:p>0</text:p>
          </table:table-cell>
          <table:table-cell table:style-name="ACE-0x5647a3829ac0" table:formula="of:=[$'source'.L13]" office:value-type="float" office:value="1">
            <text:p>1</text:p>
          </table:table-cell>
          <table:table-cell table:style-name="ACE-0x5647a3829ac0" table:formula="of:=[$'source'.N13]" office:value-type="float" office:value="1">
            <text:p>1</text:p>
          </table:table-cell>
          <table:table-cell table:style-name="ACE-0x5647a3829ac0" table:formula="of:=[$'source'.P13]" office:value-type="float" office:value="1">
            <text:p>1</text:p>
          </table:table-cell>
          <table:table-cell table:style-name="ACE-0x5647a3829ac0" table:formula="of:=[$'source'.R13]" office:value-type="float" office:value="1">
            <text:p>1</text:p>
          </table:table-cell>
          <table:table-cell table:style-name="ACE-0x5647a3829ac0" table:formula="of:=[$'source'.T13]" office:value-type="float" office:value="1">
            <text:p>1</text:p>
          </table:table-cell>
          <table:table-cell table:style-name="ACE-0x5647a3829ac0" table:formula="of:=[$'source'.V13]" office:value-type="float" office:value="1">
            <text:p>1</text:p>
          </table:table-cell>
          <table:table-cell table:style-name="ACE-0x5647a3829ac0" table:formula="of:=[$'source'.X13]" office:value-type="float" office:value="0">
            <text:p>0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13]+1" office:value-type="float" office:value="12">
            <text:p>12</text:p>
          </table:table-cell>
          <table:table-cell table:style-name="ACE-0x5647a3829ac0" table:formula="of:=[$'source'.B14]" office:value-type="float" office:value="1">
            <text:p>1</text:p>
          </table:table-cell>
          <table:table-cell table:style-name="ACE-0x5647a3829ac0" table:formula="of:=[$'source'.D14]" office:value-type="float" office:value="0">
            <text:p>0</text:p>
          </table:table-cell>
          <table:table-cell table:style-name="ACE-0x5647a3829ac0" table:formula="of:=[$'source'.F14]" office:value-type="float" office:value="1">
            <text:p>1</text:p>
          </table:table-cell>
          <table:table-cell table:style-name="ACE-0x5647a3829ac0" table:formula="of:=[$'source'.H14]" office:value-type="float" office:value="0">
            <text:p>0</text:p>
          </table:table-cell>
          <table:table-cell table:style-name="ACE-0x5647a3829ac0" table:formula="of:=[$'source'.J14]" office:value-type="float" office:value="1">
            <text:p>1</text:p>
          </table:table-cell>
          <table:table-cell table:style-name="ACE-0x5647a3829ac0" table:formula="of:=[$'source'.L14]" office:value-type="float" office:value="0">
            <text:p>0</text:p>
          </table:table-cell>
          <table:table-cell table:style-name="ACE-0x5647a3829ac0" table:formula="of:=[$'source'.N14]" office:value-type="float" office:value="1">
            <text:p>1</text:p>
          </table:table-cell>
          <table:table-cell table:style-name="ACE-0x5647a3829ac0" table:formula="of:=[$'source'.P14]" office:value-type="float" office:value="1">
            <text:p>1</text:p>
          </table:table-cell>
          <table:table-cell table:style-name="ACE-0x5647a3829ac0" table:formula="of:=[$'source'.R14]" office:value-type="float" office:value="1">
            <text:p>1</text:p>
          </table:table-cell>
          <table:table-cell table:style-name="ACE-0x5647a3829ac0" table:formula="of:=[$'source'.T14]" office:value-type="float" office:value="1">
            <text:p>1</text:p>
          </table:table-cell>
          <table:table-cell table:style-name="ACE-0x5647a3829ac0" table:formula="of:=[$'source'.V14]" office:value-type="float" office:value="0">
            <text:p>0</text:p>
          </table:table-cell>
          <table:table-cell table:style-name="ACE-0x5647a3829ac0" table:formula="of:=[$'source'.X14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14]+1" office:value-type="float" office:value="13">
            <text:p>13</text:p>
          </table:table-cell>
          <table:table-cell table:style-name="ACE-0x5647a3829ac0" table:formula="of:=[$'source'.B15]" office:value-type="float" office:value="1">
            <text:p>1</text:p>
          </table:table-cell>
          <table:table-cell table:style-name="ACE-0x5647a3829ac0" table:formula="of:=[$'source'.D15]" office:value-type="float" office:value="1">
            <text:p>1</text:p>
          </table:table-cell>
          <table:table-cell table:style-name="ACE-0x5647a3829ac0" table:formula="of:=[$'source'.F15]" office:value-type="float" office:value="1">
            <text:p>1</text:p>
          </table:table-cell>
          <table:table-cell table:style-name="ACE-0x5647a3829ac0" table:formula="of:=[$'source'.H15]" office:value-type="float" office:value="1">
            <text:p>1</text:p>
          </table:table-cell>
          <table:table-cell table:style-name="ACE-0x5647a3829ac0" table:formula="of:=[$'source'.J15]" office:value-type="float" office:value="1">
            <text:p>1</text:p>
          </table:table-cell>
          <table:table-cell table:style-name="ACE-0x5647a3829ac0" table:formula="of:=[$'source'.L15]" office:value-type="float" office:value="1">
            <text:p>1</text:p>
          </table:table-cell>
          <table:table-cell table:style-name="ACE-0x5647a3829ac0" table:formula="of:=[$'source'.N15]" office:value-type="float" office:value="1">
            <text:p>1</text:p>
          </table:table-cell>
          <table:table-cell table:style-name="ACE-0x5647a3829ac0" table:formula="of:=[$'source'.P15]" office:value-type="float" office:value="1">
            <text:p>1</text:p>
          </table:table-cell>
          <table:table-cell table:style-name="ACE-0x5647a3829ac0" table:formula="of:=[$'source'.R15]" office:value-type="float" office:value="1">
            <text:p>1</text:p>
          </table:table-cell>
          <table:table-cell table:style-name="ACE-0x5647a3829ac0" table:formula="of:=[$'source'.T15]" office:value-type="float" office:value="1">
            <text:p>1</text:p>
          </table:table-cell>
          <table:table-cell table:style-name="ACE-0x5647a3829ac0" table:formula="of:=[$'source'.V15]" office:value-type="float" office:value="1">
            <text:p>1</text:p>
          </table:table-cell>
          <table:table-cell table:style-name="ACE-0x5647a3829ac0" table:formula="of:=[$'source'.X15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15]+1" office:value-type="float" office:value="14">
            <text:p>14</text:p>
          </table:table-cell>
          <table:table-cell table:style-name="ACE-0x5647a3829ac0" table:formula="of:=[$'source'.B16]" office:value-type="float" office:value="1">
            <text:p>1</text:p>
          </table:table-cell>
          <table:table-cell table:style-name="ACE-0x5647a3829ac0" table:formula="of:=[$'source'.D16]" office:value-type="float" office:value="1">
            <text:p>1</text:p>
          </table:table-cell>
          <table:table-cell table:style-name="ACE-0x5647a3829ac0" table:formula="of:=[$'source'.F16]" office:value-type="float" office:value="1">
            <text:p>1</text:p>
          </table:table-cell>
          <table:table-cell table:style-name="ACE-0x5647a3829ac0" table:formula="of:=[$'source'.H16]" office:value-type="float" office:value="1">
            <text:p>1</text:p>
          </table:table-cell>
          <table:table-cell table:style-name="ACE-0x5647a3829ac0" table:formula="of:=[$'source'.J16]" office:value-type="float" office:value="1">
            <text:p>1</text:p>
          </table:table-cell>
          <table:table-cell table:style-name="ACE-0x5647a3829ac0" table:formula="of:=[$'source'.L16]" office:value-type="float" office:value="1">
            <text:p>1</text:p>
          </table:table-cell>
          <table:table-cell table:style-name="ACE-0x5647a3829ac0" table:formula="of:=[$'source'.N16]" office:value-type="float" office:value="0">
            <text:p>0</text:p>
          </table:table-cell>
          <table:table-cell table:style-name="ACE-0x5647a3829ac0" table:formula="of:=[$'source'.P16]" office:value-type="float" office:value="1">
            <text:p>1</text:p>
          </table:table-cell>
          <table:table-cell table:style-name="ACE-0x5647a3829ac0" table:formula="of:=[$'source'.R16]" office:value-type="float" office:value="1">
            <text:p>1</text:p>
          </table:table-cell>
          <table:table-cell table:style-name="ACE-0x5647a3829ac0" table:formula="of:=[$'source'.T16]" office:value-type="float" office:value="1">
            <text:p>1</text:p>
          </table:table-cell>
          <table:table-cell table:style-name="ACE-0x5647a3829ac0" table:formula="of:=[$'source'.V16]" office:value-type="float" office:value="1">
            <text:p>1</text:p>
          </table:table-cell>
          <table:table-cell table:style-name="ACE-0x5647a3829ac0" table:formula="of:=[$'source'.X16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16]+1" office:value-type="float" office:value="15">
            <text:p>15</text:p>
          </table:table-cell>
          <table:table-cell table:style-name="ACE-0x5647a3829ac0" table:formula="of:=[$'source'.B17]" office:value-type="float" office:value="1">
            <text:p>1</text:p>
          </table:table-cell>
          <table:table-cell table:style-name="ACE-0x5647a3829ac0" table:formula="of:=[$'source'.D17]" office:value-type="float" office:value="1">
            <text:p>1</text:p>
          </table:table-cell>
          <table:table-cell table:style-name="ACE-0x5647a3829ac0" table:formula="of:=[$'source'.F17]" office:value-type="float" office:value="1">
            <text:p>1</text:p>
          </table:table-cell>
          <table:table-cell table:style-name="ACE-0x5647a3829ac0" table:formula="of:=[$'source'.H17]" office:value-type="float" office:value="1">
            <text:p>1</text:p>
          </table:table-cell>
          <table:table-cell table:style-name="ACE-0x5647a3829ac0" table:formula="of:=[$'source'.J17]" office:value-type="float" office:value="1">
            <text:p>1</text:p>
          </table:table-cell>
          <table:table-cell table:style-name="ACE-0x5647a3829ac0" table:formula="of:=[$'source'.L17]" office:value-type="float" office:value="1">
            <text:p>1</text:p>
          </table:table-cell>
          <table:table-cell table:style-name="ACE-0x5647a3829ac0" table:formula="of:=[$'source'.N17]" office:value-type="float" office:value="1">
            <text:p>1</text:p>
          </table:table-cell>
          <table:table-cell table:style-name="ACE-0x5647a3829ac0" table:formula="of:=[$'source'.P17]" office:value-type="float" office:value="1">
            <text:p>1</text:p>
          </table:table-cell>
          <table:table-cell table:style-name="ACE-0x5647a3829ac0" table:formula="of:=[$'source'.R17]" office:value-type="float" office:value="1">
            <text:p>1</text:p>
          </table:table-cell>
          <table:table-cell table:style-name="ACE-0x5647a3829ac0" table:formula="of:=[$'source'.T17]" office:value-type="float" office:value="1">
            <text:p>1</text:p>
          </table:table-cell>
          <table:table-cell table:style-name="ACE-0x5647a3829ac0" table:formula="of:=[$'source'.V17]" office:value-type="float" office:value="1">
            <text:p>1</text:p>
          </table:table-cell>
          <table:table-cell table:style-name="ACE-0x5647a3829ac0" table:formula="of:=[$'source'.X17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17]+1" office:value-type="float" office:value="16">
            <text:p>16</text:p>
          </table:table-cell>
          <table:table-cell table:style-name="ACE-0x5647a3829ac0" table:formula="of:=[$'source'.B18]" office:value-type="float" office:value="0">
            <text:p>0</text:p>
          </table:table-cell>
          <table:table-cell table:style-name="ACE-0x5647a3829ac0" table:formula="of:=[$'source'.D18]" office:value-type="float" office:value="0">
            <text:p>0</text:p>
          </table:table-cell>
          <table:table-cell table:style-name="ACE-0x5647a3829ac0" table:formula="of:=[$'source'.F18]" office:value-type="float" office:value="0">
            <text:p>0</text:p>
          </table:table-cell>
          <table:table-cell table:style-name="ACE-0x5647a3829ac0" table:formula="of:=[$'source'.H18]" office:value-type="float" office:value="0">
            <text:p>0</text:p>
          </table:table-cell>
          <table:table-cell table:style-name="ACE-0x5647a3829ac0" table:formula="of:=[$'source'.J18]" office:value-type="float" office:value="0">
            <text:p>0</text:p>
          </table:table-cell>
          <table:table-cell table:style-name="ACE-0x5647a3829ac0" table:formula="of:=[$'source'.L18]" office:value-type="float" office:value="0">
            <text:p>0</text:p>
          </table:table-cell>
          <table:table-cell table:style-name="ACE-0x5647a3829ac0" table:formula="of:=[$'source'.N18]" office:value-type="float" office:value="0">
            <text:p>0</text:p>
          </table:table-cell>
          <table:table-cell table:style-name="ACE-0x5647a3829ac0" table:formula="of:=[$'source'.P18]" office:value-type="float" office:value="0">
            <text:p>0</text:p>
          </table:table-cell>
          <table:table-cell table:style-name="ACE-0x5647a3829ac0" table:formula="of:=[$'source'.R18]" office:value-type="float" office:value="0">
            <text:p>0</text:p>
          </table:table-cell>
          <table:table-cell table:style-name="ACE-0x5647a3829ac0" table:formula="of:=[$'source'.T18]" office:value-type="float" office:value="0">
            <text:p>0</text:p>
          </table:table-cell>
          <table:table-cell table:style-name="ACE-0x5647a3829ac0" table:formula="of:=[$'source'.V18]" office:value-type="float" office:value="0">
            <text:p>0</text:p>
          </table:table-cell>
          <table:table-cell table:style-name="ACE-0x5647a3829ac0" table:formula="of:=[$'source'.X18]" office:value-type="float" office:value="0">
            <text:p>0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18]+1" office:value-type="float" office:value="17">
            <text:p>17</text:p>
          </table:table-cell>
          <table:table-cell table:style-name="ACE-0x5647a3829ac0" table:formula="of:=[$'source'.B19]" office:value-type="float" office:value="1">
            <text:p>1</text:p>
          </table:table-cell>
          <table:table-cell table:style-name="ACE-0x5647a3829ac0" table:formula="of:=[$'source'.D19]" office:value-type="float" office:value="0">
            <text:p>0</text:p>
          </table:table-cell>
          <table:table-cell table:style-name="ACE-0x5647a3829ac0" table:formula="of:=[$'source'.F19]" office:value-type="float" office:value="0">
            <text:p>0</text:p>
          </table:table-cell>
          <table:table-cell table:style-name="ACE-0x5647a3829ac0" table:formula="of:=[$'source'.H19]" office:value-type="float" office:value="0">
            <text:p>0</text:p>
          </table:table-cell>
          <table:table-cell table:style-name="ACE-0x5647a3829ac0" table:formula="of:=[$'source'.J19]" office:value-type="float" office:value="1">
            <text:p>1</text:p>
          </table:table-cell>
          <table:table-cell table:style-name="ACE-0x5647a3829ac0" table:formula="of:=[$'source'.L19]" office:value-type="float" office:value="0">
            <text:p>0</text:p>
          </table:table-cell>
          <table:table-cell table:style-name="ACE-0x5647a3829ac0" table:formula="of:=[$'source'.N19]" office:value-type="float" office:value="1">
            <text:p>1</text:p>
          </table:table-cell>
          <table:table-cell table:style-name="ACE-0x5647a3829ac0" table:formula="of:=[$'source'.P19]" office:value-type="float" office:value="0">
            <text:p>0</text:p>
          </table:table-cell>
          <table:table-cell table:style-name="ACE-0x5647a3829ac0" table:formula="of:=[$'source'.R19]" office:value-type="float" office:value="0">
            <text:p>0</text:p>
          </table:table-cell>
          <table:table-cell table:style-name="ACE-0x5647a3829ac0" table:formula="of:=[$'source'.T19]" office:value-type="float" office:value="1">
            <text:p>1</text:p>
          </table:table-cell>
          <table:table-cell table:style-name="ACE-0x5647a3829ac0" table:formula="of:=[$'source'.V19]" office:value-type="float" office:value="0">
            <text:p>0</text:p>
          </table:table-cell>
          <table:table-cell table:style-name="ACE-0x5647a3829ac0" table:formula="of:=[$'source'.X19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19]+1" office:value-type="float" office:value="18">
            <text:p>18</text:p>
          </table:table-cell>
          <table:table-cell table:style-name="ACE-0x5647a3829ac0" table:formula="of:=[$'source'.B20]" office:value-type="float" office:value="0">
            <text:p>0</text:p>
          </table:table-cell>
          <table:table-cell table:style-name="ACE-0x5647a3829ac0" table:formula="of:=[$'source'.D20]" office:value-type="float" office:value="1">
            <text:p>1</text:p>
          </table:table-cell>
          <table:table-cell table:style-name="ACE-0x5647a3829ac0" table:formula="of:=[$'source'.F20]" office:value-type="float" office:value="0">
            <text:p>0</text:p>
          </table:table-cell>
          <table:table-cell table:style-name="ACE-0x5647a3829ac0" table:formula="of:=[$'source'.H20]" office:value-type="float" office:value="0">
            <text:p>0</text:p>
          </table:table-cell>
          <table:table-cell table:style-name="ACE-0x5647a3829ac0" table:formula="of:=[$'source'.J20]" office:value-type="float" office:value="0">
            <text:p>0</text:p>
          </table:table-cell>
          <table:table-cell table:style-name="ACE-0x5647a3829ac0" table:formula="of:=[$'source'.L20]" office:value-type="float" office:value="0">
            <text:p>0</text:p>
          </table:table-cell>
          <table:table-cell table:style-name="ACE-0x5647a3829ac0" table:formula="of:=[$'source'.N20]" office:value-type="float" office:value="1">
            <text:p>1</text:p>
          </table:table-cell>
          <table:table-cell table:style-name="ACE-0x5647a3829ac0" table:formula="of:=[$'source'.P20]" office:value-type="float" office:value="1">
            <text:p>1</text:p>
          </table:table-cell>
          <table:table-cell table:style-name="ACE-0x5647a3829ac0" table:formula="of:=[$'source'.R20]" office:value-type="float" office:value="0">
            <text:p>0</text:p>
          </table:table-cell>
          <table:table-cell table:style-name="ACE-0x5647a3829ac0" table:formula="of:=[$'source'.T20]" office:value-type="float" office:value="0">
            <text:p>0</text:p>
          </table:table-cell>
          <table:table-cell table:style-name="ACE-0x5647a3829ac0" table:formula="of:=[$'source'.V20]" office:value-type="float" office:value="1">
            <text:p>1</text:p>
          </table:table-cell>
          <table:table-cell table:style-name="ACE-0x5647a3829ac0" table:formula="of:=[$'source'.X20]" office:value-type="float" office:value="0">
            <text:p>0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20]+1" office:value-type="float" office:value="19">
            <text:p>19</text:p>
          </table:table-cell>
          <table:table-cell table:style-name="ACE-0x5647a3829ac0" table:formula="of:=[$'source'.B21]" office:value-type="float" office:value="0">
            <text:p>0</text:p>
          </table:table-cell>
          <table:table-cell table:style-name="ACE-0x5647a3829ac0" table:formula="of:=[$'source'.D21]" office:value-type="float" office:value="1">
            <text:p>1</text:p>
          </table:table-cell>
          <table:table-cell table:style-name="ACE-0x5647a3829ac0" table:formula="of:=[$'source'.F21]" office:value-type="float" office:value="0">
            <text:p>0</text:p>
          </table:table-cell>
          <table:table-cell table:style-name="ACE-0x5647a3829ac0" table:formula="of:=[$'source'.H21]" office:value-type="float" office:value="1">
            <text:p>1</text:p>
          </table:table-cell>
          <table:table-cell table:style-name="ACE-0x5647a3829ac0" table:formula="of:=[$'source'.J21]" office:value-type="float" office:value="1">
            <text:p>1</text:p>
          </table:table-cell>
          <table:table-cell table:style-name="ACE-0x5647a3829ac0" table:formula="of:=[$'source'.L21]" office:value-type="float" office:value="1">
            <text:p>1</text:p>
          </table:table-cell>
          <table:table-cell table:style-name="ACE-0x5647a3829ac0" table:formula="of:=[$'source'.N21]" office:value-type="float" office:value="0">
            <text:p>0</text:p>
          </table:table-cell>
          <table:table-cell table:style-name="ACE-0x5647a3829ac0" table:formula="of:=[$'source'.P21]" office:value-type="float" office:value="1">
            <text:p>1</text:p>
          </table:table-cell>
          <table:table-cell table:style-name="ACE-0x5647a3829ac0" table:formula="of:=[$'source'.R21]" office:value-type="float" office:value="0">
            <text:p>0</text:p>
          </table:table-cell>
          <table:table-cell table:style-name="ACE-0x5647a3829ac0" table:formula="of:=[$'source'.T21]" office:value-type="float" office:value="0">
            <text:p>0</text:p>
          </table:table-cell>
          <table:table-cell table:style-name="ACE-0x5647a3829ac0" table:formula="of:=[$'source'.V21]" office:value-type="float" office:value="1">
            <text:p>1</text:p>
          </table:table-cell>
          <table:table-cell table:style-name="ACE-0x5647a3829ac0" table:formula="of:=[$'source'.X21]" office:value-type="float" office:value="0">
            <text:p>0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21]+1" office:value-type="float" office:value="20">
            <text:p>20</text:p>
          </table:table-cell>
          <table:table-cell table:style-name="ACE-0x5647a3829ac0" table:formula="of:=[$'source'.B22]" office:value-type="float" office:value="0">
            <text:p>0</text:p>
          </table:table-cell>
          <table:table-cell table:style-name="ACE-0x5647a3829ac0" table:formula="of:=[$'source'.D22]" office:value-type="float" office:value="0">
            <text:p>0</text:p>
          </table:table-cell>
          <table:table-cell table:style-name="ACE-0x5647a3829ac0" table:formula="of:=[$'source'.F22]" office:value-type="float" office:value="0">
            <text:p>0</text:p>
          </table:table-cell>
          <table:table-cell table:style-name="ACE-0x5647a3829ac0" table:formula="of:=[$'source'.H22]" office:value-type="float" office:value="0">
            <text:p>0</text:p>
          </table:table-cell>
          <table:table-cell table:style-name="ACE-0x5647a3829ac0" table:formula="of:=[$'source'.J22]" office:value-type="float" office:value="0">
            <text:p>0</text:p>
          </table:table-cell>
          <table:table-cell table:style-name="ACE-0x5647a3829ac0" table:formula="of:=[$'source'.L22]" office:value-type="float" office:value="0">
            <text:p>0</text:p>
          </table:table-cell>
          <table:table-cell table:style-name="ACE-0x5647a3829ac0" table:formula="of:=[$'source'.N22]" office:value-type="float" office:value="0">
            <text:p>0</text:p>
          </table:table-cell>
          <table:table-cell table:style-name="ACE-0x5647a3829ac0" table:formula="of:=[$'source'.P22]" office:value-type="float" office:value="0">
            <text:p>0</text:p>
          </table:table-cell>
          <table:table-cell table:style-name="ACE-0x5647a3829ac0" table:formula="of:=[$'source'.R22]" office:value-type="float" office:value="0">
            <text:p>0</text:p>
          </table:table-cell>
          <table:table-cell table:style-name="ACE-0x5647a3829ac0" table:formula="of:=[$'source'.T22]" office:value-type="float" office:value="0">
            <text:p>0</text:p>
          </table:table-cell>
          <table:table-cell table:style-name="ACE-0x5647a3829ac0" table:formula="of:=[$'source'.V22]" office:value-type="float" office:value="0">
            <text:p>0</text:p>
          </table:table-cell>
          <table:table-cell table:style-name="ACE-0x5647a3829ac0" table:formula="of:=[$'source'.X22]" office:value-type="float" office:value="0">
            <text:p>0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22]+1" office:value-type="float" office:value="21">
            <text:p>21</text:p>
          </table:table-cell>
          <table:table-cell table:style-name="ACE-0x5647a3829ac0" table:formula="of:=[$'source'.B23]" office:value-type="float" office:value="0">
            <text:p>0</text:p>
          </table:table-cell>
          <table:table-cell table:style-name="ACE-0x5647a3829ac0" table:formula="of:=[$'source'.D23]" office:value-type="float" office:value="1">
            <text:p>1</text:p>
          </table:table-cell>
          <table:table-cell table:style-name="ACE-0x5647a3829ac0" table:formula="of:=[$'source'.F23]" office:value-type="float" office:value="1">
            <text:p>1</text:p>
          </table:table-cell>
          <table:table-cell table:style-name="ACE-0x5647a3829ac0" table:formula="of:=[$'source'.H23]" office:value-type="float" office:value="1">
            <text:p>1</text:p>
          </table:table-cell>
          <table:table-cell table:style-name="ACE-0x5647a3829ac0" table:formula="of:=[$'source'.J23]" office:value-type="float" office:value="1">
            <text:p>1</text:p>
          </table:table-cell>
          <table:table-cell table:style-name="ACE-0x5647a3829ac0" table:formula="of:=[$'source'.L23]" office:value-type="float" office:value="1">
            <text:p>1</text:p>
          </table:table-cell>
          <table:table-cell table:style-name="ACE-0x5647a3829ac0" table:formula="of:=[$'source'.N23]" office:value-type="float" office:value="1">
            <text:p>1</text:p>
          </table:table-cell>
          <table:table-cell table:style-name="ACE-0x5647a3829ac0" table:formula="of:=[$'source'.P23]" office:value-type="float" office:value="0">
            <text:p>0</text:p>
          </table:table-cell>
          <table:table-cell table:style-name="ACE-0x5647a3829ac0" table:formula="of:=[$'source'.R23]" office:value-type="float" office:value="1">
            <text:p>1</text:p>
          </table:table-cell>
          <table:table-cell table:style-name="ACE-0x5647a3829ac0" table:formula="of:=[$'source'.T23]" office:value-type="float" office:value="1">
            <text:p>1</text:p>
          </table:table-cell>
          <table:table-cell table:style-name="ACE-0x5647a3829ac0" table:formula="of:=[$'source'.V23]" office:value-type="float" office:value="1">
            <text:p>1</text:p>
          </table:table-cell>
          <table:table-cell table:style-name="ACE-0x5647a3829ac0" table:formula="of:=[$'source'.X23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23]+1" office:value-type="float" office:value="22">
            <text:p>22</text:p>
          </table:table-cell>
          <table:table-cell table:style-name="ACE-0x5647a3829ac0" table:formula="of:=[$'source'.B24]" office:value-type="float" office:value="1">
            <text:p>1</text:p>
          </table:table-cell>
          <table:table-cell table:style-name="ACE-0x5647a3829ac0" table:formula="of:=[$'source'.D24]" office:value-type="float" office:value="1">
            <text:p>1</text:p>
          </table:table-cell>
          <table:table-cell table:style-name="ACE-0x5647a3829ac0" table:formula="of:=[$'source'.F24]" office:value-type="float" office:value="1">
            <text:p>1</text:p>
          </table:table-cell>
          <table:table-cell table:style-name="ACE-0x5647a3829ac0" table:formula="of:=[$'source'.H24]" office:value-type="float" office:value="1">
            <text:p>1</text:p>
          </table:table-cell>
          <table:table-cell table:style-name="ACE-0x5647a3829ac0" table:formula="of:=[$'source'.J24]" office:value-type="float" office:value="1">
            <text:p>1</text:p>
          </table:table-cell>
          <table:table-cell table:style-name="ACE-0x5647a3829ac0" table:formula="of:=[$'source'.L24]" office:value-type="float" office:value="1">
            <text:p>1</text:p>
          </table:table-cell>
          <table:table-cell table:style-name="ACE-0x5647a3829ac0" table:formula="of:=[$'source'.N24]" office:value-type="float" office:value="1">
            <text:p>1</text:p>
          </table:table-cell>
          <table:table-cell table:style-name="ACE-0x5647a3829ac0" table:formula="of:=[$'source'.P24]" office:value-type="float" office:value="1">
            <text:p>1</text:p>
          </table:table-cell>
          <table:table-cell table:style-name="ACE-0x5647a3829ac0" table:formula="of:=[$'source'.R24]" office:value-type="float" office:value="1">
            <text:p>1</text:p>
          </table:table-cell>
          <table:table-cell table:style-name="ACE-0x5647a3829ac0" table:formula="of:=[$'source'.T24]" office:value-type="float" office:value="1">
            <text:p>1</text:p>
          </table:table-cell>
          <table:table-cell table:style-name="ACE-0x5647a3829ac0" table:formula="of:=[$'source'.V24]" office:value-type="float" office:value="1">
            <text:p>1</text:p>
          </table:table-cell>
          <table:table-cell table:style-name="ACE-0x5647a3829ac0" table:formula="of:=[$'source'.X24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24]+1" office:value-type="float" office:value="23">
            <text:p>23</text:p>
          </table:table-cell>
          <table:table-cell table:style-name="ACE-0x5647a3829ac0" table:formula="of:=[$'source'.B25]" office:value-type="float" office:value="0">
            <text:p>0</text:p>
          </table:table-cell>
          <table:table-cell table:style-name="ACE-0x5647a3829ac0" table:formula="of:=[$'source'.D25]" office:value-type="float" office:value="1">
            <text:p>1</text:p>
          </table:table-cell>
          <table:table-cell table:style-name="ACE-0x5647a3829ac0" table:formula="of:=[$'source'.F25]" office:value-type="float" office:value="1">
            <text:p>1</text:p>
          </table:table-cell>
          <table:table-cell table:style-name="ACE-0x5647a3829ac0" table:formula="of:=[$'source'.H25]" office:value-type="float" office:value="1">
            <text:p>1</text:p>
          </table:table-cell>
          <table:table-cell table:style-name="ACE-0x5647a3829ac0" table:formula="of:=[$'source'.J25]" office:value-type="float" office:value="1">
            <text:p>1</text:p>
          </table:table-cell>
          <table:table-cell table:style-name="ACE-0x5647a3829ac0" table:formula="of:=[$'source'.L25]" office:value-type="float" office:value="1">
            <text:p>1</text:p>
          </table:table-cell>
          <table:table-cell table:style-name="ACE-0x5647a3829ac0" table:formula="of:=[$'source'.N25]" office:value-type="float" office:value="1">
            <text:p>1</text:p>
          </table:table-cell>
          <table:table-cell table:style-name="ACE-0x5647a3829ac0" table:formula="of:=[$'source'.P25]" office:value-type="float" office:value="1">
            <text:p>1</text:p>
          </table:table-cell>
          <table:table-cell table:style-name="ACE-0x5647a3829ac0" table:formula="of:=[$'source'.R25]" office:value-type="float" office:value="1">
            <text:p>1</text:p>
          </table:table-cell>
          <table:table-cell table:style-name="ACE-0x5647a3829ac0" table:formula="of:=[$'source'.T25]" office:value-type="float" office:value="1">
            <text:p>1</text:p>
          </table:table-cell>
          <table:table-cell table:style-name="ACE-0x5647a3829ac0" table:formula="of:=[$'source'.V25]" office:value-type="float" office:value="0">
            <text:p>0</text:p>
          </table:table-cell>
          <table:table-cell table:style-name="ACE-0x5647a3829ac0" table:formula="of:=[$'source'.X25]" office:value-type="float" office:value="0">
            <text:p>0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25]+1" office:value-type="float" office:value="24">
            <text:p>24</text:p>
          </table:table-cell>
          <table:table-cell table:style-name="ACE-0x5647a3829ac0" table:formula="of:=[$'source'.B26]" office:value-type="float" office:value="0">
            <text:p>0</text:p>
          </table:table-cell>
          <table:table-cell table:style-name="ACE-0x5647a3829ac0" table:formula="of:=[$'source'.D26]" office:value-type="float" office:value="1">
            <text:p>1</text:p>
          </table:table-cell>
          <table:table-cell table:style-name="ACE-0x5647a3829ac0" table:formula="of:=[$'source'.F26]" office:value-type="float" office:value="0">
            <text:p>0</text:p>
          </table:table-cell>
          <table:table-cell table:style-name="ACE-0x5647a3829ac0" table:formula="of:=[$'source'.H26]" office:value-type="float" office:value="1">
            <text:p>1</text:p>
          </table:table-cell>
          <table:table-cell table:style-name="ACE-0x5647a3829ac0" table:formula="of:=[$'source'.J26]" office:value-type="float" office:value="0">
            <text:p>0</text:p>
          </table:table-cell>
          <table:table-cell table:style-name="ACE-0x5647a3829ac0" table:formula="of:=[$'source'.L26]" office:value-type="float" office:value="0">
            <text:p>0</text:p>
          </table:table-cell>
          <table:table-cell table:style-name="ACE-0x5647a3829ac0" table:formula="of:=[$'source'.N26]" office:value-type="float" office:value="0">
            <text:p>0</text:p>
          </table:table-cell>
          <table:table-cell table:style-name="ACE-0x5647a3829ac0" table:formula="of:=[$'source'.P26]" office:value-type="float" office:value="0">
            <text:p>0</text:p>
          </table:table-cell>
          <table:table-cell table:style-name="ACE-0x5647a3829ac0" table:formula="of:=[$'source'.R26]" office:value-type="float" office:value="0">
            <text:p>0</text:p>
          </table:table-cell>
          <table:table-cell table:style-name="ACE-0x5647a3829ac0" table:formula="of:=[$'source'.T26]" office:value-type="float" office:value="0">
            <text:p>0</text:p>
          </table:table-cell>
          <table:table-cell table:style-name="ACE-0x5647a3829ac0" table:formula="of:=[$'source'.V26]" office:value-type="float" office:value="0">
            <text:p>0</text:p>
          </table:table-cell>
          <table:table-cell table:style-name="ACE-0x5647a3829ac0" table:formula="of:=[$'source'.X26]" office:value-type="float" office:value="0">
            <text:p>0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26]+1" office:value-type="float" office:value="25">
            <text:p>25</text:p>
          </table:table-cell>
          <table:table-cell table:style-name="ACE-0x5647a3829ac0" table:formula="of:=[$'source'.B27]" office:value-type="float" office:value="0">
            <text:p>0</text:p>
          </table:table-cell>
          <table:table-cell table:style-name="ACE-0x5647a3829ac0" table:formula="of:=[$'source'.D27]" office:value-type="float" office:value="1">
            <text:p>1</text:p>
          </table:table-cell>
          <table:table-cell table:style-name="ACE-0x5647a3829ac0" table:formula="of:=[$'source'.F27]" office:value-type="float" office:value="0">
            <text:p>0</text:p>
          </table:table-cell>
          <table:table-cell table:style-name="ACE-0x5647a3829ac0" table:formula="of:=[$'source'.H27]" office:value-type="float" office:value="1">
            <text:p>1</text:p>
          </table:table-cell>
          <table:table-cell table:style-name="ACE-0x5647a3829ac0" table:formula="of:=[$'source'.J27]" office:value-type="float" office:value="1">
            <text:p>1</text:p>
          </table:table-cell>
          <table:table-cell table:style-name="ACE-0x5647a3829ac0" table:formula="of:=[$'source'.L27]" office:value-type="float" office:value="0">
            <text:p>0</text:p>
          </table:table-cell>
          <table:table-cell table:style-name="ACE-0x5647a3829ac0" table:formula="of:=[$'source'.N27]" office:value-type="float" office:value="0">
            <text:p>0</text:p>
          </table:table-cell>
          <table:table-cell table:style-name="ACE-0x5647a3829ac0" table:formula="of:=[$'source'.P27]" office:value-type="float" office:value="0">
            <text:p>0</text:p>
          </table:table-cell>
          <table:table-cell table:style-name="ACE-0x5647a3829ac0" table:formula="of:=[$'source'.R27]" office:value-type="float" office:value="0">
            <text:p>0</text:p>
          </table:table-cell>
          <table:table-cell table:style-name="ACE-0x5647a3829ac0" table:formula="of:=[$'source'.T27]" office:value-type="float" office:value="0">
            <text:p>0</text:p>
          </table:table-cell>
          <table:table-cell table:style-name="ACE-0x5647a3829ac0" table:formula="of:=[$'source'.V27]" office:value-type="float" office:value="0">
            <text:p>0</text:p>
          </table:table-cell>
          <table:table-cell table:style-name="ACE-0x5647a3829ac0" table:formula="of:=[$'source'.X27]" office:value-type="float" office:value="0">
            <text:p>0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27]+1" office:value-type="float" office:value="26">
            <text:p>26</text:p>
          </table:table-cell>
          <table:table-cell table:style-name="ACE-0x5647a3829ac0" table:formula="of:=[$'source'.B28]" office:value-type="float" office:value="1">
            <text:p>1</text:p>
          </table:table-cell>
          <table:table-cell table:style-name="ACE-0x5647a3829ac0" table:formula="of:=[$'source'.D28]" office:value-type="float" office:value="0">
            <text:p>0</text:p>
          </table:table-cell>
          <table:table-cell table:style-name="ACE-0x5647a3829ac0" table:formula="of:=[$'source'.F28]" office:value-type="float" office:value="1">
            <text:p>1</text:p>
          </table:table-cell>
          <table:table-cell table:style-name="ACE-0x5647a3829ac0" table:formula="of:=[$'source'.H28]" office:value-type="float" office:value="1">
            <text:p>1</text:p>
          </table:table-cell>
          <table:table-cell table:style-name="ACE-0x5647a3829ac0" table:formula="of:=[$'source'.J28]" office:value-type="float" office:value="1">
            <text:p>1</text:p>
          </table:table-cell>
          <table:table-cell table:style-name="ACE-0x5647a3829ac0" table:formula="of:=[$'source'.L28]" office:value-type="float" office:value="0">
            <text:p>0</text:p>
          </table:table-cell>
          <table:table-cell table:style-name="ACE-0x5647a3829ac0" table:formula="of:=[$'source'.N28]" office:value-type="float" office:value="0">
            <text:p>0</text:p>
          </table:table-cell>
          <table:table-cell table:style-name="ACE-0x5647a3829ac0" table:formula="of:=[$'source'.P28]" office:value-type="float" office:value="1">
            <text:p>1</text:p>
          </table:table-cell>
          <table:table-cell table:style-name="ACE-0x5647a3829ac0" table:formula="of:=[$'source'.R28]" office:value-type="float" office:value="1">
            <text:p>1</text:p>
          </table:table-cell>
          <table:table-cell table:style-name="ACE-0x5647a3829ac0" table:formula="of:=[$'source'.T28]" office:value-type="float" office:value="0">
            <text:p>0</text:p>
          </table:table-cell>
          <table:table-cell table:style-name="ACE-0x5647a3829ac0" table:formula="of:=[$'source'.V28]" office:value-type="float" office:value="1">
            <text:p>1</text:p>
          </table:table-cell>
          <table:table-cell table:style-name="ACE-0x5647a3829ac0" table:formula="of:=[$'source'.X28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28]+1" office:value-type="float" office:value="27">
            <text:p>27</text:p>
          </table:table-cell>
          <table:table-cell table:style-name="ACE-0x5647a3829ac0" table:formula="of:=[$'source'.B29]" office:value-type="float" office:value="1">
            <text:p>1</text:p>
          </table:table-cell>
          <table:table-cell table:style-name="ACE-0x5647a3829ac0" table:formula="of:=[$'source'.D29]" office:value-type="float" office:value="0">
            <text:p>0</text:p>
          </table:table-cell>
          <table:table-cell table:style-name="ACE-0x5647a3829ac0" table:formula="of:=[$'source'.F29]" office:value-type="float" office:value="0">
            <text:p>0</text:p>
          </table:table-cell>
          <table:table-cell table:style-name="ACE-0x5647a3829ac0" table:formula="of:=[$'source'.H29]" office:value-type="float" office:value="0">
            <text:p>0</text:p>
          </table:table-cell>
          <table:table-cell table:style-name="ACE-0x5647a3829ac0" table:formula="of:=[$'source'.J29]" office:value-type="float" office:value="0">
            <text:p>0</text:p>
          </table:table-cell>
          <table:table-cell table:style-name="ACE-0x5647a3829ac0" table:formula="of:=[$'source'.L29]" office:value-type="float" office:value="0">
            <text:p>0</text:p>
          </table:table-cell>
          <table:table-cell table:style-name="ACE-0x5647a3829ac0" table:formula="of:=[$'source'.N29]" office:value-type="float" office:value="0">
            <text:p>0</text:p>
          </table:table-cell>
          <table:table-cell table:style-name="ACE-0x5647a3829ac0" table:formula="of:=[$'source'.P29]" office:value-type="float" office:value="1">
            <text:p>1</text:p>
          </table:table-cell>
          <table:table-cell table:style-name="ACE-0x5647a3829ac0" table:formula="of:=[$'source'.R29]" office:value-type="float" office:value="0">
            <text:p>0</text:p>
          </table:table-cell>
          <table:table-cell table:style-name="ACE-0x5647a3829ac0" table:formula="of:=[$'source'.T29]" office:value-type="float" office:value="0">
            <text:p>0</text:p>
          </table:table-cell>
          <table:table-cell table:style-name="ACE-0x5647a3829ac0" table:formula="of:=[$'source'.V29]" office:value-type="float" office:value="0">
            <text:p>0</text:p>
          </table:table-cell>
          <table:table-cell table:style-name="ACE-0x5647a3829ac0" table:formula="of:=[$'source'.X29]" office:value-type="float" office:value="0">
            <text:p>0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29]+1" office:value-type="float" office:value="28">
            <text:p>28</text:p>
          </table:table-cell>
          <table:table-cell table:style-name="ACE-0x5647a3829ac0" table:formula="of:=[$'source'.B30]" office:value-type="float" office:value="1">
            <text:p>1</text:p>
          </table:table-cell>
          <table:table-cell table:style-name="ACE-0x5647a3829ac0" table:formula="of:=[$'source'.D30]" office:value-type="float" office:value="1">
            <text:p>1</text:p>
          </table:table-cell>
          <table:table-cell table:style-name="ACE-0x5647a3829ac0" table:formula="of:=[$'source'.F30]" office:value-type="float" office:value="0">
            <text:p>0</text:p>
          </table:table-cell>
          <table:table-cell table:style-name="ACE-0x5647a3829ac0" table:formula="of:=[$'source'.H30]" office:value-type="float" office:value="1">
            <text:p>1</text:p>
          </table:table-cell>
          <table:table-cell table:style-name="ACE-0x5647a3829ac0" table:formula="of:=[$'source'.J30]" office:value-type="float" office:value="1">
            <text:p>1</text:p>
          </table:table-cell>
          <table:table-cell table:style-name="ACE-0x5647a3829ac0" table:formula="of:=[$'source'.L30]" office:value-type="float" office:value="1">
            <text:p>1</text:p>
          </table:table-cell>
          <table:table-cell table:style-name="ACE-0x5647a3829ac0" table:formula="of:=[$'source'.N30]" office:value-type="float" office:value="0">
            <text:p>0</text:p>
          </table:table-cell>
          <table:table-cell table:style-name="ACE-0x5647a3829ac0" table:formula="of:=[$'source'.P30]" office:value-type="float" office:value="0">
            <text:p>0</text:p>
          </table:table-cell>
          <table:table-cell table:style-name="ACE-0x5647a3829ac0" table:formula="of:=[$'source'.R30]" office:value-type="float" office:value="1">
            <text:p>1</text:p>
          </table:table-cell>
          <table:table-cell table:style-name="ACE-0x5647a3829ac0" table:formula="of:=[$'source'.T30]" office:value-type="float" office:value="0">
            <text:p>0</text:p>
          </table:table-cell>
          <table:table-cell table:style-name="ACE-0x5647a3829ac0" table:formula="of:=[$'source'.V30]" office:value-type="float" office:value="0">
            <text:p>0</text:p>
          </table:table-cell>
          <table:table-cell table:style-name="ACE-0x5647a3829ac0" table:formula="of:=[$'source'.X30]" office:value-type="float" office:value="0">
            <text:p>0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30]+1" office:value-type="float" office:value="29">
            <text:p>29</text:p>
          </table:table-cell>
          <table:table-cell table:style-name="ACE-0x5647a3829ac0" table:formula="of:=[$'source'.B31]" office:value-type="float" office:value="1">
            <text:p>1</text:p>
          </table:table-cell>
          <table:table-cell table:style-name="ACE-0x5647a3829ac0" table:formula="of:=[$'source'.D31]" office:value-type="float" office:value="1">
            <text:p>1</text:p>
          </table:table-cell>
          <table:table-cell table:style-name="ACE-0x5647a3829ac0" table:formula="of:=[$'source'.F31]" office:value-type="float" office:value="1">
            <text:p>1</text:p>
          </table:table-cell>
          <table:table-cell table:style-name="ACE-0x5647a3829ac0" table:formula="of:=[$'source'.H31]" office:value-type="float" office:value="1">
            <text:p>1</text:p>
          </table:table-cell>
          <table:table-cell table:style-name="ACE-0x5647a3829ac0" table:formula="of:=[$'source'.J31]" office:value-type="float" office:value="1">
            <text:p>1</text:p>
          </table:table-cell>
          <table:table-cell table:style-name="ACE-0x5647a3829ac0" table:formula="of:=[$'source'.L31]" office:value-type="float" office:value="1">
            <text:p>1</text:p>
          </table:table-cell>
          <table:table-cell table:style-name="ACE-0x5647a3829ac0" table:formula="of:=[$'source'.N31]" office:value-type="float" office:value="1">
            <text:p>1</text:p>
          </table:table-cell>
          <table:table-cell table:style-name="ACE-0x5647a3829ac0" table:formula="of:=[$'source'.P31]" office:value-type="float" office:value="1">
            <text:p>1</text:p>
          </table:table-cell>
          <table:table-cell table:style-name="ACE-0x5647a3829ac0" table:formula="of:=[$'source'.R31]" office:value-type="float" office:value="1">
            <text:p>1</text:p>
          </table:table-cell>
          <table:table-cell table:style-name="ACE-0x5647a3829ac0" table:formula="of:=[$'source'.T31]" office:value-type="float" office:value="1">
            <text:p>1</text:p>
          </table:table-cell>
          <table:table-cell table:style-name="ACE-0x5647a3829ac0" table:formula="of:=[$'source'.V31]" office:value-type="float" office:value="1">
            <text:p>1</text:p>
          </table:table-cell>
          <table:table-cell table:style-name="ACE-0x5647a3829ac0" table:formula="of:=[$'source'.X31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31]+1" office:value-type="float" office:value="30">
            <text:p>30</text:p>
          </table:table-cell>
          <table:table-cell table:style-name="ACE-0x5647a3829ac0" table:formula="of:=[$'source'.B32]" office:value-type="float" office:value="1">
            <text:p>1</text:p>
          </table:table-cell>
          <table:table-cell table:style-name="ACE-0x5647a3829ac0" table:formula="of:=[$'source'.D32]" office:value-type="float" office:value="1">
            <text:p>1</text:p>
          </table:table-cell>
          <table:table-cell table:style-name="ACE-0x5647a3829ac0" table:formula="of:=[$'source'.F32]" office:value-type="float" office:value="1">
            <text:p>1</text:p>
          </table:table-cell>
          <table:table-cell table:style-name="ACE-0x5647a3829ac0" table:formula="of:=[$'source'.H32]" office:value-type="float" office:value="1">
            <text:p>1</text:p>
          </table:table-cell>
          <table:table-cell table:style-name="ACE-0x5647a3829ac0" table:formula="of:=[$'source'.J32]" office:value-type="float" office:value="1">
            <text:p>1</text:p>
          </table:table-cell>
          <table:table-cell table:style-name="ACE-0x5647a3829ac0" table:formula="of:=[$'source'.L32]" office:value-type="float" office:value="1">
            <text:p>1</text:p>
          </table:table-cell>
          <table:table-cell table:style-name="ACE-0x5647a3829ac0" table:formula="of:=[$'source'.N32]" office:value-type="float" office:value="1">
            <text:p>1</text:p>
          </table:table-cell>
          <table:table-cell table:style-name="ACE-0x5647a3829ac0" table:formula="of:=[$'source'.P32]" office:value-type="float" office:value="1">
            <text:p>1</text:p>
          </table:table-cell>
          <table:table-cell table:style-name="ACE-0x5647a3829ac0" table:formula="of:=[$'source'.R32]" office:value-type="float" office:value="1">
            <text:p>1</text:p>
          </table:table-cell>
          <table:table-cell table:style-name="ACE-0x5647a3829ac0" table:formula="of:=[$'source'.T32]" office:value-type="float" office:value="1">
            <text:p>1</text:p>
          </table:table-cell>
          <table:table-cell table:style-name="ACE-0x5647a3829ac0" table:formula="of:=[$'source'.V32]" office:value-type="float" office:value="1">
            <text:p>1</text:p>
          </table:table-cell>
          <table:table-cell table:style-name="ACE-0x5647a3829ac0" table:formula="of:=[$'source'.X32]" office:value-type="float" office:value="1">
            <text:p>1</text:p>
          </table:table-cell>
          <table:table-cell table:number-columns-repeated="115" table:style-name="ACE-0x5647a3829ac0"/>
        </table:table-row>
        <table:table-row table:style-name="AROW-2">
          <table:table-cell table:style-name="ACE-0x5647a3829ac0" table:formula="of:=[.A32]+1" office:value-type="float" office:value="31">
            <text:p>31</text:p>
          </table:table-cell>
          <table:table-cell table:style-name="ACE-0x5647a3829ac0" table:formula="of:=[$'source'.B33]" office:value-type="float" office:value="0">
            <text:p>0</text:p>
          </table:table-cell>
          <table:table-cell table:style-name="ACE-0x5647a3829ac0" table:formula="of:=[$'source'.D33]" office:value-type="float" office:value="1">
            <text:p>1</text:p>
          </table:table-cell>
          <table:table-cell table:style-name="ACE-0x5647a3829ac0" table:formula="of:=[$'source'.F33]" office:value-type="float" office:value="0">
            <text:p>0</text:p>
          </table:table-cell>
          <table:table-cell table:style-name="ACE-0x5647a3829ac0" table:formula="of:=[$'source'.H33]" office:value-type="float" office:value="1">
            <text:p>1</text:p>
          </table:table-cell>
          <table:table-cell table:style-name="ACE-0x5647a3829ac0" table:formula="of:=[$'source'.J33]" office:value-type="float" office:value="0">
            <text:p>0</text:p>
          </table:table-cell>
          <table:table-cell table:style-name="ACE-0x5647a3829ac0" table:formula="of:=[$'source'.L33]" office:value-type="float" office:value="1">
            <text:p>1</text:p>
          </table:table-cell>
          <table:table-cell table:style-name="ACE-0x5647a3829ac0" table:formula="of:=[$'source'.N33]" office:value-type="float" office:value="1">
            <text:p>1</text:p>
          </table:table-cell>
          <table:table-cell table:style-name="ACE-0x5647a3829ac0" table:formula="of:=[$'source'.P33]" office:value-type="float" office:value="0">
            <text:p>0</text:p>
          </table:table-cell>
          <table:table-cell table:style-name="ACE-0x5647a3829ac0" table:formula="of:=[$'source'.R33]" office:value-type="float" office:value="0">
            <text:p>0</text:p>
          </table:table-cell>
          <table:table-cell table:style-name="ACE-0x5647a3829ac0" table:formula="of:=[$'source'.T33]" office:value-type="float" office:value="0">
            <text:p>0</text:p>
          </table:table-cell>
          <table:table-cell table:style-name="ACE-0x5647a3829ac0" table:formula="of:=[$'source'.V33]" office:value-type="float" office:value="0">
            <text:p>0</text:p>
          </table:table-cell>
          <table:table-cell table:style-name="ACE-0x5647a3829ac0" table:formula="of:=[$'source'.X33]" office:value-type="float" office:value="0">
            <text:p>0</text:p>
          </table:table-cell>
          <table:table-cell table:number-columns-repeated="115" table:style-name="ACE-0x5647a3829ac0"/>
        </table:table-row>
        <table:table-row table:style-name="AROW-1" table:number-rows-repeated="95">
          <table:table-cell table:number-columns-repeated="128"/>
        </table:table-row>
        <table:named-expressions>
          <table:named-expression table:name="Print_Area" table:expression="of:=#REF!" table:base-cell-address="$'M1'.$A$1"/>
          <table:named-expression table:name="Sheet_Title" table:expression="of:=&quot;M1&quot;" table:base-cell-address="$'M1'.$A$1"/>
        </table:named-expressions>
        <gnm:selections gnm:cursor-col="3" gnm:cursor-row="39">
          <gnm:selection gnm:start-col="3" gnm:start-row="39" gnm:end-col="3" gnm:end-row="39"/>
        </gnm:selections>
      </table:table>
      <table:table table:name="M2" table:style-name="ta-0x5647a387a7d0" table:print="true">
        <office:forms form:automatic-focus="false" form:apply-design-mode="false">
          <form:form/>
        </office:forms>
        <table:table-column table:default-cell-style-name="ACE-0x5647a3829be8" table:style-name="ACOL-0"/>
        <table:table-column table:default-cell-style-name="ACE-0x5647a3829be8" table:style-name="ACOL-1" table:number-columns-repeated="12"/>
        <table:table-column table:default-cell-style-name="ACE-0x5647a3829be8" table:style-name="ACOL-0" table:number-columns-repeated="115"/>
        <table:table-row table:style-name="AROW-1">
          <table:table-cell table:style-name="ACE-0x5647a3829be8"/>
          <table:table-cell table:style-name="ACE-0x5647a3829be8" office:value-type="float" office:value="1">
            <text:p>1</text:p>
          </table:table-cell>
          <table:table-cell table:style-name="ACE-0x5647a3829be8" table:formula="of:=[.B1]+1" office:value-type="float" office:value="2">
            <text:p>2</text:p>
          </table:table-cell>
          <table:table-cell table:style-name="ACE-0x5647a3829be8" table:formula="of:=[.C1]+1" office:value-type="float" office:value="3">
            <text:p>3</text:p>
          </table:table-cell>
          <table:table-cell table:style-name="ACE-0x5647a3829be8" table:formula="of:=[.D1]+1" office:value-type="float" office:value="4">
            <text:p>4</text:p>
          </table:table-cell>
          <table:table-cell table:style-name="ACE-0x5647a3829be8" table:formula="of:=[.E1]+1" office:value-type="float" office:value="5">
            <text:p>5</text:p>
          </table:table-cell>
          <table:table-cell table:style-name="ACE-0x5647a3829be8" table:formula="of:=[.F1]+1" office:value-type="float" office:value="6">
            <text:p>6</text:p>
          </table:table-cell>
          <table:table-cell table:style-name="ACE-0x5647a3829be8" table:formula="of:=[.G1]+1" office:value-type="float" office:value="7">
            <text:p>7</text:p>
          </table:table-cell>
          <table:table-cell table:style-name="ACE-0x5647a3829be8" table:formula="of:=[.H1]+1" office:value-type="float" office:value="8">
            <text:p>8</text:p>
          </table:table-cell>
          <table:table-cell table:style-name="ACE-0x5647a3829be8" table:formula="of:=[.I1]+1" office:value-type="float" office:value="9">
            <text:p>9</text:p>
          </table:table-cell>
          <table:table-cell table:style-name="ACE-0x5647a3829be8" table:formula="of:=[.J1]+1" office:value-type="float" office:value="10">
            <text:p>10</text:p>
          </table:table-cell>
          <table:table-cell table:style-name="ACE-0x5647a3829be8" table:formula="of:=[.K1]+1" office:value-type="float" office:value="11">
            <text:p>11</text:p>
          </table:table-cell>
          <table:table-cell table:style-name="ACE-0x5647a3829be8" table:formula="of:=[.L1]+1" office:value-type="float" office:value="12">
            <text:p>12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office:value-type="float" office:value="0">
            <text:p>0</text:p>
          </table:table-cell>
          <table:table-cell table:style-name="ACE-0x5647a3829be8" table:formula="of:=[$'source'.C2]" office:value-type="float" office:value="0">
            <text:p>0</text:p>
          </table:table-cell>
          <table:table-cell table:style-name="ACE-0x5647a3829be8" table:formula="of:=[$'source'.E2]" office:value-type="float" office:value="1">
            <text:p>1</text:p>
          </table:table-cell>
          <table:table-cell table:style-name="ACE-0x5647a3829be8" table:formula="of:=[$'source'.G2]" office:value-type="float" office:value="0">
            <text:p>0</text:p>
          </table:table-cell>
          <table:table-cell table:style-name="ACE-0x5647a3829be8" table:formula="of:=[$'source'.I2]" office:value-type="float" office:value="0">
            <text:p>0</text:p>
          </table:table-cell>
          <table:table-cell table:style-name="ACE-0x5647a3829be8" table:formula="of:=[$'source'.K2]" office:value-type="float" office:value="0">
            <text:p>0</text:p>
          </table:table-cell>
          <table:table-cell table:style-name="ACE-0x5647a3829be8" table:formula="of:=[$'source'.M2]" office:value-type="float" office:value="0">
            <text:p>0</text:p>
          </table:table-cell>
          <table:table-cell table:style-name="ACE-0x5647a3829be8" table:formula="of:=[$'source'.O2]" office:value-type="float" office:value="0">
            <text:p>0</text:p>
          </table:table-cell>
          <table:table-cell table:style-name="ACE-0x5647a3829be8" table:formula="of:=[$'source'.Q2]" office:value-type="float" office:value="1">
            <text:p>1</text:p>
          </table:table-cell>
          <table:table-cell table:style-name="ACE-0x5647a3829be8" table:formula="of:=[$'source'.S2]" office:value-type="float" office:value="0">
            <text:p>0</text:p>
          </table:table-cell>
          <table:table-cell table:style-name="ACE-0x5647a3829be8" table:formula="of:=[$'source'.U2]" office:value-type="float" office:value="0">
            <text:p>0</text:p>
          </table:table-cell>
          <table:table-cell table:style-name="ACE-0x5647a3829be8" table:formula="of:=[$'source'.W2]" office:value-type="float" office:value="0">
            <text:p>0</text:p>
          </table:table-cell>
          <table:table-cell table:style-name="ACE-0x5647a3829be8" table:formula="of:=[$'source'.Y2]" office:value-type="float" office:value="0">
            <text:p>0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2]+1" office:value-type="float" office:value="1">
            <text:p>1</text:p>
          </table:table-cell>
          <table:table-cell table:style-name="ACE-0x5647a3829be8" table:formula="of:=[$'source'.C3]" office:value-type="float" office:value="0">
            <text:p>0</text:p>
          </table:table-cell>
          <table:table-cell table:style-name="ACE-0x5647a3829be8" table:formula="of:=[$'source'.E3]" office:value-type="float" office:value="1">
            <text:p>1</text:p>
          </table:table-cell>
          <table:table-cell table:style-name="ACE-0x5647a3829be8" table:formula="of:=[$'source'.G3]" office:value-type="float" office:value="1">
            <text:p>1</text:p>
          </table:table-cell>
          <table:table-cell table:style-name="ACE-0x5647a3829be8" table:formula="of:=[$'source'.I3]" office:value-type="float" office:value="1">
            <text:p>1</text:p>
          </table:table-cell>
          <table:table-cell table:style-name="ACE-0x5647a3829be8" table:formula="of:=[$'source'.K3]" office:value-type="float" office:value="0">
            <text:p>0</text:p>
          </table:table-cell>
          <table:table-cell table:style-name="ACE-0x5647a3829be8" table:formula="of:=[$'source'.M3]" office:value-type="float" office:value="0">
            <text:p>0</text:p>
          </table:table-cell>
          <table:table-cell table:style-name="ACE-0x5647a3829be8" table:formula="of:=[$'source'.O3]" office:value-type="float" office:value="1">
            <text:p>1</text:p>
          </table:table-cell>
          <table:table-cell table:style-name="ACE-0x5647a3829be8" table:formula="of:=[$'source'.Q3]" office:value-type="float" office:value="1">
            <text:p>1</text:p>
          </table:table-cell>
          <table:table-cell table:style-name="ACE-0x5647a3829be8" table:formula="of:=[$'source'.S3]" office:value-type="float" office:value="1">
            <text:p>1</text:p>
          </table:table-cell>
          <table:table-cell table:style-name="ACE-0x5647a3829be8" table:formula="of:=[$'source'.U3]" office:value-type="float" office:value="1">
            <text:p>1</text:p>
          </table:table-cell>
          <table:table-cell table:style-name="ACE-0x5647a3829be8" table:formula="of:=[$'source'.W3]" office:value-type="float" office:value="1">
            <text:p>1</text:p>
          </table:table-cell>
          <table:table-cell table:style-name="ACE-0x5647a3829be8" table:formula="of:=[$'source'.Y3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3]+1" office:value-type="float" office:value="2">
            <text:p>2</text:p>
          </table:table-cell>
          <table:table-cell table:style-name="ACE-0x5647a3829be8" table:formula="of:=[$'source'.C4]" office:value-type="float" office:value="0">
            <text:p>0</text:p>
          </table:table-cell>
          <table:table-cell table:style-name="ACE-0x5647a3829be8" table:formula="of:=[$'source'.E4]" office:value-type="float" office:value="1">
            <text:p>1</text:p>
          </table:table-cell>
          <table:table-cell table:style-name="ACE-0x5647a3829be8" table:formula="of:=[$'source'.G4]" office:value-type="float" office:value="0">
            <text:p>0</text:p>
          </table:table-cell>
          <table:table-cell table:style-name="ACE-0x5647a3829be8" table:formula="of:=[$'source'.I4]" office:value-type="float" office:value="1">
            <text:p>1</text:p>
          </table:table-cell>
          <table:table-cell table:style-name="ACE-0x5647a3829be8" table:formula="of:=[$'source'.K4]" office:value-type="float" office:value="1">
            <text:p>1</text:p>
          </table:table-cell>
          <table:table-cell table:style-name="ACE-0x5647a3829be8" table:formula="of:=[$'source'.M4]" office:value-type="float" office:value="0">
            <text:p>0</text:p>
          </table:table-cell>
          <table:table-cell table:style-name="ACE-0x5647a3829be8" table:formula="of:=[$'source'.O4]" office:value-type="float" office:value="0">
            <text:p>0</text:p>
          </table:table-cell>
          <table:table-cell table:style-name="ACE-0x5647a3829be8" table:formula="of:=[$'source'.Q4]" office:value-type="float" office:value="1">
            <text:p>1</text:p>
          </table:table-cell>
          <table:table-cell table:style-name="ACE-0x5647a3829be8" table:formula="of:=[$'source'.S4]" office:value-type="float" office:value="0">
            <text:p>0</text:p>
          </table:table-cell>
          <table:table-cell table:style-name="ACE-0x5647a3829be8" table:formula="of:=[$'source'.U4]" office:value-type="float" office:value="1">
            <text:p>1</text:p>
          </table:table-cell>
          <table:table-cell table:style-name="ACE-0x5647a3829be8" table:formula="of:=[$'source'.W4]" office:value-type="float" office:value="1">
            <text:p>1</text:p>
          </table:table-cell>
          <table:table-cell table:style-name="ACE-0x5647a3829be8" table:formula="of:=[$'source'.Y4]" office:value-type="float" office:value="0">
            <text:p>0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4]+1" office:value-type="float" office:value="3">
            <text:p>3</text:p>
          </table:table-cell>
          <table:table-cell table:style-name="ACE-0x5647a3829be8" table:formula="of:=[$'source'.C5]" office:value-type="float" office:value="0">
            <text:p>0</text:p>
          </table:table-cell>
          <table:table-cell table:style-name="ACE-0x5647a3829be8" table:formula="of:=[$'source'.E5]" office:value-type="float" office:value="0">
            <text:p>0</text:p>
          </table:table-cell>
          <table:table-cell table:style-name="ACE-0x5647a3829be8" table:formula="of:=[$'source'.G5]" office:value-type="float" office:value="0">
            <text:p>0</text:p>
          </table:table-cell>
          <table:table-cell table:style-name="ACE-0x5647a3829be8" table:formula="of:=[$'source'.I5]" office:value-type="float" office:value="0">
            <text:p>0</text:p>
          </table:table-cell>
          <table:table-cell table:style-name="ACE-0x5647a3829be8" table:formula="of:=[$'source'.K5]" office:value-type="float" office:value="0">
            <text:p>0</text:p>
          </table:table-cell>
          <table:table-cell table:style-name="ACE-0x5647a3829be8" table:formula="of:=[$'source'.M5]" office:value-type="float" office:value="0">
            <text:p>0</text:p>
          </table:table-cell>
          <table:table-cell table:style-name="ACE-0x5647a3829be8" table:formula="of:=[$'source'.O5]" office:value-type="float" office:value="0">
            <text:p>0</text:p>
          </table:table-cell>
          <table:table-cell table:style-name="ACE-0x5647a3829be8" table:formula="of:=[$'source'.Q5]" office:value-type="float" office:value="0">
            <text:p>0</text:p>
          </table:table-cell>
          <table:table-cell table:style-name="ACE-0x5647a3829be8" table:formula="of:=[$'source'.S5]" office:value-type="float" office:value="0">
            <text:p>0</text:p>
          </table:table-cell>
          <table:table-cell table:style-name="ACE-0x5647a3829be8" table:formula="of:=[$'source'.U5]" office:value-type="float" office:value="1">
            <text:p>1</text:p>
          </table:table-cell>
          <table:table-cell table:style-name="ACE-0x5647a3829be8" table:formula="of:=[$'source'.W5]" office:value-type="float" office:value="0">
            <text:p>0</text:p>
          </table:table-cell>
          <table:table-cell table:style-name="ACE-0x5647a3829be8" table:formula="of:=[$'source'.Y5]" office:value-type="float" office:value="0">
            <text:p>0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5]+1" office:value-type="float" office:value="4">
            <text:p>4</text:p>
          </table:table-cell>
          <table:table-cell table:style-name="ACE-0x5647a3829be8" table:formula="of:=[$'source'.C6]" office:value-type="float" office:value="1">
            <text:p>1</text:p>
          </table:table-cell>
          <table:table-cell table:style-name="ACE-0x5647a3829be8" table:formula="of:=[$'source'.E6]" office:value-type="float" office:value="1">
            <text:p>1</text:p>
          </table:table-cell>
          <table:table-cell table:style-name="ACE-0x5647a3829be8" table:formula="of:=[$'source'.G6]" office:value-type="float" office:value="1">
            <text:p>1</text:p>
          </table:table-cell>
          <table:table-cell table:style-name="ACE-0x5647a3829be8" table:formula="of:=[$'source'.I6]" office:value-type="float" office:value="1">
            <text:p>1</text:p>
          </table:table-cell>
          <table:table-cell table:style-name="ACE-0x5647a3829be8" table:formula="of:=[$'source'.K6]" office:value-type="float" office:value="1">
            <text:p>1</text:p>
          </table:table-cell>
          <table:table-cell table:style-name="ACE-0x5647a3829be8" table:formula="of:=[$'source'.M6]" office:value-type="float" office:value="1">
            <text:p>1</text:p>
          </table:table-cell>
          <table:table-cell table:style-name="ACE-0x5647a3829be8" table:formula="of:=[$'source'.O6]" office:value-type="float" office:value="1">
            <text:p>1</text:p>
          </table:table-cell>
          <table:table-cell table:style-name="ACE-0x5647a3829be8" table:formula="of:=[$'source'.Q6]" office:value-type="float" office:value="1">
            <text:p>1</text:p>
          </table:table-cell>
          <table:table-cell table:style-name="ACE-0x5647a3829be8" table:formula="of:=[$'source'.S6]" office:value-type="float" office:value="1">
            <text:p>1</text:p>
          </table:table-cell>
          <table:table-cell table:style-name="ACE-0x5647a3829be8" table:formula="of:=[$'source'.U6]" office:value-type="float" office:value="1">
            <text:p>1</text:p>
          </table:table-cell>
          <table:table-cell table:style-name="ACE-0x5647a3829be8" table:formula="of:=[$'source'.W6]" office:value-type="float" office:value="1">
            <text:p>1</text:p>
          </table:table-cell>
          <table:table-cell table:style-name="ACE-0x5647a3829be8" table:formula="of:=[$'source'.Y6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6]+1" office:value-type="float" office:value="5">
            <text:p>5</text:p>
          </table:table-cell>
          <table:table-cell table:style-name="ACE-0x5647a3829be8" table:formula="of:=[$'source'.C7]" office:value-type="float" office:value="1">
            <text:p>1</text:p>
          </table:table-cell>
          <table:table-cell table:style-name="ACE-0x5647a3829be8" table:formula="of:=[$'source'.E7]" office:value-type="float" office:value="1">
            <text:p>1</text:p>
          </table:table-cell>
          <table:table-cell table:style-name="ACE-0x5647a3829be8" table:formula="of:=[$'source'.G7]" office:value-type="float" office:value="1">
            <text:p>1</text:p>
          </table:table-cell>
          <table:table-cell table:style-name="ACE-0x5647a3829be8" table:formula="of:=[$'source'.I7]" office:value-type="float" office:value="1">
            <text:p>1</text:p>
          </table:table-cell>
          <table:table-cell table:style-name="ACE-0x5647a3829be8" table:formula="of:=[$'source'.K7]" office:value-type="float" office:value="1">
            <text:p>1</text:p>
          </table:table-cell>
          <table:table-cell table:style-name="ACE-0x5647a3829be8" table:formula="of:=[$'source'.M7]" office:value-type="float" office:value="0">
            <text:p>0</text:p>
          </table:table-cell>
          <table:table-cell table:style-name="ACE-0x5647a3829be8" table:formula="of:=[$'source'.O7]" office:value-type="float" office:value="1">
            <text:p>1</text:p>
          </table:table-cell>
          <table:table-cell table:style-name="ACE-0x5647a3829be8" table:formula="of:=[$'source'.Q7]" office:value-type="float" office:value="1">
            <text:p>1</text:p>
          </table:table-cell>
          <table:table-cell table:style-name="ACE-0x5647a3829be8" table:formula="of:=[$'source'.S7]" office:value-type="float" office:value="1">
            <text:p>1</text:p>
          </table:table-cell>
          <table:table-cell table:style-name="ACE-0x5647a3829be8" table:formula="of:=[$'source'.U7]" office:value-type="float" office:value="1">
            <text:p>1</text:p>
          </table:table-cell>
          <table:table-cell table:style-name="ACE-0x5647a3829be8" table:formula="of:=[$'source'.W7]" office:value-type="float" office:value="1">
            <text:p>1</text:p>
          </table:table-cell>
          <table:table-cell table:style-name="ACE-0x5647a3829be8" table:formula="of:=[$'source'.Y7]" office:value-type="float" office:value="0">
            <text:p>0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a650" table:formula="of:=[.A7]+1" office:value-type="float" office:value="6">
            <text:p>6</text:p>
          </table:table-cell>
          <table:table-cell table:style-name="ACE-0x5647a3829be8" table:formula="of:=[$'source'.C8]" office:value-type="float" office:value="1">
            <text:p>1</text:p>
          </table:table-cell>
          <table:table-cell table:style-name="ACE-0x5647a3829be8" table:formula="of:=[$'source'.E8]" office:value-type="float" office:value="1">
            <text:p>1</text:p>
          </table:table-cell>
          <table:table-cell table:style-name="ACE-0x5647a3829be8" table:formula="of:=[$'source'.G8]" office:value-type="float" office:value="1">
            <text:p>1</text:p>
          </table:table-cell>
          <table:table-cell table:style-name="ACE-0x5647a3829be8" table:formula="of:=[$'source'.I8]" office:value-type="float" office:value="1">
            <text:p>1</text:p>
          </table:table-cell>
          <table:table-cell table:style-name="ACE-0x5647a3829be8" table:formula="of:=[$'source'.K8]" office:value-type="float" office:value="1">
            <text:p>1</text:p>
          </table:table-cell>
          <table:table-cell table:style-name="ACE-0x5647a3829be8" table:formula="of:=[$'source'.M8]" office:value-type="float" office:value="1">
            <text:p>1</text:p>
          </table:table-cell>
          <table:table-cell table:style-name="ACE-0x5647a3829be8" table:formula="of:=[$'source'.O8]" office:value-type="float" office:value="1">
            <text:p>1</text:p>
          </table:table-cell>
          <table:table-cell table:style-name="ACE-0x5647a3829be8" table:formula="of:=[$'source'.Q8]" office:value-type="float" office:value="1">
            <text:p>1</text:p>
          </table:table-cell>
          <table:table-cell table:style-name="ACE-0x5647a3829be8" table:formula="of:=[$'source'.S8]" office:value-type="float" office:value="1">
            <text:p>1</text:p>
          </table:table-cell>
          <table:table-cell table:style-name="ACE-0x5647a3829be8" table:formula="of:=[$'source'.U8]" office:value-type="float" office:value="1">
            <text:p>1</text:p>
          </table:table-cell>
          <table:table-cell table:style-name="ACE-0x5647a3829be8" table:formula="of:=[$'source'.W8]" office:value-type="float" office:value="1">
            <text:p>1</text:p>
          </table:table-cell>
          <table:table-cell table:style-name="ACE-0x5647a3829be8" table:formula="of:=[$'source'.Y8]" office:value-type="float" office:value="1">
            <text:p>1</text:p>
          </table:table-cell>
          <table:table-cell table:number-columns-repeated="115" table:style-name="ACE-0x5647a382a650"/>
        </table:table-row>
        <table:table-row table:style-name="AROW-2">
          <table:table-cell table:style-name="ACE-0x5647a3829be8" table:formula="of:=[.A8]+1" office:value-type="float" office:value="7">
            <text:p>7</text:p>
          </table:table-cell>
          <table:table-cell table:style-name="ACE-0x5647a3829be8" table:formula="of:=[$'source'.C9]" office:value-type="float" office:value="1">
            <text:p>1</text:p>
          </table:table-cell>
          <table:table-cell table:style-name="ACE-0x5647a3829be8" table:formula="of:=[$'source'.E9]" office:value-type="float" office:value="0">
            <text:p>0</text:p>
          </table:table-cell>
          <table:table-cell table:style-name="ACE-0x5647a3829be8" table:formula="of:=[$'source'.G9]" office:value-type="float" office:value="0">
            <text:p>0</text:p>
          </table:table-cell>
          <table:table-cell table:style-name="ACE-0x5647a3829be8" table:formula="of:=[$'source'.I9]" office:value-type="float" office:value="0">
            <text:p>0</text:p>
          </table:table-cell>
          <table:table-cell table:style-name="ACE-0x5647a3829be8" table:formula="of:=[$'source'.K9]" office:value-type="float" office:value="1">
            <text:p>1</text:p>
          </table:table-cell>
          <table:table-cell table:style-name="ACE-0x5647a3829be8" table:formula="of:=[$'source'.M9]" office:value-type="float" office:value="1">
            <text:p>1</text:p>
          </table:table-cell>
          <table:table-cell table:style-name="ACE-0x5647a3829be8" table:formula="of:=[$'source'.O9]" office:value-type="float" office:value="0">
            <text:p>0</text:p>
          </table:table-cell>
          <table:table-cell table:style-name="ACE-0x5647a3829be8" table:formula="of:=[$'source'.Q9]" office:value-type="float" office:value="1">
            <text:p>1</text:p>
          </table:table-cell>
          <table:table-cell table:style-name="ACE-0x5647a3829be8" table:formula="of:=[$'source'.S9]" office:value-type="float" office:value="0">
            <text:p>0</text:p>
          </table:table-cell>
          <table:table-cell table:style-name="ACE-0x5647a3829be8" table:formula="of:=[$'source'.U9]" office:value-type="float" office:value="0">
            <text:p>0</text:p>
          </table:table-cell>
          <table:table-cell table:style-name="ACE-0x5647a3829be8" table:formula="of:=[$'source'.W9]" office:value-type="float" office:value="0">
            <text:p>0</text:p>
          </table:table-cell>
          <table:table-cell table:style-name="ACE-0x5647a3829be8" table:formula="of:=[$'source'.Y9]" office:value-type="float" office:value="0">
            <text:p>0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9]+1" office:value-type="float" office:value="8">
            <text:p>8</text:p>
          </table:table-cell>
          <table:table-cell table:style-name="ACE-0x5647a3829be8" table:formula="of:=[$'source'.C10]" office:value-type="float" office:value="0">
            <text:p>0</text:p>
          </table:table-cell>
          <table:table-cell table:style-name="ACE-0x5647a3829be8" table:formula="of:=[$'source'.E10]" office:value-type="float" office:value="0">
            <text:p>0</text:p>
          </table:table-cell>
          <table:table-cell table:style-name="ACE-0x5647a3829be8" table:formula="of:=[$'source'.G10]" office:value-type="float" office:value="1">
            <text:p>1</text:p>
          </table:table-cell>
          <table:table-cell table:style-name="ACE-0x5647a3829be8" table:formula="of:=[$'source'.I10]" office:value-type="float" office:value="1">
            <text:p>1</text:p>
          </table:table-cell>
          <table:table-cell table:style-name="ACE-0x5647a3829be8" table:formula="of:=[$'source'.K10]" office:value-type="float" office:value="0">
            <text:p>0</text:p>
          </table:table-cell>
          <table:table-cell table:style-name="ACE-0x5647a3829be8" table:formula="of:=[$'source'.M10]" office:value-type="float" office:value="1">
            <text:p>1</text:p>
          </table:table-cell>
          <table:table-cell table:style-name="ACE-0x5647a3829be8" table:formula="of:=[$'source'.O10]" office:value-type="float" office:value="1">
            <text:p>1</text:p>
          </table:table-cell>
          <table:table-cell table:style-name="ACE-0x5647a3829be8" table:formula="of:=[$'source'.Q10]" office:value-type="float" office:value="0">
            <text:p>0</text:p>
          </table:table-cell>
          <table:table-cell table:style-name="ACE-0x5647a3829be8" table:formula="of:=[$'source'.S10]" office:value-type="float" office:value="1">
            <text:p>1</text:p>
          </table:table-cell>
          <table:table-cell table:style-name="ACE-0x5647a3829be8" table:formula="of:=[$'source'.U10]" office:value-type="float" office:value="1">
            <text:p>1</text:p>
          </table:table-cell>
          <table:table-cell table:style-name="ACE-0x5647a3829be8" table:formula="of:=[$'source'.W10]" office:value-type="float" office:value="1">
            <text:p>1</text:p>
          </table:table-cell>
          <table:table-cell table:style-name="ACE-0x5647a3829be8" table:formula="of:=[$'source'.Y10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10]+1" office:value-type="float" office:value="9">
            <text:p>9</text:p>
          </table:table-cell>
          <table:table-cell table:style-name="ACE-0x5647a3829be8" table:formula="of:=[$'source'.C11]" office:value-type="float" office:value="1">
            <text:p>1</text:p>
          </table:table-cell>
          <table:table-cell table:style-name="ACE-0x5647a3829be8" table:formula="of:=[$'source'.E11]" office:value-type="float" office:value="1">
            <text:p>1</text:p>
          </table:table-cell>
          <table:table-cell table:style-name="ACE-0x5647a3829be8" table:formula="of:=[$'source'.G11]" office:value-type="float" office:value="1">
            <text:p>1</text:p>
          </table:table-cell>
          <table:table-cell table:style-name="ACE-0x5647a3829be8" table:formula="of:=[$'source'.I11]" office:value-type="float" office:value="1">
            <text:p>1</text:p>
          </table:table-cell>
          <table:table-cell table:style-name="ACE-0x5647a3829be8" table:formula="of:=[$'source'.K11]" office:value-type="float" office:value="1">
            <text:p>1</text:p>
          </table:table-cell>
          <table:table-cell table:style-name="ACE-0x5647a3829be8" table:formula="of:=[$'source'.M11]" office:value-type="float" office:value="1">
            <text:p>1</text:p>
          </table:table-cell>
          <table:table-cell table:style-name="ACE-0x5647a3829be8" table:formula="of:=[$'source'.O11]" office:value-type="float" office:value="1">
            <text:p>1</text:p>
          </table:table-cell>
          <table:table-cell table:style-name="ACE-0x5647a3829be8" table:formula="of:=[$'source'.Q11]" office:value-type="float" office:value="1">
            <text:p>1</text:p>
          </table:table-cell>
          <table:table-cell table:style-name="ACE-0x5647a3829be8" table:formula="of:=[$'source'.S11]" office:value-type="float" office:value="1">
            <text:p>1</text:p>
          </table:table-cell>
          <table:table-cell table:style-name="ACE-0x5647a3829be8" table:formula="of:=[$'source'.U11]" office:value-type="float" office:value="1">
            <text:p>1</text:p>
          </table:table-cell>
          <table:table-cell table:style-name="ACE-0x5647a3829be8" table:formula="of:=[$'source'.W11]" office:value-type="float" office:value="1">
            <text:p>1</text:p>
          </table:table-cell>
          <table:table-cell table:style-name="ACE-0x5647a3829be8" table:formula="of:=[$'source'.Y11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11]+1" office:value-type="float" office:value="10">
            <text:p>10</text:p>
          </table:table-cell>
          <table:table-cell table:style-name="ACE-0x5647a3829be8" table:formula="of:=[$'source'.C12]" office:value-type="float" office:value="1">
            <text:p>1</text:p>
          </table:table-cell>
          <table:table-cell table:style-name="ACE-0x5647a3829be8" table:formula="of:=[$'source'.E12]" office:value-type="float" office:value="0">
            <text:p>0</text:p>
          </table:table-cell>
          <table:table-cell table:style-name="ACE-0x5647a3829be8" table:formula="of:=[$'source'.G12]" office:value-type="float" office:value="0">
            <text:p>0</text:p>
          </table:table-cell>
          <table:table-cell table:style-name="ACE-0x5647a3829be8" table:formula="of:=[$'source'.I12]" office:value-type="float" office:value="0">
            <text:p>0</text:p>
          </table:table-cell>
          <table:table-cell table:style-name="ACE-0x5647a3829be8" table:formula="of:=[$'source'.K12]" office:value-type="float" office:value="1">
            <text:p>1</text:p>
          </table:table-cell>
          <table:table-cell table:style-name="ACE-0x5647a3829be8" table:formula="of:=[$'source'.M12]" office:value-type="float" office:value="1">
            <text:p>1</text:p>
          </table:table-cell>
          <table:table-cell table:style-name="ACE-0x5647a3829be8" table:formula="of:=[$'source'.O12]" office:value-type="float" office:value="0">
            <text:p>0</text:p>
          </table:table-cell>
          <table:table-cell table:style-name="ACE-0x5647a3829be8" table:formula="of:=[$'source'.Q12]" office:value-type="float" office:value="0">
            <text:p>0</text:p>
          </table:table-cell>
          <table:table-cell table:style-name="ACE-0x5647a3829be8" table:formula="of:=[$'source'.S12]" office:value-type="float" office:value="0">
            <text:p>0</text:p>
          </table:table-cell>
          <table:table-cell table:style-name="ACE-0x5647a3829be8" table:formula="of:=[$'source'.U12]" office:value-type="float" office:value="0">
            <text:p>0</text:p>
          </table:table-cell>
          <table:table-cell table:style-name="ACE-0x5647a3829be8" table:formula="of:=[$'source'.W12]" office:value-type="float" office:value="0">
            <text:p>0</text:p>
          </table:table-cell>
          <table:table-cell table:style-name="ACE-0x5647a3829be8" table:formula="of:=[$'source'.Y12]" office:value-type="float" office:value="0">
            <text:p>0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12]+1" office:value-type="float" office:value="11">
            <text:p>11</text:p>
          </table:table-cell>
          <table:table-cell table:style-name="ACE-0x5647a3829be8" table:formula="of:=[$'source'.C13]" office:value-type="float" office:value="1">
            <text:p>1</text:p>
          </table:table-cell>
          <table:table-cell table:style-name="ACE-0x5647a3829be8" table:formula="of:=[$'source'.E13]" office:value-type="float" office:value="1">
            <text:p>1</text:p>
          </table:table-cell>
          <table:table-cell table:style-name="ACE-0x5647a3829be8" table:formula="of:=[$'source'.G13]" office:value-type="float" office:value="0">
            <text:p>0</text:p>
          </table:table-cell>
          <table:table-cell table:style-name="ACE-0x5647a3829be8" table:formula="of:=[$'source'.I13]" office:value-type="float" office:value="1">
            <text:p>1</text:p>
          </table:table-cell>
          <table:table-cell table:style-name="ACE-0x5647a3829be8" table:formula="of:=[$'source'.K13]" office:value-type="float" office:value="1">
            <text:p>1</text:p>
          </table:table-cell>
          <table:table-cell table:style-name="ACE-0x5647a3829be8" table:formula="of:=[$'source'.M13]" office:value-type="float" office:value="1">
            <text:p>1</text:p>
          </table:table-cell>
          <table:table-cell table:style-name="ACE-0x5647a3829be8" table:formula="of:=[$'source'.O13]" office:value-type="float" office:value="1">
            <text:p>1</text:p>
          </table:table-cell>
          <table:table-cell table:style-name="ACE-0x5647a3829be8" table:formula="of:=[$'source'.Q13]" office:value-type="float" office:value="1">
            <text:p>1</text:p>
          </table:table-cell>
          <table:table-cell table:style-name="ACE-0x5647a3829be8" table:formula="of:=[$'source'.S13]" office:value-type="float" office:value="1">
            <text:p>1</text:p>
          </table:table-cell>
          <table:table-cell table:style-name="ACE-0x5647a3829be8" table:formula="of:=[$'source'.U13]" office:value-type="float" office:value="1">
            <text:p>1</text:p>
          </table:table-cell>
          <table:table-cell table:style-name="ACE-0x5647a3829be8" table:formula="of:=[$'source'.W13]" office:value-type="float" office:value="1">
            <text:p>1</text:p>
          </table:table-cell>
          <table:table-cell table:style-name="ACE-0x5647a3829be8" table:formula="of:=[$'source'.Y13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13]+1" office:value-type="float" office:value="12">
            <text:p>12</text:p>
          </table:table-cell>
          <table:table-cell table:style-name="ACE-0x5647a3829be8" table:formula="of:=[$'source'.C14]" office:value-type="float" office:value="0">
            <text:p>0</text:p>
          </table:table-cell>
          <table:table-cell table:style-name="ACE-0x5647a3829be8" table:formula="of:=[$'source'.E14]" office:value-type="float" office:value="0">
            <text:p>0</text:p>
          </table:table-cell>
          <table:table-cell table:style-name="ACE-0x5647a3829be8" table:formula="of:=[$'source'.G14]" office:value-type="float" office:value="1">
            <text:p>1</text:p>
          </table:table-cell>
          <table:table-cell table:style-name="ACE-0x5647a3829be8" table:formula="of:=[$'source'.I14]" office:value-type="float" office:value="0">
            <text:p>0</text:p>
          </table:table-cell>
          <table:table-cell table:style-name="ACE-0x5647a3829be8" table:formula="of:=[$'source'.K14]" office:value-type="float" office:value="0">
            <text:p>0</text:p>
          </table:table-cell>
          <table:table-cell table:style-name="ACE-0x5647a3829be8" table:formula="of:=[$'source'.M14]" office:value-type="float" office:value="0">
            <text:p>0</text:p>
          </table:table-cell>
          <table:table-cell table:style-name="ACE-0x5647a3829be8" table:formula="of:=[$'source'.O14]" office:value-type="float" office:value="1">
            <text:p>1</text:p>
          </table:table-cell>
          <table:table-cell table:style-name="ACE-0x5647a3829be8" table:formula="of:=[$'source'.Q14]" office:value-type="float" office:value="1">
            <text:p>1</text:p>
          </table:table-cell>
          <table:table-cell table:style-name="ACE-0x5647a3829be8" table:formula="of:=[$'source'.S14]" office:value-type="float" office:value="1">
            <text:p>1</text:p>
          </table:table-cell>
          <table:table-cell table:style-name="ACE-0x5647a3829be8" table:formula="of:=[$'source'.U14]" office:value-type="float" office:value="0">
            <text:p>0</text:p>
          </table:table-cell>
          <table:table-cell table:style-name="ACE-0x5647a3829be8" table:formula="of:=[$'source'.W14]" office:value-type="float" office:value="0">
            <text:p>0</text:p>
          </table:table-cell>
          <table:table-cell table:style-name="ACE-0x5647a3829be8" table:formula="of:=[$'source'.Y14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14]+1" office:value-type="float" office:value="13">
            <text:p>13</text:p>
          </table:table-cell>
          <table:table-cell table:style-name="ACE-0x5647a3829be8" table:formula="of:=[$'source'.C15]" office:value-type="float" office:value="1">
            <text:p>1</text:p>
          </table:table-cell>
          <table:table-cell table:style-name="ACE-0x5647a3829be8" table:formula="of:=[$'source'.E15]" office:value-type="float" office:value="1">
            <text:p>1</text:p>
          </table:table-cell>
          <table:table-cell table:style-name="ACE-0x5647a3829be8" table:formula="of:=[$'source'.G15]" office:value-type="float" office:value="1">
            <text:p>1</text:p>
          </table:table-cell>
          <table:table-cell table:style-name="ACE-0x5647a3829be8" table:formula="of:=[$'source'.I15]" office:value-type="float" office:value="1">
            <text:p>1</text:p>
          </table:table-cell>
          <table:table-cell table:style-name="ACE-0x5647a3829be8" table:formula="of:=[$'source'.K15]" office:value-type="float" office:value="1">
            <text:p>1</text:p>
          </table:table-cell>
          <table:table-cell table:style-name="ACE-0x5647a3829be8" table:formula="of:=[$'source'.M15]" office:value-type="float" office:value="1">
            <text:p>1</text:p>
          </table:table-cell>
          <table:table-cell table:style-name="ACE-0x5647a3829be8" table:formula="of:=[$'source'.O15]" office:value-type="float" office:value="1">
            <text:p>1</text:p>
          </table:table-cell>
          <table:table-cell table:style-name="ACE-0x5647a3829be8" table:formula="of:=[$'source'.Q15]" office:value-type="float" office:value="1">
            <text:p>1</text:p>
          </table:table-cell>
          <table:table-cell table:style-name="ACE-0x5647a3829be8" table:formula="of:=[$'source'.S15]" office:value-type="float" office:value="1">
            <text:p>1</text:p>
          </table:table-cell>
          <table:table-cell table:style-name="ACE-0x5647a3829be8" table:formula="of:=[$'source'.U15]" office:value-type="float" office:value="1">
            <text:p>1</text:p>
          </table:table-cell>
          <table:table-cell table:style-name="ACE-0x5647a3829be8" table:formula="of:=[$'source'.W15]" office:value-type="float" office:value="1">
            <text:p>1</text:p>
          </table:table-cell>
          <table:table-cell table:style-name="ACE-0x5647a3829be8" table:formula="of:=[$'source'.Y15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15]+1" office:value-type="float" office:value="14">
            <text:p>14</text:p>
          </table:table-cell>
          <table:table-cell table:style-name="ACE-0x5647a3829be8" table:formula="of:=[$'source'.C16]" office:value-type="float" office:value="1">
            <text:p>1</text:p>
          </table:table-cell>
          <table:table-cell table:style-name="ACE-0x5647a3829be8" table:formula="of:=[$'source'.E16]" office:value-type="float" office:value="1">
            <text:p>1</text:p>
          </table:table-cell>
          <table:table-cell table:style-name="ACE-0x5647a3829be8" table:formula="of:=[$'source'.G16]" office:value-type="float" office:value="1">
            <text:p>1</text:p>
          </table:table-cell>
          <table:table-cell table:style-name="ACE-0x5647a3829be8" table:formula="of:=[$'source'.I16]" office:value-type="float" office:value="1">
            <text:p>1</text:p>
          </table:table-cell>
          <table:table-cell table:style-name="ACE-0x5647a3829be8" table:formula="of:=[$'source'.K16]" office:value-type="float" office:value="1">
            <text:p>1</text:p>
          </table:table-cell>
          <table:table-cell table:style-name="ACE-0x5647a3829be8" table:formula="of:=[$'source'.M16]" office:value-type="float" office:value="1">
            <text:p>1</text:p>
          </table:table-cell>
          <table:table-cell table:style-name="ACE-0x5647a3829be8" table:formula="of:=[$'source'.O16]" office:value-type="float" office:value="1">
            <text:p>1</text:p>
          </table:table-cell>
          <table:table-cell table:style-name="ACE-0x5647a3829be8" table:formula="of:=[$'source'.Q16]" office:value-type="float" office:value="1">
            <text:p>1</text:p>
          </table:table-cell>
          <table:table-cell table:style-name="ACE-0x5647a3829be8" table:formula="of:=[$'source'.S16]" office:value-type="float" office:value="1">
            <text:p>1</text:p>
          </table:table-cell>
          <table:table-cell table:style-name="ACE-0x5647a3829be8" table:formula="of:=[$'source'.U16]" office:value-type="float" office:value="1">
            <text:p>1</text:p>
          </table:table-cell>
          <table:table-cell table:style-name="ACE-0x5647a3829be8" table:formula="of:=[$'source'.W16]" office:value-type="float" office:value="0">
            <text:p>0</text:p>
          </table:table-cell>
          <table:table-cell table:style-name="ACE-0x5647a3829be8" table:formula="of:=[$'source'.Y16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16]+1" office:value-type="float" office:value="15">
            <text:p>15</text:p>
          </table:table-cell>
          <table:table-cell table:style-name="ACE-0x5647a3829be8" table:formula="of:=[$'source'.C17]" office:value-type="float" office:value="1">
            <text:p>1</text:p>
          </table:table-cell>
          <table:table-cell table:style-name="ACE-0x5647a3829be8" table:formula="of:=[$'source'.E17]" office:value-type="float" office:value="1">
            <text:p>1</text:p>
          </table:table-cell>
          <table:table-cell table:style-name="ACE-0x5647a3829be8" table:formula="of:=[$'source'.G17]" office:value-type="float" office:value="1">
            <text:p>1</text:p>
          </table:table-cell>
          <table:table-cell table:style-name="ACE-0x5647a3829be8" table:formula="of:=[$'source'.I17]" office:value-type="float" office:value="1">
            <text:p>1</text:p>
          </table:table-cell>
          <table:table-cell table:style-name="ACE-0x5647a3829be8" table:formula="of:=[$'source'.K17]" office:value-type="float" office:value="1">
            <text:p>1</text:p>
          </table:table-cell>
          <table:table-cell table:style-name="ACE-0x5647a3829be8" table:formula="of:=[$'source'.M17]" office:value-type="float" office:value="1">
            <text:p>1</text:p>
          </table:table-cell>
          <table:table-cell table:style-name="ACE-0x5647a3829be8" table:formula="of:=[$'source'.O17]" office:value-type="float" office:value="1">
            <text:p>1</text:p>
          </table:table-cell>
          <table:table-cell table:style-name="ACE-0x5647a3829be8" table:formula="of:=[$'source'.Q17]" office:value-type="float" office:value="1">
            <text:p>1</text:p>
          </table:table-cell>
          <table:table-cell table:style-name="ACE-0x5647a3829be8" table:formula="of:=[$'source'.S17]" office:value-type="float" office:value="1">
            <text:p>1</text:p>
          </table:table-cell>
          <table:table-cell table:style-name="ACE-0x5647a3829be8" table:formula="of:=[$'source'.U17]" office:value-type="float" office:value="1">
            <text:p>1</text:p>
          </table:table-cell>
          <table:table-cell table:style-name="ACE-0x5647a3829be8" table:formula="of:=[$'source'.W17]" office:value-type="float" office:value="1">
            <text:p>1</text:p>
          </table:table-cell>
          <table:table-cell table:style-name="ACE-0x5647a3829be8" table:formula="of:=[$'source'.Y17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17]+1" office:value-type="float" office:value="16">
            <text:p>16</text:p>
          </table:table-cell>
          <table:table-cell table:style-name="ACE-0x5647a3829be8" table:formula="of:=[$'source'.C18]" office:value-type="float" office:value="0">
            <text:p>0</text:p>
          </table:table-cell>
          <table:table-cell table:style-name="ACE-0x5647a3829be8" table:formula="of:=[$'source'.E18]" office:value-type="float" office:value="0">
            <text:p>0</text:p>
          </table:table-cell>
          <table:table-cell table:style-name="ACE-0x5647a3829be8" table:formula="of:=[$'source'.G18]" office:value-type="float" office:value="0">
            <text:p>0</text:p>
          </table:table-cell>
          <table:table-cell table:style-name="ACE-0x5647a3829be8" table:formula="of:=[$'source'.I18]" office:value-type="float" office:value="0">
            <text:p>0</text:p>
          </table:table-cell>
          <table:table-cell table:style-name="ACE-0x5647a3829be8" table:formula="of:=[$'source'.K18]" office:value-type="float" office:value="0">
            <text:p>0</text:p>
          </table:table-cell>
          <table:table-cell table:style-name="ACE-0x5647a3829be8" table:formula="of:=[$'source'.M18]" office:value-type="float" office:value="0">
            <text:p>0</text:p>
          </table:table-cell>
          <table:table-cell table:style-name="ACE-0x5647a3829be8" table:formula="of:=[$'source'.O18]" office:value-type="float" office:value="0">
            <text:p>0</text:p>
          </table:table-cell>
          <table:table-cell table:style-name="ACE-0x5647a3829be8" table:formula="of:=[$'source'.Q18]" office:value-type="float" office:value="0">
            <text:p>0</text:p>
          </table:table-cell>
          <table:table-cell table:style-name="ACE-0x5647a3829be8" table:formula="of:=[$'source'.S18]" office:value-type="float" office:value="0">
            <text:p>0</text:p>
          </table:table-cell>
          <table:table-cell table:style-name="ACE-0x5647a3829be8" table:formula="of:=[$'source'.U18]" office:value-type="float" office:value="0">
            <text:p>0</text:p>
          </table:table-cell>
          <table:table-cell table:style-name="ACE-0x5647a3829be8" table:formula="of:=[$'source'.W18]" office:value-type="float" office:value="0">
            <text:p>0</text:p>
          </table:table-cell>
          <table:table-cell table:style-name="ACE-0x5647a3829be8" table:formula="of:=[$'source'.Y18]" office:value-type="float" office:value="0">
            <text:p>0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18]+1" office:value-type="float" office:value="17">
            <text:p>17</text:p>
          </table:table-cell>
          <table:table-cell table:style-name="ACE-0x5647a3829be8" table:formula="of:=[$'source'.C19]" office:value-type="float" office:value="0">
            <text:p>0</text:p>
          </table:table-cell>
          <table:table-cell table:style-name="ACE-0x5647a3829be8" table:formula="of:=[$'source'.E19]" office:value-type="float" office:value="0">
            <text:p>0</text:p>
          </table:table-cell>
          <table:table-cell table:style-name="ACE-0x5647a3829be8" table:formula="of:=[$'source'.G19]" office:value-type="float" office:value="1">
            <text:p>1</text:p>
          </table:table-cell>
          <table:table-cell table:style-name="ACE-0x5647a3829be8" table:formula="of:=[$'source'.I19]" office:value-type="float" office:value="0">
            <text:p>0</text:p>
          </table:table-cell>
          <table:table-cell table:style-name="ACE-0x5647a3829be8" table:formula="of:=[$'source'.K19]" office:value-type="float" office:value="0">
            <text:p>0</text:p>
          </table:table-cell>
          <table:table-cell table:style-name="ACE-0x5647a3829be8" table:formula="of:=[$'source'.M19]" office:value-type="float" office:value="1">
            <text:p>1</text:p>
          </table:table-cell>
          <table:table-cell table:style-name="ACE-0x5647a3829be8" table:formula="of:=[$'source'.O19]" office:value-type="float" office:value="1">
            <text:p>1</text:p>
          </table:table-cell>
          <table:table-cell table:style-name="ACE-0x5647a3829be8" table:formula="of:=[$'source'.Q19]" office:value-type="float" office:value="0">
            <text:p>0</text:p>
          </table:table-cell>
          <table:table-cell table:style-name="ACE-0x5647a3829be8" table:formula="of:=[$'source'.S19]" office:value-type="float" office:value="1">
            <text:p>1</text:p>
          </table:table-cell>
          <table:table-cell table:style-name="ACE-0x5647a3829be8" table:formula="of:=[$'source'.U19]" office:value-type="float" office:value="0">
            <text:p>0</text:p>
          </table:table-cell>
          <table:table-cell table:style-name="ACE-0x5647a3829be8" table:formula="of:=[$'source'.W19]" office:value-type="float" office:value="0">
            <text:p>0</text:p>
          </table:table-cell>
          <table:table-cell table:style-name="ACE-0x5647a3829be8" table:formula="of:=[$'source'.Y19]" office:value-type="float" office:value="0">
            <text:p>0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19]+1" office:value-type="float" office:value="18">
            <text:p>18</text:p>
          </table:table-cell>
          <table:table-cell table:style-name="ACE-0x5647a3829be8" table:formula="of:=[$'source'.C20]" office:value-type="float" office:value="0">
            <text:p>0</text:p>
          </table:table-cell>
          <table:table-cell table:style-name="ACE-0x5647a3829be8" table:formula="of:=[$'source'.E20]" office:value-type="float" office:value="0">
            <text:p>0</text:p>
          </table:table-cell>
          <table:table-cell table:style-name="ACE-0x5647a3829be8" table:formula="of:=[$'source'.G20]" office:value-type="float" office:value="0">
            <text:p>0</text:p>
          </table:table-cell>
          <table:table-cell table:style-name="ACE-0x5647a3829be8" table:formula="of:=[$'source'.I20]" office:value-type="float" office:value="1">
            <text:p>1</text:p>
          </table:table-cell>
          <table:table-cell table:style-name="ACE-0x5647a3829be8" table:formula="of:=[$'source'.K20]" office:value-type="float" office:value="0">
            <text:p>0</text:p>
          </table:table-cell>
          <table:table-cell table:style-name="ACE-0x5647a3829be8" table:formula="of:=[$'source'.M20]" office:value-type="float" office:value="1">
            <text:p>1</text:p>
          </table:table-cell>
          <table:table-cell table:style-name="ACE-0x5647a3829be8" table:formula="of:=[$'source'.O20]" office:value-type="float" office:value="1">
            <text:p>1</text:p>
          </table:table-cell>
          <table:table-cell table:style-name="ACE-0x5647a3829be8" table:formula="of:=[$'source'.Q20]" office:value-type="float" office:value="0">
            <text:p>0</text:p>
          </table:table-cell>
          <table:table-cell table:style-name="ACE-0x5647a3829be8" table:formula="of:=[$'source'.S20]" office:value-type="float" office:value="1">
            <text:p>1</text:p>
          </table:table-cell>
          <table:table-cell table:style-name="ACE-0x5647a3829be8" table:formula="of:=[$'source'.U20]" office:value-type="float" office:value="0">
            <text:p>0</text:p>
          </table:table-cell>
          <table:table-cell table:style-name="ACE-0x5647a3829be8" table:formula="of:=[$'source'.W20]" office:value-type="float" office:value="0">
            <text:p>0</text:p>
          </table:table-cell>
          <table:table-cell table:style-name="ACE-0x5647a3829be8" table:formula="of:=[$'source'.Y20]" office:value-type="float" office:value="0">
            <text:p>0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20]+1" office:value-type="float" office:value="19">
            <text:p>19</text:p>
          </table:table-cell>
          <table:table-cell table:style-name="ACE-0x5647a3829be8" table:formula="of:=[$'source'.C21]" office:value-type="float" office:value="1">
            <text:p>1</text:p>
          </table:table-cell>
          <table:table-cell table:style-name="ACE-0x5647a3829be8" table:formula="of:=[$'source'.E21]" office:value-type="float" office:value="1">
            <text:p>1</text:p>
          </table:table-cell>
          <table:table-cell table:style-name="ACE-0x5647a3829be8" table:formula="of:=[$'source'.G21]" office:value-type="float" office:value="1">
            <text:p>1</text:p>
          </table:table-cell>
          <table:table-cell table:style-name="ACE-0x5647a3829be8" table:formula="of:=[$'source'.I21]" office:value-type="float" office:value="1">
            <text:p>1</text:p>
          </table:table-cell>
          <table:table-cell table:style-name="ACE-0x5647a3829be8" table:formula="of:=[$'source'.K21]" office:value-type="float" office:value="0">
            <text:p>0</text:p>
          </table:table-cell>
          <table:table-cell table:style-name="ACE-0x5647a3829be8" table:formula="of:=[$'source'.M21]" office:value-type="float" office:value="0">
            <text:p>0</text:p>
          </table:table-cell>
          <table:table-cell table:style-name="ACE-0x5647a3829be8" table:formula="of:=[$'source'.O21]" office:value-type="float" office:value="0">
            <text:p>0</text:p>
          </table:table-cell>
          <table:table-cell table:style-name="ACE-0x5647a3829be8" table:formula="of:=[$'source'.Q21]" office:value-type="float" office:value="1">
            <text:p>1</text:p>
          </table:table-cell>
          <table:table-cell table:style-name="ACE-0x5647a3829be8" table:formula="of:=[$'source'.S21]" office:value-type="float" office:value="0">
            <text:p>0</text:p>
          </table:table-cell>
          <table:table-cell table:style-name="ACE-0x5647a3829be8" table:formula="of:=[$'source'.U21]" office:value-type="float" office:value="1">
            <text:p>1</text:p>
          </table:table-cell>
          <table:table-cell table:style-name="ACE-0x5647a3829be8" table:formula="of:=[$'source'.W21]" office:value-type="float" office:value="1">
            <text:p>1</text:p>
          </table:table-cell>
          <table:table-cell table:style-name="ACE-0x5647a3829be8" table:formula="of:=[$'source'.Y21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21]+1" office:value-type="float" office:value="20">
            <text:p>20</text:p>
          </table:table-cell>
          <table:table-cell table:style-name="ACE-0x5647a3829be8" table:formula="of:=[$'source'.C22]" office:value-type="float" office:value="0">
            <text:p>0</text:p>
          </table:table-cell>
          <table:table-cell table:style-name="ACE-0x5647a3829be8" table:formula="of:=[$'source'.E22]" office:value-type="float" office:value="0">
            <text:p>0</text:p>
          </table:table-cell>
          <table:table-cell table:style-name="ACE-0x5647a3829be8" table:formula="of:=[$'source'.G22]" office:value-type="float" office:value="0">
            <text:p>0</text:p>
          </table:table-cell>
          <table:table-cell table:style-name="ACE-0x5647a3829be8" table:formula="of:=[$'source'.I22]" office:value-type="float" office:value="0">
            <text:p>0</text:p>
          </table:table-cell>
          <table:table-cell table:style-name="ACE-0x5647a3829be8" table:formula="of:=[$'source'.K22]" office:value-type="float" office:value="0">
            <text:p>0</text:p>
          </table:table-cell>
          <table:table-cell table:style-name="ACE-0x5647a3829be8" table:formula="of:=[$'source'.M22]" office:value-type="float" office:value="0">
            <text:p>0</text:p>
          </table:table-cell>
          <table:table-cell table:style-name="ACE-0x5647a3829be8" table:formula="of:=[$'source'.O22]" office:value-type="float" office:value="0">
            <text:p>0</text:p>
          </table:table-cell>
          <table:table-cell table:style-name="ACE-0x5647a3829be8" table:formula="of:=[$'source'.Q22]" office:value-type="float" office:value="0">
            <text:p>0</text:p>
          </table:table-cell>
          <table:table-cell table:style-name="ACE-0x5647a3829be8" table:formula="of:=[$'source'.S22]" office:value-type="float" office:value="0">
            <text:p>0</text:p>
          </table:table-cell>
          <table:table-cell table:style-name="ACE-0x5647a3829be8" table:formula="of:=[$'source'.U22]" office:value-type="float" office:value="0">
            <text:p>0</text:p>
          </table:table-cell>
          <table:table-cell table:style-name="ACE-0x5647a3829be8" table:formula="of:=[$'source'.W22]" office:value-type="float" office:value="0">
            <text:p>0</text:p>
          </table:table-cell>
          <table:table-cell table:style-name="ACE-0x5647a3829be8" table:formula="of:=[$'source'.Y22]" office:value-type="float" office:value="0">
            <text:p>0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22]+1" office:value-type="float" office:value="21">
            <text:p>21</text:p>
          </table:table-cell>
          <table:table-cell table:style-name="ACE-0x5647a3829be8" table:formula="of:=[$'source'.C23]" office:value-type="float" office:value="1">
            <text:p>1</text:p>
          </table:table-cell>
          <table:table-cell table:style-name="ACE-0x5647a3829be8" table:formula="of:=[$'source'.E23]" office:value-type="float" office:value="0">
            <text:p>0</text:p>
          </table:table-cell>
          <table:table-cell table:style-name="ACE-0x5647a3829be8" table:formula="of:=[$'source'.G23]" office:value-type="float" office:value="1">
            <text:p>1</text:p>
          </table:table-cell>
          <table:table-cell table:style-name="ACE-0x5647a3829be8" table:formula="of:=[$'source'.I23]" office:value-type="float" office:value="1">
            <text:p>1</text:p>
          </table:table-cell>
          <table:table-cell table:style-name="ACE-0x5647a3829be8" table:formula="of:=[$'source'.K23]" office:value-type="float" office:value="1">
            <text:p>1</text:p>
          </table:table-cell>
          <table:table-cell table:style-name="ACE-0x5647a3829be8" table:formula="of:=[$'source'.M23]" office:value-type="float" office:value="0">
            <text:p>0</text:p>
          </table:table-cell>
          <table:table-cell table:style-name="ACE-0x5647a3829be8" table:formula="of:=[$'source'.O23]" office:value-type="float" office:value="1">
            <text:p>1</text:p>
          </table:table-cell>
          <table:table-cell table:style-name="ACE-0x5647a3829be8" table:formula="of:=[$'source'.Q23]" office:value-type="float" office:value="0">
            <text:p>0</text:p>
          </table:table-cell>
          <table:table-cell table:style-name="ACE-0x5647a3829be8" table:formula="of:=[$'source'.S23]" office:value-type="float" office:value="1">
            <text:p>1</text:p>
          </table:table-cell>
          <table:table-cell table:style-name="ACE-0x5647a3829be8" table:formula="of:=[$'source'.U23]" office:value-type="float" office:value="1">
            <text:p>1</text:p>
          </table:table-cell>
          <table:table-cell table:style-name="ACE-0x5647a3829be8" table:formula="of:=[$'source'.W23]" office:value-type="float" office:value="0">
            <text:p>0</text:p>
          </table:table-cell>
          <table:table-cell table:style-name="ACE-0x5647a3829be8" table:formula="of:=[$'source'.Y23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23]+1" office:value-type="float" office:value="22">
            <text:p>22</text:p>
          </table:table-cell>
          <table:table-cell table:style-name="ACE-0x5647a3829be8" table:formula="of:=[$'source'.C24]" office:value-type="float" office:value="1">
            <text:p>1</text:p>
          </table:table-cell>
          <table:table-cell table:style-name="ACE-0x5647a3829be8" table:formula="of:=[$'source'.E24]" office:value-type="float" office:value="1">
            <text:p>1</text:p>
          </table:table-cell>
          <table:table-cell table:style-name="ACE-0x5647a3829be8" table:formula="of:=[$'source'.G24]" office:value-type="float" office:value="1">
            <text:p>1</text:p>
          </table:table-cell>
          <table:table-cell table:style-name="ACE-0x5647a3829be8" table:formula="of:=[$'source'.I24]" office:value-type="float" office:value="1">
            <text:p>1</text:p>
          </table:table-cell>
          <table:table-cell table:style-name="ACE-0x5647a3829be8" table:formula="of:=[$'source'.K24]" office:value-type="float" office:value="1">
            <text:p>1</text:p>
          </table:table-cell>
          <table:table-cell table:style-name="ACE-0x5647a3829be8" table:formula="of:=[$'source'.M24]" office:value-type="float" office:value="1">
            <text:p>1</text:p>
          </table:table-cell>
          <table:table-cell table:style-name="ACE-0x5647a3829be8" table:formula="of:=[$'source'.O24]" office:value-type="float" office:value="1">
            <text:p>1</text:p>
          </table:table-cell>
          <table:table-cell table:style-name="ACE-0x5647a3829be8" table:formula="of:=[$'source'.Q24]" office:value-type="float" office:value="1">
            <text:p>1</text:p>
          </table:table-cell>
          <table:table-cell table:style-name="ACE-0x5647a3829be8" table:formula="of:=[$'source'.S24]" office:value-type="float" office:value="1">
            <text:p>1</text:p>
          </table:table-cell>
          <table:table-cell table:style-name="ACE-0x5647a3829be8" table:formula="of:=[$'source'.U24]" office:value-type="float" office:value="1">
            <text:p>1</text:p>
          </table:table-cell>
          <table:table-cell table:style-name="ACE-0x5647a3829be8" table:formula="of:=[$'source'.W24]" office:value-type="float" office:value="1">
            <text:p>1</text:p>
          </table:table-cell>
          <table:table-cell table:style-name="ACE-0x5647a3829be8" table:formula="of:=[$'source'.Y24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24]+1" office:value-type="float" office:value="23">
            <text:p>23</text:p>
          </table:table-cell>
          <table:table-cell table:style-name="ACE-0x5647a3829be8" table:formula="of:=[$'source'.C25]" office:value-type="float" office:value="1">
            <text:p>1</text:p>
          </table:table-cell>
          <table:table-cell table:style-name="ACE-0x5647a3829be8" table:formula="of:=[$'source'.E25]" office:value-type="float" office:value="1">
            <text:p>1</text:p>
          </table:table-cell>
          <table:table-cell table:style-name="ACE-0x5647a3829be8" table:formula="of:=[$'source'.G25]" office:value-type="float" office:value="0">
            <text:p>0</text:p>
          </table:table-cell>
          <table:table-cell table:style-name="ACE-0x5647a3829be8" table:formula="of:=[$'source'.I25]" office:value-type="float" office:value="0">
            <text:p>0</text:p>
          </table:table-cell>
          <table:table-cell table:style-name="ACE-0x5647a3829be8" table:formula="of:=[$'source'.K25]" office:value-type="float" office:value="0">
            <text:p>0</text:p>
          </table:table-cell>
          <table:table-cell table:style-name="ACE-0x5647a3829be8" table:formula="of:=[$'source'.M25]" office:value-type="float" office:value="1">
            <text:p>1</text:p>
          </table:table-cell>
          <table:table-cell table:style-name="ACE-0x5647a3829be8" table:formula="of:=[$'source'.O25]" office:value-type="float" office:value="0">
            <text:p>0</text:p>
          </table:table-cell>
          <table:table-cell table:style-name="ACE-0x5647a3829be8" table:formula="of:=[$'source'.Q25]" office:value-type="float" office:value="1">
            <text:p>1</text:p>
          </table:table-cell>
          <table:table-cell table:style-name="ACE-0x5647a3829be8" table:formula="of:=[$'source'.S25]" office:value-type="float" office:value="0">
            <text:p>0</text:p>
          </table:table-cell>
          <table:table-cell table:style-name="ACE-0x5647a3829be8" table:formula="of:=[$'source'.U25]" office:value-type="float" office:value="0">
            <text:p>0</text:p>
          </table:table-cell>
          <table:table-cell table:style-name="ACE-0x5647a3829be8" table:formula="of:=[$'source'.W25]" office:value-type="float" office:value="1">
            <text:p>1</text:p>
          </table:table-cell>
          <table:table-cell table:style-name="ACE-0x5647a3829be8" table:formula="of:=[$'source'.Y25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25]+1" office:value-type="float" office:value="24">
            <text:p>24</text:p>
          </table:table-cell>
          <table:table-cell table:style-name="ACE-0x5647a3829be8" table:formula="of:=[$'source'.C26]" office:value-type="float" office:value="0">
            <text:p>0</text:p>
          </table:table-cell>
          <table:table-cell table:style-name="ACE-0x5647a3829be8" table:formula="of:=[$'source'.E26]" office:value-type="float" office:value="0">
            <text:p>0</text:p>
          </table:table-cell>
          <table:table-cell table:style-name="ACE-0x5647a3829be8" table:formula="of:=[$'source'.G26]" office:value-type="float" office:value="0">
            <text:p>0</text:p>
          </table:table-cell>
          <table:table-cell table:style-name="ACE-0x5647a3829be8" table:formula="of:=[$'source'.I26]" office:value-type="float" office:value="0">
            <text:p>0</text:p>
          </table:table-cell>
          <table:table-cell table:style-name="ACE-0x5647a3829be8" table:formula="of:=[$'source'.K26]" office:value-type="float" office:value="0">
            <text:p>0</text:p>
          </table:table-cell>
          <table:table-cell table:style-name="ACE-0x5647a3829be8" table:formula="of:=[$'source'.M26]" office:value-type="float" office:value="1">
            <text:p>1</text:p>
          </table:table-cell>
          <table:table-cell table:style-name="ACE-0x5647a3829be8" table:formula="of:=[$'source'.O26]" office:value-type="float" office:value="0">
            <text:p>0</text:p>
          </table:table-cell>
          <table:table-cell table:style-name="ACE-0x5647a3829be8" table:formula="of:=[$'source'.Q26]" office:value-type="float" office:value="0">
            <text:p>0</text:p>
          </table:table-cell>
          <table:table-cell table:style-name="ACE-0x5647a3829be8" table:formula="of:=[$'source'.S26]" office:value-type="float" office:value="0">
            <text:p>0</text:p>
          </table:table-cell>
          <table:table-cell table:style-name="ACE-0x5647a3829be8" table:formula="of:=[$'source'.U26]" office:value-type="float" office:value="0">
            <text:p>0</text:p>
          </table:table-cell>
          <table:table-cell table:style-name="ACE-0x5647a3829be8" table:formula="of:=[$'source'.W26]" office:value-type="float" office:value="0">
            <text:p>0</text:p>
          </table:table-cell>
          <table:table-cell table:style-name="ACE-0x5647a3829be8" table:formula="of:=[$'source'.Y26]" office:value-type="float" office:value="0">
            <text:p>0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26]+1" office:value-type="float" office:value="25">
            <text:p>25</text:p>
          </table:table-cell>
          <table:table-cell table:style-name="ACE-0x5647a3829be8" table:formula="of:=[$'source'.C27]" office:value-type="float" office:value="1">
            <text:p>1</text:p>
          </table:table-cell>
          <table:table-cell table:style-name="ACE-0x5647a3829be8" table:formula="of:=[$'source'.E27]" office:value-type="float" office:value="1">
            <text:p>1</text:p>
          </table:table-cell>
          <table:table-cell table:style-name="ACE-0x5647a3829be8" table:formula="of:=[$'source'.G27]" office:value-type="float" office:value="1">
            <text:p>1</text:p>
          </table:table-cell>
          <table:table-cell table:style-name="ACE-0x5647a3829be8" table:formula="of:=[$'source'.I27]" office:value-type="float" office:value="1">
            <text:p>1</text:p>
          </table:table-cell>
          <table:table-cell table:style-name="ACE-0x5647a3829be8" table:formula="of:=[$'source'.K27]" office:value-type="float" office:value="1">
            <text:p>1</text:p>
          </table:table-cell>
          <table:table-cell table:style-name="ACE-0x5647a3829be8" table:formula="of:=[$'source'.M27]" office:value-type="float" office:value="1">
            <text:p>1</text:p>
          </table:table-cell>
          <table:table-cell table:style-name="ACE-0x5647a3829be8" table:formula="of:=[$'source'.O27]" office:value-type="float" office:value="0">
            <text:p>0</text:p>
          </table:table-cell>
          <table:table-cell table:style-name="ACE-0x5647a3829be8" table:formula="of:=[$'source'.Q27]" office:value-type="float" office:value="0">
            <text:p>0</text:p>
          </table:table-cell>
          <table:table-cell table:style-name="ACE-0x5647a3829be8" table:formula="of:=[$'source'.S27]" office:value-type="float" office:value="0">
            <text:p>0</text:p>
          </table:table-cell>
          <table:table-cell table:style-name="ACE-0x5647a3829be8" table:formula="of:=[$'source'.U27]" office:value-type="float" office:value="1">
            <text:p>1</text:p>
          </table:table-cell>
          <table:table-cell table:style-name="ACE-0x5647a3829be8" table:formula="of:=[$'source'.W27]" office:value-type="float" office:value="1">
            <text:p>1</text:p>
          </table:table-cell>
          <table:table-cell table:style-name="ACE-0x5647a3829be8" table:formula="of:=[$'source'.Y27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27]+1" office:value-type="float" office:value="26">
            <text:p>26</text:p>
          </table:table-cell>
          <table:table-cell table:style-name="ACE-0x5647a3829be8" table:formula="of:=[$'source'.C28]" office:value-type="float" office:value="1">
            <text:p>1</text:p>
          </table:table-cell>
          <table:table-cell table:style-name="ACE-0x5647a3829be8" table:formula="of:=[$'source'.E28]" office:value-type="float" office:value="0">
            <text:p>0</text:p>
          </table:table-cell>
          <table:table-cell table:style-name="ACE-0x5647a3829be8" table:formula="of:=[$'source'.G28]" office:value-type="float" office:value="0">
            <text:p>0</text:p>
          </table:table-cell>
          <table:table-cell table:style-name="ACE-0x5647a3829be8" table:formula="of:=[$'source'.I28]" office:value-type="float" office:value="1">
            <text:p>1</text:p>
          </table:table-cell>
          <table:table-cell table:style-name="ACE-0x5647a3829be8" table:formula="of:=[$'source'.K28]" office:value-type="float" office:value="0">
            <text:p>0</text:p>
          </table:table-cell>
          <table:table-cell table:style-name="ACE-0x5647a3829be8" table:formula="of:=[$'source'.M28]" office:value-type="float" office:value="0">
            <text:p>0</text:p>
          </table:table-cell>
          <table:table-cell table:style-name="ACE-0x5647a3829be8" table:formula="of:=[$'source'.O28]" office:value-type="float" office:value="0">
            <text:p>0</text:p>
          </table:table-cell>
          <table:table-cell table:style-name="ACE-0x5647a3829be8" table:formula="of:=[$'source'.Q28]" office:value-type="float" office:value="1">
            <text:p>1</text:p>
          </table:table-cell>
          <table:table-cell table:style-name="ACE-0x5647a3829be8" table:formula="of:=[$'source'.S28]" office:value-type="float" office:value="0">
            <text:p>0</text:p>
          </table:table-cell>
          <table:table-cell table:style-name="ACE-0x5647a3829be8" table:formula="of:=[$'source'.U28]" office:value-type="float" office:value="1">
            <text:p>1</text:p>
          </table:table-cell>
          <table:table-cell table:style-name="ACE-0x5647a3829be8" table:formula="of:=[$'source'.W28]" office:value-type="float" office:value="1">
            <text:p>1</text:p>
          </table:table-cell>
          <table:table-cell table:style-name="ACE-0x5647a3829be8" table:formula="of:=[$'source'.Y28]" office:value-type="float" office:value="0">
            <text:p>0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28]+1" office:value-type="float" office:value="27">
            <text:p>27</text:p>
          </table:table-cell>
          <table:table-cell table:style-name="ACE-0x5647a3829be8" table:formula="of:=[$'source'.C29]" office:value-type="float" office:value="1">
            <text:p>1</text:p>
          </table:table-cell>
          <table:table-cell table:style-name="ACE-0x5647a3829be8" table:formula="of:=[$'source'.E29]" office:value-type="float" office:value="0">
            <text:p>0</text:p>
          </table:table-cell>
          <table:table-cell table:style-name="ACE-0x5647a3829be8" table:formula="of:=[$'source'.G29]" office:value-type="float" office:value="1">
            <text:p>1</text:p>
          </table:table-cell>
          <table:table-cell table:style-name="ACE-0x5647a3829be8" table:formula="of:=[$'source'.I29]" office:value-type="float" office:value="0">
            <text:p>0</text:p>
          </table:table-cell>
          <table:table-cell table:style-name="ACE-0x5647a3829be8" table:formula="of:=[$'source'.K29]" office:value-type="float" office:value="1">
            <text:p>1</text:p>
          </table:table-cell>
          <table:table-cell table:style-name="ACE-0x5647a3829be8" table:formula="of:=[$'source'.M29]" office:value-type="float" office:value="0">
            <text:p>0</text:p>
          </table:table-cell>
          <table:table-cell table:style-name="ACE-0x5647a3829be8" table:formula="of:=[$'source'.O29]" office:value-type="float" office:value="0">
            <text:p>0</text:p>
          </table:table-cell>
          <table:table-cell table:style-name="ACE-0x5647a3829be8" table:formula="of:=[$'source'.Q29]" office:value-type="float" office:value="1">
            <text:p>1</text:p>
          </table:table-cell>
          <table:table-cell table:style-name="ACE-0x5647a3829be8" table:formula="of:=[$'source'.S29]" office:value-type="float" office:value="0">
            <text:p>0</text:p>
          </table:table-cell>
          <table:table-cell table:style-name="ACE-0x5647a3829be8" table:formula="of:=[$'source'.U29]" office:value-type="float" office:value="0">
            <text:p>0</text:p>
          </table:table-cell>
          <table:table-cell table:style-name="ACE-0x5647a3829be8" table:formula="of:=[$'source'.W29]" office:value-type="float" office:value="0">
            <text:p>0</text:p>
          </table:table-cell>
          <table:table-cell table:style-name="ACE-0x5647a3829be8" table:formula="of:=[$'source'.Y29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29]+1" office:value-type="float" office:value="28">
            <text:p>28</text:p>
          </table:table-cell>
          <table:table-cell table:style-name="ACE-0x5647a3829be8" table:formula="of:=[$'source'.C30]" office:value-type="float" office:value="0">
            <text:p>0</text:p>
          </table:table-cell>
          <table:table-cell table:style-name="ACE-0x5647a3829be8" table:formula="of:=[$'source'.E30]" office:value-type="float" office:value="1">
            <text:p>1</text:p>
          </table:table-cell>
          <table:table-cell table:style-name="ACE-0x5647a3829be8" table:formula="of:=[$'source'.G30]" office:value-type="float" office:value="1">
            <text:p>1</text:p>
          </table:table-cell>
          <table:table-cell table:style-name="ACE-0x5647a3829be8" table:formula="of:=[$'source'.I30]" office:value-type="float" office:value="1">
            <text:p>1</text:p>
          </table:table-cell>
          <table:table-cell table:style-name="ACE-0x5647a3829be8" table:formula="of:=[$'source'.K30]" office:value-type="float" office:value="0">
            <text:p>0</text:p>
          </table:table-cell>
          <table:table-cell table:style-name="ACE-0x5647a3829be8" table:formula="of:=[$'source'.M30]" office:value-type="float" office:value="1">
            <text:p>1</text:p>
          </table:table-cell>
          <table:table-cell table:style-name="ACE-0x5647a3829be8" table:formula="of:=[$'source'.O30]" office:value-type="float" office:value="1">
            <text:p>1</text:p>
          </table:table-cell>
          <table:table-cell table:style-name="ACE-0x5647a3829be8" table:formula="of:=[$'source'.Q30]" office:value-type="float" office:value="0">
            <text:p>0</text:p>
          </table:table-cell>
          <table:table-cell table:style-name="ACE-0x5647a3829be8" table:formula="of:=[$'source'.S30]" office:value-type="float" office:value="1">
            <text:p>1</text:p>
          </table:table-cell>
          <table:table-cell table:style-name="ACE-0x5647a3829be8" table:formula="of:=[$'source'.U30]" office:value-type="float" office:value="1">
            <text:p>1</text:p>
          </table:table-cell>
          <table:table-cell table:style-name="ACE-0x5647a3829be8" table:formula="of:=[$'source'.W30]" office:value-type="float" office:value="1">
            <text:p>1</text:p>
          </table:table-cell>
          <table:table-cell table:style-name="ACE-0x5647a3829be8" table:formula="of:=[$'source'.Y30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30]+1" office:value-type="float" office:value="29">
            <text:p>29</text:p>
          </table:table-cell>
          <table:table-cell table:style-name="ACE-0x5647a3829be8" table:formula="of:=[$'source'.C31]" office:value-type="float" office:value="1">
            <text:p>1</text:p>
          </table:table-cell>
          <table:table-cell table:style-name="ACE-0x5647a3829be8" table:formula="of:=[$'source'.E31]" office:value-type="float" office:value="1">
            <text:p>1</text:p>
          </table:table-cell>
          <table:table-cell table:style-name="ACE-0x5647a3829be8" table:formula="of:=[$'source'.G31]" office:value-type="float" office:value="1">
            <text:p>1</text:p>
          </table:table-cell>
          <table:table-cell table:style-name="ACE-0x5647a3829be8" table:formula="of:=[$'source'.I31]" office:value-type="float" office:value="0">
            <text:p>0</text:p>
          </table:table-cell>
          <table:table-cell table:style-name="ACE-0x5647a3829be8" table:formula="of:=[$'source'.K31]" office:value-type="float" office:value="1">
            <text:p>1</text:p>
          </table:table-cell>
          <table:table-cell table:style-name="ACE-0x5647a3829be8" table:formula="of:=[$'source'.M31]" office:value-type="float" office:value="1">
            <text:p>1</text:p>
          </table:table-cell>
          <table:table-cell table:style-name="ACE-0x5647a3829be8" table:formula="of:=[$'source'.O31]" office:value-type="float" office:value="1">
            <text:p>1</text:p>
          </table:table-cell>
          <table:table-cell table:style-name="ACE-0x5647a3829be8" table:formula="of:=[$'source'.Q31]" office:value-type="float" office:value="0">
            <text:p>0</text:p>
          </table:table-cell>
          <table:table-cell table:style-name="ACE-0x5647a3829be8" table:formula="of:=[$'source'.S31]" office:value-type="float" office:value="1">
            <text:p>1</text:p>
          </table:table-cell>
          <table:table-cell table:style-name="ACE-0x5647a3829be8" table:formula="of:=[$'source'.U31]" office:value-type="float" office:value="1">
            <text:p>1</text:p>
          </table:table-cell>
          <table:table-cell table:style-name="ACE-0x5647a3829be8" table:formula="of:=[$'source'.W31]" office:value-type="float" office:value="1">
            <text:p>1</text:p>
          </table:table-cell>
          <table:table-cell table:style-name="ACE-0x5647a3829be8" table:formula="of:=[$'source'.Y31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31]+1" office:value-type="float" office:value="30">
            <text:p>30</text:p>
          </table:table-cell>
          <table:table-cell table:style-name="ACE-0x5647a3829be8" table:formula="of:=[$'source'.C32]" office:value-type="float" office:value="1">
            <text:p>1</text:p>
          </table:table-cell>
          <table:table-cell table:style-name="ACE-0x5647a3829be8" table:formula="of:=[$'source'.E32]" office:value-type="float" office:value="1">
            <text:p>1</text:p>
          </table:table-cell>
          <table:table-cell table:style-name="ACE-0x5647a3829be8" table:formula="of:=[$'source'.G32]" office:value-type="float" office:value="1">
            <text:p>1</text:p>
          </table:table-cell>
          <table:table-cell table:style-name="ACE-0x5647a3829be8" table:formula="of:=[$'source'.I32]" office:value-type="float" office:value="1">
            <text:p>1</text:p>
          </table:table-cell>
          <table:table-cell table:style-name="ACE-0x5647a3829be8" table:formula="of:=[$'source'.K32]" office:value-type="float" office:value="1">
            <text:p>1</text:p>
          </table:table-cell>
          <table:table-cell table:style-name="ACE-0x5647a3829be8" table:formula="of:=[$'source'.M32]" office:value-type="float" office:value="1">
            <text:p>1</text:p>
          </table:table-cell>
          <table:table-cell table:style-name="ACE-0x5647a3829be8" table:formula="of:=[$'source'.O32]" office:value-type="float" office:value="1">
            <text:p>1</text:p>
          </table:table-cell>
          <table:table-cell table:style-name="ACE-0x5647a3829be8" table:formula="of:=[$'source'.Q32]" office:value-type="float" office:value="1">
            <text:p>1</text:p>
          </table:table-cell>
          <table:table-cell table:style-name="ACE-0x5647a3829be8" table:formula="of:=[$'source'.S32]" office:value-type="float" office:value="1">
            <text:p>1</text:p>
          </table:table-cell>
          <table:table-cell table:style-name="ACE-0x5647a3829be8" table:formula="of:=[$'source'.U32]" office:value-type="float" office:value="1">
            <text:p>1</text:p>
          </table:table-cell>
          <table:table-cell table:style-name="ACE-0x5647a3829be8" table:formula="of:=[$'source'.W32]" office:value-type="float" office:value="1">
            <text:p>1</text:p>
          </table:table-cell>
          <table:table-cell table:style-name="ACE-0x5647a3829be8" table:formula="of:=[$'source'.Y32]" office:value-type="float" office:value="1">
            <text:p>1</text:p>
          </table:table-cell>
          <table:table-cell table:number-columns-repeated="115" table:style-name="ACE-0x5647a3829be8"/>
        </table:table-row>
        <table:table-row table:style-name="AROW-2">
          <table:table-cell table:style-name="ACE-0x5647a3829be8" table:formula="of:=[.A32]+1" office:value-type="float" office:value="31">
            <text:p>31</text:p>
          </table:table-cell>
          <table:table-cell table:style-name="ACE-0x5647a3829be8" table:formula="of:=[$'source'.C33]" office:value-type="float" office:value="1">
            <text:p>1</text:p>
          </table:table-cell>
          <table:table-cell table:style-name="ACE-0x5647a3829be8" table:formula="of:=[$'source'.E33]" office:value-type="float" office:value="1">
            <text:p>1</text:p>
          </table:table-cell>
          <table:table-cell table:style-name="ACE-0x5647a3829be8" table:formula="of:=[$'source'.G33]" office:value-type="float" office:value="0">
            <text:p>0</text:p>
          </table:table-cell>
          <table:table-cell table:style-name="ACE-0x5647a3829be8" table:formula="of:=[$'source'.I33]" office:value-type="float" office:value="0">
            <text:p>0</text:p>
          </table:table-cell>
          <table:table-cell table:style-name="ACE-0x5647a3829be8" table:formula="of:=[$'source'.K33]" office:value-type="float" office:value="1">
            <text:p>1</text:p>
          </table:table-cell>
          <table:table-cell table:style-name="ACE-0x5647a3829be8" table:formula="of:=[$'source'.M33]" office:value-type="float" office:value="1">
            <text:p>1</text:p>
          </table:table-cell>
          <table:table-cell table:style-name="ACE-0x5647a3829be8" table:formula="of:=[$'source'.O33]" office:value-type="float" office:value="0">
            <text:p>0</text:p>
          </table:table-cell>
          <table:table-cell table:style-name="ACE-0x5647a3829be8" table:formula="of:=[$'source'.Q33]" office:value-type="float" office:value="1">
            <text:p>1</text:p>
          </table:table-cell>
          <table:table-cell table:style-name="ACE-0x5647a3829be8" table:formula="of:=[$'source'.S33]" office:value-type="float" office:value="0">
            <text:p>0</text:p>
          </table:table-cell>
          <table:table-cell table:style-name="ACE-0x5647a3829be8" table:formula="of:=[$'source'.U33]" office:value-type="float" office:value="1">
            <text:p>1</text:p>
          </table:table-cell>
          <table:table-cell table:style-name="ACE-0x5647a3829be8" table:formula="of:=[$'source'.W33]" office:value-type="float" office:value="1">
            <text:p>1</text:p>
          </table:table-cell>
          <table:table-cell table:style-name="ACE-0x5647a3829be8" table:formula="of:=[$'source'.Y33]" office:value-type="float" office:value="0">
            <text:p>0</text:p>
          </table:table-cell>
          <table:table-cell table:number-columns-repeated="115" table:style-name="ACE-0x5647a3829be8"/>
        </table:table-row>
        <table:table-row table:style-name="AROW-1" table:number-rows-repeated="95">
          <table:table-cell table:number-columns-repeated="128"/>
        </table:table-row>
        <table:named-expressions>
          <table:named-expression table:name="Print_Area" table:expression="of:=#REF!" table:base-cell-address="$'M2'.$A$1"/>
          <table:named-expression table:name="Sheet_Title" table:expression="of:=&quot;M2&quot;" table:base-cell-address="$'M2'.$A$1"/>
        </table:named-expressions>
        <gnm:selections gnm:cursor-col="1" gnm:cursor-row="2">
          <gnm:selection gnm:start-col="1" gnm:start-row="2" gnm:end-col="12" gnm:end-row="32"/>
        </gnm:selections>
      </table:table>
      <table:table table:name="M" table:style-name="ta-0x5647a387a9c0" table:print="true">
        <office:forms form:automatic-focus="false" form:apply-design-mode="false">
          <form:form/>
        </office:forms>
        <table:table-column table:default-cell-style-name="ACE-0x5647a3829d10" table:style-name="ACOL-0"/>
        <table:table-column table:default-cell-style-name="ACE-0x5647a3829d10" table:style-name="ACOL-1" table:number-columns-repeated="12"/>
        <table:table-column table:default-cell-style-name="ACE-0x5647a382a8a0" table:style-name="ACOL-6"/>
        <table:table-column table:default-cell-style-name="ACE-0x5647a3829d10" table:style-name="ACOL-3"/>
        <table:table-column table:default-cell-style-name="ACE-0x5647a3829d10" table:style-name="ACOL-0" table:number-columns-repeated="113"/>
        <table:table-row table:style-name="AROW-1">
          <table:table-cell table:style-name="ACE-0x5647a3829d10"/>
          <table:table-cell table:style-name="ACE-0x5647a3829d10" office:value-type="float" office:value="1">
            <text:p>1</text:p>
          </table:table-cell>
          <table:table-cell table:style-name="ACE-0x5647a3829d10" table:formula="of:=[.B1]+1" office:value-type="float" office:value="2">
            <text:p>2</text:p>
          </table:table-cell>
          <table:table-cell table:style-name="ACE-0x5647a3829d10" table:formula="of:=[.C1]+1" office:value-type="float" office:value="3">
            <text:p>3</text:p>
          </table:table-cell>
          <table:table-cell table:style-name="ACE-0x5647a3829d10" table:formula="of:=[.D1]+1" office:value-type="float" office:value="4">
            <text:p>4</text:p>
          </table:table-cell>
          <table:table-cell table:style-name="ACE-0x5647a3829d10" table:formula="of:=[.E1]+1" office:value-type="float" office:value="5">
            <text:p>5</text:p>
          </table:table-cell>
          <table:table-cell table:style-name="ACE-0x5647a3829d10" table:formula="of:=[.F1]+1" office:value-type="float" office:value="6">
            <text:p>6</text:p>
          </table:table-cell>
          <table:table-cell table:style-name="ACE-0x5647a3829d10" table:formula="of:=[.G1]+1" office:value-type="float" office:value="7">
            <text:p>7</text:p>
          </table:table-cell>
          <table:table-cell table:style-name="ACE-0x5647a3829d10" table:formula="of:=[.H1]+1" office:value-type="float" office:value="8">
            <text:p>8</text:p>
          </table:table-cell>
          <table:table-cell table:style-name="ACE-0x5647a3829d10" table:formula="of:=[.I1]+1" office:value-type="float" office:value="9">
            <text:p>9</text:p>
          </table:table-cell>
          <table:table-cell table:style-name="ACE-0x5647a3829d10" table:formula="of:=[.J1]+1" office:value-type="float" office:value="10">
            <text:p>10</text:p>
          </table:table-cell>
          <table:table-cell table:style-name="ACE-0x5647a3829d10" table:formula="of:=[.K1]+1" office:value-type="float" office:value="11">
            <text:p>11</text:p>
          </table:table-cell>
          <table:table-cell table:style-name="ACE-0x5647a3829d10" table:formula="of:=[.L1]+1" office:value-type="float" office:value="12">
            <text:p>12</text:p>
          </table:table-cell>
          <table:table-cell table:style-name="ACE-0x5647a382a8a0" office:value-type="string">
            <text:p>P</text:p>
          </table:table-cell>
          <table:table-cell table:style-name="ACE-0x5647a3829d10" office:value-type="string">
            <text:p>F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b1e0" office:value-type="float" office:value="0">
            <text:p>0</text:p>
          </table:table-cell>
          <table:table-cell table:style-name="ACE-0x5647a382b1e0" table:formula="of:=[$'M1'.B2]+[$'M2'.B2]" office:value-type="float" office:value="0">
            <text:p>0</text:p>
          </table:table-cell>
          <table:table-cell table:style-name="ACE-0x5647a382b1e0" table:formula="of:=[$'M1'.C2]+[$'M2'.C2]" office:value-type="float" office:value="1">
            <text:p>1</text:p>
          </table:table-cell>
          <table:table-cell table:style-name="ACE-0x5647a382b1e0" table:formula="of:=[$'M1'.D2]+[$'M2'.D2]" office:value-type="float" office:value="0">
            <text:p>0</text:p>
          </table:table-cell>
          <table:table-cell table:style-name="ACE-0x5647a382b1e0" table:formula="of:=[$'M1'.E2]+[$'M2'.E2]" office:value-type="float" office:value="0">
            <text:p>0</text:p>
          </table:table-cell>
          <table:table-cell table:style-name="ACE-0x5647a382b1e0" table:formula="of:=[$'M1'.F2]+[$'M2'.F2]" office:value-type="float" office:value="0">
            <text:p>0</text:p>
          </table:table-cell>
          <table:table-cell table:style-name="ACE-0x5647a382b1e0" table:formula="of:=[$'M1'.G2]+[$'M2'.G2]" office:value-type="float" office:value="0">
            <text:p>0</text:p>
          </table:table-cell>
          <table:table-cell table:style-name="ACE-0x5647a382b1e0" table:formula="of:=[$'M1'.H2]+[$'M2'.H2]" office:value-type="float" office:value="0">
            <text:p>0</text:p>
          </table:table-cell>
          <table:table-cell table:style-name="ACE-0x5647a382b1e0" table:formula="of:=[$'M1'.I2]+[$'M2'.I2]" office:value-type="float" office:value="1">
            <text:p>1</text:p>
          </table:table-cell>
          <table:table-cell table:style-name="ACE-0x5647a382b1e0" table:formula="of:=[$'M1'.J2]+[$'M2'.J2]" office:value-type="float" office:value="0">
            <text:p>0</text:p>
          </table:table-cell>
          <table:table-cell table:style-name="ACE-0x5647a382b1e0" table:formula="of:=[$'M1'.K2]+[$'M2'.K2]" office:value-type="float" office:value="0">
            <text:p>0</text:p>
          </table:table-cell>
          <table:table-cell table:style-name="ACE-0x5647a382b1e0" table:formula="of:=[$'M1'.L2]+[$'M2'.L2]" office:value-type="float" office:value="0">
            <text:p>0</text:p>
          </table:table-cell>
          <table:table-cell table:style-name="ACE-0x5647a382b1e0" table:formula="of:=[$'M1'.M2]+[$'M2'.M2]" office:value-type="float" office:value="0">
            <text:p>0</text:p>
          </table:table-cell>
          <table:table-cell table:style-name="ACE-0x5647a382b308" table:formula="of:=SUM([.B2:.M2])/24" office:value-type="float" office:value="0.0833333333333333">
            <text:p>0.08333333333333</text:p>
          </table:table-cell>
          <table:table-cell table:style-name="ACE-0x5647a3829d10" table:formula="of:=(COUNTIF([.B2:.M2];&quot;=2&quot;)/12-[.N2]^2)/([.N2]*(1-[.N2]))" office:value-type="float" office:value="-0.0909090909090909">
            <text:p>−0.09090909090909</text:p>
          </table:table-cell>
          <table:table-cell table:number-columns-repeated="113" table:style-name="ACE-0x5647a382b1e0"/>
        </table:table-row>
        <table:table-row table:style-name="AROW-2">
          <table:table-cell table:style-name="ACE-0x5647a3829d10" table:formula="of:=[.A2]+1" office:value-type="float" office:value="1">
            <text:p>1</text:p>
          </table:table-cell>
          <table:table-cell table:style-name="ACE-0x5647a3829d10" table:formula="of:=[$'M1'.B3]+[$'M2'.B3]" office:value-type="float" office:value="1">
            <text:p>1</text:p>
          </table:table-cell>
          <table:table-cell table:style-name="ACE-0x5647a3829d10" table:formula="of:=[$'M1'.C3]+[$'M2'.C3]" office:value-type="float" office:value="2">
            <text:p>2</text:p>
          </table:table-cell>
          <table:table-cell table:style-name="ACE-0x5647a3829d10" table:formula="of:=[$'M1'.D3]+[$'M2'.D3]" office:value-type="float" office:value="2">
            <text:p>2</text:p>
          </table:table-cell>
          <table:table-cell table:style-name="ACE-0x5647a3829d10" table:formula="of:=[$'M1'.E3]+[$'M2'.E3]" office:value-type="float" office:value="2">
            <text:p>2</text:p>
          </table:table-cell>
          <table:table-cell table:style-name="ACE-0x5647a3829d10" table:formula="of:=[$'M1'.F3]+[$'M2'.F3]" office:value-type="float" office:value="0">
            <text:p>0</text:p>
          </table:table-cell>
          <table:table-cell table:style-name="ACE-0x5647a3829d10" table:formula="of:=[$'M1'.G3]+[$'M2'.G3]" office:value-type="float" office:value="1">
            <text:p>1</text:p>
          </table:table-cell>
          <table:table-cell table:style-name="ACE-0x5647a3829d10" table:formula="of:=[$'M1'.H3]+[$'M2'.H3]" office:value-type="float" office:value="1">
            <text:p>1</text:p>
          </table:table-cell>
          <table:table-cell table:style-name="ACE-0x5647a3829d10" table:formula="of:=[$'M1'.I3]+[$'M2'.I3]" office:value-type="float" office:value="2">
            <text:p>2</text:p>
          </table:table-cell>
          <table:table-cell table:style-name="ACE-0x5647a3829d10" table:formula="of:=[$'M1'.J3]+[$'M2'.J3]" office:value-type="float" office:value="2">
            <text:p>2</text:p>
          </table:table-cell>
          <table:table-cell table:style-name="ACE-0x5647a3829d10" table:formula="of:=[$'M1'.K3]+[$'M2'.K3]" office:value-type="float" office:value="2">
            <text:p>2</text:p>
          </table:table-cell>
          <table:table-cell table:style-name="ACE-0x5647a3829d10" table:formula="of:=[$'M1'.L3]+[$'M2'.L3]" office:value-type="float" office:value="1">
            <text:p>1</text:p>
          </table:table-cell>
          <table:table-cell table:style-name="ACE-0x5647a3829d10" table:formula="of:=[$'M1'.M3]+[$'M2'.M3]" office:value-type="float" office:value="2">
            <text:p>2</text:p>
          </table:table-cell>
          <table:table-cell table:style-name="ACE-0x5647a382a8a0" table:formula="of:=SUM([.B3:.M3])/24" office:value-type="float" office:value="0.75">
            <text:p>0.75</text:p>
          </table:table-cell>
          <table:table-cell table:style-name="ACE-0x5647a3829d10" table:formula="of:=(COUNTIF([.B3:.M3];&quot;=2&quot;)/12-[.N3]^2)/([.N3]*(1-[.N3]))" office:value-type="float" office:value="0.111111111111111">
            <text:p>0.11111111111111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b1e0" table:formula="of:=[.A3]+1" office:value-type="float" office:value="2">
            <text:p>2</text:p>
          </table:table-cell>
          <table:table-cell table:style-name="ACE-0x5647a382b1e0" table:formula="of:=[$'M1'.B4]+[$'M2'.B4]" office:value-type="float" office:value="1">
            <text:p>1</text:p>
          </table:table-cell>
          <table:table-cell table:style-name="ACE-0x5647a382b1e0" table:formula="of:=[$'M1'.C4]+[$'M2'.C4]" office:value-type="float" office:value="2">
            <text:p>2</text:p>
          </table:table-cell>
          <table:table-cell table:style-name="ACE-0x5647a382b1e0" table:formula="of:=[$'M1'.D4]+[$'M2'.D4]" office:value-type="float" office:value="0">
            <text:p>0</text:p>
          </table:table-cell>
          <table:table-cell table:style-name="ACE-0x5647a382b1e0" table:formula="of:=[$'M1'.E4]+[$'M2'.E4]" office:value-type="float" office:value="2">
            <text:p>2</text:p>
          </table:table-cell>
          <table:table-cell table:style-name="ACE-0x5647a382b1e0" table:formula="of:=[$'M1'.F4]+[$'M2'.F4]" office:value-type="float" office:value="1">
            <text:p>1</text:p>
          </table:table-cell>
          <table:table-cell table:style-name="ACE-0x5647a382b1e0" table:formula="of:=[$'M1'.G4]+[$'M2'.G4]" office:value-type="float" office:value="0">
            <text:p>0</text:p>
          </table:table-cell>
          <table:table-cell table:style-name="ACE-0x5647a382b1e0" table:formula="of:=[$'M1'.H4]+[$'M2'.H4]" office:value-type="float" office:value="0">
            <text:p>0</text:p>
          </table:table-cell>
          <table:table-cell table:style-name="ACE-0x5647a382b1e0" table:formula="of:=[$'M1'.I4]+[$'M2'.I4]" office:value-type="float" office:value="2">
            <text:p>2</text:p>
          </table:table-cell>
          <table:table-cell table:style-name="ACE-0x5647a382b1e0" table:formula="of:=[$'M1'.J4]+[$'M2'.J4]" office:value-type="float" office:value="0">
            <text:p>0</text:p>
          </table:table-cell>
          <table:table-cell table:style-name="ACE-0x5647a382b1e0" table:formula="of:=[$'M1'.K4]+[$'M2'.K4]" office:value-type="float" office:value="1">
            <text:p>1</text:p>
          </table:table-cell>
          <table:table-cell table:style-name="ACE-0x5647a382b1e0" table:formula="of:=[$'M1'.L4]+[$'M2'.L4]" office:value-type="float" office:value="2">
            <text:p>2</text:p>
          </table:table-cell>
          <table:table-cell table:style-name="ACE-0x5647a382b1e0" table:formula="of:=[$'M1'.M4]+[$'M2'.M4]" office:value-type="float" office:value="1">
            <text:p>1</text:p>
          </table:table-cell>
          <table:table-cell table:style-name="ACE-0x5647a382b308" table:formula="of:=SUM([.B4:.M4])/24" office:value-type="float" office:value="0.5">
            <text:p>0.5</text:p>
          </table:table-cell>
          <table:table-cell table:style-name="ACE-0x5647a3829d10" table:formula="of:=(COUNTIF([.B4:.M4];&quot;=2&quot;)/12-[.N4]^2)/([.N4]*(1-[.N4]))" office:value-type="float" office:value="0.333333333333333">
            <text:p>0.33333333333333</text:p>
          </table:table-cell>
          <table:table-cell table:number-columns-repeated="113" table:style-name="ACE-0x5647a382b1e0"/>
        </table:table-row>
        <table:table-row table:style-name="AROW-2">
          <table:table-cell table:style-name="ACE-0x5647a3829d10" table:formula="of:=[.A4]+1" office:value-type="float" office:value="3">
            <text:p>3</text:p>
          </table:table-cell>
          <table:table-cell table:style-name="ACE-0x5647a3829d10" table:formula="of:=[$'M1'.B5]+[$'M2'.B5]" office:value-type="float" office:value="1">
            <text:p>1</text:p>
          </table:table-cell>
          <table:table-cell table:style-name="ACE-0x5647a3829d10" table:formula="of:=[$'M1'.C5]+[$'M2'.C5]" office:value-type="float" office:value="0">
            <text:p>0</text:p>
          </table:table-cell>
          <table:table-cell table:style-name="ACE-0x5647a3829d10" table:formula="of:=[$'M1'.D5]+[$'M2'.D5]" office:value-type="float" office:value="0">
            <text:p>0</text:p>
          </table:table-cell>
          <table:table-cell table:style-name="ACE-0x5647a3829d10" table:formula="of:=[$'M1'.E5]+[$'M2'.E5]" office:value-type="float" office:value="1">
            <text:p>1</text:p>
          </table:table-cell>
          <table:table-cell table:style-name="ACE-0x5647a3829d10" table:formula="of:=[$'M1'.F5]+[$'M2'.F5]" office:value-type="float" office:value="0">
            <text:p>0</text:p>
          </table:table-cell>
          <table:table-cell table:style-name="ACE-0x5647a3829d10" table:formula="of:=[$'M1'.G5]+[$'M2'.G5]" office:value-type="float" office:value="0">
            <text:p>0</text:p>
          </table:table-cell>
          <table:table-cell table:style-name="ACE-0x5647a3829d10" table:formula="of:=[$'M1'.H5]+[$'M2'.H5]" office:value-type="float" office:value="1">
            <text:p>1</text:p>
          </table:table-cell>
          <table:table-cell table:style-name="ACE-0x5647a3829d10" table:formula="of:=[$'M1'.I5]+[$'M2'.I5]" office:value-type="float" office:value="0">
            <text:p>0</text:p>
          </table:table-cell>
          <table:table-cell table:style-name="ACE-0x5647a3829d10" table:formula="of:=[$'M1'.J5]+[$'M2'.J5]" office:value-type="float" office:value="0">
            <text:p>0</text:p>
          </table:table-cell>
          <table:table-cell table:style-name="ACE-0x5647a3829d10" table:formula="of:=[$'M1'.K5]+[$'M2'.K5]" office:value-type="float" office:value="1">
            <text:p>1</text:p>
          </table:table-cell>
          <table:table-cell table:style-name="ACE-0x5647a3829d10" table:formula="of:=[$'M1'.L5]+[$'M2'.L5]" office:value-type="float" office:value="0">
            <text:p>0</text:p>
          </table:table-cell>
          <table:table-cell table:style-name="ACE-0x5647a3829d10" table:formula="of:=[$'M1'.M5]+[$'M2'.M5]" office:value-type="float" office:value="0">
            <text:p>0</text:p>
          </table:table-cell>
          <table:table-cell table:style-name="ACE-0x5647a382a8a0" table:formula="of:=SUM([.B5:.M5])/24" office:value-type="float" office:value="0.166666666666667">
            <text:p>0.16666666666667</text:p>
          </table:table-cell>
          <table:table-cell table:style-name="ACE-0x5647a3829d10" table:formula="of:=(COUNTIF([.B5:.M5];&quot;=2&quot;)/12-[.N5]^2)/([.N5]*(1-[.N5]))" office:value-type="float" office:value="-0.2">
            <text:p>−0.2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b1e0" table:formula="of:=[.A5]+1" office:value-type="float" office:value="4">
            <text:p>4</text:p>
          </table:table-cell>
          <table:table-cell table:style-name="ACE-0x5647a382b1e0" table:formula="of:=[$'M1'.B6]+[$'M2'.B6]" office:value-type="float" office:value="2">
            <text:p>2</text:p>
          </table:table-cell>
          <table:table-cell table:style-name="ACE-0x5647a382b1e0" table:formula="of:=[$'M1'.C6]+[$'M2'.C6]" office:value-type="float" office:value="2">
            <text:p>2</text:p>
          </table:table-cell>
          <table:table-cell table:style-name="ACE-0x5647a382b1e0" table:formula="of:=[$'M1'.D6]+[$'M2'.D6]" office:value-type="float" office:value="2">
            <text:p>2</text:p>
          </table:table-cell>
          <table:table-cell table:style-name="ACE-0x5647a382b1e0" table:formula="of:=[$'M1'.E6]+[$'M2'.E6]" office:value-type="float" office:value="2">
            <text:p>2</text:p>
          </table:table-cell>
          <table:table-cell table:style-name="ACE-0x5647a382b1e0" table:formula="of:=[$'M1'.F6]+[$'M2'.F6]" office:value-type="float" office:value="2">
            <text:p>2</text:p>
          </table:table-cell>
          <table:table-cell table:style-name="ACE-0x5647a382b1e0" table:formula="of:=[$'M1'.G6]+[$'M2'.G6]" office:value-type="float" office:value="2">
            <text:p>2</text:p>
          </table:table-cell>
          <table:table-cell table:style-name="ACE-0x5647a382b1e0" table:formula="of:=[$'M1'.H6]+[$'M2'.H6]" office:value-type="float" office:value="2">
            <text:p>2</text:p>
          </table:table-cell>
          <table:table-cell table:style-name="ACE-0x5647a382b1e0" table:formula="of:=[$'M1'.I6]+[$'M2'.I6]" office:value-type="float" office:value="2">
            <text:p>2</text:p>
          </table:table-cell>
          <table:table-cell table:style-name="ACE-0x5647a382b1e0" table:formula="of:=[$'M1'.J6]+[$'M2'.J6]" office:value-type="float" office:value="2">
            <text:p>2</text:p>
          </table:table-cell>
          <table:table-cell table:style-name="ACE-0x5647a382b1e0" table:formula="of:=[$'M1'.K6]+[$'M2'.K6]" office:value-type="float" office:value="2">
            <text:p>2</text:p>
          </table:table-cell>
          <table:table-cell table:style-name="ACE-0x5647a382b1e0" table:formula="of:=[$'M1'.L6]+[$'M2'.L6]" office:value-type="float" office:value="2">
            <text:p>2</text:p>
          </table:table-cell>
          <table:table-cell table:style-name="ACE-0x5647a382b1e0" table:formula="of:=[$'M1'.M6]+[$'M2'.M6]" office:value-type="float" office:value="2">
            <text:p>2</text:p>
          </table:table-cell>
          <table:table-cell table:style-name="ACE-0x5647a382b308" table:formula="of:=SUM([.B6:.M6])/24" office:value-type="float" office:value="1">
            <text:p>1</text:p>
          </table:table-cell>
          <table:table-cell table:style-name="ACE-0x5647a3829d10" table:formula="of:=(COUNTIF([.B6:.M6];&quot;=2&quot;)/12-[.N6]^2)/([.N6]*(1-[.N6]))" office:value-type="string" office:string-value="#DIV/0!">
            <text:p>#DIV/0!</text:p>
          </table:table-cell>
          <table:table-cell table:number-columns-repeated="113" table:style-name="ACE-0x5647a382b1e0"/>
        </table:table-row>
        <table:table-row table:style-name="AROW-2">
          <table:table-cell table:style-name="ACE-0x5647a3829d10" table:formula="of:=[.A6]+1" office:value-type="float" office:value="5">
            <text:p>5</text:p>
          </table:table-cell>
          <table:table-cell table:style-name="ACE-0x5647a3829d10" table:formula="of:=[$'M1'.B7]+[$'M2'.B7]" office:value-type="float" office:value="2">
            <text:p>2</text:p>
          </table:table-cell>
          <table:table-cell table:style-name="ACE-0x5647a3829d10" table:formula="of:=[$'M1'.C7]+[$'M2'.C7]" office:value-type="float" office:value="2">
            <text:p>2</text:p>
          </table:table-cell>
          <table:table-cell table:style-name="ACE-0x5647a3829d10" table:formula="of:=[$'M1'.D7]+[$'M2'.D7]" office:value-type="float" office:value="2">
            <text:p>2</text:p>
          </table:table-cell>
          <table:table-cell table:style-name="ACE-0x5647a3829d10" table:formula="of:=[$'M1'.E7]+[$'M2'.E7]" office:value-type="float" office:value="2">
            <text:p>2</text:p>
          </table:table-cell>
          <table:table-cell table:style-name="ACE-0x5647a3829d10" table:formula="of:=[$'M1'.F7]+[$'M2'.F7]" office:value-type="float" office:value="2">
            <text:p>2</text:p>
          </table:table-cell>
          <table:table-cell table:style-name="ACE-0x5647a3829d10" table:formula="of:=[$'M1'.G7]+[$'M2'.G7]" office:value-type="float" office:value="0">
            <text:p>0</text:p>
          </table:table-cell>
          <table:table-cell table:style-name="ACE-0x5647a3829d10" table:formula="of:=[$'M1'.H7]+[$'M2'.H7]" office:value-type="float" office:value="2">
            <text:p>2</text:p>
          </table:table-cell>
          <table:table-cell table:style-name="ACE-0x5647a3829d10" table:formula="of:=[$'M1'.I7]+[$'M2'.I7]" office:value-type="float" office:value="2">
            <text:p>2</text:p>
          </table:table-cell>
          <table:table-cell table:style-name="ACE-0x5647a3829d10" table:formula="of:=[$'M1'.J7]+[$'M2'.J7]" office:value-type="float" office:value="2">
            <text:p>2</text:p>
          </table:table-cell>
          <table:table-cell table:style-name="ACE-0x5647a3829d10" table:formula="of:=[$'M1'.K7]+[$'M2'.K7]" office:value-type="float" office:value="2">
            <text:p>2</text:p>
          </table:table-cell>
          <table:table-cell table:style-name="ACE-0x5647a3829d10" table:formula="of:=[$'M1'.L7]+[$'M2'.L7]" office:value-type="float" office:value="2">
            <text:p>2</text:p>
          </table:table-cell>
          <table:table-cell table:style-name="ACE-0x5647a3829d10" table:formula="of:=[$'M1'.M7]+[$'M2'.M7]" office:value-type="float" office:value="1">
            <text:p>1</text:p>
          </table:table-cell>
          <table:table-cell table:style-name="ACE-0x5647a382a8a0" table:formula="of:=SUM([.B7:.M7])/24" office:value-type="float" office:value="0.875">
            <text:p>0.875</text:p>
          </table:table-cell>
          <table:table-cell table:style-name="ACE-0x5647a3829d10" table:formula="of:=(COUNTIF([.B7:.M7];&quot;=2&quot;)/12-[.N7]^2)/([.N7]*(1-[.N7]))" office:value-type="float" office:value="0.619047619047619">
            <text:p>0.61904761904762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cff0" table:formula="of:=[.A7]+1" office:value-type="float" office:value="6">
            <text:p>6</text:p>
          </table:table-cell>
          <table:table-cell table:style-name="ACE-0x5647a382cff0" table:formula="of:=[$'M1'.B8]+[$'M2'.B8]" office:value-type="float" office:value="2">
            <text:p>2</text:p>
          </table:table-cell>
          <table:table-cell table:style-name="ACE-0x5647a382cff0" table:formula="of:=[$'M1'.C8]+[$'M2'.C8]" office:value-type="float" office:value="2">
            <text:p>2</text:p>
          </table:table-cell>
          <table:table-cell table:style-name="ACE-0x5647a382cff0" table:formula="of:=[$'M1'.D8]+[$'M2'.D8]" office:value-type="float" office:value="2">
            <text:p>2</text:p>
          </table:table-cell>
          <table:table-cell table:style-name="ACE-0x5647a382cff0" table:formula="of:=[$'M1'.E8]+[$'M2'.E8]" office:value-type="float" office:value="2">
            <text:p>2</text:p>
          </table:table-cell>
          <table:table-cell table:style-name="ACE-0x5647a382cff0" table:formula="of:=[$'M1'.F8]+[$'M2'.F8]" office:value-type="float" office:value="2">
            <text:p>2</text:p>
          </table:table-cell>
          <table:table-cell table:style-name="ACE-0x5647a382cff0" table:formula="of:=[$'M1'.G8]+[$'M2'.G8]" office:value-type="float" office:value="2">
            <text:p>2</text:p>
          </table:table-cell>
          <table:table-cell table:style-name="ACE-0x5647a382cff0" table:formula="of:=[$'M1'.H8]+[$'M2'.H8]" office:value-type="float" office:value="2">
            <text:p>2</text:p>
          </table:table-cell>
          <table:table-cell table:style-name="ACE-0x5647a382cff0" table:formula="of:=[$'M1'.I8]+[$'M2'.I8]" office:value-type="float" office:value="2">
            <text:p>2</text:p>
          </table:table-cell>
          <table:table-cell table:style-name="ACE-0x5647a382cff0" table:formula="of:=[$'M1'.J8]+[$'M2'.J8]" office:value-type="float" office:value="2">
            <text:p>2</text:p>
          </table:table-cell>
          <table:table-cell table:style-name="ACE-0x5647a382cff0" table:formula="of:=[$'M1'.K8]+[$'M2'.K8]" office:value-type="float" office:value="2">
            <text:p>2</text:p>
          </table:table-cell>
          <table:table-cell table:style-name="ACE-0x5647a382cff0" table:formula="of:=[$'M1'.L8]+[$'M2'.L8]" office:value-type="float" office:value="2">
            <text:p>2</text:p>
          </table:table-cell>
          <table:table-cell table:style-name="ACE-0x5647a382cff0" table:formula="of:=[$'M1'.M8]+[$'M2'.M8]" office:value-type="float" office:value="2">
            <text:p>2</text:p>
          </table:table-cell>
          <table:table-cell table:style-name="ACE-0x5647a382be98" table:formula="of:=SUM([.B8:.M8])/24" office:value-type="float" office:value="1">
            <text:p>1</text:p>
          </table:table-cell>
          <table:table-cell table:style-name="ACE-0x5647a3829d10" table:formula="of:=(COUNTIF([.B8:.M8];&quot;=2&quot;)/12-[.N8]^2)/([.N8]*(1-[.N8]))" office:value-type="string" office:string-value="#DIV/0!">
            <text:p>#DIV/0!</text:p>
          </table:table-cell>
          <table:table-cell table:number-columns-repeated="113" table:style-name="ACE-0x5647a382cff0"/>
        </table:table-row>
        <table:table-row table:style-name="AROW-2">
          <table:table-cell table:style-name="ACE-0x5647a3829d10" table:formula="of:=[.A8]+1" office:value-type="float" office:value="7">
            <text:p>7</text:p>
          </table:table-cell>
          <table:table-cell table:style-name="ACE-0x5647a3829d10" table:formula="of:=[$'M1'.B9]+[$'M2'.B9]" office:value-type="float" office:value="1">
            <text:p>1</text:p>
          </table:table-cell>
          <table:table-cell table:style-name="ACE-0x5647a3829d10" table:formula="of:=[$'M1'.C9]+[$'M2'.C9]" office:value-type="float" office:value="1">
            <text:p>1</text:p>
          </table:table-cell>
          <table:table-cell table:style-name="ACE-0x5647a3829d10" table:formula="of:=[$'M1'.D9]+[$'M2'.D9]" office:value-type="float" office:value="0">
            <text:p>0</text:p>
          </table:table-cell>
          <table:table-cell table:style-name="ACE-0x5647a3829d10" table:formula="of:=[$'M1'.E9]+[$'M2'.E9]" office:value-type="float" office:value="0">
            <text:p>0</text:p>
          </table:table-cell>
          <table:table-cell table:style-name="ACE-0x5647a3829d10" table:formula="of:=[$'M1'.F9]+[$'M2'.F9]" office:value-type="float" office:value="1">
            <text:p>1</text:p>
          </table:table-cell>
          <table:table-cell table:style-name="ACE-0x5647a3829d10" table:formula="of:=[$'M1'.G9]+[$'M2'.G9]" office:value-type="float" office:value="1">
            <text:p>1</text:p>
          </table:table-cell>
          <table:table-cell table:style-name="ACE-0x5647a3829d10" table:formula="of:=[$'M1'.H9]+[$'M2'.H9]" office:value-type="float" office:value="0">
            <text:p>0</text:p>
          </table:table-cell>
          <table:table-cell table:style-name="ACE-0x5647a3829d10" table:formula="of:=[$'M1'.I9]+[$'M2'.I9]" office:value-type="float" office:value="2">
            <text:p>2</text:p>
          </table:table-cell>
          <table:table-cell table:style-name="ACE-0x5647a3829d10" table:formula="of:=[$'M1'.J9]+[$'M2'.J9]" office:value-type="float" office:value="0">
            <text:p>0</text:p>
          </table:table-cell>
          <table:table-cell table:style-name="ACE-0x5647a3829d10" table:formula="of:=[$'M1'.K9]+[$'M2'.K9]" office:value-type="float" office:value="0">
            <text:p>0</text:p>
          </table:table-cell>
          <table:table-cell table:style-name="ACE-0x5647a3829d10" table:formula="of:=[$'M1'.L9]+[$'M2'.L9]" office:value-type="float" office:value="0">
            <text:p>0</text:p>
          </table:table-cell>
          <table:table-cell table:style-name="ACE-0x5647a3829d10" table:formula="of:=[$'M1'.M9]+[$'M2'.M9]" office:value-type="float" office:value="0">
            <text:p>0</text:p>
          </table:table-cell>
          <table:table-cell table:style-name="ACE-0x5647a382a8a0" table:formula="of:=SUM([.B9:.M9])/24" office:value-type="float" office:value="0.25">
            <text:p>0.25</text:p>
          </table:table-cell>
          <table:table-cell table:style-name="ACE-0x5647a3829d10" table:formula="of:=(COUNTIF([.B9:.M9];&quot;=2&quot;)/12-[.N9]^2)/([.N9]*(1-[.N9]))" office:value-type="float" office:value="0.111111111111111">
            <text:p>0.11111111111111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9]+1" office:value-type="float" office:value="8">
            <text:p>8</text:p>
          </table:table-cell>
          <table:table-cell table:style-name="ACE-0x5647a3829d10" table:formula="of:=[$'M1'.B10]+[$'M2'.B10]" office:value-type="float" office:value="1">
            <text:p>1</text:p>
          </table:table-cell>
          <table:table-cell table:style-name="ACE-0x5647a3829d10" table:formula="of:=[$'M1'.C10]+[$'M2'.C10]" office:value-type="float" office:value="0">
            <text:p>0</text:p>
          </table:table-cell>
          <table:table-cell table:style-name="ACE-0x5647a3829d10" table:formula="of:=[$'M1'.D10]+[$'M2'.D10]" office:value-type="float" office:value="2">
            <text:p>2</text:p>
          </table:table-cell>
          <table:table-cell table:style-name="ACE-0x5647a3829d10" table:formula="of:=[$'M1'.E10]+[$'M2'.E10]" office:value-type="float" office:value="2">
            <text:p>2</text:p>
          </table:table-cell>
          <table:table-cell table:style-name="ACE-0x5647a3829d10" table:formula="of:=[$'M1'.F10]+[$'M2'.F10]" office:value-type="float" office:value="1">
            <text:p>1</text:p>
          </table:table-cell>
          <table:table-cell table:style-name="ACE-0x5647a3829d10" table:formula="of:=[$'M1'.G10]+[$'M2'.G10]" office:value-type="float" office:value="2">
            <text:p>2</text:p>
          </table:table-cell>
          <table:table-cell table:style-name="ACE-0x5647a3829d10" table:formula="of:=[$'M1'.H10]+[$'M2'.H10]" office:value-type="float" office:value="2">
            <text:p>2</text:p>
          </table:table-cell>
          <table:table-cell table:style-name="ACE-0x5647a3829d10" table:formula="of:=[$'M1'.I10]+[$'M2'.I10]" office:value-type="float" office:value="0">
            <text:p>0</text:p>
          </table:table-cell>
          <table:table-cell table:style-name="ACE-0x5647a3829d10" table:formula="of:=[$'M1'.J10]+[$'M2'.J10]" office:value-type="float" office:value="2">
            <text:p>2</text:p>
          </table:table-cell>
          <table:table-cell table:style-name="ACE-0x5647a3829d10" table:formula="of:=[$'M1'.K10]+[$'M2'.K10]" office:value-type="float" office:value="2">
            <text:p>2</text:p>
          </table:table-cell>
          <table:table-cell table:style-name="ACE-0x5647a3829d10" table:formula="of:=[$'M1'.L10]+[$'M2'.L10]" office:value-type="float" office:value="2">
            <text:p>2</text:p>
          </table:table-cell>
          <table:table-cell table:style-name="ACE-0x5647a3829d10" table:formula="of:=[$'M1'.M10]+[$'M2'.M10]" office:value-type="float" office:value="2">
            <text:p>2</text:p>
          </table:table-cell>
          <table:table-cell table:style-name="ACE-0x5647a382a8a0" table:formula="of:=SUM([.B10:.M10])/24" office:value-type="float" office:value="0.75">
            <text:p>0.75</text:p>
          </table:table-cell>
          <table:table-cell table:style-name="ACE-0x5647a3829d10" table:formula="of:=(COUNTIF([.B10:.M10];&quot;=2&quot;)/12-[.N10]^2)/([.N10]*(1-[.N10]))" office:value-type="float" office:value="0.555555555555555">
            <text:p>0.55555555555556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10]+1" office:value-type="float" office:value="9">
            <text:p>9</text:p>
          </table:table-cell>
          <table:table-cell table:style-name="ACE-0x5647a3829d10" table:formula="of:=[$'M1'.B11]+[$'M2'.B11]" office:value-type="float" office:value="2">
            <text:p>2</text:p>
          </table:table-cell>
          <table:table-cell table:style-name="ACE-0x5647a3829d10" table:formula="of:=[$'M1'.C11]+[$'M2'.C11]" office:value-type="float" office:value="2">
            <text:p>2</text:p>
          </table:table-cell>
          <table:table-cell table:style-name="ACE-0x5647a3829d10" table:formula="of:=[$'M1'.D11]+[$'M2'.D11]" office:value-type="float" office:value="2">
            <text:p>2</text:p>
          </table:table-cell>
          <table:table-cell table:style-name="ACE-0x5647a3829d10" table:formula="of:=[$'M1'.E11]+[$'M2'.E11]" office:value-type="float" office:value="2">
            <text:p>2</text:p>
          </table:table-cell>
          <table:table-cell table:style-name="ACE-0x5647a3829d10" table:formula="of:=[$'M1'.F11]+[$'M2'.F11]" office:value-type="float" office:value="2">
            <text:p>2</text:p>
          </table:table-cell>
          <table:table-cell table:style-name="ACE-0x5647a3829d10" table:formula="of:=[$'M1'.G11]+[$'M2'.G11]" office:value-type="float" office:value="2">
            <text:p>2</text:p>
          </table:table-cell>
          <table:table-cell table:style-name="ACE-0x5647a3829d10" table:formula="of:=[$'M1'.H11]+[$'M2'.H11]" office:value-type="float" office:value="2">
            <text:p>2</text:p>
          </table:table-cell>
          <table:table-cell table:style-name="ACE-0x5647a3829d10" table:formula="of:=[$'M1'.I11]+[$'M2'.I11]" office:value-type="float" office:value="2">
            <text:p>2</text:p>
          </table:table-cell>
          <table:table-cell table:style-name="ACE-0x5647a3829d10" table:formula="of:=[$'M1'.J11]+[$'M2'.J11]" office:value-type="float" office:value="2">
            <text:p>2</text:p>
          </table:table-cell>
          <table:table-cell table:style-name="ACE-0x5647a3829d10" table:formula="of:=[$'M1'.K11]+[$'M2'.K11]" office:value-type="float" office:value="2">
            <text:p>2</text:p>
          </table:table-cell>
          <table:table-cell table:style-name="ACE-0x5647a3829d10" table:formula="of:=[$'M1'.L11]+[$'M2'.L11]" office:value-type="float" office:value="2">
            <text:p>2</text:p>
          </table:table-cell>
          <table:table-cell table:style-name="ACE-0x5647a3829d10" table:formula="of:=[$'M1'.M11]+[$'M2'.M11]" office:value-type="float" office:value="2">
            <text:p>2</text:p>
          </table:table-cell>
          <table:table-cell table:style-name="ACE-0x5647a382a8a0" table:formula="of:=SUM([.B11:.M11])/24" office:value-type="float" office:value="1">
            <text:p>1</text:p>
          </table:table-cell>
          <table:table-cell table:style-name="ACE-0x5647a3829d10" table:formula="of:=(COUNTIF([.B11:.M11];&quot;=2&quot;)/12-[.N11]^2)/([.N11]*(1-[.N11]))" office:value-type="string" office:string-value="#DIV/0!">
            <text:p>#DIV/0!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11]+1" office:value-type="float" office:value="10">
            <text:p>10</text:p>
          </table:table-cell>
          <table:table-cell table:style-name="ACE-0x5647a3829d10" table:formula="of:=[$'M1'.B12]+[$'M2'.B12]" office:value-type="float" office:value="1">
            <text:p>1</text:p>
          </table:table-cell>
          <table:table-cell table:style-name="ACE-0x5647a3829d10" table:formula="of:=[$'M1'.C12]+[$'M2'.C12]" office:value-type="float" office:value="0">
            <text:p>0</text:p>
          </table:table-cell>
          <table:table-cell table:style-name="ACE-0x5647a3829d10" table:formula="of:=[$'M1'.D12]+[$'M2'.D12]" office:value-type="float" office:value="1">
            <text:p>1</text:p>
          </table:table-cell>
          <table:table-cell table:style-name="ACE-0x5647a3829d10" table:formula="of:=[$'M1'.E12]+[$'M2'.E12]" office:value-type="float" office:value="0">
            <text:p>0</text:p>
          </table:table-cell>
          <table:table-cell table:style-name="ACE-0x5647a3829d10" table:formula="of:=[$'M1'.F12]+[$'M2'.F12]" office:value-type="float" office:value="1">
            <text:p>1</text:p>
          </table:table-cell>
          <table:table-cell table:style-name="ACE-0x5647a3829d10" table:formula="of:=[$'M1'.G12]+[$'M2'.G12]" office:value-type="float" office:value="1">
            <text:p>1</text:p>
          </table:table-cell>
          <table:table-cell table:style-name="ACE-0x5647a3829d10" table:formula="of:=[$'M1'.H12]+[$'M2'.H12]" office:value-type="float" office:value="1">
            <text:p>1</text:p>
          </table:table-cell>
          <table:table-cell table:style-name="ACE-0x5647a3829d10" table:formula="of:=[$'M1'.I12]+[$'M2'.I12]" office:value-type="float" office:value="0">
            <text:p>0</text:p>
          </table:table-cell>
          <table:table-cell table:style-name="ACE-0x5647a3829d10" table:formula="of:=[$'M1'.J12]+[$'M2'.J12]" office:value-type="float" office:value="1">
            <text:p>1</text:p>
          </table:table-cell>
          <table:table-cell table:style-name="ACE-0x5647a3829d10" table:formula="of:=[$'M1'.K12]+[$'M2'.K12]" office:value-type="float" office:value="0">
            <text:p>0</text:p>
          </table:table-cell>
          <table:table-cell table:style-name="ACE-0x5647a3829d10" table:formula="of:=[$'M1'.L12]+[$'M2'.L12]" office:value-type="float" office:value="1">
            <text:p>1</text:p>
          </table:table-cell>
          <table:table-cell table:style-name="ACE-0x5647a3829d10" table:formula="of:=[$'M1'.M12]+[$'M2'.M12]" office:value-type="float" office:value="1">
            <text:p>1</text:p>
          </table:table-cell>
          <table:table-cell table:style-name="ACE-0x5647a382a8a0" table:formula="of:=SUM([.B12:.M12])/24" office:value-type="float" office:value="0.333333333333333">
            <text:p>0.33333333333333</text:p>
          </table:table-cell>
          <table:table-cell table:style-name="ACE-0x5647a3829d10" table:formula="of:=(COUNTIF([.B12:.M12];&quot;=2&quot;)/12-[.N12]^2)/([.N12]*(1-[.N12]))" office:value-type="float" office:value="-0.5">
            <text:p>−0.5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12]+1" office:value-type="float" office:value="11">
            <text:p>11</text:p>
          </table:table-cell>
          <table:table-cell table:style-name="ACE-0x5647a3829d10" table:formula="of:=[$'M1'.B13]+[$'M2'.B13]" office:value-type="float" office:value="2">
            <text:p>2</text:p>
          </table:table-cell>
          <table:table-cell table:style-name="ACE-0x5647a3829d10" table:formula="of:=[$'M1'.C13]+[$'M2'.C13]" office:value-type="float" office:value="2">
            <text:p>2</text:p>
          </table:table-cell>
          <table:table-cell table:style-name="ACE-0x5647a3829d10" table:formula="of:=[$'M1'.D13]+[$'M2'.D13]" office:value-type="float" office:value="1">
            <text:p>1</text:p>
          </table:table-cell>
          <table:table-cell table:style-name="ACE-0x5647a3829d10" table:formula="of:=[$'M1'.E13]+[$'M2'.E13]" office:value-type="float" office:value="2">
            <text:p>2</text:p>
          </table:table-cell>
          <table:table-cell table:style-name="ACE-0x5647a3829d10" table:formula="of:=[$'M1'.F13]+[$'M2'.F13]" office:value-type="float" office:value="1">
            <text:p>1</text:p>
          </table:table-cell>
          <table:table-cell table:style-name="ACE-0x5647a3829d10" table:formula="of:=[$'M1'.G13]+[$'M2'.G13]" office:value-type="float" office:value="2">
            <text:p>2</text:p>
          </table:table-cell>
          <table:table-cell table:style-name="ACE-0x5647a3829d10" table:formula="of:=[$'M1'.H13]+[$'M2'.H13]" office:value-type="float" office:value="2">
            <text:p>2</text:p>
          </table:table-cell>
          <table:table-cell table:style-name="ACE-0x5647a3829d10" table:formula="of:=[$'M1'.I13]+[$'M2'.I13]" office:value-type="float" office:value="2">
            <text:p>2</text:p>
          </table:table-cell>
          <table:table-cell table:style-name="ACE-0x5647a3829d10" table:formula="of:=[$'M1'.J13]+[$'M2'.J13]" office:value-type="float" office:value="2">
            <text:p>2</text:p>
          </table:table-cell>
          <table:table-cell table:style-name="ACE-0x5647a3829d10" table:formula="of:=[$'M1'.K13]+[$'M2'.K13]" office:value-type="float" office:value="2">
            <text:p>2</text:p>
          </table:table-cell>
          <table:table-cell table:style-name="ACE-0x5647a3829d10" table:formula="of:=[$'M1'.L13]+[$'M2'.L13]" office:value-type="float" office:value="2">
            <text:p>2</text:p>
          </table:table-cell>
          <table:table-cell table:style-name="ACE-0x5647a3829d10" table:formula="of:=[$'M1'.M13]+[$'M2'.M13]" office:value-type="float" office:value="1">
            <text:p>1</text:p>
          </table:table-cell>
          <table:table-cell table:style-name="ACE-0x5647a382a8a0" table:formula="of:=SUM([.B13:.M13])/24" office:value-type="float" office:value="0.875">
            <text:p>0.875</text:p>
          </table:table-cell>
          <table:table-cell table:style-name="ACE-0x5647a3829d10" table:formula="of:=(COUNTIF([.B13:.M13];&quot;=2&quot;)/12-[.N13]^2)/([.N13]*(1-[.N13]))" office:value-type="float" office:value="-0.142857142857143">
            <text:p>−0.14285714285714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13]+1" office:value-type="float" office:value="12">
            <text:p>12</text:p>
          </table:table-cell>
          <table:table-cell table:style-name="ACE-0x5647a3829d10" table:formula="of:=[$'M1'.B14]+[$'M2'.B14]" office:value-type="float" office:value="1">
            <text:p>1</text:p>
          </table:table-cell>
          <table:table-cell table:style-name="ACE-0x5647a3829d10" table:formula="of:=[$'M1'.C14]+[$'M2'.C14]" office:value-type="float" office:value="0">
            <text:p>0</text:p>
          </table:table-cell>
          <table:table-cell table:style-name="ACE-0x5647a3829d10" table:formula="of:=[$'M1'.D14]+[$'M2'.D14]" office:value-type="float" office:value="2">
            <text:p>2</text:p>
          </table:table-cell>
          <table:table-cell table:style-name="ACE-0x5647a3829d10" table:formula="of:=[$'M1'.E14]+[$'M2'.E14]" office:value-type="float" office:value="0">
            <text:p>0</text:p>
          </table:table-cell>
          <table:table-cell table:style-name="ACE-0x5647a3829d10" table:formula="of:=[$'M1'.F14]+[$'M2'.F14]" office:value-type="float" office:value="1">
            <text:p>1</text:p>
          </table:table-cell>
          <table:table-cell table:style-name="ACE-0x5647a3829d10" table:formula="of:=[$'M1'.G14]+[$'M2'.G14]" office:value-type="float" office:value="0">
            <text:p>0</text:p>
          </table:table-cell>
          <table:table-cell table:style-name="ACE-0x5647a3829d10" table:formula="of:=[$'M1'.H14]+[$'M2'.H14]" office:value-type="float" office:value="2">
            <text:p>2</text:p>
          </table:table-cell>
          <table:table-cell table:style-name="ACE-0x5647a3829d10" table:formula="of:=[$'M1'.I14]+[$'M2'.I14]" office:value-type="float" office:value="2">
            <text:p>2</text:p>
          </table:table-cell>
          <table:table-cell table:style-name="ACE-0x5647a3829d10" table:formula="of:=[$'M1'.J14]+[$'M2'.J14]" office:value-type="float" office:value="2">
            <text:p>2</text:p>
          </table:table-cell>
          <table:table-cell table:style-name="ACE-0x5647a3829d10" table:formula="of:=[$'M1'.K14]+[$'M2'.K14]" office:value-type="float" office:value="1">
            <text:p>1</text:p>
          </table:table-cell>
          <table:table-cell table:style-name="ACE-0x5647a3829d10" table:formula="of:=[$'M1'.L14]+[$'M2'.L14]" office:value-type="float" office:value="0">
            <text:p>0</text:p>
          </table:table-cell>
          <table:table-cell table:style-name="ACE-0x5647a3829d10" table:formula="of:=[$'M1'.M14]+[$'M2'.M14]" office:value-type="float" office:value="2">
            <text:p>2</text:p>
          </table:table-cell>
          <table:table-cell table:style-name="ACE-0x5647a382a8a0" table:formula="of:=SUM([.B14:.M14])/24" office:value-type="float" office:value="0.541666666666667">
            <text:p>0.54166666666667</text:p>
          </table:table-cell>
          <table:table-cell table:style-name="ACE-0x5647a3829d10" table:formula="of:=(COUNTIF([.B14:.M14];&quot;=2&quot;)/12-[.N14]^2)/([.N14]*(1-[.N14]))" office:value-type="float" office:value="0.496503496503497">
            <text:p>0.4965034965035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14]+1" office:value-type="float" office:value="13">
            <text:p>13</text:p>
          </table:table-cell>
          <table:table-cell table:style-name="ACE-0x5647a3829d10" table:formula="of:=[$'M1'.B15]+[$'M2'.B15]" office:value-type="float" office:value="2">
            <text:p>2</text:p>
          </table:table-cell>
          <table:table-cell table:style-name="ACE-0x5647a3829d10" table:formula="of:=[$'M1'.C15]+[$'M2'.C15]" office:value-type="float" office:value="2">
            <text:p>2</text:p>
          </table:table-cell>
          <table:table-cell table:style-name="ACE-0x5647a3829d10" table:formula="of:=[$'M1'.D15]+[$'M2'.D15]" office:value-type="float" office:value="2">
            <text:p>2</text:p>
          </table:table-cell>
          <table:table-cell table:style-name="ACE-0x5647a3829d10" table:formula="of:=[$'M1'.E15]+[$'M2'.E15]" office:value-type="float" office:value="2">
            <text:p>2</text:p>
          </table:table-cell>
          <table:table-cell table:style-name="ACE-0x5647a3829d10" table:formula="of:=[$'M1'.F15]+[$'M2'.F15]" office:value-type="float" office:value="2">
            <text:p>2</text:p>
          </table:table-cell>
          <table:table-cell table:style-name="ACE-0x5647a3829d10" table:formula="of:=[$'M1'.G15]+[$'M2'.G15]" office:value-type="float" office:value="2">
            <text:p>2</text:p>
          </table:table-cell>
          <table:table-cell table:style-name="ACE-0x5647a3829d10" table:formula="of:=[$'M1'.H15]+[$'M2'.H15]" office:value-type="float" office:value="2">
            <text:p>2</text:p>
          </table:table-cell>
          <table:table-cell table:style-name="ACE-0x5647a3829d10" table:formula="of:=[$'M1'.I15]+[$'M2'.I15]" office:value-type="float" office:value="2">
            <text:p>2</text:p>
          </table:table-cell>
          <table:table-cell table:style-name="ACE-0x5647a3829d10" table:formula="of:=[$'M1'.J15]+[$'M2'.J15]" office:value-type="float" office:value="2">
            <text:p>2</text:p>
          </table:table-cell>
          <table:table-cell table:style-name="ACE-0x5647a3829d10" table:formula="of:=[$'M1'.K15]+[$'M2'.K15]" office:value-type="float" office:value="2">
            <text:p>2</text:p>
          </table:table-cell>
          <table:table-cell table:style-name="ACE-0x5647a3829d10" table:formula="of:=[$'M1'.L15]+[$'M2'.L15]" office:value-type="float" office:value="2">
            <text:p>2</text:p>
          </table:table-cell>
          <table:table-cell table:style-name="ACE-0x5647a3829d10" table:formula="of:=[$'M1'.M15]+[$'M2'.M15]" office:value-type="float" office:value="2">
            <text:p>2</text:p>
          </table:table-cell>
          <table:table-cell table:style-name="ACE-0x5647a382a8a0" table:formula="of:=SUM([.B15:.M15])/24" office:value-type="float" office:value="1">
            <text:p>1</text:p>
          </table:table-cell>
          <table:table-cell table:style-name="ACE-0x5647a3829d10" table:formula="of:=(COUNTIF([.B15:.M15];&quot;=2&quot;)/12-[.N15]^2)/([.N15]*(1-[.N15]))" office:value-type="string" office:string-value="#DIV/0!">
            <text:p>#DIV/0!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b680" table:formula="of:=[.A15]+1" office:value-type="float" office:value="14">
            <text:p>14</text:p>
          </table:table-cell>
          <table:table-cell table:style-name="ACE-0x5647a382b680" table:formula="of:=[$'M1'.B16]+[$'M2'.B16]" office:value-type="float" office:value="2">
            <text:p>2</text:p>
          </table:table-cell>
          <table:table-cell table:style-name="ACE-0x5647a382b680" table:formula="of:=[$'M1'.C16]+[$'M2'.C16]" office:value-type="float" office:value="2">
            <text:p>2</text:p>
          </table:table-cell>
          <table:table-cell table:style-name="ACE-0x5647a382b680" table:formula="of:=[$'M1'.D16]+[$'M2'.D16]" office:value-type="float" office:value="2">
            <text:p>2</text:p>
          </table:table-cell>
          <table:table-cell table:style-name="ACE-0x5647a382b680" table:formula="of:=[$'M1'.E16]+[$'M2'.E16]" office:value-type="float" office:value="2">
            <text:p>2</text:p>
          </table:table-cell>
          <table:table-cell table:style-name="ACE-0x5647a382b680" table:formula="of:=[$'M1'.F16]+[$'M2'.F16]" office:value-type="float" office:value="2">
            <text:p>2</text:p>
          </table:table-cell>
          <table:table-cell table:style-name="ACE-0x5647a382b680" table:formula="of:=[$'M1'.G16]+[$'M2'.G16]" office:value-type="float" office:value="2">
            <text:p>2</text:p>
          </table:table-cell>
          <table:table-cell table:style-name="ACE-0x5647a382b680" table:formula="of:=[$'M1'.H16]+[$'M2'.H16]" office:value-type="float" office:value="1">
            <text:p>1</text:p>
          </table:table-cell>
          <table:table-cell table:style-name="ACE-0x5647a382b680" table:formula="of:=[$'M1'.I16]+[$'M2'.I16]" office:value-type="float" office:value="2">
            <text:p>2</text:p>
          </table:table-cell>
          <table:table-cell table:style-name="ACE-0x5647a382b680" table:formula="of:=[$'M1'.J16]+[$'M2'.J16]" office:value-type="float" office:value="2">
            <text:p>2</text:p>
          </table:table-cell>
          <table:table-cell table:style-name="ACE-0x5647a382b680" table:formula="of:=[$'M1'.K16]+[$'M2'.K16]" office:value-type="float" office:value="2">
            <text:p>2</text:p>
          </table:table-cell>
          <table:table-cell table:style-name="ACE-0x5647a382b680" table:formula="of:=[$'M1'.L16]+[$'M2'.L16]" office:value-type="float" office:value="1">
            <text:p>1</text:p>
          </table:table-cell>
          <table:table-cell table:style-name="ACE-0x5647a382b680" table:formula="of:=[$'M1'.M16]+[$'M2'.M16]" office:value-type="float" office:value="2">
            <text:p>2</text:p>
          </table:table-cell>
          <table:table-cell table:style-name="ACE-0x5647a382d240" table:formula="of:=SUM([.B16:.M16])/24" office:value-type="float" office:value="0.916666666666667">
            <text:p>0.91666666666667</text:p>
          </table:table-cell>
          <table:table-cell table:style-name="ACE-0x5647a382b680" table:formula="of:=(COUNTIF([.B16:.M16];&quot;=2&quot;)/12-[.N16]^2)/([.N16]*(1-[.N16]))" office:value-type="float" office:value="-0.0909090909090891">
            <text:p>−0.09090909090909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16]+1" office:value-type="float" office:value="15">
            <text:p>15</text:p>
          </table:table-cell>
          <table:table-cell table:style-name="ACE-0x5647a3829d10" table:formula="of:=[$'M1'.B17]+[$'M2'.B17]" office:value-type="float" office:value="2">
            <text:p>2</text:p>
          </table:table-cell>
          <table:table-cell table:style-name="ACE-0x5647a3829d10" table:formula="of:=[$'M1'.C17]+[$'M2'.C17]" office:value-type="float" office:value="2">
            <text:p>2</text:p>
          </table:table-cell>
          <table:table-cell table:style-name="ACE-0x5647a3829d10" table:formula="of:=[$'M1'.D17]+[$'M2'.D17]" office:value-type="float" office:value="2">
            <text:p>2</text:p>
          </table:table-cell>
          <table:table-cell table:style-name="ACE-0x5647a3829d10" table:formula="of:=[$'M1'.E17]+[$'M2'.E17]" office:value-type="float" office:value="2">
            <text:p>2</text:p>
          </table:table-cell>
          <table:table-cell table:style-name="ACE-0x5647a3829d10" table:formula="of:=[$'M1'.F17]+[$'M2'.F17]" office:value-type="float" office:value="2">
            <text:p>2</text:p>
          </table:table-cell>
          <table:table-cell table:style-name="ACE-0x5647a3829d10" table:formula="of:=[$'M1'.G17]+[$'M2'.G17]" office:value-type="float" office:value="2">
            <text:p>2</text:p>
          </table:table-cell>
          <table:table-cell table:style-name="ACE-0x5647a3829d10" table:formula="of:=[$'M1'.H17]+[$'M2'.H17]" office:value-type="float" office:value="2">
            <text:p>2</text:p>
          </table:table-cell>
          <table:table-cell table:style-name="ACE-0x5647a3829d10" table:formula="of:=[$'M1'.I17]+[$'M2'.I17]" office:value-type="float" office:value="2">
            <text:p>2</text:p>
          </table:table-cell>
          <table:table-cell table:style-name="ACE-0x5647a3829d10" table:formula="of:=[$'M1'.J17]+[$'M2'.J17]" office:value-type="float" office:value="2">
            <text:p>2</text:p>
          </table:table-cell>
          <table:table-cell table:style-name="ACE-0x5647a3829d10" table:formula="of:=[$'M1'.K17]+[$'M2'.K17]" office:value-type="float" office:value="2">
            <text:p>2</text:p>
          </table:table-cell>
          <table:table-cell table:style-name="ACE-0x5647a3829d10" table:formula="of:=[$'M1'.L17]+[$'M2'.L17]" office:value-type="float" office:value="2">
            <text:p>2</text:p>
          </table:table-cell>
          <table:table-cell table:style-name="ACE-0x5647a3829d10" table:formula="of:=[$'M1'.M17]+[$'M2'.M17]" office:value-type="float" office:value="2">
            <text:p>2</text:p>
          </table:table-cell>
          <table:table-cell table:style-name="ACE-0x5647a382a8a0" table:formula="of:=SUM([.B17:.M17])/24" office:value-type="float" office:value="1">
            <text:p>1</text:p>
          </table:table-cell>
          <table:table-cell table:style-name="ACE-0x5647a3829d10" table:formula="of:=(COUNTIF([.B17:.M17];&quot;=2&quot;)/12-[.N17]^2)/([.N17]*(1-[.N17]))" office:value-type="string" office:string-value="#DIV/0!">
            <text:p>#DIV/0!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17]+1" office:value-type="float" office:value="16">
            <text:p>16</text:p>
          </table:table-cell>
          <table:table-cell table:style-name="ACE-0x5647a3829d10" table:formula="of:=[$'M1'.B18]+[$'M2'.B18]" office:value-type="float" office:value="0">
            <text:p>0</text:p>
          </table:table-cell>
          <table:table-cell table:style-name="ACE-0x5647a3829d10" table:formula="of:=[$'M1'.C18]+[$'M2'.C18]" office:value-type="float" office:value="0">
            <text:p>0</text:p>
          </table:table-cell>
          <table:table-cell table:style-name="ACE-0x5647a3829d10" table:formula="of:=[$'M1'.D18]+[$'M2'.D18]" office:value-type="float" office:value="0">
            <text:p>0</text:p>
          </table:table-cell>
          <table:table-cell table:style-name="ACE-0x5647a3829d10" table:formula="of:=[$'M1'.E18]+[$'M2'.E18]" office:value-type="float" office:value="0">
            <text:p>0</text:p>
          </table:table-cell>
          <table:table-cell table:style-name="ACE-0x5647a3829d10" table:formula="of:=[$'M1'.F18]+[$'M2'.F18]" office:value-type="float" office:value="0">
            <text:p>0</text:p>
          </table:table-cell>
          <table:table-cell table:style-name="ACE-0x5647a3829d10" table:formula="of:=[$'M1'.G18]+[$'M2'.G18]" office:value-type="float" office:value="0">
            <text:p>0</text:p>
          </table:table-cell>
          <table:table-cell table:style-name="ACE-0x5647a3829d10" table:formula="of:=[$'M1'.H18]+[$'M2'.H18]" office:value-type="float" office:value="0">
            <text:p>0</text:p>
          </table:table-cell>
          <table:table-cell table:style-name="ACE-0x5647a3829d10" table:formula="of:=[$'M1'.I18]+[$'M2'.I18]" office:value-type="float" office:value="0">
            <text:p>0</text:p>
          </table:table-cell>
          <table:table-cell table:style-name="ACE-0x5647a3829d10" table:formula="of:=[$'M1'.J18]+[$'M2'.J18]" office:value-type="float" office:value="0">
            <text:p>0</text:p>
          </table:table-cell>
          <table:table-cell table:style-name="ACE-0x5647a3829d10" table:formula="of:=[$'M1'.K18]+[$'M2'.K18]" office:value-type="float" office:value="0">
            <text:p>0</text:p>
          </table:table-cell>
          <table:table-cell table:style-name="ACE-0x5647a3829d10" table:formula="of:=[$'M1'.L18]+[$'M2'.L18]" office:value-type="float" office:value="0">
            <text:p>0</text:p>
          </table:table-cell>
          <table:table-cell table:style-name="ACE-0x5647a3829d10" table:formula="of:=[$'M1'.M18]+[$'M2'.M18]" office:value-type="float" office:value="0">
            <text:p>0</text:p>
          </table:table-cell>
          <table:table-cell table:style-name="ACE-0x5647a382a8a0" table:formula="of:=SUM([.B18:.M18])/24" office:value-type="float" office:value="0">
            <text:p>0</text:p>
          </table:table-cell>
          <table:table-cell table:style-name="ACE-0x5647a3829d10" table:formula="of:=(COUNTIF([.B18:.M18];&quot;=2&quot;)/12-[.N18]^2)/([.N18]*(1-[.N18]))" office:value-type="string" office:string-value="#DIV/0!">
            <text:p>#DIV/0!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18]+1" office:value-type="float" office:value="17">
            <text:p>17</text:p>
          </table:table-cell>
          <table:table-cell table:style-name="ACE-0x5647a3829d10" table:formula="of:=[$'M1'.B19]+[$'M2'.B19]" office:value-type="float" office:value="1">
            <text:p>1</text:p>
          </table:table-cell>
          <table:table-cell table:style-name="ACE-0x5647a3829d10" table:formula="of:=[$'M1'.C19]+[$'M2'.C19]" office:value-type="float" office:value="0">
            <text:p>0</text:p>
          </table:table-cell>
          <table:table-cell table:style-name="ACE-0x5647a3829d10" table:formula="of:=[$'M1'.D19]+[$'M2'.D19]" office:value-type="float" office:value="1">
            <text:p>1</text:p>
          </table:table-cell>
          <table:table-cell table:style-name="ACE-0x5647a3829d10" table:formula="of:=[$'M1'.E19]+[$'M2'.E19]" office:value-type="float" office:value="0">
            <text:p>0</text:p>
          </table:table-cell>
          <table:table-cell table:style-name="ACE-0x5647a3829d10" table:formula="of:=[$'M1'.F19]+[$'M2'.F19]" office:value-type="float" office:value="1">
            <text:p>1</text:p>
          </table:table-cell>
          <table:table-cell table:style-name="ACE-0x5647a3829d10" table:formula="of:=[$'M1'.G19]+[$'M2'.G19]" office:value-type="float" office:value="1">
            <text:p>1</text:p>
          </table:table-cell>
          <table:table-cell table:style-name="ACE-0x5647a3829d10" table:formula="of:=[$'M1'.H19]+[$'M2'.H19]" office:value-type="float" office:value="2">
            <text:p>2</text:p>
          </table:table-cell>
          <table:table-cell table:style-name="ACE-0x5647a3829d10" table:formula="of:=[$'M1'.I19]+[$'M2'.I19]" office:value-type="float" office:value="0">
            <text:p>0</text:p>
          </table:table-cell>
          <table:table-cell table:style-name="ACE-0x5647a3829d10" table:formula="of:=[$'M1'.J19]+[$'M2'.J19]" office:value-type="float" office:value="1">
            <text:p>1</text:p>
          </table:table-cell>
          <table:table-cell table:style-name="ACE-0x5647a3829d10" table:formula="of:=[$'M1'.K19]+[$'M2'.K19]" office:value-type="float" office:value="1">
            <text:p>1</text:p>
          </table:table-cell>
          <table:table-cell table:style-name="ACE-0x5647a3829d10" table:formula="of:=[$'M1'.L19]+[$'M2'.L19]" office:value-type="float" office:value="0">
            <text:p>0</text:p>
          </table:table-cell>
          <table:table-cell table:style-name="ACE-0x5647a3829d10" table:formula="of:=[$'M1'.M19]+[$'M2'.M19]" office:value-type="float" office:value="1">
            <text:p>1</text:p>
          </table:table-cell>
          <table:table-cell table:style-name="ACE-0x5647a382a8a0" table:formula="of:=SUM([.B19:.M19])/24" office:value-type="float" office:value="0.375">
            <text:p>0.375</text:p>
          </table:table-cell>
          <table:table-cell table:style-name="ACE-0x5647a3829d10" table:formula="of:=(COUNTIF([.B19:.M19];&quot;=2&quot;)/12-[.N19]^2)/([.N19]*(1-[.N19]))" office:value-type="float" office:value="-0.244444444444444">
            <text:p>−0.24444444444444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19]+1" office:value-type="float" office:value="18">
            <text:p>18</text:p>
          </table:table-cell>
          <table:table-cell table:style-name="ACE-0x5647a3829d10" table:formula="of:=[$'M1'.B20]+[$'M2'.B20]" office:value-type="float" office:value="0">
            <text:p>0</text:p>
          </table:table-cell>
          <table:table-cell table:style-name="ACE-0x5647a3829d10" table:formula="of:=[$'M1'.C20]+[$'M2'.C20]" office:value-type="float" office:value="1">
            <text:p>1</text:p>
          </table:table-cell>
          <table:table-cell table:style-name="ACE-0x5647a3829d10" table:formula="of:=[$'M1'.D20]+[$'M2'.D20]" office:value-type="float" office:value="0">
            <text:p>0</text:p>
          </table:table-cell>
          <table:table-cell table:style-name="ACE-0x5647a3829d10" table:formula="of:=[$'M1'.E20]+[$'M2'.E20]" office:value-type="float" office:value="1">
            <text:p>1</text:p>
          </table:table-cell>
          <table:table-cell table:style-name="ACE-0x5647a3829d10" table:formula="of:=[$'M1'.F20]+[$'M2'.F20]" office:value-type="float" office:value="0">
            <text:p>0</text:p>
          </table:table-cell>
          <table:table-cell table:style-name="ACE-0x5647a3829d10" table:formula="of:=[$'M1'.G20]+[$'M2'.G20]" office:value-type="float" office:value="1">
            <text:p>1</text:p>
          </table:table-cell>
          <table:table-cell table:style-name="ACE-0x5647a3829d10" table:formula="of:=[$'M1'.H20]+[$'M2'.H20]" office:value-type="float" office:value="2">
            <text:p>2</text:p>
          </table:table-cell>
          <table:table-cell table:style-name="ACE-0x5647a3829d10" table:formula="of:=[$'M1'.I20]+[$'M2'.I20]" office:value-type="float" office:value="1">
            <text:p>1</text:p>
          </table:table-cell>
          <table:table-cell table:style-name="ACE-0x5647a3829d10" table:formula="of:=[$'M1'.J20]+[$'M2'.J20]" office:value-type="float" office:value="1">
            <text:p>1</text:p>
          </table:table-cell>
          <table:table-cell table:style-name="ACE-0x5647a3829d10" table:formula="of:=[$'M1'.K20]+[$'M2'.K20]" office:value-type="float" office:value="0">
            <text:p>0</text:p>
          </table:table-cell>
          <table:table-cell table:style-name="ACE-0x5647a3829d10" table:formula="of:=[$'M1'.L20]+[$'M2'.L20]" office:value-type="float" office:value="1">
            <text:p>1</text:p>
          </table:table-cell>
          <table:table-cell table:style-name="ACE-0x5647a3829d10" table:formula="of:=[$'M1'.M20]+[$'M2'.M20]" office:value-type="float" office:value="0">
            <text:p>0</text:p>
          </table:table-cell>
          <table:table-cell table:style-name="ACE-0x5647a382a8a0" table:formula="of:=SUM([.B20:.M20])/24" office:value-type="float" office:value="0.333333333333333">
            <text:p>0.33333333333333</text:p>
          </table:table-cell>
          <table:table-cell table:style-name="ACE-0x5647a3829d10" table:formula="of:=(COUNTIF([.B20:.M20];&quot;=2&quot;)/12-[.N20]^2)/([.N20]*(1-[.N20]))" office:value-type="float" office:value="-0.125">
            <text:p>−0.125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20]+1" office:value-type="float" office:value="19">
            <text:p>19</text:p>
          </table:table-cell>
          <table:table-cell table:style-name="ACE-0x5647a3829d10" table:formula="of:=[$'M1'.B21]+[$'M2'.B21]" office:value-type="float" office:value="1">
            <text:p>1</text:p>
          </table:table-cell>
          <table:table-cell table:style-name="ACE-0x5647a3829d10" table:formula="of:=[$'M1'.C21]+[$'M2'.C21]" office:value-type="float" office:value="2">
            <text:p>2</text:p>
          </table:table-cell>
          <table:table-cell table:style-name="ACE-0x5647a3829d10" table:formula="of:=[$'M1'.D21]+[$'M2'.D21]" office:value-type="float" office:value="1">
            <text:p>1</text:p>
          </table:table-cell>
          <table:table-cell table:style-name="ACE-0x5647a3829d10" table:formula="of:=[$'M1'.E21]+[$'M2'.E21]" office:value-type="float" office:value="2">
            <text:p>2</text:p>
          </table:table-cell>
          <table:table-cell table:style-name="ACE-0x5647a3829d10" table:formula="of:=[$'M1'.F21]+[$'M2'.F21]" office:value-type="float" office:value="1">
            <text:p>1</text:p>
          </table:table-cell>
          <table:table-cell table:style-name="ACE-0x5647a3829d10" table:formula="of:=[$'M1'.G21]+[$'M2'.G21]" office:value-type="float" office:value="1">
            <text:p>1</text:p>
          </table:table-cell>
          <table:table-cell table:style-name="ACE-0x5647a3829d10" table:formula="of:=[$'M1'.H21]+[$'M2'.H21]" office:value-type="float" office:value="0">
            <text:p>0</text:p>
          </table:table-cell>
          <table:table-cell table:style-name="ACE-0x5647a3829d10" table:formula="of:=[$'M1'.I21]+[$'M2'.I21]" office:value-type="float" office:value="2">
            <text:p>2</text:p>
          </table:table-cell>
          <table:table-cell table:style-name="ACE-0x5647a3829d10" table:formula="of:=[$'M1'.J21]+[$'M2'.J21]" office:value-type="float" office:value="0">
            <text:p>0</text:p>
          </table:table-cell>
          <table:table-cell table:style-name="ACE-0x5647a3829d10" table:formula="of:=[$'M1'.K21]+[$'M2'.K21]" office:value-type="float" office:value="1">
            <text:p>1</text:p>
          </table:table-cell>
          <table:table-cell table:style-name="ACE-0x5647a3829d10" table:formula="of:=[$'M1'.L21]+[$'M2'.L21]" office:value-type="float" office:value="2">
            <text:p>2</text:p>
          </table:table-cell>
          <table:table-cell table:style-name="ACE-0x5647a3829d10" table:formula="of:=[$'M1'.M21]+[$'M2'.M21]" office:value-type="float" office:value="1">
            <text:p>1</text:p>
          </table:table-cell>
          <table:table-cell table:style-name="ACE-0x5647a382a8a0" table:formula="of:=SUM([.B21:.M21])/24" office:value-type="float" office:value="0.583333333333333">
            <text:p>0.58333333333333</text:p>
          </table:table-cell>
          <table:table-cell table:style-name="ACE-0x5647a3829d10" table:formula="of:=(COUNTIF([.B21:.M21];&quot;=2&quot;)/12-[.N21]^2)/([.N21]*(1-[.N21]))" office:value-type="float" office:value="-0.0285714285714289">
            <text:p>−0.02857142857143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21]+1" office:value-type="float" office:value="20">
            <text:p>20</text:p>
          </table:table-cell>
          <table:table-cell table:style-name="ACE-0x5647a3829d10" table:formula="of:=[$'M1'.B22]+[$'M2'.B22]" office:value-type="float" office:value="0">
            <text:p>0</text:p>
          </table:table-cell>
          <table:table-cell table:style-name="ACE-0x5647a3829d10" table:formula="of:=[$'M1'.C22]+[$'M2'.C22]" office:value-type="float" office:value="0">
            <text:p>0</text:p>
          </table:table-cell>
          <table:table-cell table:style-name="ACE-0x5647a3829d10" table:formula="of:=[$'M1'.D22]+[$'M2'.D22]" office:value-type="float" office:value="0">
            <text:p>0</text:p>
          </table:table-cell>
          <table:table-cell table:style-name="ACE-0x5647a3829d10" table:formula="of:=[$'M1'.E22]+[$'M2'.E22]" office:value-type="float" office:value="0">
            <text:p>0</text:p>
          </table:table-cell>
          <table:table-cell table:style-name="ACE-0x5647a3829d10" table:formula="of:=[$'M1'.F22]+[$'M2'.F22]" office:value-type="float" office:value="0">
            <text:p>0</text:p>
          </table:table-cell>
          <table:table-cell table:style-name="ACE-0x5647a3829d10" table:formula="of:=[$'M1'.G22]+[$'M2'.G22]" office:value-type="float" office:value="0">
            <text:p>0</text:p>
          </table:table-cell>
          <table:table-cell table:style-name="ACE-0x5647a3829d10" table:formula="of:=[$'M1'.H22]+[$'M2'.H22]" office:value-type="float" office:value="0">
            <text:p>0</text:p>
          </table:table-cell>
          <table:table-cell table:style-name="ACE-0x5647a3829d10" table:formula="of:=[$'M1'.I22]+[$'M2'.I22]" office:value-type="float" office:value="0">
            <text:p>0</text:p>
          </table:table-cell>
          <table:table-cell table:style-name="ACE-0x5647a3829d10" table:formula="of:=[$'M1'.J22]+[$'M2'.J22]" office:value-type="float" office:value="0">
            <text:p>0</text:p>
          </table:table-cell>
          <table:table-cell table:style-name="ACE-0x5647a3829d10" table:formula="of:=[$'M1'.K22]+[$'M2'.K22]" office:value-type="float" office:value="0">
            <text:p>0</text:p>
          </table:table-cell>
          <table:table-cell table:style-name="ACE-0x5647a3829d10" table:formula="of:=[$'M1'.L22]+[$'M2'.L22]" office:value-type="float" office:value="0">
            <text:p>0</text:p>
          </table:table-cell>
          <table:table-cell table:style-name="ACE-0x5647a3829d10" table:formula="of:=[$'M1'.M22]+[$'M2'.M22]" office:value-type="float" office:value="0">
            <text:p>0</text:p>
          </table:table-cell>
          <table:table-cell table:style-name="ACE-0x5647a382a8a0" table:formula="of:=SUM([.B22:.M22])/24" office:value-type="float" office:value="0">
            <text:p>0</text:p>
          </table:table-cell>
          <table:table-cell table:style-name="ACE-0x5647a3829d10" table:formula="of:=(COUNTIF([.B22:.M22];&quot;=2&quot;)/12-[.N22]^2)/([.N22]*(1-[.N22]))" office:value-type="string" office:string-value="#DIV/0!">
            <text:p>#DIV/0!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22]+1" office:value-type="float" office:value="21">
            <text:p>21</text:p>
          </table:table-cell>
          <table:table-cell table:style-name="ACE-0x5647a3829d10" table:formula="of:=[$'M1'.B23]+[$'M2'.B23]" office:value-type="float" office:value="1">
            <text:p>1</text:p>
          </table:table-cell>
          <table:table-cell table:style-name="ACE-0x5647a3829d10" table:formula="of:=[$'M1'.C23]+[$'M2'.C23]" office:value-type="float" office:value="1">
            <text:p>1</text:p>
          </table:table-cell>
          <table:table-cell table:style-name="ACE-0x5647a3829d10" table:formula="of:=[$'M1'.D23]+[$'M2'.D23]" office:value-type="float" office:value="2">
            <text:p>2</text:p>
          </table:table-cell>
          <table:table-cell table:style-name="ACE-0x5647a3829d10" table:formula="of:=[$'M1'.E23]+[$'M2'.E23]" office:value-type="float" office:value="2">
            <text:p>2</text:p>
          </table:table-cell>
          <table:table-cell table:style-name="ACE-0x5647a3829d10" table:formula="of:=[$'M1'.F23]+[$'M2'.F23]" office:value-type="float" office:value="2">
            <text:p>2</text:p>
          </table:table-cell>
          <table:table-cell table:style-name="ACE-0x5647a3829d10" table:formula="of:=[$'M1'.G23]+[$'M2'.G23]" office:value-type="float" office:value="1">
            <text:p>1</text:p>
          </table:table-cell>
          <table:table-cell table:style-name="ACE-0x5647a3829d10" table:formula="of:=[$'M1'.H23]+[$'M2'.H23]" office:value-type="float" office:value="2">
            <text:p>2</text:p>
          </table:table-cell>
          <table:table-cell table:style-name="ACE-0x5647a3829d10" table:formula="of:=[$'M1'.I23]+[$'M2'.I23]" office:value-type="float" office:value="0">
            <text:p>0</text:p>
          </table:table-cell>
          <table:table-cell table:style-name="ACE-0x5647a3829d10" table:formula="of:=[$'M1'.J23]+[$'M2'.J23]" office:value-type="float" office:value="2">
            <text:p>2</text:p>
          </table:table-cell>
          <table:table-cell table:style-name="ACE-0x5647a3829d10" table:formula="of:=[$'M1'.K23]+[$'M2'.K23]" office:value-type="float" office:value="2">
            <text:p>2</text:p>
          </table:table-cell>
          <table:table-cell table:style-name="ACE-0x5647a3829d10" table:formula="of:=[$'M1'.L23]+[$'M2'.L23]" office:value-type="float" office:value="1">
            <text:p>1</text:p>
          </table:table-cell>
          <table:table-cell table:style-name="ACE-0x5647a3829d10" table:formula="of:=[$'M1'.M23]+[$'M2'.M23]" office:value-type="float" office:value="2">
            <text:p>2</text:p>
          </table:table-cell>
          <table:table-cell table:style-name="ACE-0x5647a382a8a0" table:formula="of:=SUM([.B23:.M23])/24" office:value-type="float" office:value="0.75">
            <text:p>0.75</text:p>
          </table:table-cell>
          <table:table-cell table:style-name="ACE-0x5647a3829d10" table:formula="of:=(COUNTIF([.B23:.M23];&quot;=2&quot;)/12-[.N23]^2)/([.N23]*(1-[.N23]))" office:value-type="float" office:value="0.111111111111111">
            <text:p>0.11111111111111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23]+1" office:value-type="float" office:value="22">
            <text:p>22</text:p>
          </table:table-cell>
          <table:table-cell table:style-name="ACE-0x5647a3829d10" table:formula="of:=[$'M1'.B24]+[$'M2'.B24]" office:value-type="float" office:value="2">
            <text:p>2</text:p>
          </table:table-cell>
          <table:table-cell table:style-name="ACE-0x5647a3829d10" table:formula="of:=[$'M1'.C24]+[$'M2'.C24]" office:value-type="float" office:value="2">
            <text:p>2</text:p>
          </table:table-cell>
          <table:table-cell table:style-name="ACE-0x5647a3829d10" table:formula="of:=[$'M1'.D24]+[$'M2'.D24]" office:value-type="float" office:value="2">
            <text:p>2</text:p>
          </table:table-cell>
          <table:table-cell table:style-name="ACE-0x5647a3829d10" table:formula="of:=[$'M1'.E24]+[$'M2'.E24]" office:value-type="float" office:value="2">
            <text:p>2</text:p>
          </table:table-cell>
          <table:table-cell table:style-name="ACE-0x5647a3829d10" table:formula="of:=[$'M1'.F24]+[$'M2'.F24]" office:value-type="float" office:value="2">
            <text:p>2</text:p>
          </table:table-cell>
          <table:table-cell table:style-name="ACE-0x5647a3829d10" table:formula="of:=[$'M1'.G24]+[$'M2'.G24]" office:value-type="float" office:value="2">
            <text:p>2</text:p>
          </table:table-cell>
          <table:table-cell table:style-name="ACE-0x5647a3829d10" table:formula="of:=[$'M1'.H24]+[$'M2'.H24]" office:value-type="float" office:value="2">
            <text:p>2</text:p>
          </table:table-cell>
          <table:table-cell table:style-name="ACE-0x5647a3829d10" table:formula="of:=[$'M1'.I24]+[$'M2'.I24]" office:value-type="float" office:value="2">
            <text:p>2</text:p>
          </table:table-cell>
          <table:table-cell table:style-name="ACE-0x5647a3829d10" table:formula="of:=[$'M1'.J24]+[$'M2'.J24]" office:value-type="float" office:value="2">
            <text:p>2</text:p>
          </table:table-cell>
          <table:table-cell table:style-name="ACE-0x5647a3829d10" table:formula="of:=[$'M1'.K24]+[$'M2'.K24]" office:value-type="float" office:value="2">
            <text:p>2</text:p>
          </table:table-cell>
          <table:table-cell table:style-name="ACE-0x5647a3829d10" table:formula="of:=[$'M1'.L24]+[$'M2'.L24]" office:value-type="float" office:value="2">
            <text:p>2</text:p>
          </table:table-cell>
          <table:table-cell table:style-name="ACE-0x5647a3829d10" table:formula="of:=[$'M1'.M24]+[$'M2'.M24]" office:value-type="float" office:value="2">
            <text:p>2</text:p>
          </table:table-cell>
          <table:table-cell table:style-name="ACE-0x5647a382a8a0" table:formula="of:=SUM([.B24:.M24])/24" office:value-type="float" office:value="1">
            <text:p>1</text:p>
          </table:table-cell>
          <table:table-cell table:style-name="ACE-0x5647a3829d10" table:formula="of:=(COUNTIF([.B24:.M24];&quot;=2&quot;)/12-[.N24]^2)/([.N24]*(1-[.N24]))" office:value-type="string" office:string-value="#DIV/0!">
            <text:p>#DIV/0!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24]+1" office:value-type="float" office:value="23">
            <text:p>23</text:p>
          </table:table-cell>
          <table:table-cell table:style-name="ACE-0x5647a3829d10" table:formula="of:=[$'M1'.B25]+[$'M2'.B25]" office:value-type="float" office:value="1">
            <text:p>1</text:p>
          </table:table-cell>
          <table:table-cell table:style-name="ACE-0x5647a3829d10" table:formula="of:=[$'M1'.C25]+[$'M2'.C25]" office:value-type="float" office:value="2">
            <text:p>2</text:p>
          </table:table-cell>
          <table:table-cell table:style-name="ACE-0x5647a3829d10" table:formula="of:=[$'M1'.D25]+[$'M2'.D25]" office:value-type="float" office:value="1">
            <text:p>1</text:p>
          </table:table-cell>
          <table:table-cell table:style-name="ACE-0x5647a3829d10" table:formula="of:=[$'M1'.E25]+[$'M2'.E25]" office:value-type="float" office:value="1">
            <text:p>1</text:p>
          </table:table-cell>
          <table:table-cell table:style-name="ACE-0x5647a3829d10" table:formula="of:=[$'M1'.F25]+[$'M2'.F25]" office:value-type="float" office:value="1">
            <text:p>1</text:p>
          </table:table-cell>
          <table:table-cell table:style-name="ACE-0x5647a3829d10" table:formula="of:=[$'M1'.G25]+[$'M2'.G25]" office:value-type="float" office:value="2">
            <text:p>2</text:p>
          </table:table-cell>
          <table:table-cell table:style-name="ACE-0x5647a3829d10" table:formula="of:=[$'M1'.H25]+[$'M2'.H25]" office:value-type="float" office:value="1">
            <text:p>1</text:p>
          </table:table-cell>
          <table:table-cell table:style-name="ACE-0x5647a3829d10" table:formula="of:=[$'M1'.I25]+[$'M2'.I25]" office:value-type="float" office:value="2">
            <text:p>2</text:p>
          </table:table-cell>
          <table:table-cell table:style-name="ACE-0x5647a3829d10" table:formula="of:=[$'M1'.J25]+[$'M2'.J25]" office:value-type="float" office:value="1">
            <text:p>1</text:p>
          </table:table-cell>
          <table:table-cell table:style-name="ACE-0x5647a3829d10" table:formula="of:=[$'M1'.K25]+[$'M2'.K25]" office:value-type="float" office:value="1">
            <text:p>1</text:p>
          </table:table-cell>
          <table:table-cell table:style-name="ACE-0x5647a3829d10" table:formula="of:=[$'M1'.L25]+[$'M2'.L25]" office:value-type="float" office:value="1">
            <text:p>1</text:p>
          </table:table-cell>
          <table:table-cell table:style-name="ACE-0x5647a3829d10" table:formula="of:=[$'M1'.M25]+[$'M2'.M25]" office:value-type="float" office:value="1">
            <text:p>1</text:p>
          </table:table-cell>
          <table:table-cell table:style-name="ACE-0x5647a382a8a0" table:formula="of:=SUM([.B25:.M25])/24" office:value-type="float" office:value="0.625">
            <text:p>0.625</text:p>
          </table:table-cell>
          <table:table-cell table:style-name="ACE-0x5647a3829d10" table:formula="of:=(COUNTIF([.B25:.M25];&quot;=2&quot;)/12-[.N25]^2)/([.N25]*(1-[.N25]))" office:value-type="float" office:value="-0.6">
            <text:p>−0.6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25]+1" office:value-type="float" office:value="24">
            <text:p>24</text:p>
          </table:table-cell>
          <table:table-cell table:style-name="ACE-0x5647a3829d10" table:formula="of:=[$'M1'.B26]+[$'M2'.B26]" office:value-type="float" office:value="0">
            <text:p>0</text:p>
          </table:table-cell>
          <table:table-cell table:style-name="ACE-0x5647a3829d10" table:formula="of:=[$'M1'.C26]+[$'M2'.C26]" office:value-type="float" office:value="1">
            <text:p>1</text:p>
          </table:table-cell>
          <table:table-cell table:style-name="ACE-0x5647a3829d10" table:formula="of:=[$'M1'.D26]+[$'M2'.D26]" office:value-type="float" office:value="0">
            <text:p>0</text:p>
          </table:table-cell>
          <table:table-cell table:style-name="ACE-0x5647a3829d10" table:formula="of:=[$'M1'.E26]+[$'M2'.E26]" office:value-type="float" office:value="1">
            <text:p>1</text:p>
          </table:table-cell>
          <table:table-cell table:style-name="ACE-0x5647a3829d10" table:formula="of:=[$'M1'.F26]+[$'M2'.F26]" office:value-type="float" office:value="0">
            <text:p>0</text:p>
          </table:table-cell>
          <table:table-cell table:style-name="ACE-0x5647a3829d10" table:formula="of:=[$'M1'.G26]+[$'M2'.G26]" office:value-type="float" office:value="1">
            <text:p>1</text:p>
          </table:table-cell>
          <table:table-cell table:style-name="ACE-0x5647a3829d10" table:formula="of:=[$'M1'.H26]+[$'M2'.H26]" office:value-type="float" office:value="0">
            <text:p>0</text:p>
          </table:table-cell>
          <table:table-cell table:style-name="ACE-0x5647a3829d10" table:formula="of:=[$'M1'.I26]+[$'M2'.I26]" office:value-type="float" office:value="0">
            <text:p>0</text:p>
          </table:table-cell>
          <table:table-cell table:style-name="ACE-0x5647a3829d10" table:formula="of:=[$'M1'.J26]+[$'M2'.J26]" office:value-type="float" office:value="0">
            <text:p>0</text:p>
          </table:table-cell>
          <table:table-cell table:style-name="ACE-0x5647a3829d10" table:formula="of:=[$'M1'.K26]+[$'M2'.K26]" office:value-type="float" office:value="0">
            <text:p>0</text:p>
          </table:table-cell>
          <table:table-cell table:style-name="ACE-0x5647a3829d10" table:formula="of:=[$'M1'.L26]+[$'M2'.L26]" office:value-type="float" office:value="0">
            <text:p>0</text:p>
          </table:table-cell>
          <table:table-cell table:style-name="ACE-0x5647a3829d10" table:formula="of:=[$'M1'.M26]+[$'M2'.M26]" office:value-type="float" office:value="0">
            <text:p>0</text:p>
          </table:table-cell>
          <table:table-cell table:style-name="ACE-0x5647a382a8a0" table:formula="of:=SUM([.B26:.M26])/24" office:value-type="float" office:value="0.125">
            <text:p>0.125</text:p>
          </table:table-cell>
          <table:table-cell table:style-name="ACE-0x5647a3829d10" table:formula="of:=(COUNTIF([.B26:.M26];&quot;=2&quot;)/12-[.N26]^2)/([.N26]*(1-[.N26]))" office:value-type="float" office:value="-0.142857142857143">
            <text:p>−0.14285714285714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26]+1" office:value-type="float" office:value="25">
            <text:p>25</text:p>
          </table:table-cell>
          <table:table-cell table:style-name="ACE-0x5647a3829d10" table:formula="of:=[$'M1'.B27]+[$'M2'.B27]" office:value-type="float" office:value="1">
            <text:p>1</text:p>
          </table:table-cell>
          <table:table-cell table:style-name="ACE-0x5647a3829d10" table:formula="of:=[$'M1'.C27]+[$'M2'.C27]" office:value-type="float" office:value="2">
            <text:p>2</text:p>
          </table:table-cell>
          <table:table-cell table:style-name="ACE-0x5647a3829d10" table:formula="of:=[$'M1'.D27]+[$'M2'.D27]" office:value-type="float" office:value="1">
            <text:p>1</text:p>
          </table:table-cell>
          <table:table-cell table:style-name="ACE-0x5647a3829d10" table:formula="of:=[$'M1'.E27]+[$'M2'.E27]" office:value-type="float" office:value="2">
            <text:p>2</text:p>
          </table:table-cell>
          <table:table-cell table:style-name="ACE-0x5647a3829d10" table:formula="of:=[$'M1'.F27]+[$'M2'.F27]" office:value-type="float" office:value="2">
            <text:p>2</text:p>
          </table:table-cell>
          <table:table-cell table:style-name="ACE-0x5647a3829d10" table:formula="of:=[$'M1'.G27]+[$'M2'.G27]" office:value-type="float" office:value="1">
            <text:p>1</text:p>
          </table:table-cell>
          <table:table-cell table:style-name="ACE-0x5647a3829d10" table:formula="of:=[$'M1'.H27]+[$'M2'.H27]" office:value-type="float" office:value="0">
            <text:p>0</text:p>
          </table:table-cell>
          <table:table-cell table:style-name="ACE-0x5647a3829d10" table:formula="of:=[$'M1'.I27]+[$'M2'.I27]" office:value-type="float" office:value="0">
            <text:p>0</text:p>
          </table:table-cell>
          <table:table-cell table:style-name="ACE-0x5647a3829d10" table:formula="of:=[$'M1'.J27]+[$'M2'.J27]" office:value-type="float" office:value="0">
            <text:p>0</text:p>
          </table:table-cell>
          <table:table-cell table:style-name="ACE-0x5647a3829d10" table:formula="of:=[$'M1'.K27]+[$'M2'.K27]" office:value-type="float" office:value="1">
            <text:p>1</text:p>
          </table:table-cell>
          <table:table-cell table:style-name="ACE-0x5647a3829d10" table:formula="of:=[$'M1'.L27]+[$'M2'.L27]" office:value-type="float" office:value="1">
            <text:p>1</text:p>
          </table:table-cell>
          <table:table-cell table:style-name="ACE-0x5647a3829d10" table:formula="of:=[$'M1'.M27]+[$'M2'.M27]" office:value-type="float" office:value="1">
            <text:p>1</text:p>
          </table:table-cell>
          <table:table-cell table:style-name="ACE-0x5647a382a8a0" table:formula="of:=SUM([.B27:.M27])/24" office:value-type="float" office:value="0.5">
            <text:p>0.5</text:p>
          </table:table-cell>
          <table:table-cell table:style-name="ACE-0x5647a3829d10" table:formula="of:=(COUNTIF([.B27:.M27];&quot;=2&quot;)/12-[.N27]^2)/([.N27]*(1-[.N27]))" office:value-type="float" office:value="0">
            <text:p>0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27]+1" office:value-type="float" office:value="26">
            <text:p>26</text:p>
          </table:table-cell>
          <table:table-cell table:style-name="ACE-0x5647a3829d10" table:formula="of:=[$'M1'.B28]+[$'M2'.B28]" office:value-type="float" office:value="2">
            <text:p>2</text:p>
          </table:table-cell>
          <table:table-cell table:style-name="ACE-0x5647a3829d10" table:formula="of:=[$'M1'.C28]+[$'M2'.C28]" office:value-type="float" office:value="0">
            <text:p>0</text:p>
          </table:table-cell>
          <table:table-cell table:style-name="ACE-0x5647a3829d10" table:formula="of:=[$'M1'.D28]+[$'M2'.D28]" office:value-type="float" office:value="1">
            <text:p>1</text:p>
          </table:table-cell>
          <table:table-cell table:style-name="ACE-0x5647a3829d10" table:formula="of:=[$'M1'.E28]+[$'M2'.E28]" office:value-type="float" office:value="2">
            <text:p>2</text:p>
          </table:table-cell>
          <table:table-cell table:style-name="ACE-0x5647a3829d10" table:formula="of:=[$'M1'.F28]+[$'M2'.F28]" office:value-type="float" office:value="1">
            <text:p>1</text:p>
          </table:table-cell>
          <table:table-cell table:style-name="ACE-0x5647a3829d10" table:formula="of:=[$'M1'.G28]+[$'M2'.G28]" office:value-type="float" office:value="0">
            <text:p>0</text:p>
          </table:table-cell>
          <table:table-cell table:style-name="ACE-0x5647a3829d10" table:formula="of:=[$'M1'.H28]+[$'M2'.H28]" office:value-type="float" office:value="0">
            <text:p>0</text:p>
          </table:table-cell>
          <table:table-cell table:style-name="ACE-0x5647a3829d10" table:formula="of:=[$'M1'.I28]+[$'M2'.I28]" office:value-type="float" office:value="2">
            <text:p>2</text:p>
          </table:table-cell>
          <table:table-cell table:style-name="ACE-0x5647a3829d10" table:formula="of:=[$'M1'.J28]+[$'M2'.J28]" office:value-type="float" office:value="1">
            <text:p>1</text:p>
          </table:table-cell>
          <table:table-cell table:style-name="ACE-0x5647a3829d10" table:formula="of:=[$'M1'.K28]+[$'M2'.K28]" office:value-type="float" office:value="1">
            <text:p>1</text:p>
          </table:table-cell>
          <table:table-cell table:style-name="ACE-0x5647a3829d10" table:formula="of:=[$'M1'.L28]+[$'M2'.L28]" office:value-type="float" office:value="2">
            <text:p>2</text:p>
          </table:table-cell>
          <table:table-cell table:style-name="ACE-0x5647a3829d10" table:formula="of:=[$'M1'.M28]+[$'M2'.M28]" office:value-type="float" office:value="1">
            <text:p>1</text:p>
          </table:table-cell>
          <table:table-cell table:style-name="ACE-0x5647a382a8a0" table:formula="of:=SUM([.B28:.M28])/24" office:value-type="float" office:value="0.541666666666667">
            <text:p>0.54166666666667</text:p>
          </table:table-cell>
          <table:table-cell table:style-name="ACE-0x5647a3829d10" table:formula="of:=(COUNTIF([.B28:.M28];&quot;=2&quot;)/12-[.N28]^2)/([.N28]*(1-[.N28]))" office:value-type="float" office:value="0.160839160839161">
            <text:p>0.16083916083916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28]+1" office:value-type="float" office:value="27">
            <text:p>27</text:p>
          </table:table-cell>
          <table:table-cell table:style-name="ACE-0x5647a3829d10" table:formula="of:=[$'M1'.B29]+[$'M2'.B29]" office:value-type="float" office:value="2">
            <text:p>2</text:p>
          </table:table-cell>
          <table:table-cell table:style-name="ACE-0x5647a3829d10" table:formula="of:=[$'M1'.C29]+[$'M2'.C29]" office:value-type="float" office:value="0">
            <text:p>0</text:p>
          </table:table-cell>
          <table:table-cell table:style-name="ACE-0x5647a3829d10" table:formula="of:=[$'M1'.D29]+[$'M2'.D29]" office:value-type="float" office:value="1">
            <text:p>1</text:p>
          </table:table-cell>
          <table:table-cell table:style-name="ACE-0x5647a3829d10" table:formula="of:=[$'M1'.E29]+[$'M2'.E29]" office:value-type="float" office:value="0">
            <text:p>0</text:p>
          </table:table-cell>
          <table:table-cell table:style-name="ACE-0x5647a3829d10" table:formula="of:=[$'M1'.F29]+[$'M2'.F29]" office:value-type="float" office:value="1">
            <text:p>1</text:p>
          </table:table-cell>
          <table:table-cell table:style-name="ACE-0x5647a3829d10" table:formula="of:=[$'M1'.G29]+[$'M2'.G29]" office:value-type="float" office:value="0">
            <text:p>0</text:p>
          </table:table-cell>
          <table:table-cell table:style-name="ACE-0x5647a3829d10" table:formula="of:=[$'M1'.H29]+[$'M2'.H29]" office:value-type="float" office:value="0">
            <text:p>0</text:p>
          </table:table-cell>
          <table:table-cell table:style-name="ACE-0x5647a3829d10" table:formula="of:=[$'M1'.I29]+[$'M2'.I29]" office:value-type="float" office:value="2">
            <text:p>2</text:p>
          </table:table-cell>
          <table:table-cell table:style-name="ACE-0x5647a3829d10" table:formula="of:=[$'M1'.J29]+[$'M2'.J29]" office:value-type="float" office:value="0">
            <text:p>0</text:p>
          </table:table-cell>
          <table:table-cell table:style-name="ACE-0x5647a3829d10" table:formula="of:=[$'M1'.K29]+[$'M2'.K29]" office:value-type="float" office:value="0">
            <text:p>0</text:p>
          </table:table-cell>
          <table:table-cell table:style-name="ACE-0x5647a3829d10" table:formula="of:=[$'M1'.L29]+[$'M2'.L29]" office:value-type="float" office:value="0">
            <text:p>0</text:p>
          </table:table-cell>
          <table:table-cell table:style-name="ACE-0x5647a3829d10" table:formula="of:=[$'M1'.M29]+[$'M2'.M29]" office:value-type="float" office:value="1">
            <text:p>1</text:p>
          </table:table-cell>
          <table:table-cell table:style-name="ACE-0x5647a382a8a0" table:formula="of:=SUM([.B29:.M29])/24" office:value-type="float" office:value="0.291666666666667">
            <text:p>0.29166666666667</text:p>
          </table:table-cell>
          <table:table-cell table:style-name="ACE-0x5647a3829d10" table:formula="of:=(COUNTIF([.B29:.M29];&quot;=2&quot;)/12-[.N29]^2)/([.N29]*(1-[.N29]))" office:value-type="float" office:value="0.394957983193277">
            <text:p>0.39495798319328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29]+1" office:value-type="float" office:value="28">
            <text:p>28</text:p>
          </table:table-cell>
          <table:table-cell table:style-name="ACE-0x5647a3829d10" table:formula="of:=[$'M1'.B30]+[$'M2'.B30]" office:value-type="float" office:value="1">
            <text:p>1</text:p>
          </table:table-cell>
          <table:table-cell table:style-name="ACE-0x5647a3829d10" table:formula="of:=[$'M1'.C30]+[$'M2'.C30]" office:value-type="float" office:value="2">
            <text:p>2</text:p>
          </table:table-cell>
          <table:table-cell table:style-name="ACE-0x5647a3829d10" table:formula="of:=[$'M1'.D30]+[$'M2'.D30]" office:value-type="float" office:value="1">
            <text:p>1</text:p>
          </table:table-cell>
          <table:table-cell table:style-name="ACE-0x5647a3829d10" table:formula="of:=[$'M1'.E30]+[$'M2'.E30]" office:value-type="float" office:value="2">
            <text:p>2</text:p>
          </table:table-cell>
          <table:table-cell table:style-name="ACE-0x5647a3829d10" table:formula="of:=[$'M1'.F30]+[$'M2'.F30]" office:value-type="float" office:value="1">
            <text:p>1</text:p>
          </table:table-cell>
          <table:table-cell table:style-name="ACE-0x5647a3829d10" table:formula="of:=[$'M1'.G30]+[$'M2'.G30]" office:value-type="float" office:value="2">
            <text:p>2</text:p>
          </table:table-cell>
          <table:table-cell table:style-name="ACE-0x5647a3829d10" table:formula="of:=[$'M1'.H30]+[$'M2'.H30]" office:value-type="float" office:value="1">
            <text:p>1</text:p>
          </table:table-cell>
          <table:table-cell table:style-name="ACE-0x5647a3829d10" table:formula="of:=[$'M1'.I30]+[$'M2'.I30]" office:value-type="float" office:value="0">
            <text:p>0</text:p>
          </table:table-cell>
          <table:table-cell table:style-name="ACE-0x5647a3829d10" table:formula="of:=[$'M1'.J30]+[$'M2'.J30]" office:value-type="float" office:value="2">
            <text:p>2</text:p>
          </table:table-cell>
          <table:table-cell table:style-name="ACE-0x5647a3829d10" table:formula="of:=[$'M1'.K30]+[$'M2'.K30]" office:value-type="float" office:value="1">
            <text:p>1</text:p>
          </table:table-cell>
          <table:table-cell table:style-name="ACE-0x5647a3829d10" table:formula="of:=[$'M1'.L30]+[$'M2'.L30]" office:value-type="float" office:value="1">
            <text:p>1</text:p>
          </table:table-cell>
          <table:table-cell table:style-name="ACE-0x5647a3829d10" table:formula="of:=[$'M1'.M30]+[$'M2'.M30]" office:value-type="float" office:value="1">
            <text:p>1</text:p>
          </table:table-cell>
          <table:table-cell table:style-name="ACE-0x5647a382a8a0" table:formula="of:=SUM([.B30:.M30])/24" office:value-type="float" office:value="0.625">
            <text:p>0.625</text:p>
          </table:table-cell>
          <table:table-cell table:style-name="ACE-0x5647a3829d10" table:formula="of:=(COUNTIF([.B30:.M30];&quot;=2&quot;)/12-[.N30]^2)/([.N30]*(1-[.N30]))" office:value-type="float" office:value="-0.244444444444445">
            <text:p>−0.24444444444444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30]+1" office:value-type="float" office:value="29">
            <text:p>29</text:p>
          </table:table-cell>
          <table:table-cell table:style-name="ACE-0x5647a3829d10" table:formula="of:=[$'M1'.B31]+[$'M2'.B31]" office:value-type="float" office:value="2">
            <text:p>2</text:p>
          </table:table-cell>
          <table:table-cell table:style-name="ACE-0x5647a3829d10" table:formula="of:=[$'M1'.C31]+[$'M2'.C31]" office:value-type="float" office:value="2">
            <text:p>2</text:p>
          </table:table-cell>
          <table:table-cell table:style-name="ACE-0x5647a3829d10" table:formula="of:=[$'M1'.D31]+[$'M2'.D31]" office:value-type="float" office:value="2">
            <text:p>2</text:p>
          </table:table-cell>
          <table:table-cell table:style-name="ACE-0x5647a3829d10" table:formula="of:=[$'M1'.E31]+[$'M2'.E31]" office:value-type="float" office:value="1">
            <text:p>1</text:p>
          </table:table-cell>
          <table:table-cell table:style-name="ACE-0x5647a3829d10" table:formula="of:=[$'M1'.F31]+[$'M2'.F31]" office:value-type="float" office:value="2">
            <text:p>2</text:p>
          </table:table-cell>
          <table:table-cell table:style-name="ACE-0x5647a3829d10" table:formula="of:=[$'M1'.G31]+[$'M2'.G31]" office:value-type="float" office:value="2">
            <text:p>2</text:p>
          </table:table-cell>
          <table:table-cell table:style-name="ACE-0x5647a3829d10" table:formula="of:=[$'M1'.H31]+[$'M2'.H31]" office:value-type="float" office:value="2">
            <text:p>2</text:p>
          </table:table-cell>
          <table:table-cell table:style-name="ACE-0x5647a3829d10" table:formula="of:=[$'M1'.I31]+[$'M2'.I31]" office:value-type="float" office:value="1">
            <text:p>1</text:p>
          </table:table-cell>
          <table:table-cell table:style-name="ACE-0x5647a3829d10" table:formula="of:=[$'M1'.J31]+[$'M2'.J31]" office:value-type="float" office:value="2">
            <text:p>2</text:p>
          </table:table-cell>
          <table:table-cell table:style-name="ACE-0x5647a3829d10" table:formula="of:=[$'M1'.K31]+[$'M2'.K31]" office:value-type="float" office:value="2">
            <text:p>2</text:p>
          </table:table-cell>
          <table:table-cell table:style-name="ACE-0x5647a3829d10" table:formula="of:=[$'M1'.L31]+[$'M2'.L31]" office:value-type="float" office:value="2">
            <text:p>2</text:p>
          </table:table-cell>
          <table:table-cell table:style-name="ACE-0x5647a3829d10" table:formula="of:=[$'M1'.M31]+[$'M2'.M31]" office:value-type="float" office:value="2">
            <text:p>2</text:p>
          </table:table-cell>
          <table:table-cell table:style-name="ACE-0x5647a382a8a0" table:formula="of:=SUM([.B31:.M31])/24" office:value-type="float" office:value="0.916666666666667">
            <text:p>0.91666666666667</text:p>
          </table:table-cell>
          <table:table-cell table:style-name="ACE-0x5647a3829d10" table:formula="of:=(COUNTIF([.B31:.M31];&quot;=2&quot;)/12-[.N31]^2)/([.N31]*(1-[.N31]))" office:value-type="float" office:value="-0.0909090909090891">
            <text:p>−0.09090909090909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31]+1" office:value-type="float" office:value="30">
            <text:p>30</text:p>
          </table:table-cell>
          <table:table-cell table:style-name="ACE-0x5647a3829d10" table:formula="of:=[$'M1'.B32]+[$'M2'.B32]" office:value-type="float" office:value="2">
            <text:p>2</text:p>
          </table:table-cell>
          <table:table-cell table:style-name="ACE-0x5647a3829d10" table:formula="of:=[$'M1'.C32]+[$'M2'.C32]" office:value-type="float" office:value="2">
            <text:p>2</text:p>
          </table:table-cell>
          <table:table-cell table:style-name="ACE-0x5647a3829d10" table:formula="of:=[$'M1'.D32]+[$'M2'.D32]" office:value-type="float" office:value="2">
            <text:p>2</text:p>
          </table:table-cell>
          <table:table-cell table:style-name="ACE-0x5647a3829d10" table:formula="of:=[$'M1'.E32]+[$'M2'.E32]" office:value-type="float" office:value="2">
            <text:p>2</text:p>
          </table:table-cell>
          <table:table-cell table:style-name="ACE-0x5647a3829d10" table:formula="of:=[$'M1'.F32]+[$'M2'.F32]" office:value-type="float" office:value="2">
            <text:p>2</text:p>
          </table:table-cell>
          <table:table-cell table:style-name="ACE-0x5647a3829d10" table:formula="of:=[$'M1'.G32]+[$'M2'.G32]" office:value-type="float" office:value="2">
            <text:p>2</text:p>
          </table:table-cell>
          <table:table-cell table:style-name="ACE-0x5647a3829d10" table:formula="of:=[$'M1'.H32]+[$'M2'.H32]" office:value-type="float" office:value="2">
            <text:p>2</text:p>
          </table:table-cell>
          <table:table-cell table:style-name="ACE-0x5647a3829d10" table:formula="of:=[$'M1'.I32]+[$'M2'.I32]" office:value-type="float" office:value="2">
            <text:p>2</text:p>
          </table:table-cell>
          <table:table-cell table:style-name="ACE-0x5647a3829d10" table:formula="of:=[$'M1'.J32]+[$'M2'.J32]" office:value-type="float" office:value="2">
            <text:p>2</text:p>
          </table:table-cell>
          <table:table-cell table:style-name="ACE-0x5647a3829d10" table:formula="of:=[$'M1'.K32]+[$'M2'.K32]" office:value-type="float" office:value="2">
            <text:p>2</text:p>
          </table:table-cell>
          <table:table-cell table:style-name="ACE-0x5647a3829d10" table:formula="of:=[$'M1'.L32]+[$'M2'.L32]" office:value-type="float" office:value="2">
            <text:p>2</text:p>
          </table:table-cell>
          <table:table-cell table:style-name="ACE-0x5647a3829d10" table:formula="of:=[$'M1'.M32]+[$'M2'.M32]" office:value-type="float" office:value="2">
            <text:p>2</text:p>
          </table:table-cell>
          <table:table-cell table:style-name="ACE-0x5647a382a8a0" table:formula="of:=SUM([.B32:.M32])/24" office:value-type="float" office:value="1">
            <text:p>1</text:p>
          </table:table-cell>
          <table:table-cell table:style-name="ACE-0x5647a3829d10" table:formula="of:=(COUNTIF([.B32:.M32];&quot;=2&quot;)/12-[.N32]^2)/([.N32]*(1-[.N32]))" office:value-type="string" office:string-value="#DIV/0!">
            <text:p>#DIV/0!</text:p>
          </table:table-cell>
          <table:table-cell table:number-columns-repeated="113" table:style-name="ACE-0x5647a3829d10"/>
        </table:table-row>
        <table:table-row table:style-name="AROW-2">
          <table:table-cell table:style-name="ACE-0x5647a3829d10" table:formula="of:=[.A32]+1" office:value-type="float" office:value="31">
            <text:p>31</text:p>
          </table:table-cell>
          <table:table-cell table:style-name="ACE-0x5647a3829d10" table:formula="of:=[$'M1'.B33]+[$'M2'.B33]" office:value-type="float" office:value="1">
            <text:p>1</text:p>
          </table:table-cell>
          <table:table-cell table:style-name="ACE-0x5647a3829d10" table:formula="of:=[$'M1'.C33]+[$'M2'.C33]" office:value-type="float" office:value="2">
            <text:p>2</text:p>
          </table:table-cell>
          <table:table-cell table:style-name="ACE-0x5647a3829d10" table:formula="of:=[$'M1'.D33]+[$'M2'.D33]" office:value-type="float" office:value="0">
            <text:p>0</text:p>
          </table:table-cell>
          <table:table-cell table:style-name="ACE-0x5647a3829d10" table:formula="of:=[$'M1'.E33]+[$'M2'.E33]" office:value-type="float" office:value="1">
            <text:p>1</text:p>
          </table:table-cell>
          <table:table-cell table:style-name="ACE-0x5647a3829d10" table:formula="of:=[$'M1'.F33]+[$'M2'.F33]" office:value-type="float" office:value="1">
            <text:p>1</text:p>
          </table:table-cell>
          <table:table-cell table:style-name="ACE-0x5647a3829d10" table:formula="of:=[$'M1'.G33]+[$'M2'.G33]" office:value-type="float" office:value="2">
            <text:p>2</text:p>
          </table:table-cell>
          <table:table-cell table:style-name="ACE-0x5647a3829d10" table:formula="of:=[$'M1'.H33]+[$'M2'.H33]" office:value-type="float" office:value="1">
            <text:p>1</text:p>
          </table:table-cell>
          <table:table-cell table:style-name="ACE-0x5647a3829d10" table:formula="of:=[$'M1'.I33]+[$'M2'.I33]" office:value-type="float" office:value="1">
            <text:p>1</text:p>
          </table:table-cell>
          <table:table-cell table:style-name="ACE-0x5647a3829d10" table:formula="of:=[$'M1'.J33]+[$'M2'.J33]" office:value-type="float" office:value="0">
            <text:p>0</text:p>
          </table:table-cell>
          <table:table-cell table:style-name="ACE-0x5647a3829d10" table:formula="of:=[$'M1'.K33]+[$'M2'.K33]" office:value-type="float" office:value="1">
            <text:p>1</text:p>
          </table:table-cell>
          <table:table-cell table:style-name="ACE-0x5647a3829d10" table:formula="of:=[$'M1'.L33]+[$'M2'.L33]" office:value-type="float" office:value="1">
            <text:p>1</text:p>
          </table:table-cell>
          <table:table-cell table:style-name="ACE-0x5647a3829d10" table:formula="of:=[$'M1'.M33]+[$'M2'.M33]" office:value-type="float" office:value="0">
            <text:p>0</text:p>
          </table:table-cell>
          <table:table-cell table:style-name="ACE-0x5647a382a8a0" table:formula="of:=SUM([.B33:.M33])/24" office:value-type="float" office:value="0.458333333333333">
            <text:p>0.45833333333333</text:p>
          </table:table-cell>
          <table:table-cell table:style-name="ACE-0x5647a3829d10" table:formula="of:=(COUNTIF([.B33:.M33];&quot;=2&quot;)/12-[.N33]^2)/([.N33]*(1-[.N33]))" office:value-type="float" office:value="-0.174825174825175">
            <text:p>−0.17482517482517</text:p>
          </table:table-cell>
          <table:table-cell table:number-columns-repeated="113" table:style-name="ACE-0x5647a3829d10"/>
        </table:table-row>
        <table:table-row table:style-name="AROW-2">
          <table:table-cell table:number-columns-repeated="128"/>
        </table:table-row>
        <table:table-row table:style-name="AROW-1" table:number-rows-repeated="1048542">
          <table:table-cell table:number-columns-repeated="128"/>
        </table:table-row>
        <table:named-expressions>
          <table:named-expression table:name="Print_Area" table:expression="of:=#REF!" table:base-cell-address="$'M'.$A$1"/>
          <table:named-expression table:name="Sheet_Title" table:expression="of:=&quot;M&quot;" table:base-cell-address="$'M'.$A$1"/>
        </table:named-expressions>
        <gnm:selections gnm:cursor-col="0" gnm:cursor-row="13">
          <gnm:selection gnm:start-col="0" gnm:start-row="13" gnm:end-col="127" gnm:end-row="13"/>
        </gnm:selections>
      </table:table>
      <table:table table:name="Sheet6" table:style-name="ta-0x5647a387abb0" table:print="true">
        <office:forms form:automatic-focus="false" form:apply-design-mode="false">
          <form:form/>
        </office:forms>
        <table:table-column table:default-cell-style-name="ACE-0x5647a382a9c8" table:style-name="ACOL-0"/>
        <table:table-column table:default-cell-style-name="ACE-0x5647a382a9c8" table:style-name="ACOL-6"/>
        <table:table-column table:default-cell-style-name="ACE-0x5647a382a9c8" table:style-name="ACOL-5"/>
        <table:table-column table:default-cell-style-name="ACE-0x5647a382a9c8" table:style-name="ACOL-3" table:number-columns-repeated="4"/>
        <table:table-column table:default-cell-style-name="ACE-0x5647a3829e38" table:style-name="ACOL-3"/>
        <table:table-column table:default-cell-style-name="ACE-0x5647a3829e38" table:style-name="ACOL-0" table:number-columns-repeated="2"/>
        <table:table-column table:default-cell-style-name="ACE-0x5647a3829e38" table:style-name="ACOL-6"/>
        <table:table-column table:default-cell-style-name="ACE-0x5647a3829e38" table:style-name="ACOL-5"/>
        <table:table-column table:default-cell-style-name="ACE-0x5647a3829e38" table:style-name="ACOL-6"/>
        <table:table-column table:default-cell-style-name="ACE-0x5647a3829e38" table:style-name="ACOL-3" table:number-columns-repeated="3"/>
        <table:table-column table:default-cell-style-name="ACE-0x5647a3829e38" table:style-name="ACOL-0" table:number-columns-repeated="14"/>
        <table:table-column table:default-cell-style-name="ACE-0x5647a3829e38" table:style-name="ACOL-0" table:number-columns-repeated="98"/>
        <table:table-row table:style-name="AROW-2">
          <table:table-cell table:number-columns-repeated="3" table:style-name="ACE-0x5647a382a9c8"/>
          <table:table-cell table:style-name="ACE-0x5647a382a9c8" office:value-type="string">
            <text:p>1,1</text:p>
          </table:table-cell>
          <table:table-cell table:style-name="ACE-0x5647a382a9c8" office:value-type="string">
            <text:p>1,2</text:p>
          </table:table-cell>
          <table:table-cell table:style-name="ACE-0x5647a382a9c8" office:value-type="string">
            <text:p>1,3</text:p>
          </table:table-cell>
          <table:table-cell table:style-name="ACE-0x5647a382a9c8" office:value-type="string">
            <text:p>1,2 (2)</text:p>
          </table:table-cell>
          <table:table-cell table:number-columns-repeated="121" table:style-name="ACE-0x5647a3829e38"/>
        </table:table-row>
        <table:table-row table:style-name="AROW-2">
          <table:table-cell table:style-name="ACE-0x5647a382cc78" office:value-type="float" office:value="0">
            <text:p>0</text:p>
          </table:table-cell>
          <table:table-cell table:style-name="ACE-0x5647a382cc78" table:formula="of:=[$'M'.N2]" office:value-type="float" office:value="0.0833333333333333">
            <text:p>0.08333333333333</text:p>
          </table:table-cell>
          <table:table-cell table:style-name="ACE-0x5647a382cc78" table:formula="of:=[$'M'.N2]^3-[$'M'.N2]^4" office:value-type="float" office:value="0.000530478395061728">
            <text:p>0.00053047839506</text:p>
          </table:table-cell>
          <table:table-cell table:style-name="ACE-0x5647a382c210" table:formula="of:=(([$'M'.B2]/2-[$'M'.$N2])*([$'M'.B2]/2-[$'M'.$N2])*4)/(1-[$'M'.$N2])/[$'M'.$N2]/(1+[$'M'.O2])/2" office:value-type="float" office:value="0.2">
            <text:p>0.2</text:p>
          </table:table-cell>
          <table:table-cell table:style-name="ACE-0x5647a382cc78" table:formula="of:=(([$'M'.B2]/2-[$'M'.$N2])*([$'M'.C2]/2-[$'M'.$N2])*4)/(1-[$'M'.$N2])/[$'M'.$N2]/(1+[$'M'.O2])/2" office:value-type="float" office:value="-1">
            <text:p>−1</text:p>
          </table:table-cell>
          <table:table-cell table:style-name="ACE-0x5647a382cc78" table:formula="of:=(([$'M'.B2]/2-[$'M'.$N2])*([$'M'.D2]/2-[$'M'.$N2])*4)/(1-[$'M'.$N2])/[$'M'.$N2]/(1+[$'M'.O2])/2" office:value-type="float" office:value="0.2">
            <text:p>0.2</text:p>
          </table:table-cell>
          <table:table-cell table:style-name="ACE-0x5647a382cc78" table:formula="of:=[$'Beta'.C2]*[$'Beta'.D2]/[$'Beta'.P2]" office:value-type="float" office:value="-1">
            <text:p>−1</text:p>
          </table:table-cell>
          <table:table-cell table:style-name="ACE-0x5647a382cec8" table:formula="of:=[.E2]/[.G2]" office:value-type="float" office:value="1">
            <text:p>1</text:p>
          </table:table-cell>
          <table:table-cell table:number-columns-repeated="2" table:style-name="ACE-0x5647a3829e38"/>
          <table:table-cell table:style-name="ACE-0x5647a3829e38" office:value-type="float" office:value="0.0833333333333333">
            <text:p>0.08333333333333</text:p>
          </table:table-cell>
          <table:table-cell table:style-name="ACE-0x5647a3829e38" office:value-type="float" office:value="0.000530478395061728">
            <text:p>0.00053047839506</text:p>
          </table:table-cell>
          <table:table-cell table:style-name="ACE-0x5647a3829e38" office:value-type="float" office:value="0.2">
            <text:p>0.2</text:p>
          </table:table-cell>
          <table:table-cell table:style-name="ACE-0x5647a3829e38" office:value-type="float" office:value="-1">
            <text:p>−1</text:p>
          </table:table-cell>
          <table:table-cell table:style-name="ACE-0x5647a3829e38" office:value-type="float" office:value="0.2">
            <text:p>0.2</text:p>
          </table:table-cell>
          <table:table-cell table:style-name="ACE-0x5647a3829e38" office:value-type="float" office:value="-1">
            <text:p>−1</text:p>
          </table:table-cell>
          <table:table-cell table:style-name="ACE-0x5647a3829e38" office:value-type="float" office:value="1">
            <text:p>1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a9c8" table:formula="of:=[.A2]+1" office:value-type="float" office:value="1">
            <text:p>1</text:p>
          </table:table-cell>
          <table:table-cell table:style-name="ACE-0x5647a382cc78" table:formula="of:=[$'M'.N3]" office:value-type="float" office:value="0.75">
            <text:p>0.75</text:p>
          </table:table-cell>
          <table:table-cell table:style-name="ACE-0x5647a382cc78" table:formula="of:=[$'M'.N3]^3-[$'M'.N3]^4" office:value-type="float" office:value="0.10546875">
            <text:p>0.10546875</text:p>
          </table:table-cell>
          <table:table-cell table:style-name="ACE-0x5647a382c210" table:formula="of:=(([$'M'.B3]/2-[$'M'.$N3])*([$'M'.B3]/2-[$'M'.$N3])*4)/(1-[$'M'.$N3])/[$'M'.$N3]/(1+[$'M'.O3])/2" office:value-type="float" office:value="0.6">
            <text:p>0.6</text:p>
          </table:table-cell>
          <table:table-cell table:style-name="ACE-0x5647a382cc78" table:formula="of:=(([$'M'.B3]/2-[$'M'.$N3])*([$'M'.C3]/2-[$'M'.$N3])*4)/(1-[$'M'.$N3])/[$'M'.$N3]/(1+[$'M'.O3])/2" office:value-type="float" office:value="-0.6">
            <text:p>−0.6</text:p>
          </table:table-cell>
          <table:table-cell table:style-name="ACE-0x5647a382cc78" table:formula="of:=(([$'M'.B3]/2-[$'M'.$N3])*([$'M'.D3]/2-[$'M'.$N3])*4)/(1-[$'M'.$N3])/[$'M'.$N3]/(1+[$'M'.O3])/2" office:value-type="float" office:value="-0.6">
            <text:p>−0.6</text:p>
          </table:table-cell>
          <table:table-cell table:style-name="ACE-0x5647a382cc78" table:formula="of:=[$'Beta'.C3]*[$'Beta'.D3]/[$'Beta'.P3]" office:value-type="float" office:value="-0.6">
            <text:p>−0.6</text:p>
          </table:table-cell>
          <table:table-cell table:style-name="ACE-0x5647a382cec8" table:formula="of:=[.E3]/[.G3]" office:value-type="float" office:value="1">
            <text:p>1</text:p>
          </table:table-cell>
          <table:table-cell table:number-columns-repeated="2" table:style-name="ACE-0x5647a3829e38"/>
          <table:table-cell table:style-name="ACE-0x5647a3829e38" office:value-type="float" office:value="0.125">
            <text:p>0.125</text:p>
          </table:table-cell>
          <table:table-cell table:style-name="ACE-0x5647a3829e38" office:value-type="float" office:value="0.001708984375">
            <text:p>0.001708984375</text:p>
          </table:table-cell>
          <table:table-cell table:style-name="ACE-0x5647a3829e38" office:value-type="float" office:value="0.333333333333333">
            <text:p>0.33333333333333</text:p>
          </table:table-cell>
          <table:table-cell table:style-name="ACE-0x5647a3829e38" office:value-type="float" office:value="-1">
            <text:p>−1</text:p>
          </table:table-cell>
          <table:table-cell table:style-name="ACE-0x5647a3829e38" office:value-type="float" office:value="0.333333333333333">
            <text:p>0.33333333333333</text:p>
          </table:table-cell>
          <table:table-cell table:style-name="ACE-0x5647a3829e38" office:value-type="float" office:value="-1">
            <text:p>−1</text:p>
          </table:table-cell>
          <table:table-cell table:style-name="ACE-0x5647a3829e38" office:value-type="float" office:value="1">
            <text:p>1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c210" table:formula="of:=[.A3]+1" office:value-type="float" office:value="2">
            <text:p>2</text:p>
          </table:table-cell>
          <table:table-cell table:style-name="ACE-0x5647a382cc78" table:formula="of:=[$'M'.N4]" office:value-type="float" office:value="0.5">
            <text:p>0.5</text:p>
          </table:table-cell>
          <table:table-cell table:style-name="ACE-0x5647a382cc78" table:formula="of:=[$'M'.N4]^3-[$'M'.N4]^4" office:value-type="float" office:value="0.0625">
            <text:p>0.0625</text:p>
          </table:table-cell>
          <table:table-cell table:style-name="ACE-0x5647a382c210" table:formula="of:=(([$'M'.B4]/2-[$'M'.$N4])*([$'M'.B4]/2-[$'M'.$N4])*4)/(1-[$'M'.$N4])/[$'M'.$N4]/(1+[$'M'.O4])/2" office:value-type="float" office:value="0">
            <text:p>0</text:p>
          </table:table-cell>
          <table:table-cell table:style-name="ACE-0x5647a382cc78" table:formula="of:=(([$'M'.B4]/2-[$'M'.$N4])*([$'M'.C4]/2-[$'M'.$N4])*4)/(1-[$'M'.$N4])/[$'M'.$N4]/(1+[$'M'.O4])/2" office:value-type="float" office:value="0">
            <text:p>0</text:p>
          </table:table-cell>
          <table:table-cell table:style-name="ACE-0x5647a382cc78" table:formula="of:=(([$'M'.B4]/2-[$'M'.$N4])*([$'M'.D4]/2-[$'M'.$N4])*4)/(1-[$'M'.$N4])/[$'M'.$N4]/(1+[$'M'.O4])/2" office:value-type="float" office:value="-0">
            <text:p>0</text:p>
          </table:table-cell>
          <table:table-cell table:style-name="ACE-0x5647a382cc78" table:formula="of:=[$'Beta'.C4]*[$'Beta'.D4]/[$'Beta'.P4]" office:value-type="float" office:value="0">
            <text:p>0</text:p>
          </table:table-cell>
          <table:table-cell table:style-name="ACE-0x5647a382cec8" table:formula="of:=[.E4]/[.G4]" office:value-type="string" office:string-value="#DIV/0!">
            <text:p>#DIV/0!</text:p>
          </table:table-cell>
          <table:table-cell table:number-columns-repeated="2" table:style-name="ACE-0x5647a382bb20"/>
          <table:table-cell table:style-name="ACE-0x5647a382bfc0" office:value-type="float" office:value="0.166666666666667">
            <text:p>0.16666666666667</text:p>
          </table:table-cell>
          <table:table-cell table:style-name="ACE-0x5647a382bfc0" office:value-type="float" office:value="0.00385802469135802">
            <text:p>0.00385802469136</text:p>
          </table:table-cell>
          <table:table-cell table:style-name="ACE-0x5647a382bfc0" office:value-type="float" office:value="2">
            <text:p>2</text:p>
          </table:table-cell>
          <table:table-cell table:style-name="ACE-0x5647a382bfc0" office:value-type="float" office:value="-1">
            <text:p>−1</text:p>
          </table:table-cell>
          <table:table-cell table:style-name="ACE-0x5647a382bfc0" office:value-type="float" office:value="-1">
            <text:p>−1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number-columns-repeated="111" table:style-name="ACE-0x5647a382bb20"/>
        </table:table-row>
        <table:table-row table:style-name="AROW-2">
          <table:table-cell table:style-name="ACE-0x5647a382a9c8" table:formula="of:=[.A4]+1" office:value-type="float" office:value="3">
            <text:p>3</text:p>
          </table:table-cell>
          <table:table-cell table:style-name="ACE-0x5647a382cc78" table:formula="of:=[$'M'.N5]" office:value-type="float" office:value="0.166666666666667">
            <text:p>0.16666666666667</text:p>
          </table:table-cell>
          <table:table-cell table:style-name="ACE-0x5647a382cc78" table:formula="of:=[$'M'.N5]^3-[$'M'.N5]^4" office:value-type="float" office:value="0.00385802469135802">
            <text:p>0.00385802469136</text:p>
          </table:table-cell>
          <table:table-cell table:style-name="ACE-0x5647a382c210" table:formula="of:=(([$'M'.B5]/2-[$'M'.$N5])*([$'M'.B5]/2-[$'M'.$N5])*4)/(1-[$'M'.$N5])/[$'M'.$N5]/(1+[$'M'.O5])/2" office:value-type="float" office:value="2">
            <text:p>2</text:p>
          </table:table-cell>
          <table:table-cell table:style-name="ACE-0x5647a382cc78" table:formula="of:=(([$'M'.B5]/2-[$'M'.$N5])*([$'M'.C5]/2-[$'M'.$N5])*4)/(1-[$'M'.$N5])/[$'M'.$N5]/(1+[$'M'.O5])/2" office:value-type="float" office:value="-1">
            <text:p>−1</text:p>
          </table:table-cell>
          <table:table-cell table:style-name="ACE-0x5647a382cc78" table:formula="of:=(([$'M'.B5]/2-[$'M'.$N5])*([$'M'.D5]/2-[$'M'.$N5])*4)/(1-[$'M'.$N5])/[$'M'.$N5]/(1+[$'M'.O5])/2" office:value-type="float" office:value="-1">
            <text:p>−1</text:p>
          </table:table-cell>
          <table:table-cell table:style-name="ACE-0x5647a382cc78" table:formula="of:=[$'Beta'.C5]*[$'Beta'.D5]/[$'Beta'.P5]" office:value-type="float" office:value="-1">
            <text:p>−1</text:p>
          </table:table-cell>
          <table:table-cell table:style-name="ACE-0x5647a382cec8" table:formula="of:=[.E5]/[.G5]" office:value-type="float" office:value="1">
            <text:p>1</text:p>
          </table:table-cell>
          <table:table-cell table:number-columns-repeated="2" table:style-name="ACE-0x5647a3829e38"/>
          <table:table-cell table:style-name="ACE-0x5647a3829e38" office:value-type="float" office:value="0.25">
            <text:p>0.25</text:p>
          </table:table-cell>
          <table:table-cell table:style-name="ACE-0x5647a3829e38" office:value-type="float" office:value="0.01171875">
            <text:p>0.01171875</text:p>
          </table:table-cell>
          <table:table-cell table:style-name="ACE-0x5647a3829e38" office:value-type="float" office:value="0.6">
            <text:p>0.6</text:p>
          </table:table-cell>
          <table:table-cell table:style-name="ACE-0x5647a3829e38" office:value-type="float" office:value="0.6">
            <text:p>0.6</text:p>
          </table:table-cell>
          <table:table-cell table:style-name="ACE-0x5647a3829e38" office:value-type="float" office:value="-0.6">
            <text:p>−0.6</text:p>
          </table:table-cell>
          <table:table-cell table:style-name="ACE-0x5647a3829e38" office:value-type="float" office:value="0.6">
            <text:p>0.6</text:p>
          </table:table-cell>
          <table:table-cell table:style-name="ACE-0x5647a3829e38" office:value-type="float" office:value="1">
            <text:p>1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af90" table:formula="of:=[.A5]+1" office:value-type="float" office:value="4">
            <text:p>4</text:p>
          </table:table-cell>
          <table:table-cell table:style-name="ACE-0x5647a382cc78" table:formula="of:=[$'M'.N6]" office:value-type="float" office:value="1">
            <text:p>1</text:p>
          </table:table-cell>
          <table:table-cell table:style-name="ACE-0x5647a382cc78" table:formula="of:=[$'M'.N6]^3-[$'M'.N6]^4" office:value-type="float" office:value="0">
            <text:p>0</text:p>
          </table:table-cell>
          <table:table-cell table:style-name="ACE-0x5647a382c210" table:formula="of:=(([$'M'.B6]/2-[$'M'.$N6])*([$'M'.B6]/2-[$'M'.$N6])*4)/(1-[$'M'.$N6])/[$'M'.$N6]/(1+[$'M'.O6])/2" office:value-type="string" office:string-value="#DIV/0!">
            <text:p>#DIV/0!</text:p>
          </table:table-cell>
          <table:table-cell table:style-name="ACE-0x5647a382cc78" table:formula="of:=(([$'M'.B6]/2-[$'M'.$N6])*([$'M'.C6]/2-[$'M'.$N6])*4)/(1-[$'M'.$N6])/[$'M'.$N6]/(1+[$'M'.O6])/2" office:value-type="string" office:string-value="#DIV/0!">
            <text:p>#DIV/0!</text:p>
          </table:table-cell>
          <table:table-cell table:style-name="ACE-0x5647a382cc78" table:formula="of:=(([$'M'.B6]/2-[$'M'.$N6])*([$'M'.D6]/2-[$'M'.$N6])*4)/(1-[$'M'.$N6])/[$'M'.$N6]/(1+[$'M'.O6])/2" office:value-type="string" office:string-value="#DIV/0!">
            <text:p>#DIV/0!</text:p>
          </table:table-cell>
          <table:table-cell table:style-name="ACE-0x5647a382cc78" table:formula="of:=[$'Beta'.C6]*[$'Beta'.D6]/[$'Beta'.P6]" office:value-type="string" office:string-value="#DIV/0!">
            <text:p>#DIV/0!</text:p>
          </table:table-cell>
          <table:table-cell table:style-name="ACE-0x5647a382cec8" table:formula="of:=[.E6]/[.G6]" office:value-type="string" office:string-value="#DIV/0!">
            <text:p>#DIV/0!</text:p>
          </table:table-cell>
          <table:table-cell table:number-columns-repeated="2" table:style-name="ACE-0x5647a382bfc0"/>
          <table:table-cell table:style-name="ACE-0x5647a382bfc0" office:value-type="float" office:value="0.291666666666667">
            <text:p>0.29166666666667</text:p>
          </table:table-cell>
          <table:table-cell table:style-name="ACE-0x5647a382bfc0" office:value-type="float" office:value="0.0175751109182099">
            <text:p>0.01757511091821</text:p>
          </table:table-cell>
          <table:table-cell table:style-name="ACE-0x5647a382bfc0" office:value-type="float" office:value="3.48192771084337">
            <text:p>3.48192771084337</text:p>
          </table:table-cell>
          <table:table-cell table:style-name="ACE-0x5647a382bfc0" office:value-type="float" office:value="-1.43373493975904">
            <text:p>−1.43373493975904</text:p>
          </table:table-cell>
          <table:table-cell table:style-name="ACE-0x5647a382bfc0" office:value-type="float" office:value="1.02409638554217">
            <text:p>1.02409638554217</text:p>
          </table:table-cell>
          <table:table-cell table:style-name="ACE-0x5647a382bfc0" office:value-type="float" office:value="-1.43373493975904">
            <text:p>−1.43373493975904</text:p>
          </table:table-cell>
          <table:table-cell table:style-name="ACE-0x5647a382bfc0" office:value-type="float" office:value="1">
            <text:p>1</text:p>
          </table:table-cell>
          <table:table-cell table:number-columns-repeated="111" table:style-name="ACE-0x5647a382bfc0"/>
        </table:table-row>
        <table:table-row table:style-name="AROW-2">
          <table:table-cell table:style-name="ACE-0x5647a382a9c8" table:formula="of:=[.A6]+1" office:value-type="float" office:value="5">
            <text:p>5</text:p>
          </table:table-cell>
          <table:table-cell table:style-name="ACE-0x5647a382cc78" table:formula="of:=[$'M'.N7]" office:value-type="float" office:value="0.875">
            <text:p>0.875</text:p>
          </table:table-cell>
          <table:table-cell table:style-name="ACE-0x5647a382cc78" table:formula="of:=[$'M'.N7]^3-[$'M'.N7]^4" office:value-type="float" office:value="0.083740234375">
            <text:p>0.083740234375</text:p>
          </table:table-cell>
          <table:table-cell table:style-name="ACE-0x5647a382c210" table:formula="of:=(([$'M'.B7]/2-[$'M'.$N7])*([$'M'.B7]/2-[$'M'.$N7])*4)/(1-[$'M'.$N7])/[$'M'.$N7]/(1+[$'M'.O7])/2" office:value-type="float" office:value="0.176470588235294">
            <text:p>0.17647058823529</text:p>
          </table:table-cell>
          <table:table-cell table:style-name="ACE-0x5647a382cc78" table:formula="of:=(([$'M'.B7]/2-[$'M'.$N7])*([$'M'.C7]/2-[$'M'.$N7])*4)/(1-[$'M'.$N7])/[$'M'.$N7]/(1+[$'M'.O7])/2" office:value-type="float" office:value="0.176470588235294">
            <text:p>0.17647058823529</text:p>
          </table:table-cell>
          <table:table-cell table:style-name="ACE-0x5647a382cc78" table:formula="of:=(([$'M'.B7]/2-[$'M'.$N7])*([$'M'.D7]/2-[$'M'.$N7])*4)/(1-[$'M'.$N7])/[$'M'.$N7]/(1+[$'M'.O7])/2" office:value-type="float" office:value="0.176470588235294">
            <text:p>0.17647058823529</text:p>
          </table:table-cell>
          <table:table-cell table:style-name="ACE-0x5647a382cc78" table:formula="of:=[$'Beta'.C7]*[$'Beta'.D7]/[$'Beta'.P7]" office:value-type="float" office:value="0.176470588235294">
            <text:p>0.17647058823529</text:p>
          </table:table-cell>
          <table:table-cell table:style-name="ACE-0x5647a382cec8" table:formula="of:=[.E7]/[.G7]" office:value-type="float" office:value="1">
            <text:p>1</text:p>
          </table:table-cell>
          <table:table-cell table:number-columns-repeated="2" table:style-name="ACE-0x5647a3829e38"/>
          <table:table-cell table:style-name="ACE-0x5647a382bb20" office:value-type="float" office:value="0.333333333333333">
            <text:p>0.33333333333333</text:p>
          </table:table-cell>
          <table:table-cell table:style-name="ACE-0x5647a382bb20" office:value-type="float" office:value="0.0246913580246913">
            <text:p>0.02469135802469</text:p>
          </table:table-cell>
          <table:table-cell table:style-name="ACE-0x5647a382bb20" office:value-type="float" office:value="0.5">
            <text:p>0.5</text:p>
          </table:table-cell>
          <table:table-cell table:style-name="ACE-0x5647a382bb20" office:value-type="float" office:value="-1">
            <text:p>−1</text:p>
          </table:table-cell>
          <table:table-cell table:style-name="ACE-0x5647a382bb20" office:value-type="float" office:value="0.5">
            <text:p>0.5</text:p>
          </table:table-cell>
          <table:table-cell table:style-name="ACE-0x5647a382bb20" table:formula="of:=#DIV/0!" office:value-type="string" office:string-value="#DIV/0!">
            <text:p>#DIV/0!</text:p>
          </table:table-cell>
          <table:table-cell table:style-name="ACE-0x5647a382bb20" table:formula="of:=#DIV/0!" office:value-type="string" office:string-value="#DIV/0!">
            <text:p>#DIV/0!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af90" table:formula="of:=[.A7]+1" office:value-type="float" office:value="6">
            <text:p>6</text:p>
          </table:table-cell>
          <table:table-cell table:style-name="ACE-0x5647a382cc78" table:formula="of:=[$'M'.N8]" office:value-type="float" office:value="1">
            <text:p>1</text:p>
          </table:table-cell>
          <table:table-cell table:style-name="ACE-0x5647a382cc78" table:formula="of:=[$'M'.N8]^3-[$'M'.N8]^4" office:value-type="float" office:value="0">
            <text:p>0</text:p>
          </table:table-cell>
          <table:table-cell table:style-name="ACE-0x5647a382c210" table:formula="of:=(([$'M'.B8]/2-[$'M'.$N8])*([$'M'.B8]/2-[$'M'.$N8])*4)/(1-[$'M'.$N8])/[$'M'.$N8]/(1+[$'M'.O8])/2" office:value-type="string" office:string-value="#DIV/0!">
            <text:p>#DIV/0!</text:p>
          </table:table-cell>
          <table:table-cell table:style-name="ACE-0x5647a382cc78" table:formula="of:=(([$'M'.B8]/2-[$'M'.$N8])*([$'M'.C8]/2-[$'M'.$N8])*4)/(1-[$'M'.$N8])/[$'M'.$N8]/(1+[$'M'.O8])/2" office:value-type="string" office:string-value="#DIV/0!">
            <text:p>#DIV/0!</text:p>
          </table:table-cell>
          <table:table-cell table:style-name="ACE-0x5647a382cc78" table:formula="of:=(([$'M'.B8]/2-[$'M'.$N8])*([$'M'.D8]/2-[$'M'.$N8])*4)/(1-[$'M'.$N8])/[$'M'.$N8]/(1+[$'M'.O8])/2" office:value-type="string" office:string-value="#DIV/0!">
            <text:p>#DIV/0!</text:p>
          </table:table-cell>
          <table:table-cell table:style-name="ACE-0x5647a382cc78" table:formula="of:=[$'Beta'.C8]*[$'Beta'.D8]/[$'Beta'.P8]" office:value-type="string" office:string-value="#DIV/0!">
            <text:p>#DIV/0!</text:p>
          </table:table-cell>
          <table:table-cell table:style-name="ACE-0x5647a382cec8" table:formula="of:=[.E8]/[.G8]" office:value-type="string" office:string-value="#DIV/0!">
            <text:p>#DIV/0!</text:p>
          </table:table-cell>
          <table:table-cell table:number-columns-repeated="2" table:style-name="ACE-0x5647a382bfc0"/>
          <table:table-cell table:style-name="ACE-0x5647a3829e38" office:value-type="float" office:value="0.333333333333333">
            <text:p>0.33333333333333</text:p>
          </table:table-cell>
          <table:table-cell table:style-name="ACE-0x5647a3829e38" office:value-type="float" office:value="0.0246913580246913">
            <text:p>0.02469135802469</text:p>
          </table:table-cell>
          <table:table-cell table:style-name="ACE-0x5647a3829e38" office:value-type="float" office:value="1.14285714285714">
            <text:p>1.14285714285714</text:p>
          </table:table-cell>
          <table:table-cell table:style-name="ACE-0x5647a3829e38" office:value-type="float" office:value="-0.571428571428571">
            <text:p>−0.57142857142857</text:p>
          </table:table-cell>
          <table:table-cell table:style-name="ACE-0x5647a3829e38" office:value-type="float" office:value="1.14285714285714">
            <text:p>1.14285714285714</text:p>
          </table:table-cell>
          <table:table-cell table:style-name="ACE-0x5647a3829e38" office:value-type="float" office:value="-0.571428571428572">
            <text:p>−0.57142857142857</text:p>
          </table:table-cell>
          <table:table-cell table:style-name="ACE-0x5647a3829e38" office:value-type="float" office:value="1">
            <text:p>1</text:p>
          </table:table-cell>
          <table:table-cell table:number-columns-repeated="111" table:style-name="ACE-0x5647a382bfc0"/>
        </table:table-row>
        <table:table-row table:style-name="AROW-2">
          <table:table-cell table:style-name="ACE-0x5647a382c210" table:formula="of:=[.A8]+1" office:value-type="float" office:value="7">
            <text:p>7</text:p>
          </table:table-cell>
          <table:table-cell table:style-name="ACE-0x5647a382cc78" table:formula="of:=[$'M'.N9]" office:value-type="float" office:value="0.25">
            <text:p>0.25</text:p>
          </table:table-cell>
          <table:table-cell table:style-name="ACE-0x5647a382cc78" table:formula="of:=[$'M'.N9]^3-[$'M'.N9]^4" office:value-type="float" office:value="0.01171875">
            <text:p>0.01171875</text:p>
          </table:table-cell>
          <table:table-cell table:style-name="ACE-0x5647a382c210" table:formula="of:=(([$'M'.B9]/2-[$'M'.$N9])*([$'M'.B9]/2-[$'M'.$N9])*4)/(1-[$'M'.$N9])/[$'M'.$N9]/(1+[$'M'.O9])/2" office:value-type="float" office:value="0.6">
            <text:p>0.6</text:p>
          </table:table-cell>
          <table:table-cell table:style-name="ACE-0x5647a382cc78" table:formula="of:=(([$'M'.B9]/2-[$'M'.$N9])*([$'M'.C9]/2-[$'M'.$N9])*4)/(1-[$'M'.$N9])/[$'M'.$N9]/(1+[$'M'.O9])/2" office:value-type="float" office:value="0.6">
            <text:p>0.6</text:p>
          </table:table-cell>
          <table:table-cell table:style-name="ACE-0x5647a382cc78" table:formula="of:=(([$'M'.B9]/2-[$'M'.$N9])*([$'M'.D9]/2-[$'M'.$N9])*4)/(1-[$'M'.$N9])/[$'M'.$N9]/(1+[$'M'.O9])/2" office:value-type="float" office:value="-0.6">
            <text:p>−0.6</text:p>
          </table:table-cell>
          <table:table-cell table:style-name="ACE-0x5647a382cc78" table:formula="of:=[$'Beta'.C9]*[$'Beta'.D9]/[$'Beta'.P9]" office:value-type="float" office:value="0.6">
            <text:p>0.6</text:p>
          </table:table-cell>
          <table:table-cell table:style-name="ACE-0x5647a382cec8" table:formula="of:=[.E9]/[.G9]" office:value-type="float" office:value="1">
            <text:p>1</text:p>
          </table:table-cell>
          <table:table-cell table:number-columns-repeated="2" table:style-name="ACE-0x5647a382bb20"/>
          <table:table-cell table:style-name="ACE-0x5647a3829e38" office:value-type="float" office:value="0.375">
            <text:p>0.375</text:p>
          </table:table-cell>
          <table:table-cell table:style-name="ACE-0x5647a3829e38" office:value-type="float" office:value="0.032958984375">
            <text:p>0.032958984375</text:p>
          </table:table-cell>
          <table:table-cell table:style-name="ACE-0x5647a3829e38" office:value-type="float" office:value="0.176470588235294">
            <text:p>0.17647058823529</text:p>
          </table:table-cell>
          <table:table-cell table:style-name="ACE-0x5647a3829e38" office:value-type="float" office:value="-0.529411764705882">
            <text:p>−0.52941176470588</text:p>
          </table:table-cell>
          <table:table-cell table:style-name="ACE-0x5647a3829e38" office:value-type="float" office:value="0.176470588235294">
            <text:p>0.17647058823529</text:p>
          </table:table-cell>
          <table:table-cell table:style-name="ACE-0x5647a3829e38" office:value-type="float" office:value="-0.529411764705882">
            <text:p>−0.52941176470588</text:p>
          </table:table-cell>
          <table:table-cell table:style-name="ACE-0x5647a3829e38" office:value-type="float" office:value="1">
            <text:p>1</text:p>
          </table:table-cell>
          <table:table-cell table:number-columns-repeated="111" table:style-name="ACE-0x5647a382bb20"/>
        </table:table-row>
        <table:table-row table:style-name="AROW-2">
          <table:table-cell table:style-name="ACE-0x5647a382a9c8" table:formula="of:=[.A9]+1" office:value-type="float" office:value="8">
            <text:p>8</text:p>
          </table:table-cell>
          <table:table-cell table:style-name="ACE-0x5647a382cc78" table:formula="of:=[$'M'.N10]" office:value-type="float" office:value="0.75">
            <text:p>0.75</text:p>
          </table:table-cell>
          <table:table-cell table:style-name="ACE-0x5647a382cc78" table:formula="of:=[$'M'.N10]^3-[$'M'.N10]^4" office:value-type="float" office:value="0.10546875">
            <text:p>0.10546875</text:p>
          </table:table-cell>
          <table:table-cell table:style-name="ACE-0x5647a382c210" table:formula="of:=(([$'M'.B10]/2-[$'M'.$N10])*([$'M'.B10]/2-[$'M'.$N10])*4)/(1-[$'M'.$N10])/[$'M'.$N10]/(1+[$'M'.O10])/2" office:value-type="float" office:value="0.428571428571429">
            <text:p>0.42857142857143</text:p>
          </table:table-cell>
          <table:table-cell table:style-name="ACE-0x5647a382cc78" table:formula="of:=(([$'M'.B10]/2-[$'M'.$N10])*([$'M'.C10]/2-[$'M'.$N10])*4)/(1-[$'M'.$N10])/[$'M'.$N10]/(1+[$'M'.O10])/2" office:value-type="float" office:value="1.28571428571429">
            <text:p>1.28571428571429</text:p>
          </table:table-cell>
          <table:table-cell table:style-name="ACE-0x5647a382cc78" table:formula="of:=(([$'M'.B10]/2-[$'M'.$N10])*([$'M'.D10]/2-[$'M'.$N10])*4)/(1-[$'M'.$N10])/[$'M'.$N10]/(1+[$'M'.O10])/2" office:value-type="float" office:value="-0.428571428571429">
            <text:p>−0.42857142857143</text:p>
          </table:table-cell>
          <table:table-cell table:style-name="ACE-0x5647a382cc78" table:formula="of:=[$'Beta'.C10]*[$'Beta'.D10]/[$'Beta'.P10]" office:value-type="float" office:value="1.28571428571429">
            <text:p>1.28571428571429</text:p>
          </table:table-cell>
          <table:table-cell table:style-name="ACE-0x5647a382cec8" table:formula="of:=[.E10]/[.G10]" office:value-type="float" office:value="1">
            <text:p>1</text:p>
          </table:table-cell>
          <table:table-cell table:number-columns-repeated="2" table:style-name="ACE-0x5647a3829e38"/>
          <table:table-cell table:style-name="ACE-0x5647a3829e38" office:value-type="float" office:value="0.458333333333333">
            <text:p>0.45833333333333</text:p>
          </table:table-cell>
          <table:table-cell table:style-name="ACE-0x5647a3829e38" office:value-type="float" office:value="0.0521526572145062">
            <text:p>0.05215265721451</text:p>
          </table:table-cell>
          <table:table-cell table:style-name="ACE-0x5647a3829e38" office:value-type="float" office:value="0.0169491525423729">
            <text:p>0.01694915254237</text:p>
          </table:table-cell>
          <table:table-cell table:style-name="ACE-0x5647a3829e38" office:value-type="float" office:value="0.220338983050848">
            <text:p>0.22033898305085</text:p>
          </table:table-cell>
          <table:table-cell table:style-name="ACE-0x5647a3829e38" office:value-type="float" office:value="-0.186440677966102">
            <text:p>−0.1864406779661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a9c8" table:formula="of:=[.A10]+1" office:value-type="float" office:value="9">
            <text:p>9</text:p>
          </table:table-cell>
          <table:table-cell table:style-name="ACE-0x5647a382cc78" table:formula="of:=[$'M'.N11]" office:value-type="float" office:value="1">
            <text:p>1</text:p>
          </table:table-cell>
          <table:table-cell table:style-name="ACE-0x5647a382cc78" table:formula="of:=[$'M'.N11]^3-[$'M'.N11]^4" office:value-type="float" office:value="0">
            <text:p>0</text:p>
          </table:table-cell>
          <table:table-cell table:style-name="ACE-0x5647a382c210" table:formula="of:=(([$'M'.B11]/2-[$'M'.$N11])*([$'M'.B11]/2-[$'M'.$N11])*4)/(1-[$'M'.$N11])/[$'M'.$N11]/(1+[$'M'.O11])/2" office:value-type="string" office:string-value="#DIV/0!">
            <text:p>#DIV/0!</text:p>
          </table:table-cell>
          <table:table-cell table:style-name="ACE-0x5647a382cc78" table:formula="of:=(([$'M'.B11]/2-[$'M'.$N11])*([$'M'.C11]/2-[$'M'.$N11])*4)/(1-[$'M'.$N11])/[$'M'.$N11]/(1+[$'M'.O11])/2" office:value-type="string" office:string-value="#DIV/0!">
            <text:p>#DIV/0!</text:p>
          </table:table-cell>
          <table:table-cell table:style-name="ACE-0x5647a382cc78" table:formula="of:=(([$'M'.B11]/2-[$'M'.$N11])*([$'M'.D11]/2-[$'M'.$N11])*4)/(1-[$'M'.$N11])/[$'M'.$N11]/(1+[$'M'.O11])/2" office:value-type="string" office:string-value="#DIV/0!">
            <text:p>#DIV/0!</text:p>
          </table:table-cell>
          <table:table-cell table:style-name="ACE-0x5647a382cc78" table:formula="of:=[$'Beta'.C11]*[$'Beta'.D11]/[$'Beta'.P11]" office:value-type="string" office:string-value="#DIV/0!">
            <text:p>#DIV/0!</text:p>
          </table:table-cell>
          <table:table-cell table:style-name="ACE-0x5647a382cec8" table:formula="of:=[.E11]/[.G11]" office:value-type="string" office:string-value="#DIV/0!">
            <text:p>#DIV/0!</text:p>
          </table:table-cell>
          <table:table-cell table:number-columns-repeated="2" table:style-name="ACE-0x5647a3829e38"/>
          <table:table-cell table:style-name="ACE-0x5647a382cec8" office:value-type="float" office:value="0.5">
            <text:p>0.5</text:p>
          </table:table-cell>
          <table:table-cell table:style-name="ACE-0x5647a382cec8" office:value-type="float" office:value="0.0625">
            <text:p>0.0625</text:p>
          </table:table-cell>
          <table:table-cell table:style-name="ACE-0x5647a382cec8" office:value-type="float" office:value="0">
            <text:p>0</text:p>
          </table:table-cell>
          <table:table-cell table:style-name="ACE-0x5647a382cec8" office:value-type="float" office:value="0">
            <text:p>0</text:p>
          </table:table-cell>
          <table:table-cell table:style-name="ACE-0x5647a382cec8" office:value-type="float" office:value="-0">
            <text:p>0</text:p>
          </table:table-cell>
          <table:table-cell table:style-name="ACE-0x5647a382cec8" office:value-type="float" office:value="0">
            <text:p>0</text:p>
          </table:table-cell>
          <table:table-cell table:style-name="ACE-0x5647a382cec8" table:formula="of:=#DIV/0!" office:value-type="string" office:string-value="#DIV/0!">
            <text:p>#DIV/0!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a9c8" table:formula="of:=[.A11]+1" office:value-type="float" office:value="10">
            <text:p>10</text:p>
          </table:table-cell>
          <table:table-cell table:style-name="ACE-0x5647a382cc78" table:formula="of:=[$'M'.N12]" office:value-type="float" office:value="0.333333333333333">
            <text:p>0.33333333333333</text:p>
          </table:table-cell>
          <table:table-cell table:style-name="ACE-0x5647a382cc78" table:formula="of:=[$'M'.N12]^3-[$'M'.N12]^4" office:value-type="float" office:value="0.0246913580246913">
            <text:p>0.02469135802469</text:p>
          </table:table-cell>
          <table:table-cell table:style-name="ACE-0x5647a382c210" table:formula="of:=(([$'M'.B12]/2-[$'M'.$N12])*([$'M'.B12]/2-[$'M'.$N12])*4)/(1-[$'M'.$N12])/[$'M'.$N12]/(1+[$'M'.O12])/2" office:value-type="float" office:value="0.5">
            <text:p>0.5</text:p>
          </table:table-cell>
          <table:table-cell table:style-name="ACE-0x5647a382cc78" table:formula="of:=(([$'M'.B12]/2-[$'M'.$N12])*([$'M'.C12]/2-[$'M'.$N12])*4)/(1-[$'M'.$N12])/[$'M'.$N12]/(1+[$'M'.O12])/2" office:value-type="float" office:value="-1">
            <text:p>−1</text:p>
          </table:table-cell>
          <table:table-cell table:style-name="ACE-0x5647a382cc78" table:formula="of:=(([$'M'.B12]/2-[$'M'.$N12])*([$'M'.D12]/2-[$'M'.$N12])*4)/(1-[$'M'.$N12])/[$'M'.$N12]/(1+[$'M'.O12])/2" office:value-type="float" office:value="0.5">
            <text:p>0.5</text:p>
          </table:table-cell>
          <table:table-cell table:style-name="ACE-0x5647a382cc78" table:formula="of:=[$'Beta'.C12]*[$'Beta'.D12]/[$'Beta'.P12]" office:value-type="float" office:value="-1">
            <text:p>−1</text:p>
          </table:table-cell>
          <table:table-cell table:style-name="ACE-0x5647a382cec8" table:formula="of:=[.E12]/[.G12]" office:value-type="float" office:value="1">
            <text:p>1</text:p>
          </table:table-cell>
          <table:table-cell table:number-columns-repeated="2" table:style-name="ACE-0x5647a3829e38"/>
          <table:table-cell table:style-name="ACE-0x5647a3829e38" office:value-type="float" office:value="0.5">
            <text:p>0.5</text:p>
          </table:table-cell>
          <table:table-cell table:style-name="ACE-0x5647a3829e38" office:value-type="float" office:value="0.0625">
            <text:p>0.0625</text:p>
          </table:table-cell>
          <table:table-cell table:style-name="ACE-0x5647a3829e38" office:value-type="float" office:value="0">
            <text:p>0</text:p>
          </table:table-cell>
          <table:table-cell table:style-name="ACE-0x5647a3829e38" office:value-type="float" office:value="0">
            <text:p>0</text:p>
          </table:table-cell>
          <table:table-cell table:style-name="ACE-0x5647a3829e38" office:value-type="float" office:value="0">
            <text:p>0</text:p>
          </table:table-cell>
          <table:table-cell table:style-name="ACE-0x5647a3829e38" office:value-type="float" office:value="0">
            <text:p>0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cc78" table:formula="of:=[.A12]+1" office:value-type="float" office:value="11">
            <text:p>11</text:p>
          </table:table-cell>
          <table:table-cell table:style-name="ACE-0x5647a382cc78" table:formula="of:=[$'M'.N13]" office:value-type="float" office:value="0.875">
            <text:p>0.875</text:p>
          </table:table-cell>
          <table:table-cell table:style-name="ACE-0x5647a382cc78" table:formula="of:=[$'M'.N13]^3-[$'M'.N13]^4" office:value-type="float" office:value="0.083740234375">
            <text:p>0.083740234375</text:p>
          </table:table-cell>
          <table:table-cell table:style-name="ACE-0x5647a382c210" table:formula="of:=(([$'M'.B13]/2-[$'M'.$N13])*([$'M'.B13]/2-[$'M'.$N13])*4)/(1-[$'M'.$N13])/[$'M'.$N13]/(1+[$'M'.O13])/2" office:value-type="float" office:value="0.333333333333333">
            <text:p>0.33333333333333</text:p>
          </table:table-cell>
          <table:table-cell table:style-name="ACE-0x5647a382cc78" table:formula="of:=(([$'M'.B13]/2-[$'M'.$N13])*([$'M'.C13]/2-[$'M'.$N13])*4)/(1-[$'M'.$N13])/[$'M'.$N13]/(1+[$'M'.O13])/2" office:value-type="float" office:value="0.333333333333333">
            <text:p>0.33333333333333</text:p>
          </table:table-cell>
          <table:table-cell table:style-name="ACE-0x5647a382cc78" table:formula="of:=(([$'M'.B13]/2-[$'M'.$N13])*([$'M'.D13]/2-[$'M'.$N13])*4)/(1-[$'M'.$N13])/[$'M'.$N13]/(1+[$'M'.O13])/2" office:value-type="float" office:value="-1">
            <text:p>−1</text:p>
          </table:table-cell>
          <table:table-cell table:style-name="ACE-0x5647a382cc78" table:formula="of:=[$'Beta'.C13]*[$'Beta'.D13]/[$'Beta'.P13]" office:value-type="float" office:value="0.333333333333333">
            <text:p>0.33333333333333</text:p>
          </table:table-cell>
          <table:table-cell table:style-name="ACE-0x5647a382cec8" table:formula="of:=[.E13]/[.G13]" office:value-type="float" office:value="1">
            <text:p>1</text:p>
          </table:table-cell>
          <table:table-cell table:number-columns-repeated="2" table:style-name="ACE-0x5647a382cec8"/>
          <table:table-cell table:style-name="ACE-0x5647a3829e38" office:value-type="float" office:value="0.541666666666667">
            <text:p>0.54166666666667</text:p>
          </table:table-cell>
          <table:table-cell table:style-name="ACE-0x5647a3829e38" office:value-type="float" office:value="0.0728413146219136">
            <text:p>0.07284131462191</text:p>
          </table:table-cell>
          <table:table-cell table:style-name="ACE-0x5647a3829e38" office:value-type="float" office:value="0.00934579439252335">
            <text:p>0.00934579439252</text:p>
          </table:table-cell>
          <table:table-cell table:style-name="ACE-0x5647a3829e38" office:value-type="float" office:value="0.121495327102804">
            <text:p>0.1214953271028</text:p>
          </table:table-cell>
          <table:table-cell table:style-name="ACE-0x5647a3829e38" office:value-type="float" office:value="-0.102803738317757">
            <text:p>−0.10280373831776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number-columns-repeated="111" table:style-name="ACE-0x5647a382cec8"/>
        </table:table-row>
        <table:table-row table:style-name="AROW-2">
          <table:table-cell table:style-name="ACE-0x5647a382cc78" table:formula="of:=[.A13]+1" office:value-type="float" office:value="12">
            <text:p>12</text:p>
          </table:table-cell>
          <table:table-cell table:style-name="ACE-0x5647a382cc78" table:formula="of:=[$'M'.N14]" office:value-type="float" office:value="0.541666666666667">
            <text:p>0.54166666666667</text:p>
          </table:table-cell>
          <table:table-cell table:style-name="ACE-0x5647a382cc78" table:formula="of:=[$'M'.N14]^3-[$'M'.N14]^4" office:value-type="float" office:value="0.0728413146219136">
            <text:p>0.07284131462191</text:p>
          </table:table-cell>
          <table:table-cell table:style-name="ACE-0x5647a382c210" table:formula="of:=(([$'M'.B14]/2-[$'M'.$N14])*([$'M'.B14]/2-[$'M'.$N14])*4)/(1-[$'M'.$N14])/[$'M'.$N14]/(1+[$'M'.O14])/2" office:value-type="float" office:value="0.00934579439252335">
            <text:p>0.00934579439252</text:p>
          </table:table-cell>
          <table:table-cell table:style-name="ACE-0x5647a382cc78" table:formula="of:=(([$'M'.B14]/2-[$'M'.$N14])*([$'M'.C14]/2-[$'M'.$N14])*4)/(1-[$'M'.$N14])/[$'M'.$N14]/(1+[$'M'.O14])/2" office:value-type="float" office:value="0.121495327102804">
            <text:p>0.1214953271028</text:p>
          </table:table-cell>
          <table:table-cell table:style-name="ACE-0x5647a382cc78" table:formula="of:=(([$'M'.B14]/2-[$'M'.$N14])*([$'M'.D14]/2-[$'M'.$N14])*4)/(1-[$'M'.$N14])/[$'M'.$N14]/(1+[$'M'.O14])/2" office:value-type="float" office:value="-0.102803738317757">
            <text:p>−0.10280373831776</text:p>
          </table:table-cell>
          <table:table-cell table:style-name="ACE-0x5647a382cc78" table:formula="of:=[$'Beta'.C14]*[$'Beta'.D14]/[$'Beta'.P14]" office:value-type="float" office:value="0.121495327102804">
            <text:p>0.1214953271028</text:p>
          </table:table-cell>
          <table:table-cell table:style-name="ACE-0x5647a382cec8" table:formula="of:=[.E14]/[.G14]" office:value-type="float" office:value="1">
            <text:p>1</text:p>
          </table:table-cell>
          <table:table-cell table:number-columns-repeated="2" table:style-name="ACE-0x5647a3829e38"/>
          <table:table-cell table:style-name="ACE-0x5647a3829e38" office:value-type="float" office:value="0.541666666666667">
            <text:p>0.54166666666667</text:p>
          </table:table-cell>
          <table:table-cell table:style-name="ACE-0x5647a3829e38" office:value-type="float" office:value="0.0728413146219136">
            <text:p>0.07284131462191</text:p>
          </table:table-cell>
          <table:table-cell table:style-name="ACE-0x5647a3829e38" office:value-type="float" office:value="1.4578313253012">
            <text:p>1.4578313253012</text:p>
          </table:table-cell>
          <table:table-cell table:style-name="ACE-0x5647a3829e38" office:value-type="float" office:value="-1.72289156626506">
            <text:p>−1.72289156626506</text:p>
          </table:table-cell>
          <table:table-cell table:style-name="ACE-0x5647a3829e38" office:value-type="float" office:value="-0.132530120481928">
            <text:p>−0.13253012048193</text:p>
          </table:table-cell>
          <table:table-cell table:style-name="ACE-0x5647a3829e38" office:value-type="float" office:value="-1.72289156626506">
            <text:p>−1.72289156626506</text:p>
          </table:table-cell>
          <table:table-cell table:style-name="ACE-0x5647a3829e38" office:value-type="float" office:value="1">
            <text:p>1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af90" table:formula="of:=[.A14]+1" office:value-type="float" office:value="13">
            <text:p>13</text:p>
          </table:table-cell>
          <table:table-cell table:style-name="ACE-0x5647a382cc78" table:formula="of:=[$'M'.N15]" office:value-type="float" office:value="1">
            <text:p>1</text:p>
          </table:table-cell>
          <table:table-cell table:style-name="ACE-0x5647a382cc78" table:formula="of:=[$'M'.N15]^3-[$'M'.N15]^4" office:value-type="float" office:value="0">
            <text:p>0</text:p>
          </table:table-cell>
          <table:table-cell table:style-name="ACE-0x5647a382c210" table:formula="of:=(([$'M'.B15]/2-[$'M'.$N15])*([$'M'.B15]/2-[$'M'.$N15])*4)/(1-[$'M'.$N15])/[$'M'.$N15]/(1+[$'M'.O15])/2" office:value-type="string" office:string-value="#DIV/0!">
            <text:p>#DIV/0!</text:p>
          </table:table-cell>
          <table:table-cell table:style-name="ACE-0x5647a382cc78" table:formula="of:=(([$'M'.B15]/2-[$'M'.$N15])*([$'M'.C15]/2-[$'M'.$N15])*4)/(1-[$'M'.$N15])/[$'M'.$N15]/(1+[$'M'.O15])/2" office:value-type="string" office:string-value="#DIV/0!">
            <text:p>#DIV/0!</text:p>
          </table:table-cell>
          <table:table-cell table:style-name="ACE-0x5647a382cc78" table:formula="of:=(([$'M'.B15]/2-[$'M'.$N15])*([$'M'.D15]/2-[$'M'.$N15])*4)/(1-[$'M'.$N15])/[$'M'.$N15]/(1+[$'M'.O15])/2" office:value-type="string" office:string-value="#DIV/0!">
            <text:p>#DIV/0!</text:p>
          </table:table-cell>
          <table:table-cell table:style-name="ACE-0x5647a382cc78" table:formula="of:=[$'Beta'.C15]*[$'Beta'.D15]/[$'Beta'.P15]" office:value-type="string" office:string-value="#DIV/0!">
            <text:p>#DIV/0!</text:p>
          </table:table-cell>
          <table:table-cell table:style-name="ACE-0x5647a382cec8" table:formula="of:=[.E15]/[.G15]" office:value-type="string" office:string-value="#DIV/0!">
            <text:p>#DIV/0!</text:p>
          </table:table-cell>
          <table:table-cell table:number-columns-repeated="2" table:style-name="ACE-0x5647a3829e38"/>
          <table:table-cell table:style-name="ACE-0x5647a3829e38" office:value-type="float" office:value="0.583333333333333">
            <text:p>0.58333333333333</text:p>
          </table:table-cell>
          <table:table-cell table:style-name="ACE-0x5647a3829e38" office:value-type="float" office:value="0.0827064043209877">
            <text:p>0.08270640432099</text:p>
          </table:table-cell>
          <table:table-cell table:style-name="ACE-0x5647a3829e38" office:value-type="float" office:value="0.0588235294117648">
            <text:p>0.05882352941176</text:p>
          </table:table-cell>
          <table:table-cell table:style-name="ACE-0x5647a3829e38" office:value-type="float" office:value="-0.294117647058824">
            <text:p>−0.29411764705882</text:p>
          </table:table-cell>
          <table:table-cell table:style-name="ACE-0x5647a3829e38" office:value-type="float" office:value="0.0588235294117648">
            <text:p>0.05882352941176</text:p>
          </table:table-cell>
          <table:table-cell table:style-name="ACE-0x5647a3829e38" office:value-type="float" office:value="-0.294117647058824">
            <text:p>−0.29411764705882</text:p>
          </table:table-cell>
          <table:table-cell table:style-name="ACE-0x5647a3829e38" office:value-type="float" office:value="1">
            <text:p>1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af90" table:formula="of:=[.A15]+1" office:value-type="float" office:value="14">
            <text:p>14</text:p>
          </table:table-cell>
          <table:table-cell table:style-name="ACE-0x5647a382cc78" table:formula="of:=[$'M'.N16]" office:value-type="float" office:value="0.916666666666667">
            <text:p>0.91666666666667</text:p>
          </table:table-cell>
          <table:table-cell table:style-name="ACE-0x5647a382cc78" table:formula="of:=[$'M'.N16]^3-[$'M'.N16]^4" office:value-type="float" office:value="0.0641878858024691">
            <text:p>0.06418788580247</text:p>
          </table:table-cell>
          <table:table-cell table:style-name="ACE-0x5647a382c210" table:formula="of:=(([$'M'.B16]/2-[$'M'.$N16])*([$'M'.B16]/2-[$'M'.$N16])*4)/(1-[$'M'.$N16])/[$'M'.$N16]/(1+[$'M'.O16])/2" office:value-type="float" office:value="0.2">
            <text:p>0.2</text:p>
          </table:table-cell>
          <table:table-cell table:style-name="ACE-0x5647a382cc78" table:formula="of:=(([$'M'.B16]/2-[$'M'.$N16])*([$'M'.C16]/2-[$'M'.$N16])*4)/(1-[$'M'.$N16])/[$'M'.$N16]/(1+[$'M'.O16])/2" office:value-type="float" office:value="0.2">
            <text:p>0.2</text:p>
          </table:table-cell>
          <table:table-cell table:style-name="ACE-0x5647a382cc78" table:formula="of:=(([$'M'.B16]/2-[$'M'.$N16])*([$'M'.D16]/2-[$'M'.$N16])*4)/(1-[$'M'.$N16])/[$'M'.$N16]/(1+[$'M'.O16])/2" office:value-type="float" office:value="0.2">
            <text:p>0.2</text:p>
          </table:table-cell>
          <table:table-cell table:style-name="ACE-0x5647a382cc78" table:formula="of:=[$'Beta'.C16]*[$'Beta'.D16]/[$'Beta'.P16]" office:value-type="float" office:value="0.2">
            <text:p>0.2</text:p>
          </table:table-cell>
          <table:table-cell table:style-name="ACE-0x5647a382cec8" table:formula="of:=[.E16]/[.G16]" office:value-type="float" office:value="0.999999999999998">
            <text:p>1</text:p>
          </table:table-cell>
          <table:table-cell table:number-columns-repeated="2" table:style-name="ACE-0x5647a3829e38"/>
          <table:table-cell table:style-name="ACE-0x5647a3829e38" office:value-type="float" office:value="0.625">
            <text:p>0.625</text:p>
          </table:table-cell>
          <table:table-cell table:style-name="ACE-0x5647a3829e38" office:value-type="float" office:value="0.091552734375">
            <text:p>0.091552734375</text:p>
          </table:table-cell>
          <table:table-cell table:style-name="ACE-0x5647a3829e38" office:value-type="float" office:value="0.333333333333333">
            <text:p>0.33333333333333</text:p>
          </table:table-cell>
          <table:table-cell table:style-name="ACE-0x5647a3829e38" office:value-type="float" office:value="-1">
            <text:p>−1</text:p>
          </table:table-cell>
          <table:table-cell table:style-name="ACE-0x5647a3829e38" office:value-type="float" office:value="0.333333333333333">
            <text:p>0.33333333333333</text:p>
          </table:table-cell>
          <table:table-cell table:style-name="ACE-0x5647a3829e38" office:value-type="float" office:value="-1">
            <text:p>−1</text:p>
          </table:table-cell>
          <table:table-cell table:style-name="ACE-0x5647a3829e38" office:value-type="float" office:value="1">
            <text:p>1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a9c8" table:formula="of:=[.A16]+1" office:value-type="float" office:value="15">
            <text:p>15</text:p>
          </table:table-cell>
          <table:table-cell table:style-name="ACE-0x5647a382cc78" table:formula="of:=[$'M'.N17]" office:value-type="float" office:value="1">
            <text:p>1</text:p>
          </table:table-cell>
          <table:table-cell table:style-name="ACE-0x5647a382cc78" table:formula="of:=[$'M'.N17]^3-[$'M'.N17]^4" office:value-type="float" office:value="0">
            <text:p>0</text:p>
          </table:table-cell>
          <table:table-cell table:style-name="ACE-0x5647a382c210" table:formula="of:=(([$'M'.B17]/2-[$'M'.$N17])*([$'M'.B17]/2-[$'M'.$N17])*4)/(1-[$'M'.$N17])/[$'M'.$N17]/(1+[$'M'.O17])/2" office:value-type="string" office:string-value="#DIV/0!">
            <text:p>#DIV/0!</text:p>
          </table:table-cell>
          <table:table-cell table:style-name="ACE-0x5647a382cc78" table:formula="of:=(([$'M'.B17]/2-[$'M'.$N17])*([$'M'.C17]/2-[$'M'.$N17])*4)/(1-[$'M'.$N17])/[$'M'.$N17]/(1+[$'M'.O17])/2" office:value-type="string" office:string-value="#DIV/0!">
            <text:p>#DIV/0!</text:p>
          </table:table-cell>
          <table:table-cell table:style-name="ACE-0x5647a382cc78" table:formula="of:=(([$'M'.B17]/2-[$'M'.$N17])*([$'M'.D17]/2-[$'M'.$N17])*4)/(1-[$'M'.$N17])/[$'M'.$N17]/(1+[$'M'.O17])/2" office:value-type="string" office:string-value="#DIV/0!">
            <text:p>#DIV/0!</text:p>
          </table:table-cell>
          <table:table-cell table:style-name="ACE-0x5647a382cc78" table:formula="of:=[$'Beta'.C17]*[$'Beta'.D17]/[$'Beta'.P17]" office:value-type="string" office:string-value="#DIV/0!">
            <text:p>#DIV/0!</text:p>
          </table:table-cell>
          <table:table-cell table:style-name="ACE-0x5647a382cec8" table:formula="of:=[.E17]/[.G17]" office:value-type="string" office:string-value="#DIV/0!">
            <text:p>#DIV/0!</text:p>
          </table:table-cell>
          <table:table-cell table:number-columns-repeated="2" table:style-name="ACE-0x5647a3829e38"/>
          <table:table-cell table:style-name="ACE-0x5647a3829e38" office:value-type="float" office:value="0.625">
            <text:p>0.625</text:p>
          </table:table-cell>
          <table:table-cell table:style-name="ACE-0x5647a3829e38" office:value-type="float" office:value="0.091552734375">
            <text:p>0.091552734375</text:p>
          </table:table-cell>
          <table:table-cell table:style-name="ACE-0x5647a3829e38" office:value-type="float" office:value="0.176470588235294">
            <text:p>0.17647058823529</text:p>
          </table:table-cell>
          <table:table-cell table:style-name="ACE-0x5647a3829e38" office:value-type="float" office:value="-0.529411764705882">
            <text:p>−0.52941176470588</text:p>
          </table:table-cell>
          <table:table-cell table:style-name="ACE-0x5647a3829e38" office:value-type="float" office:value="0.176470588235294">
            <text:p>0.17647058823529</text:p>
          </table:table-cell>
          <table:table-cell table:style-name="ACE-0x5647a3829e38" office:value-type="float" office:value="-0.529411764705882">
            <text:p>−0.52941176470588</text:p>
          </table:table-cell>
          <table:table-cell table:style-name="ACE-0x5647a3829e38" office:value-type="float" office:value="1">
            <text:p>1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a9c8" table:formula="of:=[.A17]+1" office:value-type="float" office:value="16">
            <text:p>16</text:p>
          </table:table-cell>
          <table:table-cell table:style-name="ACE-0x5647a382cc78" table:formula="of:=[$'M'.N18]" office:value-type="float" office:value="0">
            <text:p>0</text:p>
          </table:table-cell>
          <table:table-cell table:style-name="ACE-0x5647a382cc78" table:formula="of:=[$'M'.N18]^3-[$'M'.N18]^4" office:value-type="float" office:value="0">
            <text:p>0</text:p>
          </table:table-cell>
          <table:table-cell table:style-name="ACE-0x5647a382c210" table:formula="of:=(([$'M'.B18]/2-[$'M'.$N18])*([$'M'.B18]/2-[$'M'.$N18])*4)/(1-[$'M'.$N18])/[$'M'.$N18]/(1+[$'M'.O18])/2" office:value-type="string" office:string-value="#DIV/0!">
            <text:p>#DIV/0!</text:p>
          </table:table-cell>
          <table:table-cell table:style-name="ACE-0x5647a382cc78" table:formula="of:=(([$'M'.B18]/2-[$'M'.$N18])*([$'M'.C18]/2-[$'M'.$N18])*4)/(1-[$'M'.$N18])/[$'M'.$N18]/(1+[$'M'.O18])/2" office:value-type="string" office:string-value="#DIV/0!">
            <text:p>#DIV/0!</text:p>
          </table:table-cell>
          <table:table-cell table:style-name="ACE-0x5647a382cc78" table:formula="of:=(([$'M'.B18]/2-[$'M'.$N18])*([$'M'.D18]/2-[$'M'.$N18])*4)/(1-[$'M'.$N18])/[$'M'.$N18]/(1+[$'M'.O18])/2" office:value-type="string" office:string-value="#DIV/0!">
            <text:p>#DIV/0!</text:p>
          </table:table-cell>
          <table:table-cell table:style-name="ACE-0x5647a382cc78" table:formula="of:=[$'Beta'.C18]*[$'Beta'.D18]/[$'Beta'.P18]" office:value-type="string" office:string-value="#DIV/0!">
            <text:p>#DIV/0!</text:p>
          </table:table-cell>
          <table:table-cell table:style-name="ACE-0x5647a382cec8" table:formula="of:=[.E18]/[.G18]" office:value-type="string" office:string-value="#DIV/0!">
            <text:p>#DIV/0!</text:p>
          </table:table-cell>
          <table:table-cell table:number-columns-repeated="2" table:style-name="ACE-0x5647a3829e38"/>
          <table:table-cell table:style-name="ACE-0x5647a382bb20" office:value-type="float" office:value="0.75">
            <text:p>0.75</text:p>
          </table:table-cell>
          <table:table-cell table:style-name="ACE-0x5647a382bb20" office:value-type="float" office:value="0.10546875">
            <text:p>0.10546875</text:p>
          </table:table-cell>
          <table:table-cell table:style-name="ACE-0x5647a382bb20" office:value-type="float" office:value="0.6">
            <text:p>0.6</text:p>
          </table:table-cell>
          <table:table-cell table:style-name="ACE-0x5647a382bb20" office:value-type="float" office:value="-0.6">
            <text:p>−0.6</text:p>
          </table:table-cell>
          <table:table-cell table:style-name="ACE-0x5647a382bb20" office:value-type="float" office:value="-0.6">
            <text:p>−0.6</text:p>
          </table:table-cell>
          <table:table-cell table:style-name="ACE-0x5647a382bb20" table:formula="of:=#DIV/0!" office:value-type="string" office:string-value="#DIV/0!">
            <text:p>#DIV/0!</text:p>
          </table:table-cell>
          <table:table-cell table:style-name="ACE-0x5647a382bb20" table:formula="of:=#DIV/0!" office:value-type="string" office:string-value="#DIV/0!">
            <text:p>#DIV/0!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c210" table:formula="of:=[.A18]+1" office:value-type="float" office:value="17">
            <text:p>17</text:p>
          </table:table-cell>
          <table:table-cell table:style-name="ACE-0x5647a382cc78" table:formula="of:=[$'M'.N19]" office:value-type="float" office:value="0.375">
            <text:p>0.375</text:p>
          </table:table-cell>
          <table:table-cell table:style-name="ACE-0x5647a382cc78" table:formula="of:=[$'M'.N19]^3-[$'M'.N19]^4" office:value-type="float" office:value="0.032958984375">
            <text:p>0.032958984375</text:p>
          </table:table-cell>
          <table:table-cell table:style-name="ACE-0x5647a382c210" table:formula="of:=(([$'M'.B19]/2-[$'M'.$N19])*([$'M'.B19]/2-[$'M'.$N19])*4)/(1-[$'M'.$N19])/[$'M'.$N19]/(1+[$'M'.O19])/2" office:value-type="float" office:value="0.176470588235294">
            <text:p>0.17647058823529</text:p>
          </table:table-cell>
          <table:table-cell table:style-name="ACE-0x5647a382cc78" table:formula="of:=(([$'M'.B19]/2-[$'M'.$N19])*([$'M'.C19]/2-[$'M'.$N19])*4)/(1-[$'M'.$N19])/[$'M'.$N19]/(1+[$'M'.O19])/2" office:value-type="float" office:value="-0.529411764705882">
            <text:p>−0.52941176470588</text:p>
          </table:table-cell>
          <table:table-cell table:style-name="ACE-0x5647a382cc78" table:formula="of:=(([$'M'.B19]/2-[$'M'.$N19])*([$'M'.D19]/2-[$'M'.$N19])*4)/(1-[$'M'.$N19])/[$'M'.$N19]/(1+[$'M'.O19])/2" office:value-type="float" office:value="0.176470588235294">
            <text:p>0.17647058823529</text:p>
          </table:table-cell>
          <table:table-cell table:style-name="ACE-0x5647a382cc78" table:formula="of:=[$'Beta'.C19]*[$'Beta'.D19]/[$'Beta'.P19]" office:value-type="float" office:value="-0.529411764705882">
            <text:p>−0.52941176470588</text:p>
          </table:table-cell>
          <table:table-cell table:style-name="ACE-0x5647a382cec8" table:formula="of:=[.E19]/[.G19]" office:value-type="float" office:value="1">
            <text:p>1</text:p>
          </table:table-cell>
          <table:table-cell table:number-columns-repeated="2" table:style-name="ACE-0x5647a3829e38"/>
          <table:table-cell table:style-name="ACE-0x5647a3829e38" office:value-type="float" office:value="0.75">
            <text:p>0.75</text:p>
          </table:table-cell>
          <table:table-cell table:style-name="ACE-0x5647a3829e38" office:value-type="float" office:value="0.10546875">
            <text:p>0.10546875</text:p>
          </table:table-cell>
          <table:table-cell table:style-name="ACE-0x5647a3829e38" office:value-type="float" office:value="0.428571428571429">
            <text:p>0.42857142857143</text:p>
          </table:table-cell>
          <table:table-cell table:style-name="ACE-0x5647a3829e38" office:value-type="float" office:value="1.28571428571429">
            <text:p>1.28571428571429</text:p>
          </table:table-cell>
          <table:table-cell table:style-name="ACE-0x5647a3829e38" office:value-type="float" office:value="-0.428571428571429">
            <text:p>−0.42857142857143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c210" table:formula="of:=[.A19]+1" office:value-type="float" office:value="18">
            <text:p>18</text:p>
          </table:table-cell>
          <table:table-cell table:style-name="ACE-0x5647a382cc78" table:formula="of:=[$'M'.N20]" office:value-type="float" office:value="0.333333333333333">
            <text:p>0.33333333333333</text:p>
          </table:table-cell>
          <table:table-cell table:style-name="ACE-0x5647a382cc78" table:formula="of:=[$'M'.N20]^3-[$'M'.N20]^4" office:value-type="float" office:value="0.0246913580246913">
            <text:p>0.02469135802469</text:p>
          </table:table-cell>
          <table:table-cell table:style-name="ACE-0x5647a382c210" table:formula="of:=(([$'M'.B20]/2-[$'M'.$N20])*([$'M'.B20]/2-[$'M'.$N20])*4)/(1-[$'M'.$N20])/[$'M'.$N20]/(1+[$'M'.O20])/2" office:value-type="float" office:value="1.14285714285714">
            <text:p>1.14285714285714</text:p>
          </table:table-cell>
          <table:table-cell table:style-name="ACE-0x5647a382cc78" table:formula="of:=(([$'M'.B20]/2-[$'M'.$N20])*([$'M'.C20]/2-[$'M'.$N20])*4)/(1-[$'M'.$N20])/[$'M'.$N20]/(1+[$'M'.O20])/2" office:value-type="float" office:value="-0.571428571428571">
            <text:p>−0.57142857142857</text:p>
          </table:table-cell>
          <table:table-cell table:style-name="ACE-0x5647a382cc78" table:formula="of:=(([$'M'.B20]/2-[$'M'.$N20])*([$'M'.D20]/2-[$'M'.$N20])*4)/(1-[$'M'.$N20])/[$'M'.$N20]/(1+[$'M'.O20])/2" office:value-type="float" office:value="1.14285714285714">
            <text:p>1.14285714285714</text:p>
          </table:table-cell>
          <table:table-cell table:style-name="ACE-0x5647a382cc78" table:formula="of:=[$'Beta'.C20]*[$'Beta'.D20]/[$'Beta'.P20]" office:value-type="float" office:value="-0.571428571428572">
            <text:p>−0.57142857142857</text:p>
          </table:table-cell>
          <table:table-cell table:style-name="ACE-0x5647a382cec8" table:formula="of:=[.E20]/[.G20]" office:value-type="float" office:value="1">
            <text:p>1</text:p>
          </table:table-cell>
          <table:table-cell table:number-columns-repeated="2" table:style-name="ACE-0x5647a382bb20"/>
          <table:table-cell table:style-name="ACE-0x5647a3829e38" office:value-type="float" office:value="0.75">
            <text:p>0.75</text:p>
          </table:table-cell>
          <table:table-cell table:style-name="ACE-0x5647a3829e38" office:value-type="float" office:value="0.10546875">
            <text:p>0.10546875</text:p>
          </table:table-cell>
          <table:table-cell table:style-name="ACE-0x5647a3829e38" office:value-type="float" office:value="0.6">
            <text:p>0.6</text:p>
          </table:table-cell>
          <table:table-cell table:style-name="ACE-0x5647a3829e38" office:value-type="float" office:value="0.6">
            <text:p>0.6</text:p>
          </table:table-cell>
          <table:table-cell table:style-name="ACE-0x5647a3829e38" office:value-type="float" office:value="-0.6">
            <text:p>−0.6</text:p>
          </table:table-cell>
          <table:table-cell table:style-name="ACE-0x5647a3829e38" office:value-type="float" office:value="0.6">
            <text:p>0.6</text:p>
          </table:table-cell>
          <table:table-cell table:style-name="ACE-0x5647a3829e38" office:value-type="float" office:value="1">
            <text:p>1</text:p>
          </table:table-cell>
          <table:table-cell table:number-columns-repeated="111" table:style-name="ACE-0x5647a382bb20"/>
        </table:table-row>
        <table:table-row table:style-name="AROW-2">
          <table:table-cell table:style-name="ACE-0x5647a382c210" table:formula="of:=[.A20]+1" office:value-type="float" office:value="19">
            <text:p>19</text:p>
          </table:table-cell>
          <table:table-cell table:style-name="ACE-0x5647a382cc78" table:formula="of:=[$'M'.N21]" office:value-type="float" office:value="0.583333333333333">
            <text:p>0.58333333333333</text:p>
          </table:table-cell>
          <table:table-cell table:style-name="ACE-0x5647a382cc78" table:formula="of:=[$'M'.N21]^3-[$'M'.N21]^4" office:value-type="float" office:value="0.0827064043209877">
            <text:p>0.08270640432099</text:p>
          </table:table-cell>
          <table:table-cell table:style-name="ACE-0x5647a382c210" table:formula="of:=(([$'M'.B21]/2-[$'M'.$N21])*([$'M'.B21]/2-[$'M'.$N21])*4)/(1-[$'M'.$N21])/[$'M'.$N21]/(1+[$'M'.O21])/2" office:value-type="float" office:value="0.0588235294117648">
            <text:p>0.05882352941176</text:p>
          </table:table-cell>
          <table:table-cell table:style-name="ACE-0x5647a382cc78" table:formula="of:=(([$'M'.B21]/2-[$'M'.$N21])*([$'M'.C21]/2-[$'M'.$N21])*4)/(1-[$'M'.$N21])/[$'M'.$N21]/(1+[$'M'.O21])/2" office:value-type="float" office:value="-0.294117647058824">
            <text:p>−0.29411764705882</text:p>
          </table:table-cell>
          <table:table-cell table:style-name="ACE-0x5647a382cc78" table:formula="of:=(([$'M'.B21]/2-[$'M'.$N21])*([$'M'.D21]/2-[$'M'.$N21])*4)/(1-[$'M'.$N21])/[$'M'.$N21]/(1+[$'M'.O21])/2" office:value-type="float" office:value="0.0588235294117648">
            <text:p>0.05882352941176</text:p>
          </table:table-cell>
          <table:table-cell table:style-name="ACE-0x5647a382cc78" table:formula="of:=[$'Beta'.C21]*[$'Beta'.D21]/[$'Beta'.P21]" office:value-type="float" office:value="-0.294117647058824">
            <text:p>−0.29411764705882</text:p>
          </table:table-cell>
          <table:table-cell table:style-name="ACE-0x5647a382cec8" table:formula="of:=[.E21]/[.G21]" office:value-type="float" office:value="1">
            <text:p>1</text:p>
          </table:table-cell>
          <table:table-cell table:number-columns-repeated="2" table:style-name="ACE-0x5647a3829e38"/>
          <table:table-cell table:style-name="ACE-0x5647a382bfc0" office:value-type="float" office:value="0.875">
            <text:p>0.875</text:p>
          </table:table-cell>
          <table:table-cell table:style-name="ACE-0x5647a382bfc0" office:value-type="float" office:value="0.083740234375">
            <text:p>0.083740234375</text:p>
          </table:table-cell>
          <table:table-cell table:style-name="ACE-0x5647a382bfc0" office:value-type="float" office:value="0.176470588235294">
            <text:p>0.17647058823529</text:p>
          </table:table-cell>
          <table:table-cell table:style-name="ACE-0x5647a382bfc0" office:value-type="float" office:value="0.176470588235294">
            <text:p>0.17647058823529</text:p>
          </table:table-cell>
          <table:table-cell table:style-name="ACE-0x5647a382bfc0" office:value-type="float" office:value="0.176470588235294">
            <text:p>0.17647058823529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a9c8" table:formula="of:=[.A21]+1" office:value-type="float" office:value="20">
            <text:p>20</text:p>
          </table:table-cell>
          <table:table-cell table:style-name="ACE-0x5647a382cc78" table:formula="of:=[$'M'.N22]" office:value-type="float" office:value="0">
            <text:p>0</text:p>
          </table:table-cell>
          <table:table-cell table:style-name="ACE-0x5647a382cc78" table:formula="of:=[$'M'.N22]^3-[$'M'.N22]^4" office:value-type="float" office:value="0">
            <text:p>0</text:p>
          </table:table-cell>
          <table:table-cell table:style-name="ACE-0x5647a382c210" table:formula="of:=(([$'M'.B22]/2-[$'M'.$N22])*([$'M'.B22]/2-[$'M'.$N22])*4)/(1-[$'M'.$N22])/[$'M'.$N22]/(1+[$'M'.O22])/2" office:value-type="string" office:string-value="#DIV/0!">
            <text:p>#DIV/0!</text:p>
          </table:table-cell>
          <table:table-cell table:style-name="ACE-0x5647a382cc78" table:formula="of:=(([$'M'.B22]/2-[$'M'.$N22])*([$'M'.C22]/2-[$'M'.$N22])*4)/(1-[$'M'.$N22])/[$'M'.$N22]/(1+[$'M'.O22])/2" office:value-type="string" office:string-value="#DIV/0!">
            <text:p>#DIV/0!</text:p>
          </table:table-cell>
          <table:table-cell table:style-name="ACE-0x5647a382cc78" table:formula="of:=(([$'M'.B22]/2-[$'M'.$N22])*([$'M'.D22]/2-[$'M'.$N22])*4)/(1-[$'M'.$N22])/[$'M'.$N22]/(1+[$'M'.O22])/2" office:value-type="string" office:string-value="#DIV/0!">
            <text:p>#DIV/0!</text:p>
          </table:table-cell>
          <table:table-cell table:style-name="ACE-0x5647a382cc78" table:formula="of:=[$'Beta'.C22]*[$'Beta'.D22]/[$'Beta'.P22]" office:value-type="string" office:string-value="#DIV/0!">
            <text:p>#DIV/0!</text:p>
          </table:table-cell>
          <table:table-cell table:style-name="ACE-0x5647a382cec8" table:formula="of:=[.E22]/[.G22]" office:value-type="string" office:string-value="#DIV/0!">
            <text:p>#DIV/0!</text:p>
          </table:table-cell>
          <table:table-cell table:number-columns-repeated="2" table:style-name="ACE-0x5647a3829e38"/>
          <table:table-cell table:style-name="ACE-0x5647a3829e38" office:value-type="float" office:value="0.875">
            <text:p>0.875</text:p>
          </table:table-cell>
          <table:table-cell table:style-name="ACE-0x5647a3829e38" office:value-type="float" office:value="0.083740234375">
            <text:p>0.083740234375</text:p>
          </table:table-cell>
          <table:table-cell table:style-name="ACE-0x5647a3829e38" office:value-type="float" office:value="0.333333333333333">
            <text:p>0.33333333333333</text:p>
          </table:table-cell>
          <table:table-cell table:style-name="ACE-0x5647a3829e38" office:value-type="float" office:value="0.333333333333333">
            <text:p>0.33333333333333</text:p>
          </table:table-cell>
          <table:table-cell table:style-name="ACE-0x5647a3829e38" office:value-type="float" office:value="-1">
            <text:p>−1</text:p>
          </table:table-cell>
          <table:table-cell table:style-name="ACE-0x5647a3829e38" office:value-type="float" office:value="0.333333333333333">
            <text:p>0.33333333333333</text:p>
          </table:table-cell>
          <table:table-cell table:style-name="ACE-0x5647a3829e38" office:value-type="float" office:value="1">
            <text:p>1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af90" table:formula="of:=[.A22]+1" office:value-type="float" office:value="21">
            <text:p>21</text:p>
          </table:table-cell>
          <table:table-cell table:style-name="ACE-0x5647a382cc78" table:formula="of:=[$'M'.N23]" office:value-type="float" office:value="0.75">
            <text:p>0.75</text:p>
          </table:table-cell>
          <table:table-cell table:style-name="ACE-0x5647a382cc78" table:formula="of:=[$'M'.N23]^3-[$'M'.N23]^4" office:value-type="float" office:value="0.10546875">
            <text:p>0.10546875</text:p>
          </table:table-cell>
          <table:table-cell table:style-name="ACE-0x5647a382c210" table:formula="of:=(([$'M'.B23]/2-[$'M'.$N23])*([$'M'.B23]/2-[$'M'.$N23])*4)/(1-[$'M'.$N23])/[$'M'.$N23]/(1+[$'M'.O23])/2" office:value-type="float" office:value="0.6">
            <text:p>0.6</text:p>
          </table:table-cell>
          <table:table-cell table:style-name="ACE-0x5647a382cc78" table:formula="of:=(([$'M'.B23]/2-[$'M'.$N23])*([$'M'.C23]/2-[$'M'.$N23])*4)/(1-[$'M'.$N23])/[$'M'.$N23]/(1+[$'M'.O23])/2" office:value-type="float" office:value="0.6">
            <text:p>0.6</text:p>
          </table:table-cell>
          <table:table-cell table:style-name="ACE-0x5647a382cc78" table:formula="of:=(([$'M'.B23]/2-[$'M'.$N23])*([$'M'.D23]/2-[$'M'.$N23])*4)/(1-[$'M'.$N23])/[$'M'.$N23]/(1+[$'M'.O23])/2" office:value-type="float" office:value="-0.6">
            <text:p>−0.6</text:p>
          </table:table-cell>
          <table:table-cell table:style-name="ACE-0x5647a382cc78" table:formula="of:=[$'Beta'.C23]*[$'Beta'.D23]/[$'Beta'.P23]" office:value-type="float" office:value="0.6">
            <text:p>0.6</text:p>
          </table:table-cell>
          <table:table-cell table:style-name="ACE-0x5647a382cec8" table:formula="of:=[.E23]/[.G23]" office:value-type="float" office:value="1">
            <text:p>1</text:p>
          </table:table-cell>
          <table:table-cell table:number-columns-repeated="2" table:style-name="ACE-0x5647a382bfc0"/>
          <table:table-cell table:style-name="ACE-0x5647a3829e38" office:value-type="float" office:value="0.916666666666667">
            <text:p>0.91666666666667</text:p>
          </table:table-cell>
          <table:table-cell table:style-name="ACE-0x5647a3829e38" office:value-type="float" office:value="0.0641878858024691">
            <text:p>0.06418788580247</text:p>
          </table:table-cell>
          <table:table-cell table:style-name="ACE-0x5647a3829e38" office:value-type="float" office:value="0.2">
            <text:p>0.2</text:p>
          </table:table-cell>
          <table:table-cell table:style-name="ACE-0x5647a3829e38" office:value-type="float" office:value="0.2">
            <text:p>0.2</text:p>
          </table:table-cell>
          <table:table-cell table:style-name="ACE-0x5647a3829e38" office:value-type="float" office:value="0.2">
            <text:p>0.2</text:p>
          </table:table-cell>
          <table:table-cell table:style-name="ACE-0x5647a3829e38" office:value-type="float" office:value="0.2">
            <text:p>0.2</text:p>
          </table:table-cell>
          <table:table-cell table:style-name="ACE-0x5647a3829e38" office:value-type="float" office:value="0.999999999999998">
            <text:p>1</text:p>
          </table:table-cell>
          <table:table-cell table:number-columns-repeated="111" table:style-name="ACE-0x5647a382bfc0"/>
        </table:table-row>
        <table:table-row table:style-name="AROW-2">
          <table:table-cell table:style-name="ACE-0x5647a382c210" table:formula="of:=[.A23]+1" office:value-type="float" office:value="22">
            <text:p>22</text:p>
          </table:table-cell>
          <table:table-cell table:style-name="ACE-0x5647a382cc78" table:formula="of:=[$'M'.N24]" office:value-type="float" office:value="1">
            <text:p>1</text:p>
          </table:table-cell>
          <table:table-cell table:style-name="ACE-0x5647a382cc78" table:formula="of:=[$'M'.N24]^3-[$'M'.N24]^4" office:value-type="float" office:value="0">
            <text:p>0</text:p>
          </table:table-cell>
          <table:table-cell table:style-name="ACE-0x5647a382c210" table:formula="of:=(([$'M'.B24]/2-[$'M'.$N24])*([$'M'.B24]/2-[$'M'.$N24])*4)/(1-[$'M'.$N24])/[$'M'.$N24]/(1+[$'M'.O24])/2" office:value-type="string" office:string-value="#DIV/0!">
            <text:p>#DIV/0!</text:p>
          </table:table-cell>
          <table:table-cell table:style-name="ACE-0x5647a382cc78" table:formula="of:=(([$'M'.B24]/2-[$'M'.$N24])*([$'M'.C24]/2-[$'M'.$N24])*4)/(1-[$'M'.$N24])/[$'M'.$N24]/(1+[$'M'.O24])/2" office:value-type="string" office:string-value="#DIV/0!">
            <text:p>#DIV/0!</text:p>
          </table:table-cell>
          <table:table-cell table:style-name="ACE-0x5647a382cc78" table:formula="of:=(([$'M'.B24]/2-[$'M'.$N24])*([$'M'.D24]/2-[$'M'.$N24])*4)/(1-[$'M'.$N24])/[$'M'.$N24]/(1+[$'M'.O24])/2" office:value-type="string" office:string-value="#DIV/0!">
            <text:p>#DIV/0!</text:p>
          </table:table-cell>
          <table:table-cell table:style-name="ACE-0x5647a382cc78" table:formula="of:=[$'Beta'.C24]*[$'Beta'.D24]/[$'Beta'.P24]" office:value-type="string" office:string-value="#DIV/0!">
            <text:p>#DIV/0!</text:p>
          </table:table-cell>
          <table:table-cell table:style-name="ACE-0x5647a382cec8" table:formula="of:=[.E24]/[.G24]" office:value-type="string" office:string-value="#DIV/0!">
            <text:p>#DIV/0!</text:p>
          </table:table-cell>
          <table:table-cell table:number-columns-repeated="2" table:style-name="ACE-0x5647a3829e38"/>
          <table:table-cell table:style-name="ACE-0x5647a3829e38" office:value-type="float" office:value="0.916666666666667">
            <text:p>0.91666666666667</text:p>
          </table:table-cell>
          <table:table-cell table:style-name="ACE-0x5647a3829e38" office:value-type="float" office:value="0.0641878858024691">
            <text:p>0.06418788580247</text:p>
          </table:table-cell>
          <table:table-cell table:style-name="ACE-0x5647a3829e38" office:value-type="float" office:value="0.2">
            <text:p>0.2</text:p>
          </table:table-cell>
          <table:table-cell table:style-name="ACE-0x5647a3829e38" office:value-type="float" office:value="0.2">
            <text:p>0.2</text:p>
          </table:table-cell>
          <table:table-cell table:style-name="ACE-0x5647a3829e38" office:value-type="float" office:value="0.2">
            <text:p>0.2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c210" table:formula="of:=[.A24]+1" office:value-type="float" office:value="23">
            <text:p>23</text:p>
          </table:table-cell>
          <table:table-cell table:style-name="ACE-0x5647a382cc78" table:formula="of:=[$'M'.N25]" office:value-type="float" office:value="0.625">
            <text:p>0.625</text:p>
          </table:table-cell>
          <table:table-cell table:style-name="ACE-0x5647a382cc78" table:formula="of:=[$'M'.N25]^3-[$'M'.N25]^4" office:value-type="float" office:value="0.091552734375">
            <text:p>0.091552734375</text:p>
          </table:table-cell>
          <table:table-cell table:style-name="ACE-0x5647a382c210" table:formula="of:=(([$'M'.B25]/2-[$'M'.$N25])*([$'M'.B25]/2-[$'M'.$N25])*4)/(1-[$'M'.$N25])/[$'M'.$N25]/(1+[$'M'.O25])/2" office:value-type="float" office:value="0.333333333333333">
            <text:p>0.33333333333333</text:p>
          </table:table-cell>
          <table:table-cell table:style-name="ACE-0x5647a382cc78" table:formula="of:=(([$'M'.B25]/2-[$'M'.$N25])*([$'M'.C25]/2-[$'M'.$N25])*4)/(1-[$'M'.$N25])/[$'M'.$N25]/(1+[$'M'.O25])/2" office:value-type="float" office:value="-1">
            <text:p>−1</text:p>
          </table:table-cell>
          <table:table-cell table:style-name="ACE-0x5647a382cc78" table:formula="of:=(([$'M'.B25]/2-[$'M'.$N25])*([$'M'.D25]/2-[$'M'.$N25])*4)/(1-[$'M'.$N25])/[$'M'.$N25]/(1+[$'M'.O25])/2" office:value-type="float" office:value="0.333333333333333">
            <text:p>0.33333333333333</text:p>
          </table:table-cell>
          <table:table-cell table:style-name="ACE-0x5647a382cc78" table:formula="of:=[$'Beta'.C25]*[$'Beta'.D25]/[$'Beta'.P25]" office:value-type="float" office:value="-1">
            <text:p>−1</text:p>
          </table:table-cell>
          <table:table-cell table:style-name="ACE-0x5647a382cec8" table:formula="of:=[.E25]/[.G25]" office:value-type="float" office:value="1">
            <text:p>1</text:p>
          </table:table-cell>
          <table:table-cell table:number-columns-repeated="2" table:style-name="ACE-0x5647a3829e38"/>
          <table:table-cell table:style-name="ACE-0x5647a382bfc0" office:value-type="float" office:value="1">
            <text:p>1</text:p>
          </table:table-cell>
          <table:table-cell table:style-name="ACE-0x5647a382bfc0" office:value-type="float" office:value="0">
            <text:p>0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c210" table:formula="of:=[.A25]+1" office:value-type="float" office:value="24">
            <text:p>24</text:p>
          </table:table-cell>
          <table:table-cell table:style-name="ACE-0x5647a382cc78" table:formula="of:=[$'M'.N26]" office:value-type="float" office:value="0.125">
            <text:p>0.125</text:p>
          </table:table-cell>
          <table:table-cell table:style-name="ACE-0x5647a382cc78" table:formula="of:=[$'M'.N26]^3-[$'M'.N26]^4" office:value-type="float" office:value="0.001708984375">
            <text:p>0.001708984375</text:p>
          </table:table-cell>
          <table:table-cell table:style-name="ACE-0x5647a382c210" table:formula="of:=(([$'M'.B26]/2-[$'M'.$N26])*([$'M'.B26]/2-[$'M'.$N26])*4)/(1-[$'M'.$N26])/[$'M'.$N26]/(1+[$'M'.O26])/2" office:value-type="float" office:value="0.333333333333333">
            <text:p>0.33333333333333</text:p>
          </table:table-cell>
          <table:table-cell table:style-name="ACE-0x5647a382cc78" table:formula="of:=(([$'M'.B26]/2-[$'M'.$N26])*([$'M'.C26]/2-[$'M'.$N26])*4)/(1-[$'M'.$N26])/[$'M'.$N26]/(1+[$'M'.O26])/2" office:value-type="float" office:value="-1">
            <text:p>−1</text:p>
          </table:table-cell>
          <table:table-cell table:style-name="ACE-0x5647a382cc78" table:formula="of:=(([$'M'.B26]/2-[$'M'.$N26])*([$'M'.D26]/2-[$'M'.$N26])*4)/(1-[$'M'.$N26])/[$'M'.$N26]/(1+[$'M'.O26])/2" office:value-type="float" office:value="0.333333333333333">
            <text:p>0.33333333333333</text:p>
          </table:table-cell>
          <table:table-cell table:style-name="ACE-0x5647a382cc78" table:formula="of:=[$'Beta'.C26]*[$'Beta'.D26]/[$'Beta'.P26]" office:value-type="float" office:value="-1">
            <text:p>−1</text:p>
          </table:table-cell>
          <table:table-cell table:style-name="ACE-0x5647a382cec8" table:formula="of:=[.E26]/[.G26]" office:value-type="float" office:value="1">
            <text:p>1</text:p>
          </table:table-cell>
          <table:table-cell table:number-columns-repeated="2" table:style-name="ACE-0x5647a3829e38"/>
          <table:table-cell table:style-name="ACE-0x5647a382cec8" office:value-type="float" office:value="1">
            <text:p>1</text:p>
          </table:table-cell>
          <table:table-cell table:style-name="ACE-0x5647a382cec8" office:value-type="float" office:value="0">
            <text:p>0</text:p>
          </table:table-cell>
          <table:table-cell table:style-name="ACE-0x5647a382cec8" table:formula="of:=#DIV/0!" office:value-type="string" office:string-value="#DIV/0!">
            <text:p>#DIV/0!</text:p>
          </table:table-cell>
          <table:table-cell table:style-name="ACE-0x5647a382cec8" table:formula="of:=#DIV/0!" office:value-type="string" office:string-value="#DIV/0!">
            <text:p>#DIV/0!</text:p>
          </table:table-cell>
          <table:table-cell table:style-name="ACE-0x5647a382cec8" table:formula="of:=#DIV/0!" office:value-type="string" office:string-value="#DIV/0!">
            <text:p>#DIV/0!</text:p>
          </table:table-cell>
          <table:table-cell table:style-name="ACE-0x5647a382cec8" table:formula="of:=#DIV/0!" office:value-type="string" office:string-value="#DIV/0!">
            <text:p>#DIV/0!</text:p>
          </table:table-cell>
          <table:table-cell table:style-name="ACE-0x5647a382cec8" table:formula="of:=#DIV/0!" office:value-type="string" office:string-value="#DIV/0!">
            <text:p>#DIV/0!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af90" table:formula="of:=[.A26]+1" office:value-type="float" office:value="25">
            <text:p>25</text:p>
          </table:table-cell>
          <table:table-cell table:style-name="ACE-0x5647a382cc78" table:formula="of:=[$'M'.N27]" office:value-type="float" office:value="0.5">
            <text:p>0.5</text:p>
          </table:table-cell>
          <table:table-cell table:style-name="ACE-0x5647a382cc78" table:formula="of:=[$'M'.N27]^3-[$'M'.N27]^4" office:value-type="float" office:value="0.0625">
            <text:p>0.0625</text:p>
          </table:table-cell>
          <table:table-cell table:style-name="ACE-0x5647a382c210" table:formula="of:=(([$'M'.B27]/2-[$'M'.$N27])*([$'M'.B27]/2-[$'M'.$N27])*4)/(1-[$'M'.$N27])/[$'M'.$N27]/(1+[$'M'.O27])/2" office:value-type="float" office:value="0">
            <text:p>0</text:p>
          </table:table-cell>
          <table:table-cell table:style-name="ACE-0x5647a382cc78" table:formula="of:=(([$'M'.B27]/2-[$'M'.$N27])*([$'M'.C27]/2-[$'M'.$N27])*4)/(1-[$'M'.$N27])/[$'M'.$N27]/(1+[$'M'.O27])/2" office:value-type="float" office:value="0">
            <text:p>0</text:p>
          </table:table-cell>
          <table:table-cell table:style-name="ACE-0x5647a382cc78" table:formula="of:=(([$'M'.B27]/2-[$'M'.$N27])*([$'M'.D27]/2-[$'M'.$N27])*4)/(1-[$'M'.$N27])/[$'M'.$N27]/(1+[$'M'.O27])/2" office:value-type="float" office:value="0">
            <text:p>0</text:p>
          </table:table-cell>
          <table:table-cell table:style-name="ACE-0x5647a382cc78" table:formula="of:=[$'Beta'.C27]*[$'Beta'.D27]/[$'Beta'.P27]" office:value-type="float" office:value="0">
            <text:p>0</text:p>
          </table:table-cell>
          <table:table-cell table:style-name="ACE-0x5647a382cec8" table:formula="of:=[.E27]/[.G27]" office:value-type="string" office:string-value="#DIV/0!">
            <text:p>#DIV/0!</text:p>
          </table:table-cell>
          <table:table-cell table:number-columns-repeated="2" table:style-name="ACE-0x5647a382bfc0"/>
          <table:table-cell table:style-name="ACE-0x5647a382bfc0" office:value-type="float" office:value="1">
            <text:p>1</text:p>
          </table:table-cell>
          <table:table-cell table:style-name="ACE-0x5647a382bfc0" office:value-type="float" office:value="0">
            <text:p>0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number-columns-repeated="111" table:style-name="ACE-0x5647a382bfc0"/>
        </table:table-row>
        <table:table-row table:style-name="AROW-2">
          <table:table-cell table:style-name="ACE-0x5647a382cc78" table:formula="of:=[.A27]+1" office:value-type="float" office:value="26">
            <text:p>26</text:p>
          </table:table-cell>
          <table:table-cell table:style-name="ACE-0x5647a382cc78" table:formula="of:=[$'M'.N28]" office:value-type="float" office:value="0.541666666666667">
            <text:p>0.54166666666667</text:p>
          </table:table-cell>
          <table:table-cell table:style-name="ACE-0x5647a382cc78" table:formula="of:=[$'M'.N28]^3-[$'M'.N28]^4" office:value-type="float" office:value="0.0728413146219136">
            <text:p>0.07284131462191</text:p>
          </table:table-cell>
          <table:table-cell table:style-name="ACE-0x5647a382c210" table:formula="of:=(([$'M'.B28]/2-[$'M'.$N28])*([$'M'.B28]/2-[$'M'.$N28])*4)/(1-[$'M'.$N28])/[$'M'.$N28]/(1+[$'M'.O28])/2" office:value-type="float" office:value="1.4578313253012">
            <text:p>1.4578313253012</text:p>
          </table:table-cell>
          <table:table-cell table:style-name="ACE-0x5647a382cc78" table:formula="of:=(([$'M'.B28]/2-[$'M'.$N28])*([$'M'.C28]/2-[$'M'.$N28])*4)/(1-[$'M'.$N28])/[$'M'.$N28]/(1+[$'M'.O28])/2" office:value-type="float" office:value="-1.72289156626506">
            <text:p>−1.72289156626506</text:p>
          </table:table-cell>
          <table:table-cell table:style-name="ACE-0x5647a382cc78" table:formula="of:=(([$'M'.B28]/2-[$'M'.$N28])*([$'M'.D28]/2-[$'M'.$N28])*4)/(1-[$'M'.$N28])/[$'M'.$N28]/(1+[$'M'.O28])/2" office:value-type="float" office:value="-0.132530120481928">
            <text:p>−0.13253012048193</text:p>
          </table:table-cell>
          <table:table-cell table:style-name="ACE-0x5647a382cc78" table:formula="of:=[$'Beta'.C28]*[$'Beta'.D28]/[$'Beta'.P28]" office:value-type="float" office:value="-1.72289156626506">
            <text:p>−1.72289156626506</text:p>
          </table:table-cell>
          <table:table-cell table:style-name="ACE-0x5647a382cec8" table:formula="of:=[.E28]/[.G28]" office:value-type="float" office:value="1">
            <text:p>1</text:p>
          </table:table-cell>
          <table:table-cell table:number-columns-repeated="2" table:style-name="ACE-0x5647a382cec8"/>
          <table:table-cell table:style-name="ACE-0x5647a382bfc0" office:value-type="float" office:value="1">
            <text:p>1</text:p>
          </table:table-cell>
          <table:table-cell table:style-name="ACE-0x5647a382bfc0" office:value-type="float" office:value="0">
            <text:p>0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number-columns-repeated="111" table:style-name="ACE-0x5647a382cec8"/>
        </table:table-row>
        <table:table-row table:style-name="AROW-2">
          <table:table-cell table:style-name="ACE-0x5647a382af90" table:formula="of:=[.A28]+1" office:value-type="float" office:value="27">
            <text:p>27</text:p>
          </table:table-cell>
          <table:table-cell table:style-name="ACE-0x5647a382cc78" table:formula="of:=[$'M'.N29]" office:value-type="float" office:value="0.291666666666667">
            <text:p>0.29166666666667</text:p>
          </table:table-cell>
          <table:table-cell table:style-name="ACE-0x5647a382cc78" table:formula="of:=[$'M'.N29]^3-[$'M'.N29]^4" office:value-type="float" office:value="0.0175751109182099">
            <text:p>0.01757511091821</text:p>
          </table:table-cell>
          <table:table-cell table:style-name="ACE-0x5647a382c210" table:formula="of:=(([$'M'.B29]/2-[$'M'.$N29])*([$'M'.B29]/2-[$'M'.$N29])*4)/(1-[$'M'.$N29])/[$'M'.$N29]/(1+[$'M'.O29])/2" office:value-type="float" office:value="3.48192771084337">
            <text:p>3.48192771084337</text:p>
          </table:table-cell>
          <table:table-cell table:style-name="ACE-0x5647a382cc78" table:formula="of:=(([$'M'.B29]/2-[$'M'.$N29])*([$'M'.C29]/2-[$'M'.$N29])*4)/(1-[$'M'.$N29])/[$'M'.$N29]/(1+[$'M'.O29])/2" office:value-type="float" office:value="-1.43373493975904">
            <text:p>−1.43373493975904</text:p>
          </table:table-cell>
          <table:table-cell table:style-name="ACE-0x5647a382cc78" table:formula="of:=(([$'M'.B29]/2-[$'M'.$N29])*([$'M'.D29]/2-[$'M'.$N29])*4)/(1-[$'M'.$N29])/[$'M'.$N29]/(1+[$'M'.O29])/2" office:value-type="float" office:value="1.02409638554217">
            <text:p>1.02409638554217</text:p>
          </table:table-cell>
          <table:table-cell table:style-name="ACE-0x5647a382cc78" table:formula="of:=[$'Beta'.C29]*[$'Beta'.D29]/[$'Beta'.P29]" office:value-type="float" office:value="-1.43373493975904">
            <text:p>−1.43373493975904</text:p>
          </table:table-cell>
          <table:table-cell table:style-name="ACE-0x5647a382cec8" table:formula="of:=[.E29]/[.G29]" office:value-type="float" office:value="1">
            <text:p>1</text:p>
          </table:table-cell>
          <table:table-cell table:number-columns-repeated="2" table:style-name="ACE-0x5647a382bfc0"/>
          <table:table-cell table:style-name="ACE-0x5647a3829e38" office:value-type="float" office:value="1">
            <text:p>1</text:p>
          </table:table-cell>
          <table:table-cell table:style-name="ACE-0x5647a3829e38" office:value-type="float" office:value="0">
            <text:p>0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number-columns-repeated="111" table:style-name="ACE-0x5647a382bfc0"/>
        </table:table-row>
        <table:table-row table:style-name="AROW-2">
          <table:table-cell table:style-name="ACE-0x5647a382af90" table:formula="of:=[.A29]+1" office:value-type="float" office:value="28">
            <text:p>28</text:p>
          </table:table-cell>
          <table:table-cell table:style-name="ACE-0x5647a382cc78" table:formula="of:=[$'M'.N30]" office:value-type="float" office:value="0.625">
            <text:p>0.625</text:p>
          </table:table-cell>
          <table:table-cell table:style-name="ACE-0x5647a382cc78" table:formula="of:=[$'M'.N30]^3-[$'M'.N30]^4" office:value-type="float" office:value="0.091552734375">
            <text:p>0.091552734375</text:p>
          </table:table-cell>
          <table:table-cell table:style-name="ACE-0x5647a382c210" table:formula="of:=(([$'M'.B30]/2-[$'M'.$N30])*([$'M'.B30]/2-[$'M'.$N30])*4)/(1-[$'M'.$N30])/[$'M'.$N30]/(1+[$'M'.O30])/2" office:value-type="float" office:value="0.176470588235294">
            <text:p>0.17647058823529</text:p>
          </table:table-cell>
          <table:table-cell table:style-name="ACE-0x5647a382cc78" table:formula="of:=(([$'M'.B30]/2-[$'M'.$N30])*([$'M'.C30]/2-[$'M'.$N30])*4)/(1-[$'M'.$N30])/[$'M'.$N30]/(1+[$'M'.O30])/2" office:value-type="float" office:value="-0.529411764705882">
            <text:p>−0.52941176470588</text:p>
          </table:table-cell>
          <table:table-cell table:style-name="ACE-0x5647a382cc78" table:formula="of:=(([$'M'.B30]/2-[$'M'.$N30])*([$'M'.D30]/2-[$'M'.$N30])*4)/(1-[$'M'.$N30])/[$'M'.$N30]/(1+[$'M'.O30])/2" office:value-type="float" office:value="0.176470588235294">
            <text:p>0.17647058823529</text:p>
          </table:table-cell>
          <table:table-cell table:style-name="ACE-0x5647a382cc78" table:formula="of:=[$'Beta'.C30]*[$'Beta'.D30]/[$'Beta'.P30]" office:value-type="float" office:value="-0.529411764705882">
            <text:p>−0.52941176470588</text:p>
          </table:table-cell>
          <table:table-cell table:style-name="ACE-0x5647a382cec8" table:formula="of:=[.E30]/[.G30]" office:value-type="float" office:value="1">
            <text:p>1</text:p>
          </table:table-cell>
          <table:table-cell table:number-columns-repeated="2" table:style-name="ACE-0x5647a382bfc0"/>
          <table:table-cell table:style-name="ACE-0x5647a382bfc0" office:value-type="float" office:value="1">
            <text:p>1</text:p>
          </table:table-cell>
          <table:table-cell table:style-name="ACE-0x5647a382bfc0" office:value-type="float" office:value="0">
            <text:p>0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style-name="ACE-0x5647a382bfc0" table:formula="of:=#DIV/0!" office:value-type="string" office:string-value="#DIV/0!">
            <text:p>#DIV/0!</text:p>
          </table:table-cell>
          <table:table-cell table:number-columns-repeated="111" table:style-name="ACE-0x5647a382bfc0"/>
        </table:table-row>
        <table:table-row table:style-name="AROW-2">
          <table:table-cell table:style-name="ACE-0x5647a382c210" table:formula="of:=[.A30]+1" office:value-type="float" office:value="29">
            <text:p>29</text:p>
          </table:table-cell>
          <table:table-cell table:style-name="ACE-0x5647a382cc78" table:formula="of:=[$'M'.N31]" office:value-type="float" office:value="0.916666666666667">
            <text:p>0.91666666666667</text:p>
          </table:table-cell>
          <table:table-cell table:style-name="ACE-0x5647a382cc78" table:formula="of:=[$'M'.N31]^3-[$'M'.N31]^4" office:value-type="float" office:value="0.0641878858024691">
            <text:p>0.06418788580247</text:p>
          </table:table-cell>
          <table:table-cell table:style-name="ACE-0x5647a382c210" table:formula="of:=(([$'M'.B31]/2-[$'M'.$N31])*([$'M'.B31]/2-[$'M'.$N31])*4)/(1-[$'M'.$N31])/[$'M'.$N31]/(1+[$'M'.O31])/2" office:value-type="float" office:value="0.2">
            <text:p>0.2</text:p>
          </table:table-cell>
          <table:table-cell table:style-name="ACE-0x5647a382cc78" table:formula="of:=(([$'M'.B31]/2-[$'M'.$N31])*([$'M'.C31]/2-[$'M'.$N31])*4)/(1-[$'M'.$N31])/[$'M'.$N31]/(1+[$'M'.O31])/2" office:value-type="float" office:value="0.2">
            <text:p>0.2</text:p>
          </table:table-cell>
          <table:table-cell table:style-name="ACE-0x5647a382cc78" table:formula="of:=(([$'M'.B31]/2-[$'M'.$N31])*([$'M'.D31]/2-[$'M'.$N31])*4)/(1-[$'M'.$N31])/[$'M'.$N31]/(1+[$'M'.O31])/2" office:value-type="float" office:value="0.2">
            <text:p>0.2</text:p>
          </table:table-cell>
          <table:table-cell table:style-name="ACE-0x5647a382cc78" table:formula="of:=[$'Beta'.C31]*[$'Beta'.D31]/[$'Beta'.P31]" office:value-type="float" office:value="0.2">
            <text:p>0.2</text:p>
          </table:table-cell>
          <table:table-cell table:style-name="ACE-0x5647a382cec8" table:formula="of:=[.E31]/[.G31]" office:value-type="float" office:value="0.999999999999998">
            <text:p>1</text:p>
          </table:table-cell>
          <table:table-cell table:number-columns-repeated="2" table:style-name="ACE-0x5647a3829e38"/>
          <table:table-cell table:style-name="ACE-0x5647a3829e38" office:value-type="float" office:value="1">
            <text:p>1</text:p>
          </table:table-cell>
          <table:table-cell table:style-name="ACE-0x5647a3829e38" office:value-type="float" office:value="0">
            <text:p>0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style-name="ACE-0x5647a3829e38" table:formula="of:=#DIV/0!" office:value-type="string" office:string-value="#DIV/0!">
            <text:p>#DIV/0!</text:p>
          </table:table-cell>
          <table:table-cell table:number-columns-repeated="111" table:style-name="ACE-0x5647a3829e38"/>
        </table:table-row>
        <table:table-row table:style-name="AROW-2">
          <table:table-cell table:style-name="ACE-0x5647a382af90" table:formula="of:=[.A31]+1" office:value-type="float" office:value="30">
            <text:p>30</text:p>
          </table:table-cell>
          <table:table-cell table:style-name="ACE-0x5647a382cc78" table:formula="of:=[$'M'.N32]" office:value-type="float" office:value="1">
            <text:p>1</text:p>
          </table:table-cell>
          <table:table-cell table:style-name="ACE-0x5647a382cc78" table:formula="of:=[$'M'.N32]^3-[$'M'.N32]^4" office:value-type="float" office:value="0">
            <text:p>0</text:p>
          </table:table-cell>
          <table:table-cell table:style-name="ACE-0x5647a382c210" table:formula="of:=(([$'M'.B32]/2-[$'M'.$N32])*([$'M'.B32]/2-[$'M'.$N32])*4)/(1-[$'M'.$N32])/[$'M'.$N32]/(1+[$'M'.O32])/2" office:value-type="string" office:string-value="#DIV/0!">
            <text:p>#DIV/0!</text:p>
          </table:table-cell>
          <table:table-cell table:style-name="ACE-0x5647a382cc78" table:formula="of:=(([$'M'.B32]/2-[$'M'.$N32])*([$'M'.C32]/2-[$'M'.$N32])*4)/(1-[$'M'.$N32])/[$'M'.$N32]/(1+[$'M'.O32])/2" office:value-type="string" office:string-value="#DIV/0!">
            <text:p>#DIV/0!</text:p>
          </table:table-cell>
          <table:table-cell table:style-name="ACE-0x5647a382cc78" table:formula="of:=(([$'M'.B32]/2-[$'M'.$N32])*([$'M'.D32]/2-[$'M'.$N32])*4)/(1-[$'M'.$N32])/[$'M'.$N32]/(1+[$'M'.O32])/2" office:value-type="string" office:string-value="#DIV/0!">
            <text:p>#DIV/0!</text:p>
          </table:table-cell>
          <table:table-cell table:style-name="ACE-0x5647a382cc78" table:formula="of:=[$'Beta'.C32]*[$'Beta'.D32]/[$'Beta'.P32]" office:value-type="string" office:string-value="#DIV/0!">
            <text:p>#DIV/0!</text:p>
          </table:table-cell>
          <table:table-cell table:style-name="ACE-0x5647a382cec8" table:formula="of:=[.E32]/[.G32]" office:value-type="string" office:string-value="#DIV/0!">
            <text:p>#DIV/0!</text:p>
          </table:table-cell>
          <table:table-cell table:number-columns-repeated="2" table:style-name="ACE-0x5647a382bfc0"/>
          <table:table-cell table:number-columns-repeated="7" table:style-name="ACE-0x5647a3829e38"/>
          <table:table-cell table:number-columns-repeated="111" table:style-name="ACE-0x5647a382bfc0"/>
        </table:table-row>
        <table:table-row table:style-name="AROW-2">
          <table:table-cell table:style-name="ACE-0x5647a382af90" table:formula="of:=[.A32]+1" office:value-type="float" office:value="31">
            <text:p>31</text:p>
          </table:table-cell>
          <table:table-cell table:style-name="ACE-0x5647a382cc78" table:formula="of:=[$'M'.N33]" office:value-type="float" office:value="0.458333333333333">
            <text:p>0.45833333333333</text:p>
          </table:table-cell>
          <table:table-cell table:style-name="ACE-0x5647a382cc78" table:formula="of:=[$'M'.N33]^3-[$'M'.N33]^4" office:value-type="float" office:value="0.0521526572145062">
            <text:p>0.05215265721451</text:p>
          </table:table-cell>
          <table:table-cell table:style-name="ACE-0x5647a382c210" table:formula="of:=(([$'M'.B33]/2-[$'M'.$N33])*([$'M'.B33]/2-[$'M'.$N33])*4)/(1-[$'M'.$N33])/[$'M'.$N33]/(1+[$'M'.O33])/2" office:value-type="float" office:value="0.0169491525423729">
            <text:p>0.01694915254237</text:p>
          </table:table-cell>
          <table:table-cell table:style-name="ACE-0x5647a382cc78" table:formula="of:=(([$'M'.B33]/2-[$'M'.$N33])*([$'M'.C33]/2-[$'M'.$N33])*4)/(1-[$'M'.$N33])/[$'M'.$N33]/(1+[$'M'.O33])/2" office:value-type="float" office:value="0.220338983050848">
            <text:p>0.22033898305085</text:p>
          </table:table-cell>
          <table:table-cell table:style-name="ACE-0x5647a382cc78" table:formula="of:=(([$'M'.B33]/2-[$'M'.$N33])*([$'M'.D33]/2-[$'M'.$N33])*4)/(1-[$'M'.$N33])/[$'M'.$N33]/(1+[$'M'.O33])/2" office:value-type="float" office:value="-0.186440677966102">
            <text:p>−0.1864406779661</text:p>
          </table:table-cell>
          <table:table-cell table:style-name="ACE-0x5647a382cc78" table:formula="of:=[$'Beta'.C33]*[$'Beta'.D33]/[$'Beta'.P33]" office:value-type="float" office:value="0.220338983050848">
            <text:p>0.22033898305085</text:p>
          </table:table-cell>
          <table:table-cell table:style-name="ACE-0x5647a382cec8" table:formula="of:=[.E33]/[.G33]" office:value-type="float" office:value="1">
            <text:p>1</text:p>
          </table:table-cell>
          <table:table-cell table:number-columns-repeated="120" table:style-name="ACE-0x5647a3829e38"/>
        </table:table-row>
        <table:table-row table:style-name="AROW-2" table:number-rows-repeated="2">
          <table:table-cell table:number-columns-repeated="7" table:style-name="ACE-0x5647a382c210"/>
          <table:table-cell table:style-name="ACE-0x5647a382bb20"/>
          <table:table-cell table:number-columns-repeated="120" table:style-name="ACE-0x5647a3829e38"/>
        </table:table-row>
        <table:table-row table:style-name="AROW-2" table:number-rows-repeated="2">
          <table:table-cell table:number-columns-repeated="128"/>
        </table:table-row>
        <table:table-row table:style-name="AROW-2" table:number-rows-repeated="65">
          <table:table-cell table:number-columns-repeated="128" table:style-name="ACE-0x5647a3829e38"/>
        </table:table-row>
        <table:table-row table:style-name="AROW-1" table:number-rows-repeated="9">
          <table:table-cell table:number-columns-repeated="128" table:style-name="ACE-0x5647a3829e38"/>
        </table:table-row>
        <table:table-row table:style-name="AROW-1" table:number-rows-repeated="1048465">
          <table:table-cell table:number-columns-repeated="128"/>
        </table:table-row>
        <table:named-expressions>
          <table:named-expression table:name="Print_Area" table:expression="of:=#REF!" table:base-cell-address="$'Sheet6'.$A$1"/>
          <table:named-expression table:name="Sheet_Title" table:expression="of:=&quot;Sheet6&quot;" table:base-cell-address="$'Sheet6'.$A$1"/>
        </table:named-expressions>
        <gnm:selections gnm:cursor-col="1" gnm:cursor-row="34">
          <gnm:selection gnm:start-col="1" gnm:start-row="34" gnm:end-col="1" gnm:end-row="34"/>
        </gnm:selections>
      </table:table>
      <table:table table:name="source" table:style-name="ta-0x5647a387ada0" table:print="true">
        <office:forms form:automatic-focus="false" form:apply-design-mode="false">
          <form:form/>
        </office:forms>
        <table:table-column table:default-cell-style-name="ACE-0x5647a382b0b8" table:style-name="ACOL-0"/>
        <table:table-column table:default-cell-style-name="ACE-0x5647a382a088" table:style-name="ACOL-4"/>
        <table:table-column table:default-cell-style-name="ACE-0x5647a382b0b8" table:style-name="ACOL-7"/>
        <table:table-column table:default-cell-style-name="ACE-0x5647a382a088" table:style-name="ACOL-8"/>
        <table:table-column table:default-cell-style-name="ACE-0x5647a382b0b8" table:style-name="ACOL-7"/>
        <table:table-column table:default-cell-style-name="ACE-0x5647a382a088" table:style-name="ACOL-7"/>
        <table:table-column table:default-cell-style-name="ACE-0x5647a382b0b8" table:style-name="ACOL-7"/>
        <table:table-column table:default-cell-style-name="ACE-0x5647a382a088" table:style-name="ACOL-7"/>
        <table:table-column table:default-cell-style-name="ACE-0x5647a382b0b8" table:style-name="ACOL-7"/>
        <table:table-column table:default-cell-style-name="ACE-0x5647a382a088" table:style-name="ACOL-7"/>
        <table:table-column table:default-cell-style-name="ACE-0x5647a382b0b8" table:style-name="ACOL-7"/>
        <table:table-column table:default-cell-style-name="ACE-0x5647a382a088" table:style-name="ACOL-7"/>
        <table:table-column table:default-cell-style-name="ACE-0x5647a382b0b8" table:style-name="ACOL-7"/>
        <table:table-column table:default-cell-style-name="ACE-0x5647a382a088" table:style-name="ACOL-8"/>
        <table:table-column table:default-cell-style-name="ACE-0x5647a382b0b8" table:style-name="ACOL-8"/>
        <table:table-column table:default-cell-style-name="ACE-0x5647a382a088" table:style-name="ACOL-8"/>
        <table:table-column table:default-cell-style-name="ACE-0x5647a382b0b8" table:style-name="ACOL-9"/>
        <table:table-column table:default-cell-style-name="ACE-0x5647a382a088" table:style-name="ACOL-8"/>
        <table:table-column table:default-cell-style-name="ACE-0x5647a382b0b8" table:style-name="ACOL-9"/>
        <table:table-column table:default-cell-style-name="ACE-0x5647a382a088" table:style-name="ACOL-8"/>
        <table:table-column table:default-cell-style-name="ACE-0x5647a382b0b8" table:style-name="ACOL-8"/>
        <table:table-column table:default-cell-style-name="ACE-0x5647a382a088" table:style-name="ACOL-8"/>
        <table:table-column table:default-cell-style-name="ACE-0x5647a382b0b8" table:style-name="ACOL-8"/>
        <table:table-column table:default-cell-style-name="ACE-0x5647a382a088" table:style-name="ACOL-9"/>
        <table:table-column table:default-cell-style-name="ACE-0x5647a382b0b8" table:style-name="ACOL-8"/>
        <table:table-column table:default-cell-style-name="ACE-0x5647a382b0b8" table:style-name="ACOL-0" table:number-columns-repeated="103"/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table:formula="of:=[.B1]+1" office:value-type="float" office:value="2">
            <text:p>2</text:p>
          </table:table-cell>
          <table:table-cell table:style-name="ACE-0x5647a382b0b8" table:formula="of:=[.C1]+1" office:value-type="float" office:value="2">
            <text:p>2</text:p>
          </table:table-cell>
          <table:table-cell table:style-name="ACE-0x5647a382a088" table:formula="of:=[.D1]+1" office:value-type="float" office:value="3">
            <text:p>3</text:p>
          </table:table-cell>
          <table:table-cell table:style-name="ACE-0x5647a382b0b8" table:formula="of:=[.E1]+1" office:value-type="float" office:value="3">
            <text:p>3</text:p>
          </table:table-cell>
          <table:table-cell table:style-name="ACE-0x5647a382a088" table:formula="of:=[.F1]+1" office:value-type="float" office:value="4">
            <text:p>4</text:p>
          </table:table-cell>
          <table:table-cell table:style-name="ACE-0x5647a382b0b8" table:formula="of:=[.G1]+1" office:value-type="float" office:value="4">
            <text:p>4</text:p>
          </table:table-cell>
          <table:table-cell table:style-name="ACE-0x5647a382a088" table:formula="of:=[.H1]+1" office:value-type="float" office:value="5">
            <text:p>5</text:p>
          </table:table-cell>
          <table:table-cell table:style-name="ACE-0x5647a382b0b8" table:formula="of:=[.I1]+1" office:value-type="float" office:value="5">
            <text:p>5</text:p>
          </table:table-cell>
          <table:table-cell table:style-name="ACE-0x5647a382a088" table:formula="of:=[.J1]+1" office:value-type="float" office:value="6">
            <text:p>6</text:p>
          </table:table-cell>
          <table:table-cell table:style-name="ACE-0x5647a382b0b8" table:formula="of:=[.K1]+1" office:value-type="float" office:value="6">
            <text:p>6</text:p>
          </table:table-cell>
          <table:table-cell table:style-name="ACE-0x5647a382a088" table:formula="of:=[.L1]+1" office:value-type="float" office:value="7">
            <text:p>7</text:p>
          </table:table-cell>
          <table:table-cell table:style-name="ACE-0x5647a382b0b8" table:formula="of:=[.M1]+1" office:value-type="float" office:value="7">
            <text:p>7</text:p>
          </table:table-cell>
          <table:table-cell table:style-name="ACE-0x5647a382a088" table:formula="of:=[.N1]+1" office:value-type="float" office:value="8">
            <text:p>8</text:p>
          </table:table-cell>
          <table:table-cell table:style-name="ACE-0x5647a382b0b8" table:formula="of:=[.O1]+1" office:value-type="float" office:value="8">
            <text:p>8</text:p>
          </table:table-cell>
          <table:table-cell table:style-name="ACE-0x5647a382a088" table:formula="of:=[.P1]+1" office:value-type="float" office:value="9">
            <text:p>9</text:p>
          </table:table-cell>
          <table:table-cell table:style-name="ACE-0x5647a382b0b8" table:formula="of:=[.Q1]+1" office:value-type="float" office:value="9">
            <text:p>9</text:p>
          </table:table-cell>
          <table:table-cell table:style-name="ACE-0x5647a382a088" table:formula="of:=[.R1]+1" office:value-type="float" office:value="10">
            <text:p>10</text:p>
          </table:table-cell>
          <table:table-cell table:style-name="ACE-0x5647a382b0b8" table:formula="of:=[.S1]+1" office:value-type="float" office:value="10">
            <text:p>10</text:p>
          </table:table-cell>
          <table:table-cell table:style-name="ACE-0x5647a382a088" table:formula="of:=[.T1]+1" office:value-type="float" office:value="11">
            <text:p>11</text:p>
          </table:table-cell>
          <table:table-cell table:style-name="ACE-0x5647a382b0b8" table:formula="of:=[.U1]+1" office:value-type="float" office:value="11">
            <text:p>11</text:p>
          </table:table-cell>
          <table:table-cell table:style-name="ACE-0x5647a382a088" table:formula="of:=[.V1]+1" office:value-type="float" office:value="12">
            <text:p>12</text:p>
          </table:table-cell>
          <table:table-cell table:style-name="ACE-0x5647a382b0b8" table:formula="of:=[.W1]+1" office:value-type="float" office:value="12">
            <text:p>12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338"/>
          <table:table-cell table:style-name="ACE-0x5647a382a088" office:value-type="float" office:value="0">
            <text:p>0</text:p>
          </table:table-cell>
          <table:table-cell table:style-name="ACE-0x5647a382d36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d36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d36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d36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d36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d36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d36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d36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d36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d36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d36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d368" office:value-type="float" office:value="0">
            <text:p>0</text:p>
          </table:table-cell>
          <table:table-cell table:number-columns-repeated="103" table:style-name="ACE-0x5647a382d36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338"/>
          <table:table-cell table:style-name="ACE-0x5647a382a088" office:value-type="float" office:value="1">
            <text:p>1</text:p>
          </table:table-cell>
          <table:table-cell table:style-name="ACE-0x5647a382d36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d36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d36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d36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d36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d36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d36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d36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d36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d36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d36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d36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0e8"/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1">
            <text:p>1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1">
            <text:p>1</text:p>
          </table:table-cell>
          <table:table-cell table:style-name="ACE-0x5647a382a088" office:value-type="float" office:value="0">
            <text:p>0</text:p>
          </table:table-cell>
          <table:table-cell table:style-name="ACE-0x5647a382b0b8" office:value-type="float" office:value="0">
            <text:p>0</text:p>
          </table:table-cell>
          <table:table-cell table:number-columns-repeated="103" table:style-name="ACE-0x5647a382b0b8"/>
        </table:table-row>
        <table:table-row table:style-name="AROW-2">
          <table:table-cell table:style-name="ACE-0x5647a382c33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d368"/>
          <table:table-cell table:style-name="ACE-0x5647a382a088"/>
          <table:table-cell table:style-name="ACE-0x5647a382d368"/>
          <table:table-cell table:style-name="ACE-0x5647a382a088"/>
          <table:table-cell table:style-name="ACE-0x5647a382d368"/>
          <table:table-cell table:style-name="ACE-0x5647a382a088"/>
          <table:table-cell table:style-name="ACE-0x5647a382d368"/>
          <table:table-cell table:style-name="ACE-0x5647a382a088"/>
          <table:table-cell table:style-name="ACE-0x5647a382d368"/>
          <table:table-cell table:style-name="ACE-0x5647a382a088"/>
          <table:table-cell table:number-columns-repeated="93" table:style-name="ACE-0x5647a382d368"/>
          <table:table-cell table:number-columns-repeated="11" table:style-name="ACE-0x5647a382b0b8"/>
        </table:table-row>
        <table:table-row table:style-name="AROW-2" table:number-rows-repeated="33">
          <table:table-cell table:style-name="ACE-0x5647a382c0e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number-columns-repeated="104" table:style-name="ACE-0x5647a382b0b8"/>
        </table:table-row>
        <table:table-row table:style-name="AROW-0" table:number-rows-repeated="9">
          <table:table-cell table:style-name="ACE-0x5647a382c0e8"/>
          <table:table-cell table:style-name="ACE-0x5647a382ac1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style-name="ACE-0x5647a382b0b8"/>
          <table:table-cell table:style-name="ACE-0x5647a382a088"/>
          <table:table-cell table:number-columns-repeated="104" table:style-name="ACE-0x5647a382b0b8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Print_Area" table:expression="of:=#REF!" table:base-cell-address="$'source'.$A$1"/>
          <table:named-expression table:name="Sheet_Title" table:expression="of:=&quot;source&quot;" table:base-cell-address="$'source'.$A$1"/>
        </table:named-expressions>
        <gnm:selections gnm:cursor-col="2" gnm:cursor-row="31">
          <gnm:selection gnm:start-col="2" gnm:start-row="31" gnm:end-col="2" gnm:end-row="3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5647a3759f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5647a376c9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5647a38161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5647a38164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5647a3739a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5647a38767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5647a381a8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5647a4a41c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5647a387a010" style:display-name="Global" style:page-layout-name="pl-0x5647a3759f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5647a387a200" style:display-name="Beta" style:page-layout-name="pl-0x5647a376c9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5647a387a3f0" style:display-name="Delta" style:page-layout-name="pl-0x5647a38161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5647a387a5e0" style:display-name="M1" style:page-layout-name="pl-0x5647a38164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5647a387a7d0" style:display-name="M2" style:page-layout-name="pl-0x5647a3739a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5647a387a9c0" style:display-name="M" style:page-layout-name="pl-0x5647a38767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5647a387abb0" style:display-name="Sheet6" style:page-layout-name="pl-0x5647a381a8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5647a387ada0" style:display-name="source" style:page-layout-name="pl-0x5647a4a41c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tthew Ackerman</dc:creator>
    <dc:date>2017-10-30T14:20:37Z</dc:date>
    <meta:creation-date>2017-10-28T09:45:41Z</meta:creation-date>
    <meta:editing-cycles>6</meta:editing-cycles>
    <meta:editing-duration>PT4H31M24S</meta:editing-duration>
    <meta:generator>gnumeric/1.12.9</meta:generator>
    <meta:initial-creator>Matthew Ackerman</meta:initial-creator>
  </office:meta>
</office:document-meta>
</file>